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2.51cm"/>
    </style:style>
    <style:style style:name="co7" style:family="table-column">
      <style:table-column-properties fo:break-before="auto" style:column-width="2.981cm"/>
    </style:style>
    <style:style style:name="co8" style:family="table-column">
      <style:table-column-properties fo:break-before="auto" style:column-width="2.471cm"/>
    </style:style>
    <style:style style:name="co9" style:family="table-column">
      <style:table-column-properties fo:break-before="auto" style:column-width="2.681cm"/>
    </style:style>
    <style:style style:name="co10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bf00" fo:border="0.06pt solid #000000"/>
    </style:style>
    <style:style style:name="ce23" style:family="table-cell" style:parent-style-name="Default" style:data-style-name="N99">
      <style:table-cell-properties fo:background-color="#ffff00" fo:border="0.06pt solid #000000"/>
    </style:style>
    <style:style style:name="ce4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ff00" fo:border="0.06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5ce" fo:border="0.06pt solid #000000"/>
    </style:style>
    <style:style style:name="ce32" style:family="table-cell" style:parent-style-name="Default">
      <style:table-cell-properties fo:background-color="#fff5ce" fo:border="0.06pt solid #000000"/>
    </style:style>
    <style:style style:name="ce33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8f2a1" fo:border="0.06pt solid #000000"/>
    </style:style>
    <style:style style:name="ce35" style:family="table-cell" style:parent-style-name="Default">
      <style:table-cell-properties fo:background-color="#dee6e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d7d7" fo:border="0.06pt solid #000000"/>
    </style:style>
    <style:style style:name="ce40" style:family="table-cell" style:parent-style-name="Default">
      <style:table-cell-properties fo:background-color="#f7d1d5" fo:border="0.06pt solid #000000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f7d1d5" fo:border="0.06pt solid #000000"/>
      <style:text-properties style:use-window-font-color="true"/>
    </style:style>
    <style:style style:name="ce11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7d1d5" fo:border="0.06pt solid #000000"/>
    </style:style>
    <style:style style:name="ce13" style:family="table-cell" style:parent-style-name="Default">
      <style:table-cell-properties fo:background-color="#ffff00" fo:border="0.06pt solid #000000"/>
      <style:text-properties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00"/>
      <style:text-properties style:font-name="Liberation Sans"/>
    </style:style>
    <style:style style:name="ce14" style:family="table-cell" style:parent-style-name="Default">
      <style:table-cell-properties fo:background-color="#ffff00"/>
      <style:text-properties style:font-name="Liberation Sans"/>
    </style:style>
    <style:style style:name="ce15" style:family="table-cell" style:parent-style-name="Default" style:data-style-name="N0">
      <style:table-cell-properties fo:background-color="#ffff00" fo:border="0.06pt solid #000000"/>
      <style:text-properties style:font-name="Liberation Sans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 style:data-style-name="N0">
      <style:text-properties style:font-name="Liberation Sans"/>
    </style:style>
    <style:style style:name="ce19" style:family="table-cell" style:parent-style-name="Default"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fo:border="0.06pt solid #0000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CharDefs.B1:.B255])" table:allow-empty-cell="true" table:display-list="unsorted" table:base-cell-address="DmgCalc.A2">
          <table:error-message table:message-type="stop" table:display="true"/>
        </table:content-validation>
        <table:content-validation table:name="val2" table:condition="of:cell-content-is-in-list(Classes)" table:allow-empty-cell="true" table:display-list="unsorted" table:base-cell-address="DmgCalc.A4">
          <table:error-message table:message-type="stop" table:display="true"/>
        </table:content-validation>
        <table:content-validation table:name="val3" table:condition="of:cell-content-is-in-list(Items)" table:allow-empty-cell="true" table:display-list="unsorted" table:base-cell-address="DmgCalc.B2">
          <table:error-message table:message-type="stop" table:display="true"/>
        </table:content-validation>
        <table:content-validation table:name="val4" table:condition="of:cell-content-is-in-list(Characters)" table:allow-empty-cell="true" table:display-list="unsorted" table:base-cell-address="DmgCalc.I2">
          <table:error-message table:message-type="stop" table:display="true"/>
        </table:content-validation>
        <table:content-validation table:name="val5" table:condition="of:cell-content-is-in-list(Classes)" table:allow-empty-cell="true" table:display-list="unsorted" table:base-cell-address="DmgCalc.I4">
          <table:error-message table:message-type="stop" table:display="true"/>
        </table:content-validation>
        <table:content-validation table:name="val6" table:condition="of:cell-content-is-in-list(Items)" table:allow-empty-cell="true" table:display-list="unsorted" table:base-cell-address="DmgCalc.J2">
          <table:error-message table:message-type="stop" table:display="true"/>
        </table:content-validation>
        <table:content-validation table:name="val7" table:base-cell-address="ClassDefs.C1">
          <table:error-message table:message-type="stop" table:display="true"/>
        </table:content-validation>
      </table:content-validations>
      <table:table table:name="DmgCalc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number-columns-repeated="4" table:default-cell-style-name="ce26"/>
        <table:table-column table:style-name="co2" table:default-cell-style-name="ce26"/>
        <table:table-column table:style-name="co5" table:default-cell-style-name="ce26"/>
        <table:table-column table:style-name="co6" table:default-cell-style-name="ce26"/>
        <table:table-column table:style-name="co4" table:number-columns-repeated="54" table:default-cell-style-name="ce26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Mt</text:p>
          </table:table-cell>
          <table:table-cell table:style-name="ce33" office:value-type="string" calcext:value-type="string">
            <text:p>Atk</text:p>
          </table:table-cell>
          <table:table-cell table:style-name="ce4" office:value-type="string" calcext:value-type="string">
            <text:p>Dmg</text:p>
          </table:table-cell>
          <table:table-cell table:style-name="ce37" office:value-type="string" calcext:value-type="string">
            <text:p>Dmg</text:p>
          </table:table-cell>
          <table:table-cell table:style-name="ce33" office:value-type="string" calcext:value-type="string">
            <text:p>Atk</text:p>
          </table:table-cell>
          <table:table-cell table:style-name="ce8" office:value-type="string" calcext:value-type="string">
            <text:p>M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Item</text:p>
          </table:table-cell>
          <table:table-cell table:number-columns-repeated="54"/>
        </table:table-row>
        <table:table-row table:style-name="ro1">
          <table:table-cell table:style-name="ce6" table:content-validation-name="val1" office:value-type="string" calcext:value-type="string">
            <text:p>Seth</text:p>
          </table:table-cell>
          <table:table-cell table:style-name="ce6" table:content-validation-name="val3" office:value-type="string" calcext:value-type="string">
            <text:p>SteelSword</text:p>
          </table:table-cell>
          <table:table-cell table:style-name="ce9" table:formula="of:=[B.$C2]*[.A20]" office:value-type="float" office:value="8" calcext:value-type="float">
            <text:p>8</text:p>
          </table:table-cell>
          <table:table-cell table:style-name="ce34" table:formula="of:=IF([.A18]; FLOOR([.B8])+[.C2]+[.B16]; FLOOR([.A8])+[.C2]+[.B16])" office:value-type="float" office:value="23" calcext:value-type="float">
            <text:p>23</text:p>
          </table:table-cell>
          <table:table-cell table:style-name="ce5" table:formula="of:=MAX([.D2]-[.G12];0)" office:value-type="float" office:value="21" calcext:value-type="float">
            <text:p>21</text:p>
          </table:table-cell>
          <table:table-cell table:style-name="ce38" table:formula="of:=MAX([.G2]-[.D12];0)" office:value-type="float" office:value="2" calcext:value-type="float">
            <text:p>2</text:p>
          </table:table-cell>
          <table:table-cell table:style-name="ce34" table:formula="of:=IF([.I18]; FLOOR([.J8])+[.H2]+[.J16]; FLOOR([.I8])+[.H2]+[.J16])" office:value-type="float" office:value="13" calcext:value-type="float">
            <text:p>13</text:p>
          </table:table-cell>
          <table:table-cell table:style-name="ce9" table:formula="of:=[B.$H2]*[.I20]" office:value-type="float" office:value="8" calcext:value-type="float">
            <text:p>8</text:p>
          </table:table-cell>
          <table:table-cell table:style-name="ce6" table:content-validation-name="val4" office:value-type="string" calcext:value-type="string">
            <text:p>ONeill</text:p>
          </table:table-cell>
          <table:table-cell table:style-name="ce6" table:content-validation-name="val6" office:value-type="string" calcext:value-type="string">
            <text:p>IronAxe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style-name="ce8" office:value-type="string" calcext:value-type="string">
            <text:p>Base Hit</text:p>
          </table:table-cell>
          <table:table-cell table:style-name="ce33" office:value-type="string" calcext:value-type="string">
            <text:p>Hit</text:p>
          </table:table-cell>
          <table:table-cell table:style-name="ce4" office:value-type="string" calcext:value-type="string">
            <text:p>Acc</text:p>
          </table:table-cell>
          <table:table-cell table:style-name="ce37" office:value-type="string" calcext:value-type="string">
            <text:p>Acc</text:p>
          </table:table-cell>
          <table:table-cell table:style-name="ce33" office:value-type="string" calcext:value-type="string">
            <text:p>Hit</text:p>
          </table:table-cell>
          <table:table-cell table:style-name="ce8" office:value-type="string" calcext:value-type="string">
            <text:p>Base Hi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54"/>
        </table:table-row>
        <table:table-row table:style-name="ro1">
          <table:table-cell table:style-name="ce6" table:content-validation-name="val2" office:value-type="string" calcext:value-type="string">
            <text:p>Paladin</text:p>
          </table:table-cell>
          <table:table-cell table:style-name="ce22" office:value-type="float" office:value="1" calcext:value-type="float">
            <text:p>1</text:p>
          </table:table-cell>
          <table:table-cell table:style-name="ce9" table:formula="of:=[B.$C4]" office:value-type="float" office:value="75" calcext:value-type="float">
            <text:p>75</text:p>
          </table:table-cell>
          <table:table-cell table:style-name="ce34" table:formula="of:=MAX(FLOOR(FLOOR([.A10])*2+[.C4]+(FLOOR([.B14])/2))+[.A16];0)" office:value-type="float" office:value="122" calcext:value-type="float">
            <text:p>122</text:p>
          </table:table-cell>
          <table:table-cell table:style-name="ce5" table:formula="of:=MIN(MAX([.D4]-[.G10]; 0);100)" office:value-type="float" office:value="100" calcext:value-type="float">
            <text:p>100</text:p>
          </table:table-cell>
          <table:table-cell table:style-name="ce38" table:formula="of:=MIN(MAX([.G4]-[.D10]; 0);100)" office:value-type="float" office:value="31" calcext:value-type="float">
            <text:p>31</text:p>
          </table:table-cell>
          <table:table-cell table:style-name="ce34" table:formula="of:=MAX(FLOOR(FLOOR([.I10])*2+[.H4]+(FLOOR([.J14])/2))+[.I16];0)" office:value-type="float" office:value="68" calcext:value-type="float">
            <text:p>68</text:p>
          </table:table-cell>
          <table:table-cell table:style-name="ce9" table:formula="of:=[B.$H4]" office:value-type="float" office:value="75" calcext:value-type="float">
            <text:p>75</text:p>
          </table:table-cell>
          <table:table-cell table:style-name="ce6" table:content-validation-name="val5" office:value-type="string" calcext:value-type="string">
            <text:p>Fighter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Unit Growths</text:p>
          </table:table-cell>
          <table:table-cell table:style-name="ce1" office:value-type="string" calcext:value-type="string">
            <text:p>Class Growths</text:p>
          </table:table-cell>
          <table:table-cell table:style-name="ce32"/>
          <table:table-cell table:style-name="ce33" office:value-type="string" calcext:value-type="string">
            <text:p>Crit Evd</text:p>
          </table:table-cell>
          <table:table-cell table:style-name="ce4" office:value-type="string" calcext:value-type="string">
            <text:p>2RN Acc</text:p>
          </table:table-cell>
          <table:table-cell table:style-name="ce37" office:value-type="string" calcext:value-type="string">
            <text:p>2RN Acc</text:p>
          </table:table-cell>
          <table:table-cell table:style-name="ce33" office:value-type="string" calcext:value-type="string">
            <text:p>Crit Evd</text:p>
          </table:table-cell>
          <table:table-cell table:style-name="ce32"/>
          <table:table-cell table:style-name="ce1" office:value-type="string" calcext:value-type="string">
            <text:p>Unit Growths</text:p>
          </table:table-cell>
          <table:table-cell table:style-name="ce1" office:value-type="string" calcext:value-type="string">
            <text:p>Class Growths</text:p>
          </table:table-cell>
          <table:table-cell table:number-columns-repeated="54"/>
        </table:table-row>
        <table:table-row table:style-name="ro1"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32"/>
          <table:table-cell table:style-name="ce34" table:formula="of:=FLOOR([.B14])" office:value-type="float" office:value="13" calcext:value-type="float">
            <text:p>13</text:p>
          </table:table-cell>
          <table:table-cell table:style-name="ce5" table:formula="of:=([.E4] * (2*[.E4]+1) - (ABS([.E4]-50.5)/([.E4]-50.5)+1) * (([.E4]-50)*(2*[.E4]-99)))/100" office:value-type="float" office:value="100" calcext:value-type="float">
            <text:p>100</text:p>
          </table:table-cell>
          <table:table-cell table:style-name="ce38" table:formula="of:=([.F4] * (2*[.F4]+1) - (ABS([.F4]-50.5)/([.F4]-50.5)+1) * (([.F4]-50)*(2*[.F4]-99)))/100" office:value-type="float" office:value="19.53" calcext:value-type="float">
            <text:p>19.53</text:p>
          </table:table-cell>
          <table:table-cell table:style-name="ce34" table:formula="of:=FLOOR([.J14])" office:value-type="float" office:value="0" calcext:value-type="float">
            <text:p>0</text:p>
          </table:table-cell>
          <table:table-cell table:style-name="ce32"/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Str</text:p>
          </table:table-cell>
          <table:table-cell table:style-name="ce4" office:value-type="string" calcext:value-type="string">
            <text:p>Mag</text:p>
          </table:table-cell>
          <table:table-cell table:style-name="ce8" office:value-type="string" calcext:value-type="string">
            <text:p>Base Crit</text:p>
          </table:table-cell>
          <table:table-cell table:style-name="ce33" office:value-type="string" calcext:value-type="string">
            <text:p>Crit</text:p>
          </table:table-cell>
          <table:table-cell table:style-name="ce4" office:value-type="string" calcext:value-type="string">
            <text:p>Crit</text:p>
          </table:table-cell>
          <table:table-cell table:style-name="ce37" office:value-type="string" calcext:value-type="string">
            <text:p>Crit</text:p>
          </table:table-cell>
          <table:table-cell table:style-name="ce33" office:value-type="string" calcext:value-type="string">
            <text:p>Crit</text:p>
          </table:table-cell>
          <table:table-cell table:style-name="ce8" office:value-type="string" calcext:value-type="string">
            <text:p>Base Crit</text:p>
          </table:table-cell>
          <table:table-cell table:style-name="ce11" office:value-type="string" calcext:value-type="string">
            <text:p>Str</text:p>
          </table:table-cell>
          <table:table-cell table:style-name="ce11" office:value-type="string" calcext:value-type="string">
            <text:p>Mag</text:p>
          </table:table-cell>
          <table:table-cell table:number-columns-repeated="54"/>
        </table:table-row>
        <table:table-row table:style-name="ro1">
          <table:table-cell table:style-name="ce5" table:formula="of:=INDIRECT(COM.MICROSOFT.CONCAT(&quot;Chars.&quot;; &quot;L&quot;; [B.$A$2]+1))+INDIRECT(COM.MICROSOFT.CONCAT(&quot;Classes.&quot;; &quot;K&quot;; [B.$A$4]+2))+ROUND((((INDIRECT(COM.MICROSOFT.CONCAT(&quot;Chars.&quot;; &quot;AB&quot;; [B.$A$2]+1))*[.$A$6])+(INDIRECT(COM.MICROSOFT.CONCAT(&quot;Classes.&quot;; &quot;AA&quot;; [B.$A$4]+2))*[.$B$6]))*([.$B$4]-1)/100);1)" office:value-type="float" office:value="14" calcext:value-type="float">
            <text:p>14</text:p>
          </table:table-cell>
          <table:table-cell table:style-name="ce5" table:formula="of:=INDIRECT(COM.MICROSOFT.CONCAT(&quot;MagChar.&quot;; &quot;B&quot;; [B.$A$2]+2))+INDIRECT(COM.MICROSOFT.CONCAT(&quot;MagClass.&quot;; &quot;B&quot;; [B.$A$4]+2))+ROUND((((INDIRECT(COM.MICROSOFT.CONCAT(&quot;MagChar.&quot;; &quot;C&quot;; [B.$A$2]+2))*[.$A$6])+(INDIRECT(COM.MICROSOFT.CONCAT(&quot;MagClass.&quot;; &quot;C&quot;; [B.$A$4]+2))*[.$B$6]))*([.$B$4]-1)/100);1)" office:value-type="float" office:value="4" calcext:value-type="float">
            <text:p>4</text:p>
          </table:table-cell>
          <table:table-cell table:style-name="ce32" table:formula="of:=[B.C8]" office:value-type="float" office:value="0" calcext:value-type="float">
            <text:p>0</text:p>
          </table:table-cell>
          <table:table-cell table:style-name="ce34" table:formula="of:=FLOOR(FLOOR([.A10])/2+[.C10])" office:value-type="float" office:value="6" calcext:value-type="float">
            <text:p>6</text:p>
          </table:table-cell>
          <table:table-cell table:style-name="ce5" table:formula="of:=MAX([.D8]-[.G6];0)" office:value-type="float" office:value="6" calcext:value-type="float">
            <text:p>6</text:p>
          </table:table-cell>
          <table:table-cell table:style-name="ce38" table:formula="of:=MAX([.G8]-[.D6];0)" office:value-type="float" office:value="0" calcext:value-type="float">
            <text:p>0</text:p>
          </table:table-cell>
          <table:table-cell table:style-name="ce34" table:formula="of:=FLOOR(FLOOR([.I10])/2+[.H10])" office:value-type="float" office:value="2" calcext:value-type="float">
            <text:p>2</text:p>
          </table:table-cell>
          <table:table-cell table:style-name="ce9" table:formula="of:=[B.$H8]" office:value-type="float" office:value="0" calcext:value-type="float">
            <text:p>0</text:p>
          </table:table-cell>
          <table:table-cell table:style-name="ce12" table:formula="of:=INDIRECT(COM.MICROSOFT.CONCAT(&quot;Chars.&quot;; &quot;L&quot;; [B.$I$2]+1))+INDIRECT(COM.MICROSOFT.CONCAT(&quot;Classes.&quot;; &quot;K&quot;; [B.$I$4]+2))+ROUND((((INDIRECT(COM.MICROSOFT.CONCAT(&quot;Chars.&quot;; &quot;AB&quot;; [B.$I$2]+1))*[.$I$6])+(INDIRECT(COM.MICROSOFT.CONCAT(&quot;Classes.&quot;; &quot;AA&quot;; [B.$I$4]+2))*[.$J$6]))*([.$J$4]-1)/100);1)" office:value-type="float" office:value="6" calcext:value-type="float">
            <text:p>6</text:p>
          </table:table-cell>
          <table:table-cell table:style-name="ce12" table:formula="of:=INDIRECT(COM.MICROSOFT.CONCAT(&quot;MagChar.&quot;; &quot;B&quot;; [B.$I$2]+2))+INDIRECT(COM.MICROSOFT.CONCAT(&quot;MagClass.&quot;; &quot;B&quot;; [B.$I$4]+2))+ROUND((((INDIRECT(COM.MICROSOFT.CONCAT(&quot;MagChar.&quot;; &quot;C&quot;; [B.$I$2]+2))*[.$I$6])+(INDIRECT(COM.MICROSOFT.CONCAT(&quot;MagClass.&quot;; &quot;C&quot;; [B.$I$4]+2))*[.$J$6]))*([.$J$4]-1)/100);1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Skl</text:p>
          </table:table-cell>
          <table:table-cell table:style-name="ce4" office:value-type="string" calcext:value-type="string">
            <text:p>Spd</text:p>
          </table:table-cell>
          <table:table-cell table:style-name="ce8" office:value-type="string" calcext:value-type="string">
            <text:p>Spd Reduct</text:p>
          </table:table-cell>
          <table:table-cell table:style-name="ce33" office:value-type="string" calcext:value-type="string">
            <text:p>Avo</text:p>
          </table:table-cell>
          <table:table-cell table:style-name="ce4" office:value-type="string" calcext:value-type="string">
            <text:p>Double</text:p>
          </table:table-cell>
          <table:table-cell table:style-name="ce37" office:value-type="string" calcext:value-type="string">
            <text:p>Double</text:p>
          </table:table-cell>
          <table:table-cell table:style-name="ce33" office:value-type="string" calcext:value-type="string">
            <text:p>Avo</text:p>
          </table:table-cell>
          <table:table-cell table:style-name="ce8" office:value-type="string" calcext:value-type="string">
            <text:p>Spd Reduct</text:p>
          </table:table-cell>
          <table:table-cell table:style-name="ce11" office:value-type="string" calcext:value-type="string">
            <text:p>Skl</text:p>
          </table:table-cell>
          <table:table-cell table:style-name="ce11" office:value-type="string" calcext:value-type="string">
            <text:p>Spd</text:p>
          </table:table-cell>
          <table:table-cell table:number-columns-repeated="54"/>
        </table:table-row>
        <table:table-row table:style-name="ro1">
          <table:table-cell table:style-name="ce5" table:formula="of:=INDIRECT(COM.MICROSOFT.CONCAT(&quot;Chars.&quot;; &quot;M&quot;; [B.$A$2]+1))+INDIRECT(COM.MICROSOFT.CONCAT(&quot;Classes.&quot;; &quot;L&quot;; [B.$A$4]+2))+ROUND((((INDIRECT(COM.MICROSOFT.CONCAT(&quot;Chars.&quot;; &quot;AC&quot;; [B.$A$2]+1))*[.$A$6])+(INDIRECT(COM.MICROSOFT.CONCAT(&quot;Classes.&quot;; &quot;AB&quot;; [B.$A$4]+2))*[.$B$6]))*([.$B$4]-1)/100);1)" office:value-type="float" office:value="13" calcext:value-type="float">
            <text:p>13</text:p>
          </table:table-cell>
          <table:table-cell table:style-name="ce5" table:formula="of:=INDIRECT(COM.MICROSOFT.CONCAT(&quot;Chars.&quot;; &quot;N&quot;; [B.$A$2]+1))+INDIRECT(COM.MICROSOFT.CONCAT(&quot;Classes.&quot;; &quot;M&quot;; [B.$A$4]+2))+ROUND((((INDIRECT(COM.MICROSOFT.CONCAT(&quot;Chars.&quot;; &quot;AD&quot;; [B.$A$2]+1))*[.$A$6])+(INDIRECT(COM.MICROSOFT.CONCAT(&quot;Classes.&quot;; &quot;AC&quot;; [B.$A$4]+2))*[.$B$6]))*([.$B$4]-1)/100);1)" office:value-type="float" office:value="12" calcext:value-type="float">
            <text:p>12</text:p>
          </table:table-cell>
          <table:table-cell table:style-name="ce32" table:formula="of:=[B.C10]" office:value-type="float" office:value="0" calcext:value-type="float">
            <text:p>0</text:p>
          </table:table-cell>
          <table:table-cell table:style-name="ce34" table:formula="of:=[.C12]*2+FLOOR([.B14])" office:value-type="float" office:value="37" calcext:value-type="float">
            <text:p>37</text:p>
          </table:table-cell>
          <table:table-cell table:style-name="ce35" table:formula="of:=IF(([.C12]-[.H12])&gt;=[.$A$25]; &quot;TRUE&quot;; &quot;FALSE&quot;)" office:value-type="string" office:string-value="TRUE" calcext:value-type="string">
            <text:p>TRUE</text:p>
          </table:table-cell>
          <table:table-cell table:style-name="ce38" table:formula="of:=IF(([.H12]-[.C12])&gt;=[.$A$25];&quot;TRUE&quot;; &quot;FALSE&quot;)" office:value-type="string" office:string-value="FALSE" calcext:value-type="string">
            <text:p>FALSE</text:p>
          </table:table-cell>
          <table:table-cell table:style-name="ce34" table:formula="of:=[.H12]*2+FLOOR([.J14])" office:value-type="float" office:value="14" calcext:value-type="float">
            <text:p>14</text:p>
          </table:table-cell>
          <table:table-cell table:style-name="ce32" table:formula="of:=[B.H10]" office:value-type="float" office:value="0" calcext:value-type="float">
            <text:p>0</text:p>
          </table:table-cell>
          <table:table-cell table:style-name="ce12" table:formula="of:=INDIRECT(COM.MICROSOFT.CONCAT(&quot;Chars.&quot;; &quot;M&quot;; [B.$I$2]+1))+INDIRECT(COM.MICROSOFT.CONCAT(&quot;Classes.&quot;; &quot;L&quot;; [B.$I$4]+2))+ROUND((((INDIRECT(COM.MICROSOFT.CONCAT(&quot;Chars.&quot;; &quot;AC&quot;; [B.$I$2]+1))*[.$I$6])+(INDIRECT(COM.MICROSOFT.CONCAT(&quot;Classes.&quot;; &quot;AB&quot;; [B.$I$4]+2))*[.$J$6]))*([.$J$4]-1)/100);1)" office:value-type="float" office:value="4" calcext:value-type="float">
            <text:p>4</text:p>
          </table:table-cell>
          <table:table-cell table:style-name="ce12" table:formula="of:=INDIRECT(COM.MICROSOFT.CONCAT(&quot;Chars.&quot;; &quot;N&quot;; [B.$I$2]+1))+INDIRECT(COM.MICROSOFT.CONCAT(&quot;Classes.&quot;; &quot;M&quot;; [B.$I$4]+2))+ROUND((((INDIRECT(COM.MICROSOFT.CONCAT(&quot;Chars.&quot;; &quot;AD&quot;; [B.$I$2]+1))*[.$I$6])+(INDIRECT(COM.MICROSOFT.CONCAT(&quot;Classes.&quot;; &quot;AC&quot;; [B.$I$4]+2))*[.$J$6]))*([.$J$4]-1)/100);1)"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ef</text:p>
          </table:table-cell>
          <table:table-cell table:style-name="ce4" office:value-type="string" calcext:value-type="string">
            <text:p>Res</text:p>
          </table:table-cell>
          <table:table-cell table:style-name="ce8" office:value-type="string" calcext:value-type="string">
            <text:p>Eff. Spd</text:p>
          </table:table-cell>
          <table:table-cell table:style-name="ce33" office:value-type="string" calcext:value-type="string">
            <text:p>Def/Res</text:p>
          </table:table-cell>
          <table:table-cell table:number-columns-repeated="2"/>
          <table:table-cell table:style-name="ce33" office:value-type="string" calcext:value-type="string">
            <text:p>Def/Res</text:p>
          </table:table-cell>
          <table:table-cell table:style-name="ce8" office:value-type="string" calcext:value-type="string">
            <text:p>Eff. Spd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Res</text:p>
          </table:table-cell>
          <table:table-cell table:number-columns-repeated="54"/>
        </table:table-row>
        <table:table-row table:style-name="ro1">
          <table:table-cell table:style-name="ce5" table:formula="of:=INDIRECT(COM.MICROSOFT.CONCAT(&quot;Chars.&quot;; &quot;O&quot;; [B.$A$2]+1))+INDIRECT(COM.MICROSOFT.CONCAT(&quot;Classes.&quot;; &quot;N&quot;; [B.$A$4]+2))+ROUND((((INDIRECT(COM.MICROSOFT.CONCAT(&quot;Chars.&quot;; &quot;AE&quot;; [B.$A$2]+1))*[.$A$6])+(INDIRECT(COM.MICROSOFT.CONCAT(&quot;Classes.&quot;; &quot;AD&quot;; [B.$A$4]+2))*[.$B$6]))*([.$B$4]-1)/100);1)" office:value-type="float" office:value="11" calcext:value-type="float">
            <text:p>11</text:p>
          </table:table-cell>
          <table:table-cell table:style-name="ce5" table:formula="of:=INDIRECT(COM.MICROSOFT.CONCAT(&quot;Chars.&quot;; &quot;P&quot;; [B.$A$2]+1))+INDIRECT(COM.MICROSOFT.CONCAT(&quot;Classes.&quot;; &quot;O&quot;; [B.$A$4]+2))+ROUND((((INDIRECT(COM.MICROSOFT.CONCAT(&quot;Chars.&quot;; &quot;AF&quot;; [B.$A$2]+1))*[.$A$6])+(INDIRECT(COM.MICROSOFT.CONCAT(&quot;Classes.&quot;; &quot;AE&quot;; [B.$A$4]+2))*[.$B$6]))*([.$B$4]-1)/100);1)" office:value-type="float" office:value="8" calcext:value-type="float">
            <text:p>8</text:p>
          </table:table-cell>
          <table:table-cell table:style-name="ce32" table:formula="of:=FLOOR(MAX([.B10]-[.C10]; 0))" office:value-type="float" office:value="12" calcext:value-type="float">
            <text:p>12</text:p>
          </table:table-cell>
          <table:table-cell table:style-name="ce34" table:formula="of:=IF([.J18]; FLOOR([.B12]); FLOOR([.A12]))" office:value-type="float" office:value="11" calcext:value-type="float">
            <text:p>11</text:p>
          </table:table-cell>
          <table:table-cell table:number-columns-repeated="2"/>
          <table:table-cell table:style-name="ce34" table:formula="of:=IF([.B18]; FLOOR([.J12]); FLOOR([.I12]))" office:value-type="float" office:value="2" calcext:value-type="float">
            <text:p>2</text:p>
          </table:table-cell>
          <table:table-cell table:style-name="ce32" table:formula="of:=FLOOR(MAX([.J10]-[.H10]; 0))" office:value-type="float" office:value="7" calcext:value-type="float">
            <text:p>7</text:p>
          </table:table-cell>
          <table:table-cell table:style-name="ce12" table:formula="of:=INDIRECT(COM.MICROSOFT.CONCAT(&quot;Chars.&quot;; &quot;O&quot;; [B.$I$2]+1))+INDIRECT(COM.MICROSOFT.CONCAT(&quot;Classes.&quot;; &quot;N&quot;; [B.$I$4]+2))+ROUND((((INDIRECT(COM.MICROSOFT.CONCAT(&quot;Chars.&quot;; &quot;AE&quot;; [B.$I$2]+1))*[.$I$6])+(INDIRECT(COM.MICROSOFT.CONCAT(&quot;Classes.&quot;; &quot;AD&quot;; [B.$I$4]+2))*[.$J$6]))*([.$J$4]-1)/100);1)" office:value-type="float" office:value="2" calcext:value-type="float">
            <text:p>2</text:p>
          </table:table-cell>
          <table:table-cell table:style-name="ce12" table:formula="of:=INDIRECT(COM.MICROSOFT.CONCAT(&quot;Chars.&quot;; &quot;P&quot;; [B.$I$2]+1))+INDIRECT(COM.MICROSOFT.CONCAT(&quot;Classes.&quot;; &quot;O&quot;; [B.$I$4]+2))+ROUND((((INDIRECT(COM.MICROSOFT.CONCAT(&quot;Chars.&quot;; &quot;AF&quot;; [B.$I$2]+1))*[.$I$6])+(INDIRECT(COM.MICROSOFT.CONCAT(&quot;Classes.&quot;; &quot;AE&quot;; [B.$I$4]+2))*[.$J$6]))*([.$J$4]-1)/100);1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Luk</text:p>
          </table:table-cell>
          <table:table-cell table:style-name="ce4" office:value-type="string" calcext:value-type="string">
            <text:p>Stat Ttl (No Hp)</text:p>
          </table:table-cell>
          <table:table-cell/>
          <table:table-cell table:style-name="ce48" table:formula="of:=ROUND((([.E6]/100)^[.E15])*100; 2)" office:value-type="float" office:value="100" calcext:value-type="float">
            <text:p>100</text:p>
          </table:table-cell>
          <table:table-cell table:style-name="ce48" table:formula="of:=ROUND((([.F6]/100)^[.F15])*100; 2)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Stat Ttl (No Hp)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Luk</text:p>
          </table:table-cell>
          <table:table-cell table:number-columns-repeated="54"/>
        </table:table-row>
        <table:table-row table:style-name="ro1">
          <table:table-cell table:style-name="ce5" table:formula="of:=INDIRECT(COM.MICROSOFT.CONCAT(&quot;Chars.&quot;; &quot;K&quot;; [B.$A$2]+1))+INDIRECT(COM.MICROSOFT.CONCAT(&quot;Classes.&quot;; &quot;J&quot;; [B.$A$4]+2))+ROUND((((INDIRECT(COM.MICROSOFT.CONCAT(&quot;Chars.&quot;; &quot;AA&quot;; [B.$A$2]+1))*[.$A$6])+(INDIRECT(COM.MICROSOFT.CONCAT(&quot;Classes.&quot;; &quot;Z&quot;; [B.$A$4]+2))*[.$B$6]))*([.$B$4]-1)/100);1)" office:value-type="float" office:value="30" calcext:value-type="float">
            <text:p>30</text:p>
          </table:table-cell>
          <table:table-cell table:style-name="ce5" table:formula="of:=INDIRECT(COM.MICROSOFT.CONCAT(&quot;Chars.&quot;; &quot;Q&quot;; [B.$A$2]+1))+ROUND((((INDIRECT(COM.MICROSOFT.CONCAT(&quot;Chars.&quot;; &quot;AG&quot;; [B.$A$2]+1))*[.$A$6])+(INDIRECT(COM.MICROSOFT.CONCAT(&quot;Classes.&quot;; &quot;AF&quot;; [B.$A$4]+2))*[.$B$6]))*([.$B$4]-1)/100);1)" office:value-type="float" office:value="13" calcext:value-type="float">
            <text:p>13</text:p>
          </table:table-cell>
          <table:table-cell table:style-name="ce5" table:formula="of:=SUM(FLOOR([.A8]); FLOOR([.B8]); FLOOR([.A10]); FLOOR([.B10]); FLOOR([.A12]); FLOOR([.B12]); FLOOR([.B14]))" office:value-type="float" office:value="75" calcext:value-type="float">
            <text:p>75</text:p>
          </table:table-cell>
          <table:table-cell/>
          <table:table-cell table:style-name="ce49" office:value-type="string" calcext:value-type="string" table:number-columns-spanned="2" table:number-rows-spanned="1">
            <text:p>Chance to hit all attacks</text:p>
          </table:table-cell>
          <table:covered-table-cell/>
          <table:table-cell/>
          <table:table-cell table:style-name="ce41" table:formula="of:=SUM(FLOOR([.I8]); FLOOR([.J8]); FLOOR([.I10]); FLOOR([.J10]); FLOOR([.I12]); FLOOR([.J12]); FLOOR([.J14]))" office:value-type="float" office:value="19" calcext:value-type="float">
            <text:p>19</text:p>
          </table:table-cell>
          <table:table-cell table:style-name="ce12" table:formula="of:=INDIRECT(COM.MICROSOFT.CONCAT(&quot;Chars.&quot;; &quot;K&quot;; [B.$I$2]+1))+INDIRECT(COM.MICROSOFT.CONCAT(&quot;Classes.&quot;; &quot;J&quot;; [B.$I$4]+2))+ROUND((((INDIRECT(COM.MICROSOFT.CONCAT(&quot;Chars.&quot;; &quot;AA&quot;; [B.$I$2]+1))*[.$I$6])+(INDIRECT(COM.MICROSOFT.CONCAT(&quot;Classes.&quot;; &quot;Z&quot;; [B.$I$4]+2))*[.$J$6]))*([.$J$4]-1)/100);1)" office:value-type="float" office:value="23" calcext:value-type="float">
            <text:p>23</text:p>
          </table:table-cell>
          <table:table-cell table:style-name="ce12" table:formula="of:=INDIRECT(COM.MICROSOFT.CONCAT(&quot;Chars.&quot;; &quot;Q&quot;; [B.$I$2]+1))+ROUND((((INDIRECT(COM.MICROSOFT.CONCAT(&quot;Chars.&quot;; &quot;AG&quot;; [B.$I$2]+1))*[.$I$6])+(INDIRECT(COM.MICROSOFT.CONCAT(&quot;Classes.&quot;; &quot;AF&quot;; [B.$I$4]+2))*[.$J$6]))*([.$J$4]-1)/100);1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WTA Hit</text:p>
          </table:table-cell>
          <table:table-cell table:style-name="ce2" office:value-type="string" calcext:value-type="string">
            <text:p>WTA Dmg</text:p>
          </table:table-cell>
          <table:table-cell table:number-columns-repeated="2"/>
          <table:table-cell table:style-name="ce36" table:formula="of:=CEILING([.I14]/([.E2]*(1+[.E10])))" office:value-type="float" office:value="1" calcext:value-type="float">
            <text:p>1</text:p>
          </table:table-cell>
          <table:table-cell table:style-name="ce36" table:formula="of:=CEILING([.A14]/([.F2]*(1+[.F10])))" office:value-type="float" office:value="15" calcext:value-type="float">
            <text:p>15</text:p>
          </table:table-cell>
          <table:table-cell table:number-columns-repeated="2"/>
          <table:table-cell table:style-name="ce2" office:value-type="string" calcext:value-type="string">
            <text:p>WTA Hit</text:p>
          </table:table-cell>
          <table:table-cell table:style-name="ce2" office:value-type="string" calcext:value-type="string">
            <text:p>WTA Dmg</text:p>
          </table:table-cell>
          <table:table-cell table:number-columns-repeated="5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6" office:value-type="string" calcext:value-type="string">
            <text:p>ROUND KO</text:p>
          </table:table-cell>
          <table:table-cell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Use Mag</text:p>
          </table:table-cell>
          <table:table-cell table:style-name="ce2" office:value-type="string" calcext:value-type="string">
            <text:p>Hit Res</text:p>
          </table:table-cell>
          <table:table-cell table:number-columns-repeated="6"/>
          <table:table-cell table:style-name="ce2" office:value-type="string" calcext:value-type="string">
            <text:p>Use Mag</text:p>
          </table:table-cell>
          <table:table-cell table:style-name="ce2" office:value-type="string" calcext:value-type="string">
            <text:p>Hit Res</text:p>
          </table:table-cell>
          <table:table-cell table:number-columns-repeated="54"/>
        </table:table-row>
        <table:table-row table:style-name="ro1">
          <table:table-cell table:number-columns-repeated="2" table:style-name="ce23" office:value-type="boolean" office:boolean-value="false" calcext:value-type="boolean">
            <text:p>FALSE</text:p>
          </table:table-cell>
          <table:table-cell table:number-columns-repeated="6"/>
          <table:table-cell table:number-columns-repeated="2" table:style-name="ce23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1">
          <table:table-cell table:style-name="ce28" office:value-type="string" calcext:value-type="string">
            <text:p>Effectiveness</text:p>
          </table:table-cell>
          <table:table-cell table:style-name="ce2"/>
          <table:table-cell table:number-columns-repeated="6"/>
          <table:table-cell table:style-name="ce28" office:value-type="string" calcext:value-type="string">
            <text:p>Effectiveness</text:p>
          </table:table-cell>
          <table:table-cell table:style-name="ce2"/>
          <table:table-cell table:number-columns-repeated="5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8" office:value-type="string" calcext:value-type="string">
            <text:p>Doubling Threshold</text:p>
          </table:table-cell>
          <table:table-cell table:number-columns-repeated="6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63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Defs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#define</text:p>
          </table:table-cell>
          <table:table-cell table:formula="of:=[.G1]" office:value-type="string" office:string-value="EphraimLord" calcext:value-type="string">
            <text:p>EphraimLord</text:p>
          </table:table-cell>
          <table:table-cell table:content-validation-name="val7" table:formula="of:=HEX2DEC(MID([.H1]; 3; LEN([.H1])))" office:value-type="float" office:value="1" calcext:value-type="float">
            <text:p>1</text:p>
          </table:table-cell>
          <table:table-cell/>
          <table:table-cell office:value-type="string" calcext:value-type="string">
            <text:p>If your defs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EphraimLord</text:p>
          </table:table-cell>
          <table:table-cell table:content-validation-name="val7" office:value-type="string" calcext:value-type="string">
            <text:p>0x01</text:p>
          </table:table-cell>
          <table:table-cell table:number-columns-repeated="3"/>
          <table:table-cell table:formula="of:=HEX2DEC(MID([.H1]; 3; LEN([.H1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]" office:value-type="string" office:string-value="EirikaLord" calcext:value-type="string">
            <text:p>EirikaLord</text:p>
          </table:table-cell>
          <table:table-cell table:content-validation-name="val7" table:formula="of:=HEX2DEC(MID([.H2]; 3; LEN([.H2])))" office:value-type="float" office:value="2" calcext:value-type="float">
            <text:p>2</text:p>
          </table:table-cell>
          <table:table-cell/>
          <table:table-cell office:value-type="string" calcext:value-type="string">
            <text:p>are in hex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EirikaLord</text:p>
          </table:table-cell>
          <table:table-cell table:content-validation-name="val7" office:value-type="string" calcext:value-type="string">
            <text:p>0x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]" office:value-type="string" office:string-value="EphraimMasterLord" calcext:value-type="string">
            <text:p>EphraimMasterLord</text:p>
          </table:table-cell>
          <table:table-cell table:content-validation-name="val7" table:formula="of:=HEX2DEC(MID([.H3]; 3; LEN([.H3])))" office:value-type="float" office:value="3" calcext:value-type="float">
            <text:p>3</text:p>
          </table:table-cell>
          <table:table-cell/>
          <table:table-cell office:value-type="string" calcext:value-type="string">
            <text:p>paste them 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EphraimMasterLord</text:p>
          </table:table-cell>
          <table:table-cell table:content-validation-name="val7" office:value-type="string" calcext:value-type="string">
            <text:p>0x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]" office:value-type="string" office:string-value="EirikaMasterLord" calcext:value-type="string">
            <text:p>EirikaMasterLord</text:p>
          </table:table-cell>
          <table:table-cell table:content-validation-name="val7" table:formula="of:=HEX2DEC(MID([.H4]; 3; LEN([.H4])))" office:value-type="float" office:value="4" calcext:value-type="float">
            <text:p>4</text:p>
          </table:table-cell>
          <table:table-cell/>
          <table:table-cell office:value-type="string" calcext:value-type="string">
            <text:p>on the right 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EirikaMasterLord</text:p>
          </table:table-cell>
          <table:table-cell table:content-validation-name="val7" office:value-type="string" calcext:value-type="string">
            <text:p>0x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]" office:value-type="string" office:string-value="Cavalier" calcext:value-type="string">
            <text:p>Cavalier</text:p>
          </table:table-cell>
          <table:table-cell table:content-validation-name="val7" table:formula="of:=HEX2DEC(MID([.H5]; 3; LEN([.H5])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avalier</text:p>
          </table:table-cell>
          <table:table-cell table:content-validation-name="val7" office:value-type="string" calcext:value-type="string">
            <text:p>0x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]" office:value-type="string" office:string-value="Cavalier_F" calcext:value-type="string">
            <text:p>Cavalier_F</text:p>
          </table:table-cell>
          <table:table-cell table:content-validation-name="val7" table:formula="of:=HEX2DEC(MID([.H6]; 3; LEN([.H6]))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avalier_F</text:p>
          </table:table-cell>
          <table:table-cell table:content-validation-name="val7" office:value-type="string" calcext:value-type="string">
            <text:p>0x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]" office:value-type="string" office:string-value="Paladin" calcext:value-type="string">
            <text:p>Paladin</text:p>
          </table:table-cell>
          <table:table-cell table:content-validation-name="val7" table:formula="of:=HEX2DEC(MID([.H7]; 3; LEN([.H7]))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aladin</text:p>
          </table:table-cell>
          <table:table-cell table:content-validation-name="val7" office:value-type="string" calcext:value-type="string">
            <text:p>0x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]" office:value-type="string" office:string-value="Paladin_F" calcext:value-type="string">
            <text:p>Paladin_F</text:p>
          </table:table-cell>
          <table:table-cell table:content-validation-name="val7" table:formula="of:=HEX2DEC(MID([.H8]; 3; LEN([.H8])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aladin_F</text:p>
          </table:table-cell>
          <table:table-cell table:content-validation-name="val7" office:value-type="string" calcext:value-type="string">
            <text:p>0x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]" office:value-type="string" office:string-value="Knight" calcext:value-type="string">
            <text:p>Knight</text:p>
          </table:table-cell>
          <table:table-cell table:content-validation-name="val7" table:formula="of:=HEX2DEC(MID([.H9]; 3; LEN([.H9]))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0x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]" office:value-type="string" office:string-value="Knight_F" calcext:value-type="string">
            <text:p>Knight_F</text:p>
          </table:table-cell>
          <table:table-cell table:content-validation-name="val7" table:formula="of:=HEX2DEC(MID([.H10]; 3; LEN([.H10]))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night_F</text:p>
          </table:table-cell>
          <table:table-cell office:value-type="string" calcext:value-type="string">
            <text:p>0x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]" office:value-type="string" office:string-value="General" calcext:value-type="string">
            <text:p>General</text:p>
          </table:table-cell>
          <table:table-cell table:content-validation-name="val7" table:formula="of:=HEX2DEC(MID([.H11]; 3; LEN([.H11]))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0x0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]" office:value-type="string" office:string-value="General_F" calcext:value-type="string">
            <text:p>General_F</text:p>
          </table:table-cell>
          <table:table-cell table:content-validation-name="val7" table:formula="of:=HEX2DEC(MID([.H12]; 3; LEN([.H12]))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eneral_F</text:p>
          </table:table-cell>
          <table:table-cell office:value-type="string" calcext:value-type="string">
            <text:p>0x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]" office:value-type="string" office:string-value="Thief" calcext:value-type="string">
            <text:p>Thief</text:p>
          </table:table-cell>
          <table:table-cell table:content-validation-name="val7" table:formula="of:=HEX2DEC(MID([.H13]; 3; LEN([.H13]))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0x0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]" office:value-type="string" office:string-value="Manakete" calcext:value-type="string">
            <text:p>Manakete</text:p>
          </table:table-cell>
          <table:table-cell table:content-validation-name="val7" table:formula="of:=HEX2DEC(MID([.H14]; 3; LEN([.H14]))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nakete</text:p>
          </table:table-cell>
          <table:table-cell office:value-type="string" calcext:value-type="string">
            <text:p>0x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]" office:value-type="string" office:string-value="Mercenary" calcext:value-type="string">
            <text:p>Mercenary</text:p>
          </table:table-cell>
          <table:table-cell table:content-validation-name="val7" table:formula="of:=HEX2DEC(MID([.H15]; 3; LEN([.H15])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0x0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]" office:value-type="string" office:string-value="Mercenary_F" calcext:value-type="string">
            <text:p>Mercenary_F</text:p>
          </table:table-cell>
          <table:table-cell table:content-validation-name="val7" table:formula="of:=HEX2DEC(MID([.H16]; 3; LEN([.H16]))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ercenary_F</text:p>
          </table:table-cell>
          <table:table-cell office:value-type="string" calcext:value-type="string">
            <text:p>0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]" office:value-type="string" office:string-value="Hero" calcext:value-type="string">
            <text:p>Hero</text:p>
          </table:table-cell>
          <table:table-cell table:content-validation-name="val7" table:formula="of:=HEX2DEC(MID([.H17]; 3; LEN([.H17]))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0x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]" office:value-type="string" office:string-value="Hero_F" calcext:value-type="string">
            <text:p>Hero_F</text:p>
          </table:table-cell>
          <table:table-cell table:content-validation-name="val7" table:formula="of:=HEX2DEC(MID([.H18]; 3; LEN([.H18]))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ro_F</text:p>
          </table:table-cell>
          <table:table-cell office:value-type="string" calcext:value-type="string">
            <text:p>0x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]" office:value-type="string" office:string-value="Myrmidon" calcext:value-type="string">
            <text:p>Myrmidon</text:p>
          </table:table-cell>
          <table:table-cell table:content-validation-name="val7" table:formula="of:=HEX2DEC(MID([.H19]; 3; LEN([.H19])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yrmidon</text:p>
          </table:table-cell>
          <table:table-cell office:value-type="string" calcext:value-type="string">
            <text:p>0x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]" office:value-type="string" office:string-value="Myrmidon_F" calcext:value-type="string">
            <text:p>Myrmidon_F</text:p>
          </table:table-cell>
          <table:table-cell table:content-validation-name="val7" table:formula="of:=HEX2DEC(MID([.H20]; 3; LEN([.H20])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yrmidon_F</text:p>
          </table:table-cell>
          <table:table-cell office:value-type="string" calcext:value-type="string">
            <text:p>0x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]" office:value-type="string" office:string-value="Swordmaster" calcext:value-type="string">
            <text:p>Swordmaster</text:p>
          </table:table-cell>
          <table:table-cell table:content-validation-name="val7" table:formula="of:=HEX2DEC(MID([.H21]; 3; LEN([.H21]))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wordmaster</text:p>
          </table:table-cell>
          <table:table-cell office:value-type="string" calcext:value-type="string">
            <text:p>0x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]" office:value-type="string" office:string-value="Swordmaster_F" calcext:value-type="string">
            <text:p>Swordmaster_F</text:p>
          </table:table-cell>
          <table:table-cell table:content-validation-name="val7" table:formula="of:=HEX2DEC(MID([.H22]; 3; LEN([.H22]))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wordmaster_F</text:p>
          </table:table-cell>
          <table:table-cell office:value-type="string" calcext:value-type="string">
            <text:p>0x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]" office:value-type="string" office:string-value="Assassin" calcext:value-type="string">
            <text:p>Assassin</text:p>
          </table:table-cell>
          <table:table-cell table:content-validation-name="val7" table:formula="of:=HEX2DEC(MID([.H23]; 3; LEN([.H23]))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0x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]" office:value-type="string" office:string-value="Assassin_F" calcext:value-type="string">
            <text:p>Assassin_F</text:p>
          </table:table-cell>
          <table:table-cell table:content-validation-name="val7" table:formula="of:=HEX2DEC(MID([.H24]; 3; LEN([.H24]))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ssassin_F</text:p>
          </table:table-cell>
          <table:table-cell office:value-type="string" calcext:value-type="string">
            <text:p>0x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]" office:value-type="string" office:string-value="Archer" calcext:value-type="string">
            <text:p>Archer</text:p>
          </table:table-cell>
          <table:table-cell table:content-validation-name="val7" table:formula="of:=HEX2DEC(MID([.H25]; 3; LEN([.H25]))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0x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6]" office:value-type="string" office:string-value="Archer_F" calcext:value-type="string">
            <text:p>Archer_F</text:p>
          </table:table-cell>
          <table:table-cell table:content-validation-name="val7" table:formula="of:=HEX2DEC(MID([.H26]; 3; LEN([.H26]))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cher_F</text:p>
          </table:table-cell>
          <table:table-cell office:value-type="string" calcext:value-type="string">
            <text:p>0x1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7]" office:value-type="string" office:string-value="Sniper" calcext:value-type="string">
            <text:p>Sniper</text:p>
          </table:table-cell>
          <table:table-cell table:content-validation-name="val7" table:formula="of:=HEX2DEC(MID([.H27]; 3; LEN([.H27])))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0x1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8]" office:value-type="string" office:string-value="Sniper_F" calcext:value-type="string">
            <text:p>Sniper_F</text:p>
          </table:table-cell>
          <table:table-cell table:content-validation-name="val7" table:formula="of:=HEX2DEC(MID([.H28]; 3; LEN([.H28]))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niper_F</text:p>
          </table:table-cell>
          <table:table-cell office:value-type="string" calcext:value-type="string">
            <text:p>0x1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9]" office:value-type="string" office:string-value="Ranger" calcext:value-type="string">
            <text:p>Ranger</text:p>
          </table:table-cell>
          <table:table-cell table:content-validation-name="val7" table:formula="of:=HEX2DEC(MID([.H29]; 3; LEN([.H29]))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0x1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0]" office:value-type="string" office:string-value="Ranger_F" calcext:value-type="string">
            <text:p>Ranger_F</text:p>
          </table:table-cell>
          <table:table-cell table:content-validation-name="val7" table:formula="of:=HEX2DEC(MID([.H30]; 3; LEN([.H30]))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anger_F</text:p>
          </table:table-cell>
          <table:table-cell office:value-type="string" calcext:value-type="string">
            <text:p>0x1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1]" office:value-type="string" office:string-value="WyvernRider" calcext:value-type="string">
            <text:p>WyvernRider</text:p>
          </table:table-cell>
          <table:table-cell table:content-validation-name="val7" table:formula="of:=HEX2DEC(MID([.H31]; 3; LEN([.H31]))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yvernRider</text:p>
          </table:table-cell>
          <table:table-cell office:value-type="string" calcext:value-type="string">
            <text:p>0x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2]" office:value-type="string" office:string-value="WyvernRider_F" calcext:value-type="string">
            <text:p>WyvernRider_F</text:p>
          </table:table-cell>
          <table:table-cell table:content-validation-name="val7" table:formula="of:=HEX2DEC(MID([.H32]; 3; LEN([.H32]))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yvernRider_F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3]" office:value-type="string" office:string-value="WyvernLord" calcext:value-type="string">
            <text:p>WyvernLord</text:p>
          </table:table-cell>
          <table:table-cell table:content-validation-name="val7" table:formula="of:=HEX2DEC(MID([.H33]; 3; LEN([.H33]))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yvernLord</text:p>
          </table:table-cell>
          <table:table-cell office:value-type="string" calcext:value-type="string">
            <text:p>0x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4]" office:value-type="string" office:string-value="WyvernLord_F" calcext:value-type="string">
            <text:p>WyvernLord_F</text:p>
          </table:table-cell>
          <table:table-cell table:content-validation-name="val7" table:formula="of:=HEX2DEC(MID([.H34]; 3; LEN([.H34])))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yvernLord_F</text:p>
          </table:table-cell>
          <table:table-cell office:value-type="string" calcext:value-type="string">
            <text:p>0x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5]" office:value-type="string" office:string-value="WyvernKnight" calcext:value-type="string">
            <text:p>WyvernKnight</text:p>
          </table:table-cell>
          <table:table-cell table:content-validation-name="val7" table:formula="of:=HEX2DEC(MID([.H35]; 3; LEN([.H35])))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yvernKnight</text:p>
          </table:table-cell>
          <table:table-cell office:value-type="string" calcext:value-type="string">
            <text:p>0x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6]" office:value-type="string" office:string-value="WyvernKnight_F" calcext:value-type="string">
            <text:p>WyvernKnight_F</text:p>
          </table:table-cell>
          <table:table-cell table:content-validation-name="val7" table:formula="of:=HEX2DEC(MID([.H36]; 3; LEN([.H36]))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yvernKnight_F</text:p>
          </table:table-cell>
          <table:table-cell office:value-type="string" calcext:value-type="string">
            <text:p>0x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7]" office:value-type="string" office:string-value="Mage" calcext:value-type="string">
            <text:p>Mage</text:p>
          </table:table-cell>
          <table:table-cell table:content-validation-name="val7" table:formula="of:=HEX2DEC(MID([.H37]; 3; LEN([.H37])))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0x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8]" office:value-type="string" office:string-value="Mage_F" calcext:value-type="string">
            <text:p>Mage_F</text:p>
          </table:table-cell>
          <table:table-cell table:content-validation-name="val7" table:formula="of:=HEX2DEC(MID([.H38]; 3; LEN([.H38])))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ge_F</text:p>
          </table:table-cell>
          <table:table-cell office:value-type="string" calcext:value-type="string">
            <text:p>0x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9]" office:value-type="string" office:string-value="Sage" calcext:value-type="string">
            <text:p>Sage</text:p>
          </table:table-cell>
          <table:table-cell table:content-validation-name="val7" table:formula="of:=HEX2DEC(MID([.H39]; 3; LEN([.H39])))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0x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0]" office:value-type="string" office:string-value="Sage_F" calcext:value-type="string">
            <text:p>Sage_F</text:p>
          </table:table-cell>
          <table:table-cell table:content-validation-name="val7" table:formula="of:=HEX2DEC(MID([.H40]; 3; LEN([.H40])))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age_F</text:p>
          </table:table-cell>
          <table:table-cell office:value-type="string" calcext:value-type="string">
            <text:p>0x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1]" office:value-type="string" office:string-value="MageKnight" calcext:value-type="string">
            <text:p>MageKnight</text:p>
          </table:table-cell>
          <table:table-cell table:content-validation-name="val7" table:formula="of:=HEX2DEC(MID([.H41]; 3; LEN([.H41])))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geKnight</text:p>
          </table:table-cell>
          <table:table-cell office:value-type="string" calcext:value-type="string">
            <text:p>0x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2]" office:value-type="string" office:string-value="MageKnight_F" calcext:value-type="string">
            <text:p>MageKnight_F</text:p>
          </table:table-cell>
          <table:table-cell table:content-validation-name="val7" table:formula="of:=HEX2DEC(MID([.H42]; 3; LEN([.H42])))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geKnight_F</text:p>
          </table:table-cell>
          <table:table-cell office:value-type="string" calcext:value-type="string">
            <text:p>0x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3]" office:value-type="string" office:string-value="Bishop" calcext:value-type="string">
            <text:p>Bishop</text:p>
          </table:table-cell>
          <table:table-cell table:content-validation-name="val7" table:formula="of:=HEX2DEC(MID([.H43]; 3; LEN([.H43])))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0x2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4]" office:value-type="string" office:string-value="Bishop_F" calcext:value-type="string">
            <text:p>Bishop_F</text:p>
          </table:table-cell>
          <table:table-cell table:content-validation-name="val7" table:formula="of:=HEX2DEC(MID([.H44]; 3; LEN([.H44])))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ishop_F</text:p>
          </table:table-cell>
          <table:table-cell office:value-type="string" calcext:value-type="string">
            <text:p>0x2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5]" office:value-type="string" office:string-value="Shaman" calcext:value-type="string">
            <text:p>Shaman</text:p>
          </table:table-cell>
          <table:table-cell table:content-validation-name="val7" table:formula="of:=HEX2DEC(MID([.H45]; 3; LEN([.H45]))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0x2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6]" office:value-type="string" office:string-value="Shaman_F" calcext:value-type="string">
            <text:p>Shaman_F</text:p>
          </table:table-cell>
          <table:table-cell table:content-validation-name="val7" table:formula="of:=HEX2DEC(MID([.H46]; 3; LEN([.H46]))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aman_F</text:p>
          </table:table-cell>
          <table:table-cell office:value-type="string" calcext:value-type="string">
            <text:p>0x2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7]" office:value-type="string" office:string-value="Druid" calcext:value-type="string">
            <text:p>Druid</text:p>
          </table:table-cell>
          <table:table-cell table:content-validation-name="val7" table:formula="of:=HEX2DEC(MID([.H47]; 3; LEN([.H47])))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0x2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8]" office:value-type="string" office:string-value="Druid_F" calcext:value-type="string">
            <text:p>Druid_F</text:p>
          </table:table-cell>
          <table:table-cell table:content-validation-name="val7" table:formula="of:=HEX2DEC(MID([.H48]; 3; LEN([.H48]))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uid_F</text:p>
          </table:table-cell>
          <table:table-cell office:value-type="string" calcext:value-type="string">
            <text:p>0x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9]" office:value-type="string" office:string-value="Summoner" calcext:value-type="string">
            <text:p>Summoner</text:p>
          </table:table-cell>
          <table:table-cell table:content-validation-name="val7" table:formula="of:=HEX2DEC(MID([.H49]; 3; LEN([.H49]))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0x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0]" office:value-type="string" office:string-value="Summoner_F" calcext:value-type="string">
            <text:p>Summoner_F</text:p>
          </table:table-cell>
          <table:table-cell table:content-validation-name="val7" table:formula="of:=HEX2DEC(MID([.H50]; 3; LEN([.H50]))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ummoner_F</text:p>
          </table:table-cell>
          <table:table-cell office:value-type="string" calcext:value-type="string">
            <text:p>0x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1]" office:value-type="string" office:string-value="Rogue" calcext:value-type="string">
            <text:p>Rogue</text:p>
          </table:table-cell>
          <table:table-cell table:content-validation-name="val7" table:formula="of:=HEX2DEC(MID([.H51]; 3; LEN([.H51]))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0x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2]" office:value-type="string" office:string-value="GorgonEgg" calcext:value-type="string">
            <text:p>GorgonEgg</text:p>
          </table:table-cell>
          <table:table-cell table:content-validation-name="val7" table:formula="of:=HEX2DEC(MID([.H52]; 3; LEN([.H52]))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orgonEgg</text:p>
          </table:table-cell>
          <table:table-cell office:value-type="string" calcext:value-type="string">
            <text:p>0x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3]" office:value-type="string" office:string-value="GreatKnight" calcext:value-type="string">
            <text:p>GreatKnight</text:p>
          </table:table-cell>
          <table:table-cell table:content-validation-name="val7" table:formula="of:=HEX2DEC(MID([.H53]; 3; LEN([.H53]))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reatKnight</text:p>
          </table:table-cell>
          <table:table-cell office:value-type="string" calcext:value-type="string">
            <text:p>0x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4]" office:value-type="string" office:string-value="GreatKnight_F" calcext:value-type="string">
            <text:p>GreatKnight_F</text:p>
          </table:table-cell>
          <table:table-cell table:content-validation-name="val7" table:formula="of:=HEX2DEC(MID([.H54]; 3; LEN([.H54]))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reatKnight_F</text:p>
          </table:table-cell>
          <table:table-cell office:value-type="string" calcext:value-type="string">
            <text:p>0x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5]" office:value-type="string" office:string-value="Recruit_2" calcext:value-type="string">
            <text:p>Recruit_2</text:p>
          </table:table-cell>
          <table:table-cell table:content-validation-name="val7" table:formula="of:=HEX2DEC(MID([.H55]; 3; LEN([.H55]))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cruit_2</text:p>
          </table:table-cell>
          <table:table-cell office:value-type="string" calcext:value-type="string">
            <text:p>0x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6]" office:value-type="string" office:string-value="Journeyman_3" calcext:value-type="string">
            <text:p>Journeyman_3</text:p>
          </table:table-cell>
          <table:table-cell table:content-validation-name="val7" table:formula="of:=HEX2DEC(MID([.H56]; 3; LEN([.H56]))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Journeyman_3</text:p>
          </table:table-cell>
          <table:table-cell office:value-type="string" calcext:value-type="string">
            <text:p>0x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7]" office:value-type="string" office:string-value="Pupil_3" calcext:value-type="string">
            <text:p>Pupil_3</text:p>
          </table:table-cell>
          <table:table-cell table:content-validation-name="val7" table:formula="of:=HEX2DEC(MID([.H57]; 3; LEN([.H57]))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upil_3</text:p>
          </table:table-cell>
          <table:table-cell office:value-type="string" calcext:value-type="string">
            <text:p>0x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8]" office:value-type="string" office:string-value="Recruit_3" calcext:value-type="string">
            <text:p>Recruit_3</text:p>
          </table:table-cell>
          <table:table-cell table:content-validation-name="val7" table:formula="of:=HEX2DEC(MID([.H58]; 3; LEN([.H58]))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cruit_3</text:p>
          </table:table-cell>
          <table:table-cell office:value-type="string" calcext:value-type="string">
            <text:p>0x3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9]" office:value-type="string" office:string-value="Manakete_2" calcext:value-type="string">
            <text:p>Manakete_2</text:p>
          </table:table-cell>
          <table:table-cell table:content-validation-name="val7" table:formula="of:=HEX2DEC(MID([.H59]; 3; LEN([.H59]))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nakete_2</text:p>
          </table:table-cell>
          <table:table-cell office:value-type="string" calcext:value-type="string">
            <text:p>0x3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0]" office:value-type="string" office:string-value="Manakete_2_F" calcext:value-type="string">
            <text:p>Manakete_2_F</text:p>
          </table:table-cell>
          <table:table-cell table:content-validation-name="val7" table:formula="of:=HEX2DEC(MID([.H60]; 3; LEN([.H60]))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nakete_2_F</text:p>
          </table:table-cell>
          <table:table-cell office:value-type="string" calcext:value-type="string">
            <text:p>0x3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1]" office:value-type="string" office:string-value="Journeyman_1" calcext:value-type="string">
            <text:p>Journeyman_1</text:p>
          </table:table-cell>
          <table:table-cell table:content-validation-name="val7" table:formula="of:=HEX2DEC(MID([.H61]; 3; LEN([.H61])))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Journeyman_1</text:p>
          </table:table-cell>
          <table:table-cell office:value-type="string" calcext:value-type="string">
            <text:p>0x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2]" office:value-type="string" office:string-value="Pupil_1" calcext:value-type="string">
            <text:p>Pupil_1</text:p>
          </table:table-cell>
          <table:table-cell table:content-validation-name="val7" table:formula="of:=HEX2DEC(MID([.H62]; 3; LEN([.H62]))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upil_1</text:p>
          </table:table-cell>
          <table:table-cell office:value-type="string" calcext:value-type="string">
            <text:p>0x3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3]" office:value-type="string" office:string-value="Fighter" calcext:value-type="string">
            <text:p>Fighter</text:p>
          </table:table-cell>
          <table:table-cell table:content-validation-name="val7" table:formula="of:=HEX2DEC(MID([.H63]; 3; LEN([.H63]))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0x3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4]" office:value-type="string" office:string-value="Warrior" calcext:value-type="string">
            <text:p>Warrior</text:p>
          </table:table-cell>
          <table:table-cell table:content-validation-name="val7" table:formula="of:=HEX2DEC(MID([.H64]; 3; LEN([.H64]))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0x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5]" office:value-type="string" office:string-value="Brigand" calcext:value-type="string">
            <text:p>Brigand</text:p>
          </table:table-cell>
          <table:table-cell table:content-validation-name="val7" table:formula="of:=HEX2DEC(MID([.H65]; 3; LEN([.H65]))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rigand</text:p>
          </table:table-cell>
          <table:table-cell office:value-type="string" calcext:value-type="string">
            <text:p>0x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6]" office:value-type="string" office:string-value="Pirate" calcext:value-type="string">
            <text:p>Pirate</text:p>
          </table:table-cell>
          <table:table-cell table:content-validation-name="val7" table:formula="of:=HEX2DEC(MID([.H66]; 3; LEN([.H66]))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0x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7]" office:value-type="string" office:string-value="Berserker" calcext:value-type="string">
            <text:p>Berserker</text:p>
          </table:table-cell>
          <table:table-cell table:content-validation-name="val7" table:formula="of:=HEX2DEC(MID([.H67]; 3; LEN([.H67]))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0x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8]" office:value-type="string" office:string-value="Monk" calcext:value-type="string">
            <text:p>Monk</text:p>
          </table:table-cell>
          <table:table-cell table:content-validation-name="val7" table:formula="of:=HEX2DEC(MID([.H68]; 3; LEN([.H68]))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0x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9]" office:value-type="string" office:string-value="Priest" calcext:value-type="string">
            <text:p>Priest</text:p>
          </table:table-cell>
          <table:table-cell table:content-validation-name="val7" table:formula="of:=HEX2DEC(MID([.H69]; 3; LEN([.H69]))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0x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0]" office:value-type="string" office:string-value="Bard" calcext:value-type="string">
            <text:p>Bard</text:p>
          </table:table-cell>
          <table:table-cell table:content-validation-name="val7" table:formula="of:=HEX2DEC(MID([.H70]; 3; LEN([.H70]))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0x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1]" office:value-type="string" office:string-value="Recruit_1" calcext:value-type="string">
            <text:p>Recruit_1</text:p>
          </table:table-cell>
          <table:table-cell table:content-validation-name="val7" table:formula="of:=HEX2DEC(MID([.H71]; 3; LEN([.H71]))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cruit_1</text:p>
          </table:table-cell>
          <table:table-cell office:value-type="string" calcext:value-type="string">
            <text:p>0x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2]" office:value-type="string" office:string-value="PegasusKnight" calcext:value-type="string">
            <text:p>PegasusKnight</text:p>
          </table:table-cell>
          <table:table-cell table:content-validation-name="val7" table:formula="of:=HEX2DEC(MID([.H72]; 3; LEN([.H72]))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egasusKnight</text:p>
          </table:table-cell>
          <table:table-cell office:value-type="string" calcext:value-type="string">
            <text:p>0x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3]" office:value-type="string" office:string-value="FalcoKnight" calcext:value-type="string">
            <text:p>FalcoKnight</text:p>
          </table:table-cell>
          <table:table-cell table:content-validation-name="val7" table:formula="of:=HEX2DEC(MID([.H73]; 3; LEN([.H73]))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alcoKnight</text:p>
          </table:table-cell>
          <table:table-cell office:value-type="string" calcext:value-type="string">
            <text:p>0x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4]" office:value-type="string" office:string-value="Cleric" calcext:value-type="string">
            <text:p>Cleric</text:p>
          </table:table-cell>
          <table:table-cell table:content-validation-name="val7" table:formula="of:=HEX2DEC(MID([.H74]; 3; LEN([.H74]))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0x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5]" office:value-type="string" office:string-value="Troubadour" calcext:value-type="string">
            <text:p>Troubadour</text:p>
          </table:table-cell>
          <table:table-cell table:content-validation-name="val7" table:formula="of:=HEX2DEC(MID([.H75]; 3; LEN([.H75])))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roubadour</text:p>
          </table:table-cell>
          <table:table-cell office:value-type="string" calcext:value-type="string">
            <text:p>0x4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6]" office:value-type="string" office:string-value="Valkyrie" calcext:value-type="string">
            <text:p>Valkyrie</text:p>
          </table:table-cell>
          <table:table-cell table:content-validation-name="val7" table:formula="of:=HEX2DEC(MID([.H76]; 3; LEN([.H76]))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alkyrie</text:p>
          </table:table-cell>
          <table:table-cell office:value-type="string" calcext:value-type="string">
            <text:p>0x4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7]" office:value-type="string" office:string-value="Dancer" calcext:value-type="string">
            <text:p>Dancer</text:p>
          </table:table-cell>
          <table:table-cell table:content-validation-name="val7" table:formula="of:=HEX2DEC(MID([.H77]; 3; LEN([.H77]))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0x4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8]" office:value-type="string" office:string-value="Soldier" calcext:value-type="string">
            <text:p>Soldier</text:p>
          </table:table-cell>
          <table:table-cell table:content-validation-name="val7" table:formula="of:=HEX2DEC(MID([.H78]; 3; LEN([.H78]))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0x4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9]" office:value-type="string" office:string-value="Necromancer" calcext:value-type="string">
            <text:p>Necromancer</text:p>
          </table:table-cell>
          <table:table-cell table:content-validation-name="val7" table:formula="of:=HEX2DEC(MID([.H79]; 3; LEN([.H79])))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0x4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0]" office:value-type="string" office:string-value="Fleet" calcext:value-type="string">
            <text:p>Fleet</text:p>
          </table:table-cell>
          <table:table-cell table:content-validation-name="val7" table:formula="of:=HEX2DEC(MID([.H80]; 3; LEN([.H80]))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0x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1]" office:value-type="string" office:string-value="GhostFighter" calcext:value-type="string">
            <text:p>GhostFighter</text:p>
          </table:table-cell>
          <table:table-cell table:content-validation-name="val7" table:formula="of:=HEX2DEC(MID([.H81]; 3; LEN([.H81]))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hostFighter</text:p>
          </table:table-cell>
          <table:table-cell office:value-type="string" calcext:value-type="string">
            <text:p>0x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2]" office:value-type="string" office:string-value="Revenant" calcext:value-type="string">
            <text:p>Revenant</text:p>
          </table:table-cell>
          <table:table-cell table:content-validation-name="val7" table:formula="of:=HEX2DEC(MID([.H82]; 3; LEN([.H82]))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venant</text:p>
          </table:table-cell>
          <table:table-cell office:value-type="string" calcext:value-type="string">
            <text:p>0x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3]" office:value-type="string" office:string-value="Entombed" calcext:value-type="string">
            <text:p>Entombed</text:p>
          </table:table-cell>
          <table:table-cell table:content-validation-name="val7" table:formula="of:=HEX2DEC(MID([.H83]; 3; LEN([.H83]))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ntombed</text:p>
          </table:table-cell>
          <table:table-cell office:value-type="string" calcext:value-type="string">
            <text:p>0x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4]" office:value-type="string" office:string-value="Bonewalker" calcext:value-type="string">
            <text:p>Bonewalker</text:p>
          </table:table-cell>
          <table:table-cell table:content-validation-name="val7" table:formula="of:=HEX2DEC(MID([.H84]; 3; LEN([.H84]))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onewalker</text:p>
          </table:table-cell>
          <table:table-cell office:value-type="string" calcext:value-type="string">
            <text:p>0x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5]" office:value-type="string" office:string-value="Bonewalker_Bow" calcext:value-type="string">
            <text:p>Bonewalker_Bow</text:p>
          </table:table-cell>
          <table:table-cell table:content-validation-name="val7" table:formula="of:=HEX2DEC(MID([.H85]; 3; LEN([.H85]))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onewalker_Bow</text:p>
          </table:table-cell>
          <table:table-cell office:value-type="string" calcext:value-type="string">
            <text:p>0x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6]" office:value-type="string" office:string-value="Wight" calcext:value-type="string">
            <text:p>Wight</text:p>
          </table:table-cell>
          <table:table-cell table:content-validation-name="val7" table:formula="of:=HEX2DEC(MID([.H86]; 3; LEN([.H86]))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ight</text:p>
          </table:table-cell>
          <table:table-cell office:value-type="string" calcext:value-type="string">
            <text:p>0x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7]" office:value-type="string" office:string-value="Wight_Bow" calcext:value-type="string">
            <text:p>Wight_Bow</text:p>
          </table:table-cell>
          <table:table-cell table:content-validation-name="val7" table:formula="of:=HEX2DEC(MID([.H87]; 3; LEN([.H87]))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ight_Bow</text:p>
          </table:table-cell>
          <table:table-cell office:value-type="string" calcext:value-type="string">
            <text:p>0x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8]" office:value-type="string" office:string-value="Bael" calcext:value-type="string">
            <text:p>Bael</text:p>
          </table:table-cell>
          <table:table-cell table:content-validation-name="val7" table:formula="of:=HEX2DEC(MID([.H88]; 3; LEN([.H88]))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ael</text:p>
          </table:table-cell>
          <table:table-cell office:value-type="string" calcext:value-type="string">
            <text:p>0x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9]" office:value-type="string" office:string-value="ElderBael" calcext:value-type="string">
            <text:p>ElderBael</text:p>
          </table:table-cell>
          <table:table-cell table:content-validation-name="val7" table:formula="of:=HEX2DEC(MID([.H89]; 3; LEN([.H89]))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lderBael</text:p>
          </table:table-cell>
          <table:table-cell office:value-type="string" calcext:value-type="string">
            <text:p>0x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0]" office:value-type="string" office:string-value="Cyclops" calcext:value-type="string">
            <text:p>Cyclops</text:p>
          </table:table-cell>
          <table:table-cell table:content-validation-name="val7" table:formula="of:=HEX2DEC(MID([.H90]; 3; LEN([.H90]))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0x5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1]" office:value-type="string" office:string-value="Mauthedoog" calcext:value-type="string">
            <text:p>Mauthedoog</text:p>
          </table:table-cell>
          <table:table-cell table:content-validation-name="val7" table:formula="of:=HEX2DEC(MID([.H91]; 3; LEN([.H91]))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uthedoog</text:p>
          </table:table-cell>
          <table:table-cell office:value-type="string" calcext:value-type="string">
            <text:p>0x5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2]" office:value-type="string" office:string-value="Gwyllgi" calcext:value-type="string">
            <text:p>Gwyllgi</text:p>
          </table:table-cell>
          <table:table-cell table:content-validation-name="val7" table:formula="of:=HEX2DEC(MID([.H92]; 3; LEN([.H92]))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wyllgi</text:p>
          </table:table-cell>
          <table:table-cell office:value-type="string" calcext:value-type="string">
            <text:p>0x5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3]" office:value-type="string" office:string-value="Tarvos" calcext:value-type="string">
            <text:p>Tarvos</text:p>
          </table:table-cell>
          <table:table-cell table:content-validation-name="val7" table:formula="of:=HEX2DEC(MID([.H93]; 3; LEN([.H93]))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arvos</text:p>
          </table:table-cell>
          <table:table-cell office:value-type="string" calcext:value-type="string">
            <text:p>0x5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4]" office:value-type="string" office:string-value="Maelduin" calcext:value-type="string">
            <text:p>Maelduin</text:p>
          </table:table-cell>
          <table:table-cell table:content-validation-name="val7" table:formula="of:=HEX2DEC(MID([.H94]; 3; LEN([.H94]))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elduin</text:p>
          </table:table-cell>
          <table:table-cell office:value-type="string" calcext:value-type="string">
            <text:p>0x5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5]" office:value-type="string" office:string-value="Mogall" calcext:value-type="string">
            <text:p>Mogall</text:p>
          </table:table-cell>
          <table:table-cell table:content-validation-name="val7" table:formula="of:=HEX2DEC(MID([.H95]; 3; LEN([.H95]))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ogall</text:p>
          </table:table-cell>
          <table:table-cell office:value-type="string" calcext:value-type="string">
            <text:p>0x5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6]" office:value-type="string" office:string-value="ArchMogall" calcext:value-type="string">
            <text:p>ArchMogall</text:p>
          </table:table-cell>
          <table:table-cell table:content-validation-name="val7" table:formula="of:=HEX2DEC(MID([.H96]; 3; LEN([.H96]))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chMogall</text:p>
          </table:table-cell>
          <table:table-cell office:value-type="string" calcext:value-type="string">
            <text:p>0x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7]" office:value-type="string" office:string-value="Gorgon" calcext:value-type="string">
            <text:p>Gorgon</text:p>
          </table:table-cell>
          <table:table-cell table:content-validation-name="val7" table:formula="of:=HEX2DEC(MID([.H97]; 3; LEN([.H97]))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0x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8]" office:value-type="string" office:string-value="GorgonEgg_2" calcext:value-type="string">
            <text:p>GorgonEgg_2</text:p>
          </table:table-cell>
          <table:table-cell table:content-validation-name="val7" table:formula="of:=HEX2DEC(MID([.H98]; 3; LEN([.H98]))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orgonEgg_2</text:p>
          </table:table-cell>
          <table:table-cell office:value-type="string" calcext:value-type="string">
            <text:p>0x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9]" office:value-type="string" office:string-value="Gargoyle" calcext:value-type="string">
            <text:p>Gargoyle</text:p>
          </table:table-cell>
          <table:table-cell table:content-validation-name="val7" table:formula="of:=HEX2DEC(MID([.H99]; 3; LEN([.H99]))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0x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0]" office:value-type="string" office:string-value="Deathgoyle" calcext:value-type="string">
            <text:p>Deathgoyle</text:p>
          </table:table-cell>
          <table:table-cell table:content-validation-name="val7" table:formula="of:=HEX2DEC(MID([.H100]; 3; LEN([.H100]))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athgoyle</text:p>
          </table:table-cell>
          <table:table-cell office:value-type="string" calcext:value-type="string">
            <text:p>0x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1]" office:value-type="string" office:string-value="DracoZombie" calcext:value-type="string">
            <text:p>DracoZombie</text:p>
          </table:table-cell>
          <table:table-cell table:content-validation-name="val7" table:formula="of:=HEX2DEC(MID([.H101]; 3; LEN([.H101])))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acoZombie</text:p>
          </table:table-cell>
          <table:table-cell office:value-type="string" calcext:value-type="string">
            <text:p>0x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2]" office:value-type="string" office:string-value="DemonKing" calcext:value-type="string">
            <text:p>DemonKing</text:p>
          </table:table-cell>
          <table:table-cell table:content-validation-name="val7" table:formula="of:=HEX2DEC(MID([.H102]; 3; LEN([.H102])))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monKing</text:p>
          </table:table-cell>
          <table:table-cell office:value-type="string" calcext:value-type="string">
            <text:p>0x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3]" office:value-type="string" office:string-value="ArcheronBallista" calcext:value-type="string">
            <text:p>ArcheronBallista</text:p>
          </table:table-cell>
          <table:table-cell table:content-validation-name="val7" table:formula="of:=HEX2DEC(MID([.H103]; 3; LEN([.H103])))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cheronBallista</text:p>
          </table:table-cell>
          <table:table-cell office:value-type="string" calcext:value-type="string">
            <text:p>0x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4]" office:value-type="string" office:string-value="ArcheronIronBallista" calcext:value-type="string">
            <text:p>ArcheronIronBallista</text:p>
          </table:table-cell>
          <table:table-cell table:content-validation-name="val7" table:formula="of:=HEX2DEC(MID([.H104]; 3; LEN([.H104])))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cheronIronBallista</text:p>
          </table:table-cell>
          <table:table-cell office:value-type="string" calcext:value-type="string">
            <text:p>0x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5]" office:value-type="string" office:string-value="ArcheronKillerBallista" calcext:value-type="string">
            <text:p>ArcheronKillerBallista</text:p>
          </table:table-cell>
          <table:table-cell table:content-validation-name="val7" table:formula="of:=HEX2DEC(MID([.H105]; 3; LEN([.H105])))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cheronKillerBallista</text:p>
          </table:table-cell>
          <table:table-cell office:value-type="string" calcext:value-type="string">
            <text:p>0x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6]" office:value-type="string" office:string-value="EmptyBallista" calcext:value-type="string">
            <text:p>EmptyBallista</text:p>
          </table:table-cell>
          <table:table-cell table:content-validation-name="val7" table:formula="of:=HEX2DEC(MID([.H106]; 3; LEN([.H106])))"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mptyBallista</text:p>
          </table:table-cell>
          <table:table-cell office:value-type="string" calcext:value-type="string">
            <text:p>0x6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7]" office:value-type="string" office:string-value="EmptyIronBallista" calcext:value-type="string">
            <text:p>EmptyIronBallista</text:p>
          </table:table-cell>
          <table:table-cell table:content-validation-name="val7" table:formula="of:=HEX2DEC(MID([.H107]; 3; LEN([.H107])))"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mptyIronBallista</text:p>
          </table:table-cell>
          <table:table-cell office:value-type="string" calcext:value-type="string">
            <text:p>0x6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8]" office:value-type="string" office:string-value="EmptyKillerBallista" calcext:value-type="string">
            <text:p>EmptyKillerBallista</text:p>
          </table:table-cell>
          <table:table-cell table:content-validation-name="val7" table:formula="of:=HEX2DEC(MID([.H108]; 3; LEN([.H108])))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mptyKillerBallista</text:p>
          </table:table-cell>
          <table:table-cell office:value-type="string" calcext:value-type="string">
            <text:p>0x6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9]" office:value-type="string" office:string-value="Civilian" calcext:value-type="string">
            <text:p>Civilian</text:p>
          </table:table-cell>
          <table:table-cell table:content-validation-name="val7" table:formula="of:=HEX2DEC(MID([.H109]; 3; LEN([.H109])))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0x6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0]" office:value-type="string" office:string-value="Civilian_F" calcext:value-type="string">
            <text:p>Civilian_F</text:p>
          </table:table-cell>
          <table:table-cell table:content-validation-name="val7" table:formula="of:=HEX2DEC(MID([.H110]; 3; LEN([.H110])))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ivilian_F</text:p>
          </table:table-cell>
          <table:table-cell office:value-type="string" calcext:value-type="string">
            <text:p>0x6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1]" office:value-type="string" office:string-value="Civilian_2" calcext:value-type="string">
            <text:p>Civilian_2</text:p>
          </table:table-cell>
          <table:table-cell table:content-validation-name="val7" table:formula="of:=HEX2DEC(MID([.H111]; 3; LEN([.H111])))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ivilian_2</text:p>
          </table:table-cell>
          <table:table-cell office:value-type="string" calcext:value-type="string">
            <text:p>0x6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2]" office:value-type="string" office:string-value="Civilian_F_2" calcext:value-type="string">
            <text:p>Civilian_F_2</text:p>
          </table:table-cell>
          <table:table-cell table:content-validation-name="val7" table:formula="of:=HEX2DEC(MID([.H112]; 3; LEN([.H112])))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ivilian_F_2</text:p>
          </table:table-cell>
          <table:table-cell office:value-type="string" calcext:value-type="string">
            <text:p>0x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3]" office:value-type="string" office:string-value="Civilian_3" calcext:value-type="string">
            <text:p>Civilian_3</text:p>
          </table:table-cell>
          <table:table-cell table:content-validation-name="val7" table:formula="of:=HEX2DEC(MID([.H113]; 3; LEN([.H113])))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ivilian_3</text:p>
          </table:table-cell>
          <table:table-cell office:value-type="string" calcext:value-type="string">
            <text:p>0x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4]" office:value-type="string" office:string-value="Civilian_F_3" calcext:value-type="string">
            <text:p>Civilian_F_3</text:p>
          </table:table-cell>
          <table:table-cell table:content-validation-name="val7" table:formula="of:=HEX2DEC(MID([.H114]; 3; LEN([.H114])))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ivilian_F_3</text:p>
          </table:table-cell>
          <table:table-cell office:value-type="string" calcext:value-type="string">
            <text:p>0x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5]" office:value-type="string" office:string-value="Peer" calcext:value-type="string">
            <text:p>Peer</text:p>
          </table:table-cell>
          <table:table-cell table:content-validation-name="val7" table:formula="of:=HEX2DEC(MID([.H115]; 3; LEN([.H115])))"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0x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6]" office:value-type="string" office:string-value="Queen" calcext:value-type="string">
            <text:p>Queen</text:p>
          </table:table-cell>
          <table:table-cell table:content-validation-name="val7" table:formula="of:=HEX2DEC(MID([.H116]; 3; LEN([.H116])))"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0x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7]" office:value-type="string" office:string-value="Prince" calcext:value-type="string">
            <text:p>Prince</text:p>
          </table:table-cell>
          <table:table-cell table:content-validation-name="val7" table:formula="of:=HEX2DEC(MID([.H117]; 3; LEN([.H117])))"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0x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8]" office:value-type="string" office:string-value="Queen_2" calcext:value-type="string">
            <text:p>Queen_2</text:p>
          </table:table-cell>
          <table:table-cell table:content-validation-name="val7" table:formula="of:=HEX2DEC(MID([.H118]; 3; LEN([.H118])))"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Queen_2</text:p>
          </table:table-cell>
          <table:table-cell office:value-type="string" calcext:value-type="string">
            <text:p>0x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9]" office:value-type="string" office:string-value="FallenPrince" calcext:value-type="string">
            <text:p>FallenPrince</text:p>
          </table:table-cell>
          <table:table-cell table:content-validation-name="val7" table:formula="of:=HEX2DEC(MID([.H119]; 3; LEN([.H119])))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allenPrince</text:p>
          </table:table-cell>
          <table:table-cell office:value-type="string" calcext:value-type="string">
            <text:p>0x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0]" office:value-type="string" office:string-value="Tent" calcext:value-type="string">
            <text:p>Tent</text:p>
          </table:table-cell>
          <table:table-cell table:content-validation-name="val7" table:formula="of:=HEX2DEC(MID([.H120]; 3; LEN([.H120])))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0x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1]" office:value-type="string" office:string-value="Pontifex" calcext:value-type="string">
            <text:p>Pontifex</text:p>
          </table:table-cell>
          <table:table-cell table:content-validation-name="val7" table:formula="of:=HEX2DEC(MID([.H121]; 3; LEN([.H121])))"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ontifex</text:p>
          </table:table-cell>
          <table:table-cell office:value-type="string" calcext:value-type="string">
            <text:p>0x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2]" office:value-type="string" office:string-value="FallenPeer" calcext:value-type="string">
            <text:p>FallenPeer</text:p>
          </table:table-cell>
          <table:table-cell table:content-validation-name="val7" table:formula="of:=HEX2DEC(MID([.H122]; 3; LEN([.H122])))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allenPeer</text:p>
          </table:table-cell>
          <table:table-cell office:value-type="string" calcext:value-type="string">
            <text:p>0x7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3]" office:value-type="string" office:string-value="Cyclops_2" calcext:value-type="string">
            <text:p>Cyclops_2</text:p>
          </table:table-cell>
          <table:table-cell table:content-validation-name="val7" table:formula="of:=HEX2DEC(MID([.H123]; 3; LEN([.H123])))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yclops_2</text:p>
          </table:table-cell>
          <table:table-cell office:value-type="string" calcext:value-type="string">
            <text:p>0x7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4]" office:value-type="string" office:string-value="ElderBael_2" calcext:value-type="string">
            <text:p>ElderBael_2</text:p>
          </table:table-cell>
          <table:table-cell table:content-validation-name="val7" table:formula="of:=HEX2DEC(MID([.H124]; 3; LEN([.H124])))"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lderBael_2</text:p>
          </table:table-cell>
          <table:table-cell office:value-type="string" calcext:value-type="string">
            <text:p>0x7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5]" office:value-type="string" office:string-value="Journeyman_2" calcext:value-type="string">
            <text:p>Journeyman_2</text:p>
          </table:table-cell>
          <table:table-cell table:content-validation-name="val7" table:formula="of:=HEX2DEC(MID([.H125]; 3; LEN([.H125])))"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Journeyman_2</text:p>
          </table:table-cell>
          <table:table-cell office:value-type="string" calcext:value-type="string">
            <text:p>0x7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6]" office:value-type="string" office:string-value="Pupil_2" calcext:value-type="string">
            <text:p>Pupil_2</text:p>
          </table:table-cell>
          <table:table-cell table:content-validation-name="val7" table:formula="of:=HEX2DEC(MID([.H126]; 3; LEN([.H126]))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upil_2</text:p>
          </table:table-cell>
          <table:table-cell office:value-type="string" calcext:value-type="string">
            <text:p>0x7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7]" office:value-type="float" office:value="0" calcext:value-type="float">
            <text:p>0</text:p>
          </table:table-cell>
          <table:table-cell table:content-validation-name="val7" table:formula="of:=HEX2DEC(MID([.H127]; 3; LEN([.H12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8]" office:value-type="float" office:value="0" calcext:value-type="float">
            <text:p>0</text:p>
          </table:table-cell>
          <table:table-cell table:content-validation-name="val7" table:formula="of:=HEX2DEC(MID([.H128]; 3; LEN([.H12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9]" office:value-type="float" office:value="0" calcext:value-type="float">
            <text:p>0</text:p>
          </table:table-cell>
          <table:table-cell table:content-validation-name="val7" table:formula="of:=HEX2DEC(MID([.H129]; 3; LEN([.H12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0]" office:value-type="float" office:value="0" calcext:value-type="float">
            <text:p>0</text:p>
          </table:table-cell>
          <table:table-cell table:content-validation-name="val7" table:formula="of:=HEX2DEC(MID([.H130]; 3; LEN([.H13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1]" office:value-type="float" office:value="0" calcext:value-type="float">
            <text:p>0</text:p>
          </table:table-cell>
          <table:table-cell table:content-validation-name="val7" table:formula="of:=HEX2DEC(MID([.H131]; 3; LEN([.H13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2]" office:value-type="float" office:value="0" calcext:value-type="float">
            <text:p>0</text:p>
          </table:table-cell>
          <table:table-cell table:content-validation-name="val7" table:formula="of:=HEX2DEC(MID([.H132]; 3; LEN([.H13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3]" office:value-type="float" office:value="0" calcext:value-type="float">
            <text:p>0</text:p>
          </table:table-cell>
          <table:table-cell table:content-validation-name="val7" table:formula="of:=HEX2DEC(MID([.H133]; 3; LEN([.H13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4]" office:value-type="float" office:value="0" calcext:value-type="float">
            <text:p>0</text:p>
          </table:table-cell>
          <table:table-cell table:content-validation-name="val7" table:formula="of:=HEX2DEC(MID([.H134]; 3; LEN([.H13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5]" office:value-type="float" office:value="0" calcext:value-type="float">
            <text:p>0</text:p>
          </table:table-cell>
          <table:table-cell table:content-validation-name="val7" table:formula="of:=HEX2DEC(MID([.H135]; 3; LEN([.H13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6]" office:value-type="float" office:value="0" calcext:value-type="float">
            <text:p>0</text:p>
          </table:table-cell>
          <table:table-cell table:content-validation-name="val7" table:formula="of:=HEX2DEC(MID([.H136]; 3; LEN([.H13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7]" office:value-type="float" office:value="0" calcext:value-type="float">
            <text:p>0</text:p>
          </table:table-cell>
          <table:table-cell table:content-validation-name="val7" table:formula="of:=HEX2DEC(MID([.H137]; 3; LEN([.H13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8]" office:value-type="float" office:value="0" calcext:value-type="float">
            <text:p>0</text:p>
          </table:table-cell>
          <table:table-cell table:content-validation-name="val7" table:formula="of:=HEX2DEC(MID([.H138]; 3; LEN([.H13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9]" office:value-type="float" office:value="0" calcext:value-type="float">
            <text:p>0</text:p>
          </table:table-cell>
          <table:table-cell table:content-validation-name="val7" table:formula="of:=HEX2DEC(MID([.H139]; 3; LEN([.H13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0]" office:value-type="float" office:value="0" calcext:value-type="float">
            <text:p>0</text:p>
          </table:table-cell>
          <table:table-cell table:content-validation-name="val7" table:formula="of:=HEX2DEC(MID([.H140]; 3; LEN([.H14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1]" office:value-type="float" office:value="0" calcext:value-type="float">
            <text:p>0</text:p>
          </table:table-cell>
          <table:table-cell table:content-validation-name="val7" table:formula="of:=HEX2DEC(MID([.H141]; 3; LEN([.H14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2]" office:value-type="float" office:value="0" calcext:value-type="float">
            <text:p>0</text:p>
          </table:table-cell>
          <table:table-cell table:content-validation-name="val7" table:formula="of:=HEX2DEC(MID([.H142]; 3; LEN([.H14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3]" office:value-type="float" office:value="0" calcext:value-type="float">
            <text:p>0</text:p>
          </table:table-cell>
          <table:table-cell table:content-validation-name="val7" table:formula="of:=HEX2DEC(MID([.H143]; 3; LEN([.H14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4]" office:value-type="float" office:value="0" calcext:value-type="float">
            <text:p>0</text:p>
          </table:table-cell>
          <table:table-cell table:content-validation-name="val7" table:formula="of:=HEX2DEC(MID([.H144]; 3; LEN([.H14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5]" office:value-type="float" office:value="0" calcext:value-type="float">
            <text:p>0</text:p>
          </table:table-cell>
          <table:table-cell table:content-validation-name="val7" table:formula="of:=HEX2DEC(MID([.H145]; 3; LEN([.H14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6]" office:value-type="float" office:value="0" calcext:value-type="float">
            <text:p>0</text:p>
          </table:table-cell>
          <table:table-cell table:content-validation-name="val7" table:formula="of:=HEX2DEC(MID([.H146]; 3; LEN([.H14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7]" office:value-type="float" office:value="0" calcext:value-type="float">
            <text:p>0</text:p>
          </table:table-cell>
          <table:table-cell table:content-validation-name="val7" table:formula="of:=HEX2DEC(MID([.H147]; 3; LEN([.H14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8]" office:value-type="float" office:value="0" calcext:value-type="float">
            <text:p>0</text:p>
          </table:table-cell>
          <table:table-cell table:content-validation-name="val7" table:formula="of:=HEX2DEC(MID([.H148]; 3; LEN([.H14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9]" office:value-type="float" office:value="0" calcext:value-type="float">
            <text:p>0</text:p>
          </table:table-cell>
          <table:table-cell table:content-validation-name="val7" table:formula="of:=HEX2DEC(MID([.H149]; 3; LEN([.H14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0]" office:value-type="float" office:value="0" calcext:value-type="float">
            <text:p>0</text:p>
          </table:table-cell>
          <table:table-cell table:content-validation-name="val7" table:formula="of:=HEX2DEC(MID([.H150]; 3; LEN([.H15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1]" office:value-type="float" office:value="0" calcext:value-type="float">
            <text:p>0</text:p>
          </table:table-cell>
          <table:table-cell table:content-validation-name="val7" table:formula="of:=HEX2DEC(MID([.H151]; 3; LEN([.H15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2]" office:value-type="float" office:value="0" calcext:value-type="float">
            <text:p>0</text:p>
          </table:table-cell>
          <table:table-cell table:content-validation-name="val7" table:formula="of:=HEX2DEC(MID([.H152]; 3; LEN([.H15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3]" office:value-type="float" office:value="0" calcext:value-type="float">
            <text:p>0</text:p>
          </table:table-cell>
          <table:table-cell table:content-validation-name="val7" table:formula="of:=HEX2DEC(MID([.H153]; 3; LEN([.H15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4]" office:value-type="float" office:value="0" calcext:value-type="float">
            <text:p>0</text:p>
          </table:table-cell>
          <table:table-cell table:content-validation-name="val7" table:formula="of:=HEX2DEC(MID([.H154]; 3; LEN([.H15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5]" office:value-type="float" office:value="0" calcext:value-type="float">
            <text:p>0</text:p>
          </table:table-cell>
          <table:table-cell table:content-validation-name="val7" table:formula="of:=HEX2DEC(MID([.H155]; 3; LEN([.H15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6]" office:value-type="float" office:value="0" calcext:value-type="float">
            <text:p>0</text:p>
          </table:table-cell>
          <table:table-cell table:content-validation-name="val7" table:formula="of:=HEX2DEC(MID([.H156]; 3; LEN([.H15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7]" office:value-type="float" office:value="0" calcext:value-type="float">
            <text:p>0</text:p>
          </table:table-cell>
          <table:table-cell table:content-validation-name="val7" table:formula="of:=HEX2DEC(MID([.H157]; 3; LEN([.H15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8]" office:value-type="float" office:value="0" calcext:value-type="float">
            <text:p>0</text:p>
          </table:table-cell>
          <table:table-cell table:content-validation-name="val7" table:formula="of:=HEX2DEC(MID([.H158]; 3; LEN([.H15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9]" office:value-type="float" office:value="0" calcext:value-type="float">
            <text:p>0</text:p>
          </table:table-cell>
          <table:table-cell table:content-validation-name="val7" table:formula="of:=HEX2DEC(MID([.H159]; 3; LEN([.H15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0]" office:value-type="float" office:value="0" calcext:value-type="float">
            <text:p>0</text:p>
          </table:table-cell>
          <table:table-cell table:content-validation-name="val7" table:formula="of:=HEX2DEC(MID([.H160]; 3; LEN([.H16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1]" office:value-type="float" office:value="0" calcext:value-type="float">
            <text:p>0</text:p>
          </table:table-cell>
          <table:table-cell table:content-validation-name="val7" table:formula="of:=HEX2DEC(MID([.H161]; 3; LEN([.H16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2]" office:value-type="float" office:value="0" calcext:value-type="float">
            <text:p>0</text:p>
          </table:table-cell>
          <table:table-cell table:content-validation-name="val7" table:formula="of:=HEX2DEC(MID([.H162]; 3; LEN([.H16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3]" office:value-type="float" office:value="0" calcext:value-type="float">
            <text:p>0</text:p>
          </table:table-cell>
          <table:table-cell table:content-validation-name="val7" table:formula="of:=HEX2DEC(MID([.H163]; 3; LEN([.H16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4]" office:value-type="float" office:value="0" calcext:value-type="float">
            <text:p>0</text:p>
          </table:table-cell>
          <table:table-cell table:content-validation-name="val7" table:formula="of:=HEX2DEC(MID([.H164]; 3; LEN([.H16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5]" office:value-type="float" office:value="0" calcext:value-type="float">
            <text:p>0</text:p>
          </table:table-cell>
          <table:table-cell table:content-validation-name="val7" table:formula="of:=HEX2DEC(MID([.H165]; 3; LEN([.H16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6]" office:value-type="float" office:value="0" calcext:value-type="float">
            <text:p>0</text:p>
          </table:table-cell>
          <table:table-cell table:content-validation-name="val7" table:formula="of:=HEX2DEC(MID([.H166]; 3; LEN([.H16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7]" office:value-type="float" office:value="0" calcext:value-type="float">
            <text:p>0</text:p>
          </table:table-cell>
          <table:table-cell table:content-validation-name="val7" table:formula="of:=HEX2DEC(MID([.H167]; 3; LEN([.H16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8]" office:value-type="float" office:value="0" calcext:value-type="float">
            <text:p>0</text:p>
          </table:table-cell>
          <table:table-cell table:content-validation-name="val7" table:formula="of:=HEX2DEC(MID([.H168]; 3; LEN([.H16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9]" office:value-type="float" office:value="0" calcext:value-type="float">
            <text:p>0</text:p>
          </table:table-cell>
          <table:table-cell table:content-validation-name="val7" table:formula="of:=HEX2DEC(MID([.H169]; 3; LEN([.H16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0]" office:value-type="float" office:value="0" calcext:value-type="float">
            <text:p>0</text:p>
          </table:table-cell>
          <table:table-cell table:content-validation-name="val7" table:formula="of:=HEX2DEC(MID([.H170]; 3; LEN([.H17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1]" office:value-type="float" office:value="0" calcext:value-type="float">
            <text:p>0</text:p>
          </table:table-cell>
          <table:table-cell table:content-validation-name="val7" table:formula="of:=HEX2DEC(MID([.H171]; 3; LEN([.H17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2]" office:value-type="float" office:value="0" calcext:value-type="float">
            <text:p>0</text:p>
          </table:table-cell>
          <table:table-cell table:content-validation-name="val7" table:formula="of:=HEX2DEC(MID([.H172]; 3; LEN([.H17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3]" office:value-type="float" office:value="0" calcext:value-type="float">
            <text:p>0</text:p>
          </table:table-cell>
          <table:table-cell table:content-validation-name="val7" table:formula="of:=HEX2DEC(MID([.H173]; 3; LEN([.H17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4]" office:value-type="float" office:value="0" calcext:value-type="float">
            <text:p>0</text:p>
          </table:table-cell>
          <table:table-cell table:content-validation-name="val7" table:formula="of:=HEX2DEC(MID([.H174]; 3; LEN([.H17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5]" office:value-type="float" office:value="0" calcext:value-type="float">
            <text:p>0</text:p>
          </table:table-cell>
          <table:table-cell table:content-validation-name="val7" table:formula="of:=HEX2DEC(MID([.H175]; 3; LEN([.H17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6]" office:value-type="float" office:value="0" calcext:value-type="float">
            <text:p>0</text:p>
          </table:table-cell>
          <table:table-cell table:content-validation-name="val7" table:formula="of:=HEX2DEC(MID([.H176]; 3; LEN([.H17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7]" office:value-type="float" office:value="0" calcext:value-type="float">
            <text:p>0</text:p>
          </table:table-cell>
          <table:table-cell table:content-validation-name="val7" table:formula="of:=HEX2DEC(MID([.H177]; 3; LEN([.H17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8]" office:value-type="float" office:value="0" calcext:value-type="float">
            <text:p>0</text:p>
          </table:table-cell>
          <table:table-cell table:content-validation-name="val7" table:formula="of:=HEX2DEC(MID([.H178]; 3; LEN([.H17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9]" office:value-type="float" office:value="0" calcext:value-type="float">
            <text:p>0</text:p>
          </table:table-cell>
          <table:table-cell table:content-validation-name="val7" table:formula="of:=HEX2DEC(MID([.H179]; 3; LEN([.H17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0]" office:value-type="float" office:value="0" calcext:value-type="float">
            <text:p>0</text:p>
          </table:table-cell>
          <table:table-cell table:content-validation-name="val7" table:formula="of:=HEX2DEC(MID([.H180]; 3; LEN([.H18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1]" office:value-type="float" office:value="0" calcext:value-type="float">
            <text:p>0</text:p>
          </table:table-cell>
          <table:table-cell table:content-validation-name="val7" table:formula="of:=HEX2DEC(MID([.H181]; 3; LEN([.H18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2]" office:value-type="float" office:value="0" calcext:value-type="float">
            <text:p>0</text:p>
          </table:table-cell>
          <table:table-cell table:content-validation-name="val7" table:formula="of:=HEX2DEC(MID([.H182]; 3; LEN([.H18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3]" office:value-type="float" office:value="0" calcext:value-type="float">
            <text:p>0</text:p>
          </table:table-cell>
          <table:table-cell table:content-validation-name="val7" table:formula="of:=HEX2DEC(MID([.H183]; 3; LEN([.H18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4]" office:value-type="float" office:value="0" calcext:value-type="float">
            <text:p>0</text:p>
          </table:table-cell>
          <table:table-cell table:content-validation-name="val7" table:formula="of:=HEX2DEC(MID([.H184]; 3; LEN([.H18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5]" office:value-type="float" office:value="0" calcext:value-type="float">
            <text:p>0</text:p>
          </table:table-cell>
          <table:table-cell table:content-validation-name="val7" table:formula="of:=HEX2DEC(MID([.H185]; 3; LEN([.H18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6]" office:value-type="float" office:value="0" calcext:value-type="float">
            <text:p>0</text:p>
          </table:table-cell>
          <table:table-cell table:content-validation-name="val7" table:formula="of:=HEX2DEC(MID([.H186]; 3; LEN([.H18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7]" office:value-type="float" office:value="0" calcext:value-type="float">
            <text:p>0</text:p>
          </table:table-cell>
          <table:table-cell table:content-validation-name="val7" table:formula="of:=HEX2DEC(MID([.H187]; 3; LEN([.H18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8]" office:value-type="float" office:value="0" calcext:value-type="float">
            <text:p>0</text:p>
          </table:table-cell>
          <table:table-cell table:content-validation-name="val7" table:formula="of:=HEX2DEC(MID([.H188]; 3; LEN([.H18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9]" office:value-type="float" office:value="0" calcext:value-type="float">
            <text:p>0</text:p>
          </table:table-cell>
          <table:table-cell table:content-validation-name="val7" table:formula="of:=HEX2DEC(MID([.H189]; 3; LEN([.H18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0]" office:value-type="float" office:value="0" calcext:value-type="float">
            <text:p>0</text:p>
          </table:table-cell>
          <table:table-cell table:content-validation-name="val7" table:formula="of:=HEX2DEC(MID([.H190]; 3; LEN([.H19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1]" office:value-type="float" office:value="0" calcext:value-type="float">
            <text:p>0</text:p>
          </table:table-cell>
          <table:table-cell table:content-validation-name="val7" table:formula="of:=HEX2DEC(MID([.H191]; 3; LEN([.H19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2]" office:value-type="float" office:value="0" calcext:value-type="float">
            <text:p>0</text:p>
          </table:table-cell>
          <table:table-cell table:content-validation-name="val7" table:formula="of:=HEX2DEC(MID([.H192]; 3; LEN([.H19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3]" office:value-type="float" office:value="0" calcext:value-type="float">
            <text:p>0</text:p>
          </table:table-cell>
          <table:table-cell table:content-validation-name="val7" table:formula="of:=HEX2DEC(MID([.H193]; 3; LEN([.H19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4]" office:value-type="float" office:value="0" calcext:value-type="float">
            <text:p>0</text:p>
          </table:table-cell>
          <table:table-cell table:content-validation-name="val7" table:formula="of:=HEX2DEC(MID([.H194]; 3; LEN([.H19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5]" office:value-type="float" office:value="0" calcext:value-type="float">
            <text:p>0</text:p>
          </table:table-cell>
          <table:table-cell table:content-validation-name="val7" table:formula="of:=HEX2DEC(MID([.H195]; 3; LEN([.H19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6]" office:value-type="float" office:value="0" calcext:value-type="float">
            <text:p>0</text:p>
          </table:table-cell>
          <table:table-cell table:content-validation-name="val7" table:formula="of:=HEX2DEC(MID([.H196]; 3; LEN([.H19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7]" office:value-type="float" office:value="0" calcext:value-type="float">
            <text:p>0</text:p>
          </table:table-cell>
          <table:table-cell table:content-validation-name="val7" table:formula="of:=HEX2DEC(MID([.H197]; 3; LEN([.H19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8]" office:value-type="float" office:value="0" calcext:value-type="float">
            <text:p>0</text:p>
          </table:table-cell>
          <table:table-cell table:content-validation-name="val7" table:formula="of:=HEX2DEC(MID([.H198]; 3; LEN([.H19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9]" office:value-type="float" office:value="0" calcext:value-type="float">
            <text:p>0</text:p>
          </table:table-cell>
          <table:table-cell table:content-validation-name="val7" table:formula="of:=HEX2DEC(MID([.H199]; 3; LEN([.H19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0]" office:value-type="float" office:value="0" calcext:value-type="float">
            <text:p>0</text:p>
          </table:table-cell>
          <table:table-cell table:content-validation-name="val7" table:formula="of:=HEX2DEC(MID([.H200]; 3; LEN([.H20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1]" office:value-type="float" office:value="0" calcext:value-type="float">
            <text:p>0</text:p>
          </table:table-cell>
          <table:table-cell table:content-validation-name="val7" table:formula="of:=HEX2DEC(MID([.H201]; 3; LEN([.H20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2]" office:value-type="float" office:value="0" calcext:value-type="float">
            <text:p>0</text:p>
          </table:table-cell>
          <table:table-cell table:content-validation-name="val7" table:formula="of:=HEX2DEC(MID([.H202]; 3; LEN([.H20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3]" office:value-type="float" office:value="0" calcext:value-type="float">
            <text:p>0</text:p>
          </table:table-cell>
          <table:table-cell table:content-validation-name="val7" table:formula="of:=HEX2DEC(MID([.H203]; 3; LEN([.H20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4]" office:value-type="float" office:value="0" calcext:value-type="float">
            <text:p>0</text:p>
          </table:table-cell>
          <table:table-cell table:content-validation-name="val7" table:formula="of:=HEX2DEC(MID([.H204]; 3; LEN([.H20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5]" office:value-type="float" office:value="0" calcext:value-type="float">
            <text:p>0</text:p>
          </table:table-cell>
          <table:table-cell table:content-validation-name="val7" table:formula="of:=HEX2DEC(MID([.H205]; 3; LEN([.H20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6]" office:value-type="float" office:value="0" calcext:value-type="float">
            <text:p>0</text:p>
          </table:table-cell>
          <table:table-cell table:content-validation-name="val7" table:formula="of:=HEX2DEC(MID([.H206]; 3; LEN([.H20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7]" office:value-type="float" office:value="0" calcext:value-type="float">
            <text:p>0</text:p>
          </table:table-cell>
          <table:table-cell table:content-validation-name="val7" table:formula="of:=HEX2DEC(MID([.H207]; 3; LEN([.H20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8]" office:value-type="float" office:value="0" calcext:value-type="float">
            <text:p>0</text:p>
          </table:table-cell>
          <table:table-cell table:content-validation-name="val7" table:formula="of:=HEX2DEC(MID([.H208]; 3; LEN([.H20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9]" office:value-type="float" office:value="0" calcext:value-type="float">
            <text:p>0</text:p>
          </table:table-cell>
          <table:table-cell table:content-validation-name="val7" table:formula="of:=HEX2DEC(MID([.H209]; 3; LEN([.H20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0]" office:value-type="float" office:value="0" calcext:value-type="float">
            <text:p>0</text:p>
          </table:table-cell>
          <table:table-cell table:content-validation-name="val7" table:formula="of:=HEX2DEC(MID([.H210]; 3; LEN([.H21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1]" office:value-type="float" office:value="0" calcext:value-type="float">
            <text:p>0</text:p>
          </table:table-cell>
          <table:table-cell table:content-validation-name="val7" table:formula="of:=HEX2DEC(MID([.H211]; 3; LEN([.H21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2]" office:value-type="float" office:value="0" calcext:value-type="float">
            <text:p>0</text:p>
          </table:table-cell>
          <table:table-cell table:content-validation-name="val7" table:formula="of:=HEX2DEC(MID([.H212]; 3; LEN([.H21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3]" office:value-type="float" office:value="0" calcext:value-type="float">
            <text:p>0</text:p>
          </table:table-cell>
          <table:table-cell table:content-validation-name="val7" table:formula="of:=HEX2DEC(MID([.H213]; 3; LEN([.H21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4]" office:value-type="float" office:value="0" calcext:value-type="float">
            <text:p>0</text:p>
          </table:table-cell>
          <table:table-cell table:content-validation-name="val7" table:formula="of:=HEX2DEC(MID([.H214]; 3; LEN([.H21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5]" office:value-type="float" office:value="0" calcext:value-type="float">
            <text:p>0</text:p>
          </table:table-cell>
          <table:table-cell table:content-validation-name="val7" table:formula="of:=HEX2DEC(MID([.H215]; 3; LEN([.H21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6]" office:value-type="float" office:value="0" calcext:value-type="float">
            <text:p>0</text:p>
          </table:table-cell>
          <table:table-cell table:content-validation-name="val7" table:formula="of:=HEX2DEC(MID([.H216]; 3; LEN([.H21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7]" office:value-type="float" office:value="0" calcext:value-type="float">
            <text:p>0</text:p>
          </table:table-cell>
          <table:table-cell table:content-validation-name="val7" table:formula="of:=HEX2DEC(MID([.H217]; 3; LEN([.H21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8]" office:value-type="float" office:value="0" calcext:value-type="float">
            <text:p>0</text:p>
          </table:table-cell>
          <table:table-cell table:content-validation-name="val7" table:formula="of:=HEX2DEC(MID([.H218]; 3; LEN([.H21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9]" office:value-type="float" office:value="0" calcext:value-type="float">
            <text:p>0</text:p>
          </table:table-cell>
          <table:table-cell table:content-validation-name="val7" table:formula="of:=HEX2DEC(MID([.H219]; 3; LEN([.H21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0]" office:value-type="float" office:value="0" calcext:value-type="float">
            <text:p>0</text:p>
          </table:table-cell>
          <table:table-cell table:content-validation-name="val7" table:formula="of:=HEX2DEC(MID([.H220]; 3; LEN([.H22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1]" office:value-type="float" office:value="0" calcext:value-type="float">
            <text:p>0</text:p>
          </table:table-cell>
          <table:table-cell table:content-validation-name="val7" table:formula="of:=HEX2DEC(MID([.H221]; 3; LEN([.H22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2]" office:value-type="float" office:value="0" calcext:value-type="float">
            <text:p>0</text:p>
          </table:table-cell>
          <table:table-cell table:content-validation-name="val7" table:formula="of:=HEX2DEC(MID([.H222]; 3; LEN([.H22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3]" office:value-type="float" office:value="0" calcext:value-type="float">
            <text:p>0</text:p>
          </table:table-cell>
          <table:table-cell table:content-validation-name="val7" table:formula="of:=HEX2DEC(MID([.H223]; 3; LEN([.H22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4]" office:value-type="float" office:value="0" calcext:value-type="float">
            <text:p>0</text:p>
          </table:table-cell>
          <table:table-cell table:content-validation-name="val7" table:formula="of:=HEX2DEC(MID([.H224]; 3; LEN([.H22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5]" office:value-type="float" office:value="0" calcext:value-type="float">
            <text:p>0</text:p>
          </table:table-cell>
          <table:table-cell table:content-validation-name="val7" table:formula="of:=HEX2DEC(MID([.H225]; 3; LEN([.H22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6]" office:value-type="float" office:value="0" calcext:value-type="float">
            <text:p>0</text:p>
          </table:table-cell>
          <table:table-cell table:content-validation-name="val7" table:formula="of:=HEX2DEC(MID([.H226]; 3; LEN([.H22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7]" office:value-type="float" office:value="0" calcext:value-type="float">
            <text:p>0</text:p>
          </table:table-cell>
          <table:table-cell table:content-validation-name="val7" table:formula="of:=HEX2DEC(MID([.H227]; 3; LEN([.H22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8]" office:value-type="float" office:value="0" calcext:value-type="float">
            <text:p>0</text:p>
          </table:table-cell>
          <table:table-cell table:content-validation-name="val7" table:formula="of:=HEX2DEC(MID([.H228]; 3; LEN([.H22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9]" office:value-type="float" office:value="0" calcext:value-type="float">
            <text:p>0</text:p>
          </table:table-cell>
          <table:table-cell table:content-validation-name="val7" table:formula="of:=HEX2DEC(MID([.H229]; 3; LEN([.H22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0]" office:value-type="float" office:value="0" calcext:value-type="float">
            <text:p>0</text:p>
          </table:table-cell>
          <table:table-cell table:content-validation-name="val7" table:formula="of:=HEX2DEC(MID([.H230]; 3; LEN([.H23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1]" office:value-type="float" office:value="0" calcext:value-type="float">
            <text:p>0</text:p>
          </table:table-cell>
          <table:table-cell table:content-validation-name="val7" table:formula="of:=HEX2DEC(MID([.H231]; 3; LEN([.H23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2]" office:value-type="float" office:value="0" calcext:value-type="float">
            <text:p>0</text:p>
          </table:table-cell>
          <table:table-cell table:content-validation-name="val7" table:formula="of:=HEX2DEC(MID([.H232]; 3; LEN([.H23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3]" office:value-type="float" office:value="0" calcext:value-type="float">
            <text:p>0</text:p>
          </table:table-cell>
          <table:table-cell table:content-validation-name="val7" table:formula="of:=HEX2DEC(MID([.H233]; 3; LEN([.H23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4]" office:value-type="float" office:value="0" calcext:value-type="float">
            <text:p>0</text:p>
          </table:table-cell>
          <table:table-cell table:content-validation-name="val7" table:formula="of:=HEX2DEC(MID([.H234]; 3; LEN([.H23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5]" office:value-type="float" office:value="0" calcext:value-type="float">
            <text:p>0</text:p>
          </table:table-cell>
          <table:table-cell table:content-validation-name="val7" table:formula="of:=HEX2DEC(MID([.H235]; 3; LEN([.H23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6]" office:value-type="float" office:value="0" calcext:value-type="float">
            <text:p>0</text:p>
          </table:table-cell>
          <table:table-cell table:content-validation-name="val7" table:formula="of:=HEX2DEC(MID([.H236]; 3; LEN([.H23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7]" office:value-type="float" office:value="0" calcext:value-type="float">
            <text:p>0</text:p>
          </table:table-cell>
          <table:table-cell table:content-validation-name="val7" table:formula="of:=HEX2DEC(MID([.H237]; 3; LEN([.H23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8]" office:value-type="float" office:value="0" calcext:value-type="float">
            <text:p>0</text:p>
          </table:table-cell>
          <table:table-cell table:content-validation-name="val7" table:formula="of:=HEX2DEC(MID([.H238]; 3; LEN([.H23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9]" office:value-type="float" office:value="0" calcext:value-type="float">
            <text:p>0</text:p>
          </table:table-cell>
          <table:table-cell table:content-validation-name="val7" table:formula="of:=HEX2DEC(MID([.H239]; 3; LEN([.H23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0]" office:value-type="float" office:value="0" calcext:value-type="float">
            <text:p>0</text:p>
          </table:table-cell>
          <table:table-cell table:content-validation-name="val7" table:formula="of:=HEX2DEC(MID([.H240]; 3; LEN([.H24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1]" office:value-type="float" office:value="0" calcext:value-type="float">
            <text:p>0</text:p>
          </table:table-cell>
          <table:table-cell table:content-validation-name="val7" table:formula="of:=HEX2DEC(MID([.H241]; 3; LEN([.H24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2]" office:value-type="float" office:value="0" calcext:value-type="float">
            <text:p>0</text:p>
          </table:table-cell>
          <table:table-cell table:content-validation-name="val7" table:formula="of:=HEX2DEC(MID([.H242]; 3; LEN([.H24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3]" office:value-type="float" office:value="0" calcext:value-type="float">
            <text:p>0</text:p>
          </table:table-cell>
          <table:table-cell table:content-validation-name="val7" table:formula="of:=HEX2DEC(MID([.H243]; 3; LEN([.H24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4]" office:value-type="float" office:value="0" calcext:value-type="float">
            <text:p>0</text:p>
          </table:table-cell>
          <table:table-cell table:content-validation-name="val7" table:formula="of:=HEX2DEC(MID([.H244]; 3; LEN([.H24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5]" office:value-type="float" office:value="0" calcext:value-type="float">
            <text:p>0</text:p>
          </table:table-cell>
          <table:table-cell table:content-validation-name="val7" table:formula="of:=HEX2DEC(MID([.H245]; 3; LEN([.H24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6]" office:value-type="float" office:value="0" calcext:value-type="float">
            <text:p>0</text:p>
          </table:table-cell>
          <table:table-cell table:content-validation-name="val7" table:formula="of:=HEX2DEC(MID([.H246]; 3; LEN([.H24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7]" office:value-type="float" office:value="0" calcext:value-type="float">
            <text:p>0</text:p>
          </table:table-cell>
          <table:table-cell table:content-validation-name="val7" table:formula="of:=HEX2DEC(MID([.H247]; 3; LEN([.H24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8]" office:value-type="float" office:value="0" calcext:value-type="float">
            <text:p>0</text:p>
          </table:table-cell>
          <table:table-cell table:content-validation-name="val7" table:formula="of:=HEX2DEC(MID([.H248]; 3; LEN([.H24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9]" office:value-type="float" office:value="0" calcext:value-type="float">
            <text:p>0</text:p>
          </table:table-cell>
          <table:table-cell table:content-validation-name="val7" table:formula="of:=HEX2DEC(MID([.H249]; 3; LEN([.H24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0]" office:value-type="float" office:value="0" calcext:value-type="float">
            <text:p>0</text:p>
          </table:table-cell>
          <table:table-cell table:content-validation-name="val7" table:formula="of:=HEX2DEC(MID([.H250]; 3; LEN([.H25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1]" office:value-type="float" office:value="0" calcext:value-type="float">
            <text:p>0</text:p>
          </table:table-cell>
          <table:table-cell table:content-validation-name="val7" table:formula="of:=HEX2DEC(MID([.H251]; 3; LEN([.H25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2]" office:value-type="float" office:value="0" calcext:value-type="float">
            <text:p>0</text:p>
          </table:table-cell>
          <table:table-cell table:content-validation-name="val7" table:formula="of:=HEX2DEC(MID([.H252]; 3; LEN([.H25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3]" office:value-type="float" office:value="0" calcext:value-type="float">
            <text:p>0</text:p>
          </table:table-cell>
          <table:table-cell table:content-validation-name="val7" table:formula="of:=HEX2DEC(MID([.H253]; 3; LEN([.H25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4]" office:value-type="float" office:value="0" calcext:value-type="float">
            <text:p>0</text:p>
          </table:table-cell>
          <table:table-cell table:content-validation-name="val7" table:formula="of:=HEX2DEC(MID([.H254]; 3; LEN([.H25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5]" office:value-type="float" office:value="0" calcext:value-type="float">
            <text:p>0</text:p>
          </table:table-cell>
          <table:table-cell table:content-validation-name="val7" table:formula="of:=HEX2DEC(MID([.H255]; 3; LEN([.H255])))" office:value-type="float" office:value="0" calcext:value-type="float">
            <text:p>0</text:p>
          </table:table-cell>
          <table:table-cell table:number-columns-repeated="9"/>
        </table:table-row>
      </table:table>
      <table:table table:name="ItemDefs" table:style-name="ta1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#define</text:p>
          </table:table-cell>
          <table:table-cell table:formula="of:=[.G1]" office:value-type="string" office:string-value="IronSword" calcext:value-type="string">
            <text:p>IronSword</text:p>
          </table:table-cell>
          <table:table-cell table:formula="of:=HEX2DEC(MID([.H1]; 3; LEN([.H1])))" office:value-type="float" office:value="1" calcext:value-type="float">
            <text:p>1</text:p>
          </table:table-cell>
          <table:table-cell/>
          <table:table-cell office:value-type="string" calcext:value-type="string">
            <text:p>If your defs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IronSword</text:p>
          </table:table-cell>
          <table:table-cell office:value-type="string" calcext:value-type="string">
            <text:p>0x01</text:p>
          </table:table-cell>
          <table:table-cell table:number-columns-repeated="3"/>
          <table:table-cell table:formula="of:=HEX2DEC(MID([.H1]; 3; LEN([.H1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]" office:value-type="string" office:string-value="SlimSword" calcext:value-type="string">
            <text:p>SlimSword</text:p>
          </table:table-cell>
          <table:table-cell table:formula="of:=HEX2DEC(MID([.H2]; 3; LEN([.H2])))" office:value-type="float" office:value="2" calcext:value-type="float">
            <text:p>2</text:p>
          </table:table-cell>
          <table:table-cell/>
          <table:table-cell office:value-type="string" calcext:value-type="string">
            <text:p>are in hex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SlimSword</text:p>
          </table:table-cell>
          <table:table-cell office:value-type="string" calcext:value-type="string">
            <text:p>0x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]" office:value-type="string" office:string-value="SteelSword" calcext:value-type="string">
            <text:p>SteelSword</text:p>
          </table:table-cell>
          <table:table-cell table:formula="of:=HEX2DEC(MID([.H3]; 3; LEN([.H3])))" office:value-type="float" office:value="3" calcext:value-type="float">
            <text:p>3</text:p>
          </table:table-cell>
          <table:table-cell/>
          <table:table-cell office:value-type="string" calcext:value-type="string">
            <text:p>paste them 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SteelSword</text:p>
          </table:table-cell>
          <table:table-cell office:value-type="string" calcext:value-type="string">
            <text:p>0x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]" office:value-type="string" office:string-value="SilverSword" calcext:value-type="string">
            <text:p>SilverSword</text:p>
          </table:table-cell>
          <table:table-cell table:formula="of:=HEX2DEC(MID([.H4]; 3; LEN([.H4])))" office:value-type="float" office:value="4" calcext:value-type="float">
            <text:p>4</text:p>
          </table:table-cell>
          <table:table-cell/>
          <table:table-cell office:value-type="string" calcext:value-type="string">
            <text:p>on the right 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SilverSword</text:p>
          </table:table-cell>
          <table:table-cell office:value-type="string" calcext:value-type="string">
            <text:p>0x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]" office:value-type="string" office:string-value="IronBlade" calcext:value-type="string">
            <text:p>IronBlade</text:p>
          </table:table-cell>
          <table:table-cell table:formula="of:=HEX2DEC(MID([.H5]; 3; LEN([.H5])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ronBlade</text:p>
          </table:table-cell>
          <table:table-cell office:value-type="string" calcext:value-type="string">
            <text:p>0x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]" office:value-type="string" office:string-value="SteelBlade" calcext:value-type="string">
            <text:p>SteelBlade</text:p>
          </table:table-cell>
          <table:table-cell table:formula="of:=HEX2DEC(MID([.H6]; 3; LEN([.H6]))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teelBlade</text:p>
          </table:table-cell>
          <table:table-cell office:value-type="string" calcext:value-type="string">
            <text:p>0x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]" office:value-type="string" office:string-value="SilverBlade" calcext:value-type="string">
            <text:p>SilverBlade</text:p>
          </table:table-cell>
          <table:table-cell table:formula="of:=HEX2DEC(MID([.H7]; 3; LEN([.H7]))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lverBlade</text:p>
          </table:table-cell>
          <table:table-cell office:value-type="string" calcext:value-type="string">
            <text:p>0x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]" office:value-type="string" office:string-value="PoisonSword" calcext:value-type="string">
            <text:p>PoisonSword</text:p>
          </table:table-cell>
          <table:table-cell table:formula="of:=HEX2DEC(MID([.H8]; 3; LEN([.H8])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oisonSword</text:p>
          </table:table-cell>
          <table:table-cell office:value-type="string" calcext:value-type="string">
            <text:p>0x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]" office:value-type="string" office:string-value="Rapier" calcext:value-type="string">
            <text:p>Rapier</text:p>
          </table:table-cell>
          <table:table-cell table:formula="of:=HEX2DEC(MID([.H9]; 3; LEN([.H9]))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0x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]" office:value-type="string" office:string-value="ManiKatti" calcext:value-type="string">
            <text:p>ManiKatti</text:p>
          </table:table-cell>
          <table:table-cell table:formula="of:=HEX2DEC(MID([.H10]; 3; LEN([.H10]))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niKatti</text:p>
          </table:table-cell>
          <table:table-cell office:value-type="string" calcext:value-type="string">
            <text:p>0x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]" office:value-type="string" office:string-value="BraveSword" calcext:value-type="string">
            <text:p>BraveSword</text:p>
          </table:table-cell>
          <table:table-cell table:formula="of:=HEX2DEC(MID([.H11]; 3; LEN([.H11]))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raveSword</text:p>
          </table:table-cell>
          <table:table-cell office:value-type="string" calcext:value-type="string">
            <text:p>0x0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]" office:value-type="string" office:string-value="Shamshir" calcext:value-type="string">
            <text:p>Shamshir</text:p>
          </table:table-cell>
          <table:table-cell table:formula="of:=HEX2DEC(MID([.H12]; 3; LEN([.H12]))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amshir</text:p>
          </table:table-cell>
          <table:table-cell office:value-type="string" calcext:value-type="string">
            <text:p>0x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]" office:value-type="string" office:string-value="KillingEdge" calcext:value-type="string">
            <text:p>KillingEdge</text:p>
          </table:table-cell>
          <table:table-cell table:formula="of:=HEX2DEC(MID([.H13]; 3; LEN([.H13]))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illingEdge</text:p>
          </table:table-cell>
          <table:table-cell office:value-type="string" calcext:value-type="string">
            <text:p>0x0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]" office:value-type="string" office:string-value="Armourslayer" calcext:value-type="string">
            <text:p>Armourslayer</text:p>
          </table:table-cell>
          <table:table-cell table:formula="of:=HEX2DEC(MID([.H14]; 3; LEN([.H14]))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mourslayer</text:p>
          </table:table-cell>
          <table:table-cell office:value-type="string" calcext:value-type="string">
            <text:p>0x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]" office:value-type="string" office:string-value="Armorslayer" calcext:value-type="string">
            <text:p>Armorslayer</text:p>
          </table:table-cell>
          <table:table-cell table:formula="of:=HEX2DEC(MID([.H15]; 3; LEN([.H15]))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morslayer</text:p>
          </table:table-cell>
          <table:table-cell office:value-type="string" calcext:value-type="string">
            <text:p>0x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]" office:value-type="string" office:string-value="Wyrmslayer" calcext:value-type="string">
            <text:p>Wyrmslayer</text:p>
          </table:table-cell>
          <table:table-cell table:formula="of:=HEX2DEC(MID([.H16]; 3; LEN([.H16])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yrmslayer</text:p>
          </table:table-cell>
          <table:table-cell office:value-type="string" calcext:value-type="string">
            <text:p>0x0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]" office:value-type="string" office:string-value="LightBrand" calcext:value-type="string">
            <text:p>LightBrand</text:p>
          </table:table-cell>
          <table:table-cell table:formula="of:=HEX2DEC(MID([.H17]; 3; LEN([.H17]))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ightBrand</text:p>
          </table:table-cell>
          <table:table-cell office:value-type="string" calcext:value-type="string">
            <text:p>0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]" office:value-type="string" office:string-value="Lightbrand" calcext:value-type="string">
            <text:p>Lightbrand</text:p>
          </table:table-cell>
          <table:table-cell table:formula="of:=HEX2DEC(MID([.H18]; 3; LEN([.H18]))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ightbrand</text:p>
          </table:table-cell>
          <table:table-cell office:value-type="string" calcext:value-type="string">
            <text:p>0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]" office:value-type="string" office:string-value="Runesword" calcext:value-type="string">
            <text:p>Runesword</text:p>
          </table:table-cell>
          <table:table-cell table:formula="of:=HEX2DEC(MID([.H19]; 3; LEN([.H19]))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unesword</text:p>
          </table:table-cell>
          <table:table-cell office:value-type="string" calcext:value-type="string">
            <text:p>0x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]" office:value-type="string" office:string-value="Lancereaver" calcext:value-type="string">
            <text:p>Lancereaver</text:p>
          </table:table-cell>
          <table:table-cell table:formula="of:=HEX2DEC(MID([.H20]; 3; LEN([.H20]))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ancereaver</text:p>
          </table:table-cell>
          <table:table-cell office:value-type="string" calcext:value-type="string">
            <text:p>0x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]" office:value-type="string" office:string-value="Longsword" calcext:value-type="string">
            <text:p>Longsword</text:p>
          </table:table-cell>
          <table:table-cell table:formula="of:=HEX2DEC(MID([.H21]; 3; LEN([.H21])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ongsword</text:p>
          </table:table-cell>
          <table:table-cell office:value-type="string" calcext:value-type="string">
            <text:p>0x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]" office:value-type="string" office:string-value="Zanbato" calcext:value-type="string">
            <text:p>Zanbato</text:p>
          </table:table-cell>
          <table:table-cell table:formula="of:=HEX2DEC(MID([.H22]; 3; LEN([.H22])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Zanbato</text:p>
          </table:table-cell>
          <table:table-cell office:value-type="string" calcext:value-type="string">
            <text:p>0x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]" office:value-type="string" office:string-value="Zanbatou" calcext:value-type="string">
            <text:p>Zanbatou</text:p>
          </table:table-cell>
          <table:table-cell table:formula="of:=HEX2DEC(MID([.H23]; 3; LEN([.H23])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Zanbatou</text:p>
          </table:table-cell>
          <table:table-cell office:value-type="string" calcext:value-type="string">
            <text:p>0x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]" office:value-type="string" office:string-value="IronLance" calcext:value-type="string">
            <text:p>IronLance</text:p>
          </table:table-cell>
          <table:table-cell table:formula="of:=HEX2DEC(MID([.H24]; 3; LEN([.H24])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ronLance</text:p>
          </table:table-cell>
          <table:table-cell office:value-type="string" calcext:value-type="string">
            <text:p>0x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]" office:value-type="string" office:string-value="SlimLance" calcext:value-type="string">
            <text:p>SlimLance</text:p>
          </table:table-cell>
          <table:table-cell table:formula="of:=HEX2DEC(MID([.H25]; 3; LEN([.H25]))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limLance</text:p>
          </table:table-cell>
          <table:table-cell office:value-type="string" calcext:value-type="string">
            <text:p>0x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6]" office:value-type="string" office:string-value="SteelLance" calcext:value-type="string">
            <text:p>SteelLance</text:p>
          </table:table-cell>
          <table:table-cell table:formula="of:=HEX2DEC(MID([.H26]; 3; LEN([.H26]))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teelLance</text:p>
          </table:table-cell>
          <table:table-cell office:value-type="string" calcext:value-type="string">
            <text:p>0x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7]" office:value-type="string" office:string-value="SilverLance" calcext:value-type="string">
            <text:p>SilverLance</text:p>
          </table:table-cell>
          <table:table-cell table:formula="of:=HEX2DEC(MID([.H27]; 3; LEN([.H27]))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lverLance</text:p>
          </table:table-cell>
          <table:table-cell office:value-type="string" calcext:value-type="string">
            <text:p>0x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8]" office:value-type="string" office:string-value="PoisonLance" calcext:value-type="string">
            <text:p>PoisonLance</text:p>
          </table:table-cell>
          <table:table-cell table:formula="of:=HEX2DEC(MID([.H28]; 3; LEN([.H28]))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oisonLance</text:p>
          </table:table-cell>
          <table:table-cell office:value-type="string" calcext:value-type="string">
            <text:p>0x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9]" office:value-type="string" office:string-value="ToxicLance" calcext:value-type="string">
            <text:p>ToxicLance</text:p>
          </table:table-cell>
          <table:table-cell table:formula="of:=HEX2DEC(MID([.H29]; 3; LEN([.H29]))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oxicLance</text:p>
          </table:table-cell>
          <table:table-cell office:value-type="string" calcext:value-type="string">
            <text:p>0x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0]" office:value-type="string" office:string-value="ToxinLance" calcext:value-type="string">
            <text:p>ToxinLance</text:p>
          </table:table-cell>
          <table:table-cell table:formula="of:=HEX2DEC(MID([.H30]; 3; LEN([.H30]))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oxinLance</text:p>
          </table:table-cell>
          <table:table-cell office:value-type="string" calcext:value-type="string">
            <text:p>0x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1]" office:value-type="string" office:string-value="BraveLance" calcext:value-type="string">
            <text:p>BraveLance</text:p>
          </table:table-cell>
          <table:table-cell table:formula="of:=HEX2DEC(MID([.H31]; 3; LEN([.H31]))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raveLance</text:p>
          </table:table-cell>
          <table:table-cell office:value-type="string" calcext:value-type="string">
            <text:p>0x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2]" office:value-type="string" office:string-value="KillerLance" calcext:value-type="string">
            <text:p>KillerLance</text:p>
          </table:table-cell>
          <table:table-cell table:formula="of:=HEX2DEC(MID([.H32]; 3; LEN([.H32]))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illerLance</text:p>
          </table:table-cell>
          <table:table-cell office:value-type="string" calcext:value-type="string">
            <text:p>0x1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3]" office:value-type="string" office:string-value="Horseslayer" calcext:value-type="string">
            <text:p>Horseslayer</text:p>
          </table:table-cell>
          <table:table-cell table:formula="of:=HEX2DEC(MID([.H33]; 3; LEN([.H33])))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orseslayer</text:p>
          </table:table-cell>
          <table:table-cell office:value-type="string" calcext:value-type="string">
            <text:p>0x1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4]" office:value-type="string" office:string-value="Ridersbane" calcext:value-type="string">
            <text:p>Ridersbane</text:p>
          </table:table-cell>
          <table:table-cell table:formula="of:=HEX2DEC(MID([.H34]; 3; LEN([.H34])))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dersbane</text:p>
          </table:table-cell>
          <table:table-cell office:value-type="string" calcext:value-type="string">
            <text:p>0x1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5]" office:value-type="string" office:string-value="Horsekiller" calcext:value-type="string">
            <text:p>Horsekiller</text:p>
          </table:table-cell>
          <table:table-cell table:formula="of:=HEX2DEC(MID([.H35]; 3; LEN([.H35])))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orsekiller</text:p>
          </table:table-cell>
          <table:table-cell office:value-type="string" calcext:value-type="string">
            <text:p>0x1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6]" office:value-type="string" office:string-value="Javelin" calcext:value-type="string">
            <text:p>Javelin</text:p>
          </table:table-cell>
          <table:table-cell table:formula="of:=HEX2DEC(MID([.H36]; 3; LEN([.H36]))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Javelin</text:p>
          </table:table-cell>
          <table:table-cell office:value-type="string" calcext:value-type="string">
            <text:p>0x1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7]" office:value-type="string" office:string-value="Spear" calcext:value-type="string">
            <text:p>Spear</text:p>
          </table:table-cell>
          <table:table-cell table:formula="of:=HEX2DEC(MID([.H37]; 3; LEN([.H37]))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0x1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8]" office:value-type="string" office:string-value="Axereaver" calcext:value-type="string">
            <text:p>Axereaver</text:p>
          </table:table-cell>
          <table:table-cell table:formula="of:=HEX2DEC(MID([.H38]; 3; LEN([.H38]))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xereaver</text:p>
          </table:table-cell>
          <table:table-cell office:value-type="string" calcext:value-type="string">
            <text:p>0x1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39]" office:value-type="string" office:string-value="IronAxe" calcext:value-type="string">
            <text:p>IronAxe</text:p>
          </table:table-cell>
          <table:table-cell table:formula="of:=HEX2DEC(MID([.H39]; 3; LEN([.H39]))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ronAxe</text:p>
          </table:table-cell>
          <table:table-cell office:value-type="string" calcext:value-type="string">
            <text:p>0x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0]" office:value-type="string" office:string-value="SteelAxe" calcext:value-type="string">
            <text:p>SteelAxe</text:p>
          </table:table-cell>
          <table:table-cell table:formula="of:=HEX2DEC(MID([.H40]; 3; LEN([.H40]))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teelAxe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1]" office:value-type="string" office:string-value="SilverAxe" calcext:value-type="string">
            <text:p>SilverAxe</text:p>
          </table:table-cell>
          <table:table-cell table:formula="of:=HEX2DEC(MID([.H41]; 3; LEN([.H41]))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lverAxe</text:p>
          </table:table-cell>
          <table:table-cell office:value-type="string" calcext:value-type="string">
            <text:p>0x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2]" office:value-type="string" office:string-value="PoisonAxe" calcext:value-type="string">
            <text:p>PoisonAxe</text:p>
          </table:table-cell>
          <table:table-cell table:formula="of:=HEX2DEC(MID([.H42]; 3; LEN([.H42])))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oisonAxe</text:p>
          </table:table-cell>
          <table:table-cell office:value-type="string" calcext:value-type="string">
            <text:p>0x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3]" office:value-type="string" office:string-value="BraveAxe" calcext:value-type="string">
            <text:p>BraveAxe</text:p>
          </table:table-cell>
          <table:table-cell table:formula="of:=HEX2DEC(MID([.H43]; 3; LEN([.H43])))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raveAxe</text:p>
          </table:table-cell>
          <table:table-cell office:value-type="string" calcext:value-type="string">
            <text:p>0x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4]" office:value-type="string" office:string-value="KillerAxe" calcext:value-type="string">
            <text:p>KillerAxe</text:p>
          </table:table-cell>
          <table:table-cell table:formula="of:=HEX2DEC(MID([.H44]; 3; LEN([.H44]))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illerAxe</text:p>
          </table:table-cell>
          <table:table-cell office:value-type="string" calcext:value-type="string">
            <text:p>0x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5]" office:value-type="string" office:string-value="Halberd" calcext:value-type="string">
            <text:p>Halberd</text:p>
          </table:table-cell>
          <table:table-cell table:formula="of:=HEX2DEC(MID([.H45]; 3; LEN([.H45])))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0x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6]" office:value-type="string" office:string-value="Hammer" calcext:value-type="string">
            <text:p>Hammer</text:p>
          </table:table-cell>
          <table:table-cell table:formula="of:=HEX2DEC(MID([.H46]; 3; LEN([.H46])))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0x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7]" office:value-type="string" office:string-value="DevilAxe" calcext:value-type="string">
            <text:p>DevilAxe</text:p>
          </table:table-cell>
          <table:table-cell table:formula="of:=HEX2DEC(MID([.H47]; 3; LEN([.H47])))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vilAxe</text:p>
          </table:table-cell>
          <table:table-cell office:value-type="string" calcext:value-type="string">
            <text:p>0x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8]" office:value-type="string" office:string-value="HandAxe" calcext:value-type="string">
            <text:p>HandAxe</text:p>
          </table:table-cell>
          <table:table-cell table:formula="of:=HEX2DEC(MID([.H48]; 3; LEN([.H48])))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andAxe</text:p>
          </table:table-cell>
          <table:table-cell office:value-type="string" calcext:value-type="string">
            <text:p>0x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49]" office:value-type="string" office:string-value="Tomahawk" calcext:value-type="string">
            <text:p>Tomahawk</text:p>
          </table:table-cell>
          <table:table-cell table:formula="of:=HEX2DEC(MID([.H49]; 3; LEN([.H49])))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omahawk</text:p>
          </table:table-cell>
          <table:table-cell office:value-type="string" calcext:value-type="string">
            <text:p>0x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0]" office:value-type="string" office:string-value="Swordreaver" calcext:value-type="string">
            <text:p>Swordreaver</text:p>
          </table:table-cell>
          <table:table-cell table:formula="of:=HEX2DEC(MID([.H50]; 3; LEN([.H50])))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wordreaver</text:p>
          </table:table-cell>
          <table:table-cell office:value-type="string" calcext:value-type="string">
            <text:p>0x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1]" office:value-type="string" office:string-value="Swordslayer" calcext:value-type="string">
            <text:p>Swordslayer</text:p>
          </table:table-cell>
          <table:table-cell table:formula="of:=HEX2DEC(MID([.H51]; 3; LEN([.H51])))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wordslayer</text:p>
          </table:table-cell>
          <table:table-cell office:value-type="string" calcext:value-type="string">
            <text:p>0x2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2]" office:value-type="string" office:string-value="Hatchet" calcext:value-type="string">
            <text:p>Hatchet</text:p>
          </table:table-cell>
          <table:table-cell table:formula="of:=HEX2DEC(MID([.H52]; 3; LEN([.H52])))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atchet</text:p>
          </table:table-cell>
          <table:table-cell office:value-type="string" calcext:value-type="string">
            <text:p>0x2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3]" office:value-type="string" office:string-value="IronBow" calcext:value-type="string">
            <text:p>IronBow</text:p>
          </table:table-cell>
          <table:table-cell table:formula="of:=HEX2DEC(MID([.H53]; 3; LEN([.H53]))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ronBow</text:p>
          </table:table-cell>
          <table:table-cell office:value-type="string" calcext:value-type="string">
            <text:p>0x2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4]" office:value-type="string" office:string-value="SteelBow" calcext:value-type="string">
            <text:p>SteelBow</text:p>
          </table:table-cell>
          <table:table-cell table:formula="of:=HEX2DEC(MID([.H54]; 3; LEN([.H54]))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teelBow</text:p>
          </table:table-cell>
          <table:table-cell office:value-type="string" calcext:value-type="string">
            <text:p>0x2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5]" office:value-type="string" office:string-value="SilverBow" calcext:value-type="string">
            <text:p>SilverBow</text:p>
          </table:table-cell>
          <table:table-cell table:formula="of:=HEX2DEC(MID([.H55]; 3; LEN([.H55])))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lverBow</text:p>
          </table:table-cell>
          <table:table-cell office:value-type="string" calcext:value-type="string">
            <text:p>0x2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6]" office:value-type="string" office:string-value="PoisonBow" calcext:value-type="string">
            <text:p>PoisonBow</text:p>
          </table:table-cell>
          <table:table-cell table:formula="of:=HEX2DEC(MID([.H56]; 3; LEN([.H56]))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oisonBow</text:p>
          </table:table-cell>
          <table:table-cell office:value-type="string" calcext:value-type="string">
            <text:p>0x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7]" office:value-type="string" office:string-value="KillerBow" calcext:value-type="string">
            <text:p>KillerBow</text:p>
          </table:table-cell>
          <table:table-cell table:formula="of:=HEX2DEC(MID([.H57]; 3; LEN([.H57]))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illerBow</text:p>
          </table:table-cell>
          <table:table-cell office:value-type="string" calcext:value-type="string">
            <text:p>0x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8]" office:value-type="string" office:string-value="BraveBow" calcext:value-type="string">
            <text:p>BraveBow</text:p>
          </table:table-cell>
          <table:table-cell table:formula="of:=HEX2DEC(MID([.H58]; 3; LEN([.H58]))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raveBow</text:p>
          </table:table-cell>
          <table:table-cell office:value-type="string" calcext:value-type="string">
            <text:p>0x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59]" office:value-type="string" office:string-value="ShortBow" calcext:value-type="string">
            <text:p>ShortBow</text:p>
          </table:table-cell>
          <table:table-cell table:formula="of:=HEX2DEC(MID([.H59]; 3; LEN([.H59]))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ortBow</text:p>
          </table:table-cell>
          <table:table-cell office:value-type="string" calcext:value-type="string">
            <text:p>0x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0]" office:value-type="string" office:string-value="Longbow" calcext:value-type="string">
            <text:p>Longbow</text:p>
          </table:table-cell>
          <table:table-cell table:formula="of:=HEX2DEC(MID([.H60]; 3; LEN([.H60]))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ongbow</text:p>
          </table:table-cell>
          <table:table-cell office:value-type="string" calcext:value-type="string">
            <text:p>0x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1]" office:value-type="string" office:string-value="Ballista" calcext:value-type="string">
            <text:p>Ballista</text:p>
          </table:table-cell>
          <table:table-cell table:formula="of:=HEX2DEC(MID([.H61]; 3; LEN([.H61]))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allista</text:p>
          </table:table-cell>
          <table:table-cell office:value-type="string" calcext:value-type="string">
            <text:p>0x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2]" office:value-type="string" office:string-value="IronBallista" calcext:value-type="string">
            <text:p>IronBallista</text:p>
          </table:table-cell>
          <table:table-cell table:formula="of:=HEX2DEC(MID([.H62]; 3; LEN([.H62]))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ronBallista</text:p>
          </table:table-cell>
          <table:table-cell office:value-type="string" calcext:value-type="string">
            <text:p>0x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3]" office:value-type="string" office:string-value="KillerBallista" calcext:value-type="string">
            <text:p>KillerBallista</text:p>
          </table:table-cell>
          <table:table-cell table:formula="of:=HEX2DEC(MID([.H63]; 3; LEN([.H63]))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illerBallista</text:p>
          </table:table-cell>
          <table:table-cell office:value-type="string" calcext:value-type="string">
            <text:p>0x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4]" office:value-type="string" office:string-value="Fire" calcext:value-type="string">
            <text:p>Fire</text:p>
          </table:table-cell>
          <table:table-cell table:formula="of:=HEX2DEC(MID([.H64]; 3; LEN([.H64]))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0x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5]" office:value-type="string" office:string-value="Thunder" calcext:value-type="string">
            <text:p>Thunder</text:p>
          </table:table-cell>
          <table:table-cell table:formula="of:=HEX2DEC(MID([.H65]; 3; LEN([.H65]))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0x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6]" office:value-type="string" office:string-value="Elfire" calcext:value-type="string">
            <text:p>Elfire</text:p>
          </table:table-cell>
          <table:table-cell table:formula="of:=HEX2DEC(MID([.H66]; 3; LEN([.H66]))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lfire</text:p>
          </table:table-cell>
          <table:table-cell office:value-type="string" calcext:value-type="string">
            <text:p>0x3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7]" office:value-type="string" office:string-value="Bolting" calcext:value-type="string">
            <text:p>Bolting</text:p>
          </table:table-cell>
          <table:table-cell table:formula="of:=HEX2DEC(MID([.H67]; 3; LEN([.H67]))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olting</text:p>
          </table:table-cell>
          <table:table-cell office:value-type="string" calcext:value-type="string">
            <text:p>0x3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8]" office:value-type="string" office:string-value="Fimbulvetr" calcext:value-type="string">
            <text:p>Fimbulvetr</text:p>
          </table:table-cell>
          <table:table-cell table:formula="of:=HEX2DEC(MID([.H68]; 3; LEN([.H68]))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imbulvetr</text:p>
          </table:table-cell>
          <table:table-cell office:value-type="string" calcext:value-type="string">
            <text:p>0x3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69]" office:value-type="string" office:string-value="Forblaze" calcext:value-type="string">
            <text:p>Forblaze</text:p>
          </table:table-cell>
          <table:table-cell table:formula="of:=HEX2DEC(MID([.H69]; 3; LEN([.H69])))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orblaze</text:p>
          </table:table-cell>
          <table:table-cell office:value-type="string" calcext:value-type="string">
            <text:p>0x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0]" office:value-type="string" office:string-value="Excalibur" calcext:value-type="string">
            <text:p>Excalibur</text:p>
          </table:table-cell>
          <table:table-cell table:formula="of:=HEX2DEC(MID([.H70]; 3; LEN([.H70]))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0x3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1]" office:value-type="string" office:string-value="Lightning" calcext:value-type="string">
            <text:p>Lightning</text:p>
          </table:table-cell>
          <table:table-cell table:formula="of:=HEX2DEC(MID([.H71]; 3; LEN([.H71]))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0x3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2]" office:value-type="string" office:string-value="Shine" calcext:value-type="string">
            <text:p>Shine</text:p>
          </table:table-cell>
          <table:table-cell table:formula="of:=HEX2DEC(MID([.H72]; 3; LEN([.H72]))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0x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3]" office:value-type="string" office:string-value="Divine" calcext:value-type="string">
            <text:p>Divine</text:p>
          </table:table-cell>
          <table:table-cell table:formula="of:=HEX2DEC(MID([.H73]; 3; LEN([.H73]))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0x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4]" office:value-type="string" office:string-value="Purge" calcext:value-type="string">
            <text:p>Purge</text:p>
          </table:table-cell>
          <table:table-cell table:formula="of:=HEX2DEC(MID([.H74]; 3; LEN([.H74]))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urge</text:p>
          </table:table-cell>
          <table:table-cell office:value-type="string" calcext:value-type="string">
            <text:p>0x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5]" office:value-type="string" office:string-value="Aura" calcext:value-type="string">
            <text:p>Aura</text:p>
          </table:table-cell>
          <table:table-cell table:formula="of:=HEX2DEC(MID([.H75]; 3; LEN([.H75]))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0x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6]" office:value-type="string" office:string-value="Luce" calcext:value-type="string">
            <text:p>Luce</text:p>
          </table:table-cell>
          <table:table-cell table:formula="of:=HEX2DEC(MID([.H76]; 3; LEN([.H76]))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0x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7]" office:value-type="string" office:string-value="Flux" calcext:value-type="string">
            <text:p>Flux</text:p>
          </table:table-cell>
          <table:table-cell table:formula="of:=HEX2DEC(MID([.H77]; 3; LEN([.H77]))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0x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8]" office:value-type="string" office:string-value="Luna" calcext:value-type="string">
            <text:p>Luna</text:p>
          </table:table-cell>
          <table:table-cell table:formula="of:=HEX2DEC(MID([.H78]; 3; LEN([.H78]))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0x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79]" office:value-type="string" office:string-value="Nosferatu" calcext:value-type="string">
            <text:p>Nosferatu</text:p>
          </table:table-cell>
          <table:table-cell table:formula="of:=HEX2DEC(MID([.H79]; 3; LEN([.H79]))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osferatu</text:p>
          </table:table-cell>
          <table:table-cell office:value-type="string" calcext:value-type="string">
            <text:p>0x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0]" office:value-type="string" office:string-value="Eclipse" calcext:value-type="string">
            <text:p>Eclipse</text:p>
          </table:table-cell>
          <table:table-cell table:formula="of:=HEX2DEC(MID([.H80]; 3; LEN([.H80]))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0x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1]" office:value-type="string" office:string-value="Fenrir" calcext:value-type="string">
            <text:p>Fenrir</text:p>
          </table:table-cell>
          <table:table-cell table:formula="of:=HEX2DEC(MID([.H81]; 3; LEN([.H81]))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enrir</text:p>
          </table:table-cell>
          <table:table-cell office:value-type="string" calcext:value-type="string">
            <text:p>0x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2]" office:value-type="string" office:string-value="Gleipnir" calcext:value-type="string">
            <text:p>Gleipnir</text:p>
          </table:table-cell>
          <table:table-cell table:formula="of:=HEX2DEC(MID([.H82]; 3; LEN([.H82]))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leipnir</text:p>
          </table:table-cell>
          <table:table-cell office:value-type="string" calcext:value-type="string">
            <text:p>0x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3]" office:value-type="string" office:string-value="Heal" calcext:value-type="string">
            <text:p>Heal</text:p>
          </table:table-cell>
          <table:table-cell table:formula="of:=HEX2DEC(MID([.H83]; 3; LEN([.H83])))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0x4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4]" office:value-type="string" office:string-value="Mend" calcext:value-type="string">
            <text:p>Mend</text:p>
          </table:table-cell>
          <table:table-cell table:formula="of:=HEX2DEC(MID([.H84]; 3; LEN([.H84]))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0x4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5]" office:value-type="string" office:string-value="Recover" calcext:value-type="string">
            <text:p>Recover</text:p>
          </table:table-cell>
          <table:table-cell table:formula="of:=HEX2DEC(MID([.H85]; 3; LEN([.H85]))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0x4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6]" office:value-type="string" office:string-value="Physic" calcext:value-type="string">
            <text:p>Physic</text:p>
          </table:table-cell>
          <table:table-cell table:formula="of:=HEX2DEC(MID([.H86]; 3; LEN([.H86]))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hysic</text:p>
          </table:table-cell>
          <table:table-cell office:value-type="string" calcext:value-type="string">
            <text:p>0x4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7]" office:value-type="string" office:string-value="Fortify" calcext:value-type="string">
            <text:p>Fortify</text:p>
          </table:table-cell>
          <table:table-cell table:formula="of:=HEX2DEC(MID([.H87]; 3; LEN([.H87])))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ortify</text:p>
          </table:table-cell>
          <table:table-cell office:value-type="string" calcext:value-type="string">
            <text:p>0x4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8]" office:value-type="string" office:string-value="Restore" calcext:value-type="string">
            <text:p>Restore</text:p>
          </table:table-cell>
          <table:table-cell table:formula="of:=HEX2DEC(MID([.H88]; 3; LEN([.H88]))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0x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89]" office:value-type="string" office:string-value="Silence" calcext:value-type="string">
            <text:p>Silence</text:p>
          </table:table-cell>
          <table:table-cell table:formula="of:=HEX2DEC(MID([.H89]; 3; LEN([.H89]))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0x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0]" office:value-type="string" office:string-value="Sleep" calcext:value-type="string">
            <text:p>Sleep</text:p>
          </table:table-cell>
          <table:table-cell table:formula="of:=HEX2DEC(MID([.H90]; 3; LEN([.H90]))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0x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1]" office:value-type="string" office:string-value="Berserk" calcext:value-type="string">
            <text:p>Berserk</text:p>
          </table:table-cell>
          <table:table-cell table:formula="of:=HEX2DEC(MID([.H91]; 3; LEN([.H91]))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0x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2]" office:value-type="string" office:string-value="Warp" calcext:value-type="string">
            <text:p>Warp</text:p>
          </table:table-cell>
          <table:table-cell table:formula="of:=HEX2DEC(MID([.H92]; 3; LEN([.H92]))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0x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3]" office:value-type="string" office:string-value="Rescue" calcext:value-type="string">
            <text:p>Rescue</text:p>
          </table:table-cell>
          <table:table-cell table:formula="of:=HEX2DEC(MID([.H93]; 3; LEN([.H93])))"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0x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4]" office:value-type="string" office:string-value="TorchStaff" calcext:value-type="string">
            <text:p>TorchStaff</text:p>
          </table:table-cell>
          <table:table-cell table:formula="of:=HEX2DEC(MID([.H94]; 3; LEN([.H94]))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orchStaff</text:p>
          </table:table-cell>
          <table:table-cell office:value-type="string" calcext:value-type="string">
            <text:p>0x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5]" office:value-type="string" office:string-value="Hammerne" calcext:value-type="string">
            <text:p>Hammerne</text:p>
          </table:table-cell>
          <table:table-cell table:formula="of:=HEX2DEC(MID([.H95]; 3; LEN([.H95]))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ammerne</text:p>
          </table:table-cell>
          <table:table-cell office:value-type="string" calcext:value-type="string">
            <text:p>0x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6]" office:value-type="string" office:string-value="Unlock" calcext:value-type="string">
            <text:p>Unlock</text:p>
          </table:table-cell>
          <table:table-cell table:formula="of:=HEX2DEC(MID([.H96]; 3; LEN([.H96]))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Unlock</text:p>
          </table:table-cell>
          <table:table-cell office:value-type="string" calcext:value-type="string">
            <text:p>0x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7]" office:value-type="string" office:string-value="Barrier" calcext:value-type="string">
            <text:p>Barrier</text:p>
          </table:table-cell>
          <table:table-cell table:formula="of:=HEX2DEC(MID([.H97]; 3; LEN([.H97])))"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0x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8]" office:value-type="string" office:string-value="DragonAxe" calcext:value-type="string">
            <text:p>DragonAxe</text:p>
          </table:table-cell>
          <table:table-cell table:formula="of:=HEX2DEC(MID([.H98]; 3; LEN([.H98]))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agonAxe</text:p>
          </table:table-cell>
          <table:table-cell office:value-type="string" calcext:value-type="string">
            <text:p>0x5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99]" office:value-type="string" office:string-value="AngelicRobe" calcext:value-type="string">
            <text:p>AngelicRobe</text:p>
          </table:table-cell>
          <table:table-cell table:formula="of:=HEX2DEC(MID([.H99]; 3; LEN([.H99]))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ngelicRobe</text:p>
          </table:table-cell>
          <table:table-cell office:value-type="string" calcext:value-type="string">
            <text:p>0x5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0]" office:value-type="string" office:string-value="EnergyRing" calcext:value-type="string">
            <text:p>EnergyRing</text:p>
          </table:table-cell>
          <table:table-cell table:formula="of:=HEX2DEC(MID([.H100]; 3; LEN([.H100]))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nergyRing</text:p>
          </table:table-cell>
          <table:table-cell office:value-type="string" calcext:value-type="string">
            <text:p>0x5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1]" office:value-type="string" office:string-value="SecretBook" calcext:value-type="string">
            <text:p>SecretBook</text:p>
          </table:table-cell>
          <table:table-cell table:formula="of:=HEX2DEC(MID([.H101]; 3; LEN([.H101]))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ecretBook</text:p>
          </table:table-cell>
          <table:table-cell office:value-type="string" calcext:value-type="string">
            <text:p>0x5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2]" office:value-type="string" office:string-value="Speedwings" calcext:value-type="string">
            <text:p>Speedwings</text:p>
          </table:table-cell>
          <table:table-cell table:formula="of:=HEX2DEC(MID([.H102]; 3; LEN([.H102]))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peedwings</text:p>
          </table:table-cell>
          <table:table-cell office:value-type="string" calcext:value-type="string">
            <text:p>0x5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3]" office:value-type="string" office:string-value="GoddessIcon" calcext:value-type="string">
            <text:p>GoddessIcon</text:p>
          </table:table-cell>
          <table:table-cell table:formula="of:=HEX2DEC(MID([.H103]; 3; LEN([.H103]))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oddessIcon</text:p>
          </table:table-cell>
          <table:table-cell office:value-type="string" calcext:value-type="string">
            <text:p>0x5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4]" office:value-type="string" office:string-value="Dragonshield" calcext:value-type="string">
            <text:p>Dragonshield</text:p>
          </table:table-cell>
          <table:table-cell table:formula="of:=HEX2DEC(MID([.H104]; 3; LEN([.H104]))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agonshield</text:p>
          </table:table-cell>
          <table:table-cell office:value-type="string" calcext:value-type="string">
            <text:p>0x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5]" office:value-type="string" office:string-value="Dracoshield" calcext:value-type="string">
            <text:p>Dracoshield</text:p>
          </table:table-cell>
          <table:table-cell table:formula="of:=HEX2DEC(MID([.H105]; 3; LEN([.H105]))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acoshield</text:p>
          </table:table-cell>
          <table:table-cell office:value-type="string" calcext:value-type="string">
            <text:p>0x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6]" office:value-type="string" office:string-value="Talisman" calcext:value-type="string">
            <text:p>Talisman</text:p>
          </table:table-cell>
          <table:table-cell table:formula="of:=HEX2DEC(MID([.H106]; 3; LEN([.H106])))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alisman</text:p>
          </table:table-cell>
          <table:table-cell office:value-type="string" calcext:value-type="string">
            <text:p>0x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7]" office:value-type="string" office:string-value="Boots" calcext:value-type="string">
            <text:p>Boots</text:p>
          </table:table-cell>
          <table:table-cell table:formula="of:=HEX2DEC(MID([.H107]; 3; LEN([.H107])))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0x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8]" office:value-type="string" office:string-value="BodyRing" calcext:value-type="string">
            <text:p>BodyRing</text:p>
          </table:table-cell>
          <table:table-cell table:formula="of:=HEX2DEC(MID([.H108]; 3; LEN([.H108])))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odyRing</text:p>
          </table:table-cell>
          <table:table-cell office:value-type="string" calcext:value-type="string">
            <text:p>0x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09]" office:value-type="string" office:string-value="HeroCrest" calcext:value-type="string">
            <text:p>HeroCrest</text:p>
          </table:table-cell>
          <table:table-cell table:formula="of:=HEX2DEC(MID([.H109]; 3; LEN([.H109]))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roCrest</text:p>
          </table:table-cell>
          <table:table-cell office:value-type="string" calcext:value-type="string">
            <text:p>0x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0]" office:value-type="string" office:string-value="HerosCrest" calcext:value-type="string">
            <text:p>HerosCrest</text:p>
          </table:table-cell>
          <table:table-cell table:formula="of:=HEX2DEC(MID([.H110]; 3; LEN([.H110]))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rosCrest</text:p>
          </table:table-cell>
          <table:table-cell office:value-type="string" calcext:value-type="string">
            <text:p>0x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1]" office:value-type="string" office:string-value="KnightCrest" calcext:value-type="string">
            <text:p>KnightCrest</text:p>
          </table:table-cell>
          <table:table-cell table:formula="of:=HEX2DEC(MID([.H111]; 3; LEN([.H111])))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nightCrest</text:p>
          </table:table-cell>
          <table:table-cell office:value-type="string" calcext:value-type="string">
            <text:p>0x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2]" office:value-type="string" office:string-value="KnightsCrest" calcext:value-type="string">
            <text:p>KnightsCrest</text:p>
          </table:table-cell>
          <table:table-cell table:formula="of:=HEX2DEC(MID([.H112]; 3; LEN([.H112])))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nightsCrest</text:p>
          </table:table-cell>
          <table:table-cell office:value-type="string" calcext:value-type="string">
            <text:p>0x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3]" office:value-type="string" office:string-value="OrionBolt" calcext:value-type="string">
            <text:p>OrionBolt</text:p>
          </table:table-cell>
          <table:table-cell table:formula="of:=HEX2DEC(MID([.H113]; 3; LEN([.H113])))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rionBolt</text:p>
          </table:table-cell>
          <table:table-cell office:value-type="string" calcext:value-type="string">
            <text:p>0x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4]" office:value-type="string" office:string-value="OrionsBolt" calcext:value-type="string">
            <text:p>OrionsBolt</text:p>
          </table:table-cell>
          <table:table-cell table:formula="of:=HEX2DEC(MID([.H114]; 3; LEN([.H114])))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rionsBolt</text:p>
          </table:table-cell>
          <table:table-cell office:value-type="string" calcext:value-type="string">
            <text:p>0x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5]" office:value-type="string" office:string-value="ElysianWhip" calcext:value-type="string">
            <text:p>ElysianWhip</text:p>
          </table:table-cell>
          <table:table-cell table:formula="of:=HEX2DEC(MID([.H115]; 3; LEN([.H115])))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lysianWhip</text:p>
          </table:table-cell>
          <table:table-cell office:value-type="string" calcext:value-type="string">
            <text:p>0x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6]" office:value-type="string" office:string-value="GuidingRing" calcext:value-type="string">
            <text:p>GuidingRing</text:p>
          </table:table-cell>
          <table:table-cell table:formula="of:=HEX2DEC(MID([.H116]; 3; LEN([.H116])))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uidingRing</text:p>
          </table:table-cell>
          <table:table-cell office:value-type="string" calcext:value-type="string">
            <text:p>0x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7]" office:value-type="string" office:string-value="ChestKey" calcext:value-type="string">
            <text:p>ChestKey</text:p>
          </table:table-cell>
          <table:table-cell table:formula="of:=HEX2DEC(MID([.H117]; 3; LEN([.H117])))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hestKey</text:p>
          </table:table-cell>
          <table:table-cell office:value-type="string" calcext:value-type="string">
            <text:p>0x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8]" office:value-type="string" office:string-value="DoorKey" calcext:value-type="string">
            <text:p>DoorKey</text:p>
          </table:table-cell>
          <table:table-cell table:formula="of:=HEX2DEC(MID([.H118]; 3; LEN([.H118])))"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oorKey</text:p>
          </table:table-cell>
          <table:table-cell office:value-type="string" calcext:value-type="string">
            <text:p>0x6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19]" office:value-type="string" office:string-value="Lockpick" calcext:value-type="string">
            <text:p>Lockpick</text:p>
          </table:table-cell>
          <table:table-cell table:formula="of:=HEX2DEC(MID([.H119]; 3; LEN([.H119])))"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ockpick</text:p>
          </table:table-cell>
          <table:table-cell office:value-type="string" calcext:value-type="string">
            <text:p>0x6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0]" office:value-type="string" office:string-value="Vulnerary" calcext:value-type="string">
            <text:p>Vulnerary</text:p>
          </table:table-cell>
          <table:table-cell table:formula="of:=HEX2DEC(MID([.H120]; 3; LEN([.H120])))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ulnerary</text:p>
          </table:table-cell>
          <table:table-cell office:value-type="string" calcext:value-type="string">
            <text:p>0x6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1]" office:value-type="string" office:string-value="Elixir" calcext:value-type="string">
            <text:p>Elixir</text:p>
          </table:table-cell>
          <table:table-cell table:formula="of:=HEX2DEC(MID([.H121]; 3; LEN([.H121])))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0x6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2]" office:value-type="string" office:string-value="PureWater" calcext:value-type="string">
            <text:p>PureWater</text:p>
          </table:table-cell>
          <table:table-cell table:formula="of:=HEX2DEC(MID([.H122]; 3; LEN([.H122])))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ureWater</text:p>
          </table:table-cell>
          <table:table-cell office:value-type="string" calcext:value-type="string">
            <text:p>0x6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3]" office:value-type="string" office:string-value="Antidote" calcext:value-type="string">
            <text:p>Antidote</text:p>
          </table:table-cell>
          <table:table-cell table:formula="of:=HEX2DEC(MID([.H123]; 3; LEN([.H123])))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0x6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4]" office:value-type="string" office:string-value="Antitoxin" calcext:value-type="string">
            <text:p>Antitoxin</text:p>
          </table:table-cell>
          <table:table-cell table:formula="of:=HEX2DEC(MID([.H124]; 3; LEN([.H124])))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ntitoxin</text:p>
          </table:table-cell>
          <table:table-cell office:value-type="string" calcext:value-type="string">
            <text:p>0x6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5]" office:value-type="string" office:string-value="Torch" calcext:value-type="string">
            <text:p>Torch</text:p>
          </table:table-cell>
          <table:table-cell table:formula="of:=HEX2DEC(MID([.H125]; 3; LEN([.H125])))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0x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6]" office:value-type="string" office:string-value="TorchItem" calcext:value-type="string">
            <text:p>TorchItem</text:p>
          </table:table-cell>
          <table:table-cell table:formula="of:=HEX2DEC(MID([.H126]; 3; LEN([.H126])))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orchItem</text:p>
          </table:table-cell>
          <table:table-cell office:value-type="string" calcext:value-type="string">
            <text:p>0x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7]" office:value-type="string" office:string-value="DelphiShield" calcext:value-type="string">
            <text:p>DelphiShield</text:p>
          </table:table-cell>
          <table:table-cell table:formula="of:=HEX2DEC(MID([.H127]; 3; LEN([.H127])))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lphiShield</text:p>
          </table:table-cell>
          <table:table-cell office:value-type="string" calcext:value-type="string">
            <text:p>0x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8]" office:value-type="string" office:string-value="MemberCard" calcext:value-type="string">
            <text:p>MemberCard</text:p>
          </table:table-cell>
          <table:table-cell table:formula="of:=HEX2DEC(MID([.H128]; 3; LEN([.H128])))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emberCard</text:p>
          </table:table-cell>
          <table:table-cell office:value-type="string" calcext:value-type="string">
            <text:p>0x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29]" office:value-type="string" office:string-value="SilverCard" calcext:value-type="string">
            <text:p>SilverCard</text:p>
          </table:table-cell>
          <table:table-cell table:formula="of:=HEX2DEC(MID([.H129]; 3; LEN([.H129])))"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lverCard</text:p>
          </table:table-cell>
          <table:table-cell office:value-type="string" calcext:value-type="string">
            <text:p>0x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0]" office:value-type="string" office:string-value="WhiteGem" calcext:value-type="string">
            <text:p>WhiteGem</text:p>
          </table:table-cell>
          <table:table-cell table:formula="of:=HEX2DEC(MID([.H130]; 3; LEN([.H130])))"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hiteGem</text:p>
          </table:table-cell>
          <table:table-cell office:value-type="string" calcext:value-type="string">
            <text:p>0x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1]" office:value-type="string" office:string-value="BlueGem" calcext:value-type="string">
            <text:p>BlueGem</text:p>
          </table:table-cell>
          <table:table-cell table:formula="of:=HEX2DEC(MID([.H131]; 3; LEN([.H131])))"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lueGem</text:p>
          </table:table-cell>
          <table:table-cell office:value-type="string" calcext:value-type="string">
            <text:p>0x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2]" office:value-type="string" office:string-value="RedGem" calcext:value-type="string">
            <text:p>RedGem</text:p>
          </table:table-cell>
          <table:table-cell table:formula="of:=HEX2DEC(MID([.H132]; 3; LEN([.H132])))"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dGem</text:p>
          </table:table-cell>
          <table:table-cell office:value-type="string" calcext:value-type="string">
            <text:p>0x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3]" office:value-type="string" office:string-value="Gold" calcext:value-type="string">
            <text:p>Gold</text:p>
          </table:table-cell>
          <table:table-cell table:formula="of:=HEX2DEC(MID([.H133]; 3; LEN([.H133])))"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0x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4]" office:value-type="string" office:string-value="Reginleif" calcext:value-type="string">
            <text:p>Reginleif</text:p>
          </table:table-cell>
          <table:table-cell table:formula="of:=HEX2DEC(MID([.H134]; 3; LEN([.H134])))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ginleif</text:p>
          </table:table-cell>
          <table:table-cell office:value-type="string" calcext:value-type="string">
            <text:p>0x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5]" office:value-type="string" office:string-value="ChestKey_5" calcext:value-type="string">
            <text:p>ChestKey_5</text:p>
          </table:table-cell>
          <table:table-cell table:formula="of:=HEX2DEC(MID([.H135]; 3; LEN([.H135])))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hestKey_5</text:p>
          </table:table-cell>
          <table:table-cell office:value-type="string" calcext:value-type="string">
            <text:p>0x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6]" office:value-type="string" office:string-value="Mine" calcext:value-type="string">
            <text:p>Mine</text:p>
          </table:table-cell>
          <table:table-cell table:formula="of:=HEX2DEC(MID([.H136]; 3; LEN([.H136])))"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0x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7]" office:value-type="string" office:string-value="LightRune" calcext:value-type="string">
            <text:p>LightRune</text:p>
          </table:table-cell>
          <table:table-cell table:formula="of:=HEX2DEC(MID([.H137]; 3; LEN([.H137])))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ightRune</text:p>
          </table:table-cell>
          <table:table-cell office:value-type="string" calcext:value-type="string">
            <text:p>0x7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8]" office:value-type="string" office:string-value="HoplonShield" calcext:value-type="string">
            <text:p>HoplonShield</text:p>
          </table:table-cell>
          <table:table-cell table:formula="of:=HEX2DEC(MID([.H138]; 3; LEN([.H138])))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oplonShield</text:p>
          </table:table-cell>
          <table:table-cell office:value-type="string" calcext:value-type="string">
            <text:p>0x7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39]" office:value-type="string" office:string-value="FillasMight" calcext:value-type="string">
            <text:p>FillasMight</text:p>
          </table:table-cell>
          <table:table-cell table:formula="of:=HEX2DEC(MID([.H139]; 3; LEN([.H139])))"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illasMight</text:p>
          </table:table-cell>
          <table:table-cell office:value-type="string" calcext:value-type="string">
            <text:p>0x7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0]" office:value-type="string" office:string-value="NinissGrace" calcext:value-type="string">
            <text:p>NinissGrace</text:p>
          </table:table-cell>
          <table:table-cell table:formula="of:=HEX2DEC(MID([.H140]; 3; LEN([.H140])))"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inissGrace</text:p>
          </table:table-cell>
          <table:table-cell office:value-type="string" calcext:value-type="string">
            <text:p>0x7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1]" office:value-type="string" office:string-value="ThorsIre" calcext:value-type="string">
            <text:p>ThorsIre</text:p>
          </table:table-cell>
          <table:table-cell table:formula="of:=HEX2DEC(MID([.H141]; 3; LEN([.H141])))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horsIre</text:p>
          </table:table-cell>
          <table:table-cell office:value-type="string" calcext:value-type="string">
            <text:p>0x7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2]" office:value-type="string" office:string-value="SetsLitany" calcext:value-type="string">
            <text:p>SetsLitany</text:p>
          </table:table-cell>
          <table:table-cell table:formula="of:=HEX2DEC(MID([.H142]; 3; LEN([.H142])))"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etsLitany</text:p>
          </table:table-cell>
          <table:table-cell office:value-type="string" calcext:value-type="string">
            <text:p>0x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3]" office:value-type="string" office:string-value="ShadowKiller" calcext:value-type="string">
            <text:p>ShadowKiller</text:p>
          </table:table-cell>
          <table:table-cell table:formula="of:=HEX2DEC(MID([.H143]; 3; LEN([.H143])))"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adowKiller</text:p>
          </table:table-cell>
          <table:table-cell office:value-type="string" calcext:value-type="string">
            <text:p>0x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4]" office:value-type="string" office:string-value="Shadowkiller" calcext:value-type="string">
            <text:p>Shadowkiller</text:p>
          </table:table-cell>
          <table:table-cell table:formula="of:=HEX2DEC(MID([.H144]; 3; LEN([.H144])))"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adowkiller</text:p>
          </table:table-cell>
          <table:table-cell office:value-type="string" calcext:value-type="string">
            <text:p>0x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5]" office:value-type="string" office:string-value="BrightLance" calcext:value-type="string">
            <text:p>BrightLance</text:p>
          </table:table-cell>
          <table:table-cell table:formula="of:=HEX2DEC(MID([.H145]; 3; LEN([.H145]))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rightLance</text:p>
          </table:table-cell>
          <table:table-cell office:value-type="string" calcext:value-type="string">
            <text:p>0x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6]" office:value-type="string" office:string-value="FiendCleaver" calcext:value-type="string">
            <text:p>FiendCleaver</text:p>
          </table:table-cell>
          <table:table-cell table:formula="of:=HEX2DEC(MID([.H146]; 3; LEN([.H146])))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iendCleaver</text:p>
          </table:table-cell>
          <table:table-cell office:value-type="string" calcext:value-type="string">
            <text:p>0x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7]" office:value-type="string" office:string-value="Fiendcleaver" calcext:value-type="string">
            <text:p>Fiendcleaver</text:p>
          </table:table-cell>
          <table:table-cell table:formula="of:=HEX2DEC(MID([.H147]; 3; LEN([.H147])))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iendcleaver</text:p>
          </table:table-cell>
          <table:table-cell office:value-type="string" calcext:value-type="string">
            <text:p>0x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8]" office:value-type="string" office:string-value="BeaconBow" calcext:value-type="string">
            <text:p>BeaconBow</text:p>
          </table:table-cell>
          <table:table-cell table:formula="of:=HEX2DEC(MID([.H148]; 3; LEN([.H148]))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eaconBow</text:p>
          </table:table-cell>
          <table:table-cell office:value-type="string" calcext:value-type="string">
            <text:p>0x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49]" office:value-type="string" office:string-value="Sieglind" calcext:value-type="string">
            <text:p>Sieglind</text:p>
          </table:table-cell>
          <table:table-cell table:formula="of:=HEX2DEC(MID([.H149]; 3; LEN([.H149])))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eglind</text:p>
          </table:table-cell>
          <table:table-cell office:value-type="string" calcext:value-type="string">
            <text:p>0x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0]" office:value-type="string" office:string-value="Sieglinde" calcext:value-type="string">
            <text:p>Sieglinde</text:p>
          </table:table-cell>
          <table:table-cell table:formula="of:=HEX2DEC(MID([.H150]; 3; LEN([.H150])))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eglinde</text:p>
          </table:table-cell>
          <table:table-cell office:value-type="string" calcext:value-type="string">
            <text:p>0x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1]" office:value-type="string" office:string-value="BattleAxe" calcext:value-type="string">
            <text:p>BattleAxe</text:p>
          </table:table-cell>
          <table:table-cell table:formula="of:=HEX2DEC(MID([.H151]; 3; LEN([.H151])))"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attleAxe</text:p>
          </table:table-cell>
          <table:table-cell office:value-type="string" calcext:value-type="string">
            <text:p>0x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2]" office:value-type="string" office:string-value="Ivaldi" calcext:value-type="string">
            <text:p>Ivaldi</text:p>
          </table:table-cell>
          <table:table-cell table:formula="of:=HEX2DEC(MID([.H152]; 3; LEN([.H152])))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valdi</text:p>
          </table:table-cell>
          <table:table-cell office:value-type="string" calcext:value-type="string">
            <text:p>0x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3]" office:value-type="string" office:string-value="MasterProof" calcext:value-type="string">
            <text:p>MasterProof</text:p>
          </table:table-cell>
          <table:table-cell table:formula="of:=HEX2DEC(MID([.H153]; 3; LEN([.H153]))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sterProof</text:p>
          </table:table-cell>
          <table:table-cell office:value-type="string" calcext:value-type="string">
            <text:p>0x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4]" office:value-type="string" office:string-value="MasterSeal" calcext:value-type="string">
            <text:p>MasterSeal</text:p>
          </table:table-cell>
          <table:table-cell table:formula="of:=HEX2DEC(MID([.H154]; 3; LEN([.H154]))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sterSeal</text:p>
          </table:table-cell>
          <table:table-cell office:value-type="string" calcext:value-type="string">
            <text:p>0x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5]" office:value-type="string" office:string-value="MetissTome" calcext:value-type="string">
            <text:p>MetissTome</text:p>
          </table:table-cell>
          <table:table-cell table:formula="of:=HEX2DEC(MID([.H155]; 3; LEN([.H155])))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etissTome</text:p>
          </table:table-cell>
          <table:table-cell office:value-type="string" calcext:value-type="string">
            <text:p>0x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6]" office:value-type="string" office:string-value="HeavenSeal" calcext:value-type="string">
            <text:p>HeavenSeal</text:p>
          </table:table-cell>
          <table:table-cell table:formula="of:=HEX2DEC(MID([.H156]; 3; LEN([.H156])))"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avenSeal</text:p>
          </table:table-cell>
          <table:table-cell office:value-type="string" calcext:value-type="string">
            <text:p>0x8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7]" office:value-type="string" office:string-value="SharpClaw" calcext:value-type="string">
            <text:p>SharpClaw</text:p>
          </table:table-cell>
          <table:table-cell table:formula="of:=HEX2DEC(MID([.H157]; 3; LEN([.H157])))"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arpClaw</text:p>
          </table:table-cell>
          <table:table-cell office:value-type="string" calcext:value-type="string">
            <text:p>0x8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8]" office:value-type="string" office:string-value="Latona" calcext:value-type="string">
            <text:p>Latona</text:p>
          </table:table-cell>
          <table:table-cell table:formula="of:=HEX2DEC(MID([.H158]; 3; LEN([.H158])))"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atona</text:p>
          </table:table-cell>
          <table:table-cell office:value-type="string" calcext:value-type="string">
            <text:p>0x8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59]" office:value-type="string" office:string-value="DragonSpear" calcext:value-type="string">
            <text:p>DragonSpear</text:p>
          </table:table-cell>
          <table:table-cell table:formula="of:=HEX2DEC(MID([.H159]; 3; LEN([.H159])))"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agonSpear</text:p>
          </table:table-cell>
          <table:table-cell office:value-type="string" calcext:value-type="string">
            <text:p>0x8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0]" office:value-type="string" office:string-value="Vidofnir" calcext:value-type="string">
            <text:p>Vidofnir</text:p>
          </table:table-cell>
          <table:table-cell table:formula="of:=HEX2DEC(MID([.H160]; 3; LEN([.H160])))"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idofnir</text:p>
          </table:table-cell>
          <table:table-cell office:value-type="string" calcext:value-type="string">
            <text:p>0x8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1]" office:value-type="string" office:string-value="Naglfar" calcext:value-type="string">
            <text:p>Naglfar</text:p>
          </table:table-cell>
          <table:table-cell table:formula="of:=HEX2DEC(MID([.H161]; 3; LEN([.H161])))"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aglfar</text:p>
          </table:table-cell>
          <table:table-cell office:value-type="string" calcext:value-type="string">
            <text:p>0x8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2]" office:value-type="string" office:string-value="WretchedAir" calcext:value-type="string">
            <text:p>WretchedAir</text:p>
          </table:table-cell>
          <table:table-cell table:formula="of:=HEX2DEC(MID([.H162]; 3; LEN([.H162])))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retchedAir</text:p>
          </table:table-cell>
          <table:table-cell office:value-type="string" calcext:value-type="string">
            <text:p>0x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3]" office:value-type="string" office:string-value="Audomra" calcext:value-type="string">
            <text:p>Audomra</text:p>
          </table:table-cell>
          <table:table-cell table:formula="of:=HEX2DEC(MID([.H163]; 3; LEN([.H163])))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udomra</text:p>
          </table:table-cell>
          <table:table-cell office:value-type="string" calcext:value-type="string">
            <text:p>0x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4]" office:value-type="string" office:string-value="Audhulma" calcext:value-type="string">
            <text:p>Audhulma</text:p>
          </table:table-cell>
          <table:table-cell table:formula="of:=HEX2DEC(MID([.H164]; 3; LEN([.H164])))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udhulma</text:p>
          </table:table-cell>
          <table:table-cell office:value-type="string" calcext:value-type="string">
            <text:p>0x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5]" office:value-type="string" office:string-value="Siegmund" calcext:value-type="string">
            <text:p>Siegmund</text:p>
          </table:table-cell>
          <table:table-cell table:formula="of:=HEX2DEC(MID([.H165]; 3; LEN([.H165])))"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iegmund</text:p>
          </table:table-cell>
          <table:table-cell office:value-type="string" calcext:value-type="string">
            <text:p>0x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6]" office:value-type="string" office:string-value="Garm" calcext:value-type="string">
            <text:p>Garm</text:p>
          </table:table-cell>
          <table:table-cell table:formula="of:=HEX2DEC(MID([.H166]; 3; LEN([.H166])))"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arm</text:p>
          </table:table-cell>
          <table:table-cell office:value-type="string" calcext:value-type="string">
            <text:p>0x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7]" office:value-type="string" office:string-value="Nidhogg" calcext:value-type="string">
            <text:p>Nidhogg</text:p>
          </table:table-cell>
          <table:table-cell table:formula="of:=HEX2DEC(MID([.H167]; 3; LEN([.H167])))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idhogg</text:p>
          </table:table-cell>
          <table:table-cell office:value-type="string" calcext:value-type="string">
            <text:p>0x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8]" office:value-type="string" office:string-value="HeavySpear" calcext:value-type="string">
            <text:p>HeavySpear</text:p>
          </table:table-cell>
          <table:table-cell table:formula="of:=HEX2DEC(MID([.H168]; 3; LEN([.H168])))"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avySpear</text:p>
          </table:table-cell>
          <table:table-cell office:value-type="string" calcext:value-type="string">
            <text:p>0x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69]" office:value-type="string" office:string-value="ShortSpear" calcext:value-type="string">
            <text:p>ShortSpear</text:p>
          </table:table-cell>
          <table:table-cell table:formula="of:=HEX2DEC(MID([.H169]; 3; LEN([.H169])))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ortSpear</text:p>
          </table:table-cell>
          <table:table-cell office:value-type="string" calcext:value-type="string">
            <text:p>0x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0]" office:value-type="string" office:string-value="ConquerorsProof" calcext:value-type="string">
            <text:p>ConquerorsProof</text:p>
          </table:table-cell>
          <table:table-cell table:formula="of:=HEX2DEC(MID([.H170]; 3; LEN([.H170])))"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onquerorsProof</text:p>
          </table:table-cell>
          <table:table-cell office:value-type="string" calcext:value-type="string">
            <text:p>0x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1]" office:value-type="string" office:string-value="OceanSeal" calcext:value-type="string">
            <text:p>OceanSeal</text:p>
          </table:table-cell>
          <table:table-cell table:formula="of:=HEX2DEC(MID([.H171]; 3; LEN([.H171])))"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ceanSeal</text:p>
          </table:table-cell>
          <table:table-cell office:value-type="string" calcext:value-type="string">
            <text:p>0x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2]" office:value-type="string" office:string-value="MoonBracelet" calcext:value-type="string">
            <text:p>MoonBracelet</text:p>
          </table:table-cell>
          <table:table-cell table:formula="of:=HEX2DEC(MID([.H172]; 3; LEN([.H172])))"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oonBracelet</text:p>
          </table:table-cell>
          <table:table-cell office:value-type="string" calcext:value-type="string">
            <text:p>0x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3]" office:value-type="string" office:string-value="LunarBracelet" calcext:value-type="string">
            <text:p>LunarBracelet</text:p>
          </table:table-cell>
          <table:table-cell table:formula="of:=HEX2DEC(MID([.H173]; 3; LEN([.H173])))"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unarBracelet</text:p>
          </table:table-cell>
          <table:table-cell office:value-type="string" calcext:value-type="string">
            <text:p>0x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4]" office:value-type="string" office:string-value="SunBracelet" calcext:value-type="string">
            <text:p>SunBracelet</text:p>
          </table:table-cell>
          <table:table-cell table:formula="of:=HEX2DEC(MID([.H174]; 3; LEN([.H174])))"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unBracelet</text:p>
          </table:table-cell>
          <table:table-cell office:value-type="string" calcext:value-type="string">
            <text:p>0x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5]" office:value-type="string" office:string-value="SolarBracelet" calcext:value-type="string">
            <text:p>SolarBracelet</text:p>
          </table:table-cell>
          <table:table-cell table:formula="of:=HEX2DEC(MID([.H175]; 3; LEN([.H175])))"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olarBracelet</text:p>
          </table:table-cell>
          <table:table-cell office:value-type="string" calcext:value-type="string">
            <text:p>0x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6]" office:value-type="string" office:string-value="Item1G" calcext:value-type="string">
            <text:p>Item1G</text:p>
          </table:table-cell>
          <table:table-cell table:formula="of:=HEX2DEC(MID([.H176]; 3; LEN([.H176])))"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tem1G</text:p>
          </table:table-cell>
          <table:table-cell office:value-type="string" calcext:value-type="string">
            <text:p>0x9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7]" office:value-type="string" office:string-value="Item5G" calcext:value-type="string">
            <text:p>Item5G</text:p>
          </table:table-cell>
          <table:table-cell table:formula="of:=HEX2DEC(MID([.H177]; 3; LEN([.H177])))"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tem5G</text:p>
          </table:table-cell>
          <table:table-cell office:value-type="string" calcext:value-type="string">
            <text:p>0x9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8]" office:value-type="string" office:string-value="Item10G" calcext:value-type="string">
            <text:p>Item10G</text:p>
          </table:table-cell>
          <table:table-cell table:formula="of:=HEX2DEC(MID([.H178]; 3; LEN([.H178])))"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tem10G</text:p>
          </table:table-cell>
          <table:table-cell office:value-type="string" calcext:value-type="string">
            <text:p>0x9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79]" office:value-type="string" office:string-value="Item50G" calcext:value-type="string">
            <text:p>Item50G</text:p>
          </table:table-cell>
          <table:table-cell table:formula="of:=HEX2DEC(MID([.H179]; 3; LEN([.H179])))"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tem50G</text:p>
          </table:table-cell>
          <table:table-cell office:value-type="string" calcext:value-type="string">
            <text:p>0x9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0]" office:value-type="string" office:string-value="Item100G" calcext:value-type="string">
            <text:p>Item100G</text:p>
          </table:table-cell>
          <table:table-cell table:formula="of:=HEX2DEC(MID([.H180]; 3; LEN([.H180])))"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tem100G</text:p>
          </table:table-cell>
          <table:table-cell office:value-type="string" calcext:value-type="string">
            <text:p>0x9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1]" office:value-type="string" office:string-value="Item3000G" calcext:value-type="string">
            <text:p>Item3000G</text:p>
          </table:table-cell>
          <table:table-cell table:formula="of:=HEX2DEC(MID([.H181]; 3; LEN([.H181])))"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tem3000G</text:p>
          </table:table-cell>
          <table:table-cell office:value-type="string" calcext:value-type="string">
            <text:p>0x9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2]" office:value-type="string" office:string-value="Item5000G" calcext:value-type="string">
            <text:p>Item5000G</text:p>
          </table:table-cell>
          <table:table-cell table:formula="of:=HEX2DEC(MID([.H182]; 3; LEN([.H182])))"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tem5000G</text:p>
          </table:table-cell>
          <table:table-cell office:value-type="string" calcext:value-type="string">
            <text:p>0x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3]" office:value-type="string" office:string-value="_1G" calcext:value-type="string">
            <text:p>_1G</text:p>
          </table:table-cell>
          <table:table-cell table:formula="of:=HEX2DEC(MID([.H183]; 3; LEN([.H183])))"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1G</text:p>
          </table:table-cell>
          <table:table-cell office:value-type="string" calcext:value-type="string">
            <text:p>0x9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4]" office:value-type="string" office:string-value="_5G" calcext:value-type="string">
            <text:p>_5G</text:p>
          </table:table-cell>
          <table:table-cell table:formula="of:=HEX2DEC(MID([.H184]; 3; LEN([.H184])))"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5G</text:p>
          </table:table-cell>
          <table:table-cell office:value-type="string" calcext:value-type="string">
            <text:p>0x9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5]" office:value-type="string" office:string-value="_10G" calcext:value-type="string">
            <text:p>_10G</text:p>
          </table:table-cell>
          <table:table-cell table:formula="of:=HEX2DEC(MID([.H185]; 3; LEN([.H185])))"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10G</text:p>
          </table:table-cell>
          <table:table-cell office:value-type="string" calcext:value-type="string">
            <text:p>0x9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6]" office:value-type="string" office:string-value="_50G" calcext:value-type="string">
            <text:p>_50G</text:p>
          </table:table-cell>
          <table:table-cell table:formula="of:=HEX2DEC(MID([.H186]; 3; LEN([.H186])))"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50G</text:p>
          </table:table-cell>
          <table:table-cell office:value-type="string" calcext:value-type="string">
            <text:p>0x9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7]" office:value-type="string" office:string-value="_100G" calcext:value-type="string">
            <text:p>_100G</text:p>
          </table:table-cell>
          <table:table-cell table:formula="of:=HEX2DEC(MID([.H187]; 3; LEN([.H187])))"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100G</text:p>
          </table:table-cell>
          <table:table-cell office:value-type="string" calcext:value-type="string">
            <text:p>0x9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8]" office:value-type="string" office:string-value="_3000G" calcext:value-type="string">
            <text:p>_3000G</text:p>
          </table:table-cell>
          <table:table-cell table:formula="of:=HEX2DEC(MID([.H188]; 3; LEN([.H188])))"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3000G</text:p>
          </table:table-cell>
          <table:table-cell office:value-type="string" calcext:value-type="string">
            <text:p>0x9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89]" office:value-type="string" office:string-value="_5000G" calcext:value-type="string">
            <text:p>_5000G</text:p>
          </table:table-cell>
          <table:table-cell table:formula="of:=HEX2DEC(MID([.H189]; 3; LEN([.H189])))"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5000G</text:p>
          </table:table-cell>
          <table:table-cell office:value-type="string" calcext:value-type="string">
            <text:p>0x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0]" office:value-type="string" office:string-value="WindSword" calcext:value-type="string">
            <text:p>WindSword</text:p>
          </table:table-cell>
          <table:table-cell table:formula="of:=HEX2DEC(MID([.H190]; 3; LEN([.H190])))"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indSword</text:p>
          </table:table-cell>
          <table:table-cell office:value-type="string" calcext:value-type="string">
            <text:p>0x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1]" office:value-type="string" office:string-value="Vulnerary_2" calcext:value-type="string">
            <text:p>Vulnerary_2</text:p>
          </table:table-cell>
          <table:table-cell table:formula="of:=HEX2DEC(MID([.H191]; 3; LEN([.H191]))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ulnerary_2</text:p>
          </table:table-cell>
          <table:table-cell office:value-type="string" calcext:value-type="string">
            <text:p>0x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2]" office:value-type="string" office:string-value="Greennote" calcext:value-type="string">
            <text:p>Greennote</text:p>
          </table:table-cell>
          <table:table-cell table:formula="of:=HEX2DEC(MID([.H192]; 3; LEN([.H192])))"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reennote</text:p>
          </table:table-cell>
          <table:table-cell office:value-type="string" calcext:value-type="string">
            <text:p>0x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3]" office:value-type="string" office:string-value="Rednote" calcext:value-type="string">
            <text:p>Rednote</text:p>
          </table:table-cell>
          <table:table-cell table:formula="of:=HEX2DEC(MID([.H193]; 3; LEN([.H193])))"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dnote</text:p>
          </table:table-cell>
          <table:table-cell office:value-type="string" calcext:value-type="string">
            <text:p>0x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4]" office:value-type="string" office:string-value="Dance" calcext:value-type="string">
            <text:p>Dance</text:p>
          </table:table-cell>
          <table:table-cell table:formula="of:=HEX2DEC(MID([.H194]; 3; LEN([.H194])))"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0x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5]" office:value-type="string" office:string-value="Nightmare" calcext:value-type="string">
            <text:p>Nightmare</text:p>
          </table:table-cell>
          <table:table-cell table:formula="of:=HEX2DEC(MID([.H195]; 3; LEN([.H195])))"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0x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6]" office:value-type="string" office:string-value="NightmareStaff" calcext:value-type="string">
            <text:p>NightmareStaff</text:p>
          </table:table-cell>
          <table:table-cell table:formula="of:=HEX2DEC(MID([.H196]; 3; LEN([.H196])))"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ightmareStaff</text:p>
          </table:table-cell>
          <table:table-cell office:value-type="string" calcext:value-type="string">
            <text:p>0x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7]" office:value-type="string" office:string-value="DemonShard" calcext:value-type="string">
            <text:p>DemonShard</text:p>
          </table:table-cell>
          <table:table-cell table:formula="of:=HEX2DEC(MID([.H197]; 3; LEN([.H197]))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monShard</text:p>
          </table:table-cell>
          <table:table-cell office:value-type="string" calcext:value-type="string">
            <text:p>0x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8]" office:value-type="string" office:string-value="DemonStone" calcext:value-type="string">
            <text:p>DemonStone</text:p>
          </table:table-cell>
          <table:table-cell table:formula="of:=HEX2DEC(MID([.H198]; 3; LEN([.H198]))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monStone</text:p>
          </table:table-cell>
          <table:table-cell office:value-type="string" calcext:value-type="string">
            <text:p>0x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199]" office:value-type="string" office:string-value="DemonLight" calcext:value-type="string">
            <text:p>DemonLight</text:p>
          </table:table-cell>
          <table:table-cell table:formula="of:=HEX2DEC(MID([.H199]; 3; LEN([.H199])))"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monLight</text:p>
          </table:table-cell>
          <table:table-cell office:value-type="string" calcext:value-type="string">
            <text:p>0x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0]" office:value-type="string" office:string-value="Ravager" calcext:value-type="string">
            <text:p>Ravager</text:p>
          </table:table-cell>
          <table:table-cell table:formula="of:=HEX2DEC(MID([.H200]; 3; LEN([.H200])))"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avager</text:p>
          </table:table-cell>
          <table:table-cell office:value-type="string" calcext:value-type="string">
            <text:p>0x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1]" office:value-type="string" office:string-value="HolyDragonStone" calcext:value-type="string">
            <text:p>HolyDragonStone</text:p>
          </table:table-cell>
          <table:table-cell table:formula="of:=HEX2DEC(MID([.H201]; 3; LEN([.H201])))"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olyDragonStone</text:p>
          </table:table-cell>
          <table:table-cell office:value-type="string" calcext:value-type="string">
            <text:p>0x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2]" office:value-type="string" office:string-value="DivineDragonStone" calcext:value-type="string">
            <text:p>DivineDragonStone</text:p>
          </table:table-cell>
          <table:table-cell table:formula="of:=HEX2DEC(MID([.H202]; 3; LEN([.H202])))"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ivineDragonStone</text:p>
          </table:table-cell>
          <table:table-cell office:value-type="string" calcext:value-type="string">
            <text:p>0x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3]" office:value-type="string" office:string-value="DragonStone" calcext:value-type="string">
            <text:p>DragonStone</text:p>
          </table:table-cell>
          <table:table-cell table:formula="of:=HEX2DEC(MID([.H203]; 3; LEN([.H203])))"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0x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4]" office:value-type="string" office:string-value="Dragonstone" calcext:value-type="string">
            <text:p>Dragonstone</text:p>
          </table:table-cell>
          <table:table-cell table:formula="of:=HEX2DEC(MID([.H204]; 3; LEN([.H204])))"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0xA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5]" office:value-type="string" office:string-value="DemonSurge" calcext:value-type="string">
            <text:p>DemonSurge</text:p>
          </table:table-cell>
          <table:table-cell table:formula="of:=HEX2DEC(MID([.H205]; 3; LEN([.H205])))"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monSurge</text:p>
          </table:table-cell>
          <table:table-cell office:value-type="string" calcext:value-type="string">
            <text:p>0x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6]" office:value-type="string" office:string-value="Shadowshot" calcext:value-type="string">
            <text:p>Shadowshot</text:p>
          </table:table-cell>
          <table:table-cell table:formula="of:=HEX2DEC(MID([.H206]; 3; LEN([.H206])))"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hadowshot</text:p>
          </table:table-cell>
          <table:table-cell office:value-type="string" calcext:value-type="string">
            <text:p>0x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7]" office:value-type="string" office:string-value="RottenClaw" calcext:value-type="string">
            <text:p>RottenClaw</text:p>
          </table:table-cell>
          <table:table-cell table:formula="of:=HEX2DEC(MID([.H207]; 3; LEN([.H207])))"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ottenClaw</text:p>
          </table:table-cell>
          <table:table-cell office:value-type="string" calcext:value-type="string">
            <text:p>0x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8]" office:value-type="string" office:string-value="FetidClaw" calcext:value-type="string">
            <text:p>FetidClaw</text:p>
          </table:table-cell>
          <table:table-cell table:formula="of:=HEX2DEC(MID([.H208]; 3; LEN([.H208])))"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etidClaw</text:p>
          </table:table-cell>
          <table:table-cell office:value-type="string" calcext:value-type="string">
            <text:p>0x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09]" office:value-type="string" office:string-value="PoisonClaw" calcext:value-type="string">
            <text:p>PoisonClaw</text:p>
          </table:table-cell>
          <table:table-cell table:formula="of:=HEX2DEC(MID([.H209]; 3; LEN([.H209])))"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oisonClaw</text:p>
          </table:table-cell>
          <table:table-cell office:value-type="string" calcext:value-type="string">
            <text:p>0x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0]" office:value-type="string" office:string-value="LongPoisonClaw" calcext:value-type="string">
            <text:p>LongPoisonClaw</text:p>
          </table:table-cell>
          <table:table-cell table:formula="of:=HEX2DEC(MID([.H210]; 3; LEN([.H210])))"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ongPoisonClaw</text:p>
          </table:table-cell>
          <table:table-cell office:value-type="string" calcext:value-type="string">
            <text:p>0xB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1]" office:value-type="string" office:string-value="LethalTalon" calcext:value-type="string">
            <text:p>LethalTalon</text:p>
          </table:table-cell>
          <table:table-cell table:formula="of:=HEX2DEC(MID([.H211]; 3; LEN([.H211])))"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ethalTalon</text:p>
          </table:table-cell>
          <table:table-cell office:value-type="string" calcext:value-type="string">
            <text:p>0xB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2]" office:value-type="string" office:string-value="FireFang" calcext:value-type="string">
            <text:p>FireFang</text:p>
          </table:table-cell>
          <table:table-cell table:formula="of:=HEX2DEC(MID([.H212]; 3; LEN([.H212])))"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ireFang</text:p>
          </table:table-cell>
          <table:table-cell office:value-type="string" calcext:value-type="string">
            <text:p>0x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3]" office:value-type="string" office:string-value="HellFang" calcext:value-type="string">
            <text:p>HellFang</text:p>
          </table:table-cell>
          <table:table-cell table:formula="of:=HEX2DEC(MID([.H213]; 3; LEN([.H213])))"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ellFang</text:p>
          </table:table-cell>
          <table:table-cell office:value-type="string" calcext:value-type="string">
            <text:p>0x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4]" office:value-type="string" office:string-value="EvilEye" calcext:value-type="string">
            <text:p>EvilEye</text:p>
          </table:table-cell>
          <table:table-cell table:formula="of:=HEX2DEC(MID([.H214]; 3; LEN([.H214])))"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vilEye</text:p>
          </table:table-cell>
          <table:table-cell office:value-type="string" calcext:value-type="string">
            <text:p>0x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5]" office:value-type="string" office:string-value="BloodyEye" calcext:value-type="string">
            <text:p>BloodyEye</text:p>
          </table:table-cell>
          <table:table-cell table:formula="of:=HEX2DEC(MID([.H215]; 3; LEN([.H215])))"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loodyEye</text:p>
          </table:table-cell>
          <table:table-cell office:value-type="string" calcext:value-type="string">
            <text:p>0x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6]" office:value-type="string" office:string-value="CrimsonEye" calcext:value-type="string">
            <text:p>CrimsonEye</text:p>
          </table:table-cell>
          <table:table-cell table:formula="of:=HEX2DEC(MID([.H216]; 3; LEN([.H216])))"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rimsonEye</text:p>
          </table:table-cell>
          <table:table-cell office:value-type="string" calcext:value-type="string">
            <text:p>0x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7]" office:value-type="string" office:string-value="Stone" calcext:value-type="string">
            <text:p>Stone</text:p>
          </table:table-cell>
          <table:table-cell table:formula="of:=HEX2DEC(MID([.H217]; 3; LEN([.H217])))"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0x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8]" office:value-type="string" office:string-value="Aircalibur" calcext:value-type="string">
            <text:p>Aircalibur</text:p>
          </table:table-cell>
          <table:table-cell table:formula="of:=HEX2DEC(MID([.H218]; 3; LEN([.H218])))"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ircalibur</text:p>
          </table:table-cell>
          <table:table-cell office:value-type="string" calcext:value-type="string">
            <text:p>0xB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19]" office:value-type="string" office:string-value="JunaFruit" calcext:value-type="string">
            <text:p>JunaFruit</text:p>
          </table:table-cell>
          <table:table-cell table:formula="of:=HEX2DEC(MID([.H219]; 3; LEN([.H219])))"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JunaFruit</text:p>
          </table:table-cell>
          <table:table-cell office:value-type="string" calcext:value-type="string">
            <text:p>0x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0]" office:value-type="string" office:string-value="_150G" calcext:value-type="string">
            <text:p>_150G</text:p>
          </table:table-cell>
          <table:table-cell table:formula="of:=HEX2DEC(MID([.H220]; 3; LEN([.H220])))"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150G</text:p>
          </table:table-cell>
          <table:table-cell office:value-type="string" calcext:value-type="string">
            <text:p>0x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1]" office:value-type="string" office:string-value="_200G" calcext:value-type="string">
            <text:p>_200G</text:p>
          </table:table-cell>
          <table:table-cell table:formula="of:=HEX2DEC(MID([.H221]; 3; LEN([.H221])))"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_200G</text:p>
          </table:table-cell>
          <table:table-cell office:value-type="string" calcext:value-type="string">
            <text:p>0x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2]" office:value-type="string" office:string-value="BlackGem" calcext:value-type="string">
            <text:p>BlackGem</text:p>
          </table:table-cell>
          <table:table-cell table:formula="of:=HEX2DEC(MID([.H222]; 3; LEN([.H222])))"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lackGem</text:p>
          </table:table-cell>
          <table:table-cell office:value-type="string" calcext:value-type="string">
            <text:p>0x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3]" office:value-type="string" office:string-value="GoldGem" calcext:value-type="string">
            <text:p>GoldGem</text:p>
          </table:table-cell>
          <table:table-cell table:formula="of:=HEX2DEC(MID([.H223]; 3; LEN([.H223])))"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oldGem</text:p>
          </table:table-cell>
          <table:table-cell office:value-type="string" calcext:value-type="string">
            <text:p>0xB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4]" office:value-type="float" office:value="0" calcext:value-type="float">
            <text:p>0</text:p>
          </table:table-cell>
          <table:table-cell table:formula="of:=HEX2DEC(MID([.H224]; 3; LEN([.H22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5]" office:value-type="float" office:value="0" calcext:value-type="float">
            <text:p>0</text:p>
          </table:table-cell>
          <table:table-cell table:formula="of:=HEX2DEC(MID([.H225]; 3; LEN([.H22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6]" office:value-type="float" office:value="0" calcext:value-type="float">
            <text:p>0</text:p>
          </table:table-cell>
          <table:table-cell table:formula="of:=HEX2DEC(MID([.H226]; 3; LEN([.H22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7]" office:value-type="float" office:value="0" calcext:value-type="float">
            <text:p>0</text:p>
          </table:table-cell>
          <table:table-cell table:formula="of:=HEX2DEC(MID([.H227]; 3; LEN([.H22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8]" office:value-type="float" office:value="0" calcext:value-type="float">
            <text:p>0</text:p>
          </table:table-cell>
          <table:table-cell table:formula="of:=HEX2DEC(MID([.H228]; 3; LEN([.H22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29]" office:value-type="float" office:value="0" calcext:value-type="float">
            <text:p>0</text:p>
          </table:table-cell>
          <table:table-cell table:formula="of:=HEX2DEC(MID([.H229]; 3; LEN([.H22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0]" office:value-type="float" office:value="0" calcext:value-type="float">
            <text:p>0</text:p>
          </table:table-cell>
          <table:table-cell table:formula="of:=HEX2DEC(MID([.H230]; 3; LEN([.H23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1]" office:value-type="float" office:value="0" calcext:value-type="float">
            <text:p>0</text:p>
          </table:table-cell>
          <table:table-cell table:formula="of:=HEX2DEC(MID([.H231]; 3; LEN([.H23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2]" office:value-type="float" office:value="0" calcext:value-type="float">
            <text:p>0</text:p>
          </table:table-cell>
          <table:table-cell table:formula="of:=HEX2DEC(MID([.H232]; 3; LEN([.H23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3]" office:value-type="float" office:value="0" calcext:value-type="float">
            <text:p>0</text:p>
          </table:table-cell>
          <table:table-cell table:formula="of:=HEX2DEC(MID([.H233]; 3; LEN([.H23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4]" office:value-type="float" office:value="0" calcext:value-type="float">
            <text:p>0</text:p>
          </table:table-cell>
          <table:table-cell table:formula="of:=HEX2DEC(MID([.H234]; 3; LEN([.H23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5]" office:value-type="float" office:value="0" calcext:value-type="float">
            <text:p>0</text:p>
          </table:table-cell>
          <table:table-cell table:formula="of:=HEX2DEC(MID([.H235]; 3; LEN([.H23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6]" office:value-type="float" office:value="0" calcext:value-type="float">
            <text:p>0</text:p>
          </table:table-cell>
          <table:table-cell table:formula="of:=HEX2DEC(MID([.H236]; 3; LEN([.H23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7]" office:value-type="float" office:value="0" calcext:value-type="float">
            <text:p>0</text:p>
          </table:table-cell>
          <table:table-cell table:formula="of:=HEX2DEC(MID([.H237]; 3; LEN([.H23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8]" office:value-type="float" office:value="0" calcext:value-type="float">
            <text:p>0</text:p>
          </table:table-cell>
          <table:table-cell table:formula="of:=HEX2DEC(MID([.H238]; 3; LEN([.H23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39]" office:value-type="float" office:value="0" calcext:value-type="float">
            <text:p>0</text:p>
          </table:table-cell>
          <table:table-cell table:formula="of:=HEX2DEC(MID([.H239]; 3; LEN([.H23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0]" office:value-type="float" office:value="0" calcext:value-type="float">
            <text:p>0</text:p>
          </table:table-cell>
          <table:table-cell table:formula="of:=HEX2DEC(MID([.H240]; 3; LEN([.H24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1]" office:value-type="float" office:value="0" calcext:value-type="float">
            <text:p>0</text:p>
          </table:table-cell>
          <table:table-cell table:formula="of:=HEX2DEC(MID([.H241]; 3; LEN([.H24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2]" office:value-type="float" office:value="0" calcext:value-type="float">
            <text:p>0</text:p>
          </table:table-cell>
          <table:table-cell table:formula="of:=HEX2DEC(MID([.H242]; 3; LEN([.H24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3]" office:value-type="float" office:value="0" calcext:value-type="float">
            <text:p>0</text:p>
          </table:table-cell>
          <table:table-cell table:formula="of:=HEX2DEC(MID([.H243]; 3; LEN([.H24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4]" office:value-type="float" office:value="0" calcext:value-type="float">
            <text:p>0</text:p>
          </table:table-cell>
          <table:table-cell table:formula="of:=HEX2DEC(MID([.H244]; 3; LEN([.H24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5]" office:value-type="float" office:value="0" calcext:value-type="float">
            <text:p>0</text:p>
          </table:table-cell>
          <table:table-cell table:formula="of:=HEX2DEC(MID([.H245]; 3; LEN([.H24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6]" office:value-type="float" office:value="0" calcext:value-type="float">
            <text:p>0</text:p>
          </table:table-cell>
          <table:table-cell table:formula="of:=HEX2DEC(MID([.H246]; 3; LEN([.H24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7]" office:value-type="float" office:value="0" calcext:value-type="float">
            <text:p>0</text:p>
          </table:table-cell>
          <table:table-cell table:formula="of:=HEX2DEC(MID([.H247]; 3; LEN([.H24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8]" office:value-type="float" office:value="0" calcext:value-type="float">
            <text:p>0</text:p>
          </table:table-cell>
          <table:table-cell table:formula="of:=HEX2DEC(MID([.H248]; 3; LEN([.H24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49]" office:value-type="float" office:value="0" calcext:value-type="float">
            <text:p>0</text:p>
          </table:table-cell>
          <table:table-cell table:formula="of:=HEX2DEC(MID([.H249]; 3; LEN([.H24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0]" office:value-type="float" office:value="0" calcext:value-type="float">
            <text:p>0</text:p>
          </table:table-cell>
          <table:table-cell table:formula="of:=HEX2DEC(MID([.H250]; 3; LEN([.H25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1]" office:value-type="float" office:value="0" calcext:value-type="float">
            <text:p>0</text:p>
          </table:table-cell>
          <table:table-cell table:formula="of:=HEX2DEC(MID([.H251]; 3; LEN([.H25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2]" office:value-type="float" office:value="0" calcext:value-type="float">
            <text:p>0</text:p>
          </table:table-cell>
          <table:table-cell table:formula="of:=HEX2DEC(MID([.H252]; 3; LEN([.H25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3]" office:value-type="float" office:value="0" calcext:value-type="float">
            <text:p>0</text:p>
          </table:table-cell>
          <table:table-cell table:formula="of:=HEX2DEC(MID([.H253]; 3; LEN([.H25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4]" office:value-type="float" office:value="0" calcext:value-type="float">
            <text:p>0</text:p>
          </table:table-cell>
          <table:table-cell table:formula="of:=HEX2DEC(MID([.H254]; 3; LEN([.H25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efine</text:p>
          </table:table-cell>
          <table:table-cell table:formula="of:=[.G255]" office:value-type="float" office:value="0" calcext:value-type="float">
            <text:p>0</text:p>
          </table:table-cell>
          <table:table-cell table:formula="of:=HEX2DEC(MID([.H255]; 3; LEN([.H255])))" office:value-type="float" office:value="0" calcext:value-type="float">
            <text:p>0</text:p>
          </table:table-cell>
          <table:table-cell table:number-columns-repeated="9"/>
        </table:table-row>
      </table:table>
      <table:table table:name="CharDefs" table:style-name="ta1">
        <office:forms form:automatic-focus="false" form:apply-design-mode="false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irika</text:p>
          </table:table-cell>
          <table:table-cell table:formula="of:=HEX2DEC(MID([.H1]; 3; LEN([.H1])))" office:value-type="float" office:value="1" calcext:value-type="float">
            <text:p>1</text:p>
          </table:table-cell>
          <table:table-cell/>
          <table:table-cell office:value-type="string" calcext:value-type="string">
            <text:p>If your defs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Eirika</text:p>
          </table:table-cell>
          <table:table-cell office:value-type="string" calcext:value-type="string">
            <text:p>0x01</text:p>
          </table:table-cell>
          <table:table-cell table:number-columns-repeated="3"/>
          <table:table-cell table:formula="of:=HEX2DEC(MID([.H1]; 3; LEN([.H1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Seth</text:p>
          </table:table-cell>
          <table:table-cell table:formula="of:=HEX2DEC(MID([.H2]; 3; LEN([.H2])))" office:value-type="float" office:value="2" calcext:value-type="float">
            <text:p>2</text:p>
          </table:table-cell>
          <table:table-cell/>
          <table:table-cell office:value-type="string" calcext:value-type="string">
            <text:p>are in hex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0x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illiam</text:p>
          </table:table-cell>
          <table:table-cell table:formula="of:=HEX2DEC(MID([.H3]; 3; LEN([.H3])))" office:value-type="float" office:value="3" calcext:value-type="float">
            <text:p>3</text:p>
          </table:table-cell>
          <table:table-cell/>
          <table:table-cell office:value-type="string" calcext:value-type="string">
            <text:p>paste them 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Gilliam</text:p>
          </table:table-cell>
          <table:table-cell office:value-type="string" calcext:value-type="string">
            <text:p>0x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ranz</text:p>
          </table:table-cell>
          <table:table-cell table:formula="of:=HEX2DEC(MID([.H4]; 3; LEN([.H4])))" office:value-type="float" office:value="4" calcext:value-type="float">
            <text:p>4</text:p>
          </table:table-cell>
          <table:table-cell/>
          <table:table-cell office:value-type="string" calcext:value-type="string">
            <text:p>on the right 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0x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oulder</text:p>
          </table:table-cell>
          <table:table-cell table:formula="of:=HEX2DEC(MID([.H5]; 3; LEN([.H5])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oulder</text:p>
          </table:table-cell>
          <table:table-cell office:value-type="string" calcext:value-type="string">
            <text:p>0x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Vanessa</text:p>
          </table:table-cell>
          <table:table-cell table:formula="of:=HEX2DEC(MID([.H6]; 3; LEN([.H6]))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0x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oss</text:p>
          </table:table-cell>
          <table:table-cell table:formula="of:=HEX2DEC(MID([.H7]; 3; LEN([.H7]))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0x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eimi</text:p>
          </table:table-cell>
          <table:table-cell table:formula="of:=HEX2DEC(MID([.H8]; 3; LEN([.H8])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eimi</text:p>
          </table:table-cell>
          <table:table-cell office:value-type="string" calcext:value-type="string">
            <text:p>0x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olm</text:p>
          </table:table-cell>
          <table:table-cell table:formula="of:=HEX2DEC(MID([.H9]; 3; LEN([.H9]))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olm</text:p>
          </table:table-cell>
          <table:table-cell office:value-type="string" calcext:value-type="string">
            <text:p>0x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arcia</text:p>
          </table:table-cell>
          <table:table-cell table:formula="of:=HEX2DEC(MID([.H10]; 3; LEN([.H10]))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0x0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Innes</text:p>
          </table:table-cell>
          <table:table-cell table:formula="of:=HEX2DEC(MID([.H11]; 3; LEN([.H11]))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nnes</text:p>
          </table:table-cell>
          <table:table-cell office:value-type="string" calcext:value-type="string">
            <text:p>0x0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Lute</text:p>
          </table:table-cell>
          <table:table-cell table:formula="of:=HEX2DEC(MID([.H12]; 3; LEN([.H12]))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ute</text:p>
          </table:table-cell>
          <table:table-cell office:value-type="string" calcext:value-type="string">
            <text:p>0x0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atasha</text:p>
          </table:table-cell>
          <table:table-cell table:formula="of:=HEX2DEC(MID([.H13]; 3; LEN([.H13]))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0x0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ormag</text:p>
          </table:table-cell>
          <table:table-cell table:formula="of:=HEX2DEC(MID([.H14]; 3; LEN([.H14]))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ormag</text:p>
          </table:table-cell>
          <table:table-cell office:value-type="string" calcext:value-type="string">
            <text:p>0x0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phraim</text:p>
          </table:table-cell>
          <table:table-cell table:formula="of:=HEX2DEC(MID([.H15]; 3; LEN([.H15]))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0x0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orde</text:p>
          </table:table-cell>
          <table:table-cell table:formula="of:=HEX2DEC(MID([.H16]; 3; LEN([.H16]))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orde</text:p>
          </table:table-cell>
          <table:table-cell office:value-type="string" calcext:value-type="string">
            <text:p>0x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yle</text:p>
          </table:table-cell>
          <table:table-cell table:formula="of:=HEX2DEC(MID([.H17]; 3; LEN([.H17]))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0x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melia</text:p>
          </table:table-cell>
          <table:table-cell table:formula="of:=HEX2DEC(MID([.H18]; 3; LEN([.H18]))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0x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rtur</text:p>
          </table:table-cell>
          <table:table-cell table:formula="of:=HEX2DEC(MID([.H19]; 3; LEN([.H19])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0x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erik</text:p>
          </table:table-cell>
          <table:table-cell table:formula="of:=HEX2DEC(MID([.H20]; 3; LEN([.H20])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erik</text:p>
          </table:table-cell>
          <table:table-cell office:value-type="string" calcext:value-type="string">
            <text:p>0x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ethys</text:p>
          </table:table-cell>
          <table:table-cell table:formula="of:=HEX2DEC(MID([.H21]; 3; LEN([.H21]))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ethys</text:p>
          </table:table-cell>
          <table:table-cell office:value-type="string" calcext:value-type="string">
            <text:p>0x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arisa</text:p>
          </table:table-cell>
          <table:table-cell table:formula="of:=HEX2DEC(MID([.H22]; 3; LEN([.H22]))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risa</text:p>
          </table:table-cell>
          <table:table-cell office:value-type="string" calcext:value-type="string">
            <text:p>0x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Saleh</text:p>
          </table:table-cell>
          <table:table-cell table:formula="of:=HEX2DEC(MID([.H23]; 3; LEN([.H23]))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aleh</text:p>
          </table:table-cell>
          <table:table-cell office:value-type="string" calcext:value-type="string">
            <text:p>0x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wan</text:p>
          </table:table-cell>
          <table:table-cell table:formula="of:=HEX2DEC(MID([.H24]; 3; LEN([.H24]))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wan</text:p>
          </table:table-cell>
          <table:table-cell office:value-type="string" calcext:value-type="string">
            <text:p>0x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LArachel</text:p>
          </table:table-cell>
          <table:table-cell table:formula="of:=HEX2DEC(MID([.H25]; 3; LEN([.H25]))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Arachel</text:p>
          </table:table-cell>
          <table:table-cell office:value-type="string" calcext:value-type="string">
            <text:p>0x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ozla</text:p>
          </table:table-cell>
          <table:table-cell table:formula="of:=HEX2DEC(MID([.H26]; 3; LEN([.H26]))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ozla</text:p>
          </table:table-cell>
          <table:table-cell office:value-type="string" calcext:value-type="string">
            <text:p>0x1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ennac</text:p>
          </table:table-cell>
          <table:table-cell table:formula="of:=HEX2DEC(MID([.H27]; 3; LEN([.H27]))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nnac</text:p>
          </table:table-cell>
          <table:table-cell office:value-type="string" calcext:value-type="string">
            <text:p>0x1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uessel</text:p>
          </table:table-cell>
          <table:table-cell table:formula="of:=HEX2DEC(MID([.H28]; 3; LEN([.H28]))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uessel</text:p>
          </table:table-cell>
          <table:table-cell office:value-type="string" calcext:value-type="string">
            <text:p>0x1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yrrh</text:p>
          </table:table-cell>
          <table:table-cell table:formula="of:=HEX2DEC(MID([.H29]; 3; LEN([.H29]))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0x1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noll</text:p>
          </table:table-cell>
          <table:table-cell table:formula="of:=HEX2DEC(MID([.H30]; 3; LEN([.H30]))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noll</text:p>
          </table:table-cell>
          <table:table-cell office:value-type="string" calcext:value-type="string">
            <text:p>0x1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Joshua</text:p>
          </table:table-cell>
          <table:table-cell table:formula="of:=HEX2DEC(MID([.H31]; 3; LEN([.H31])))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0x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Syrene</text:p>
          </table:table-cell>
          <table:table-cell table:formula="of:=HEX2DEC(MID([.H32]; 3; LEN([.H32]))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yrene</text:p>
          </table:table-cell>
          <table:table-cell office:value-type="string" calcext:value-type="string">
            <text:p>0x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ana</text:p>
          </table:table-cell>
          <table:table-cell table:formula="of:=HEX2DEC(MID([.H33]; 3; LEN([.H33])))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0x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LyonCC</text:p>
          </table:table-cell>
          <table:table-cell table:formula="of:=HEX2DEC(MID([.H34]; 3; LEN([.H34])))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yonCC</text:p>
          </table:table-cell>
          <table:table-cell office:value-type="string" calcext:value-type="string">
            <text:p>0x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OrsonCC</text:p>
          </table:table-cell>
          <table:table-cell table:formula="of:=HEX2DEC(MID([.H35]; 3; LEN([.H35]))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rsonCC</text:p>
          </table:table-cell>
          <table:table-cell office:value-type="string" calcext:value-type="string">
            <text:p>0x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lenCC</text:p>
          </table:table-cell>
          <table:table-cell table:formula="of:=HEX2DEC(MID([.H36]; 3; LEN([.H36])))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lenCC</text:p>
          </table:table-cell>
          <table:table-cell office:value-type="string" calcext:value-type="string">
            <text:p>0x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SelenaCC</text:p>
          </table:table-cell>
          <table:table-cell table:formula="of:=HEX2DEC(MID([.H37]; 3; LEN([.H37])))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elenaCC</text:p>
          </table:table-cell>
          <table:table-cell office:value-type="string" calcext:value-type="string">
            <text:p>0x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ValterCC</text:p>
          </table:table-cell>
          <table:table-cell table:formula="of:=HEX2DEC(MID([.H38]; 3; LEN([.H38])))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alterCC</text:p>
          </table:table-cell>
          <table:table-cell office:value-type="string" calcext:value-type="string">
            <text:p>0x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ievCC</text:p>
          </table:table-cell>
          <table:table-cell table:formula="of:=HEX2DEC(MID([.H39]; 3; LEN([.H39])))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evCC</text:p>
          </table:table-cell>
          <table:table-cell office:value-type="string" calcext:value-type="string">
            <text:p>0x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aellachCC</text:p>
          </table:table-cell>
          <table:table-cell table:formula="of:=HEX2DEC(MID([.H40]; 3; LEN([.H40])))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aellachCC</text:p>
          </table:table-cell>
          <table:table-cell office:value-type="string" calcext:value-type="string">
            <text:p>0x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adoCC</text:p>
          </table:table-cell>
          <table:table-cell table:formula="of:=HEX2DEC(MID([.H41]; 3; LEN([.H41])))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adoCC</text:p>
          </table:table-cell>
          <table:table-cell office:value-type="string" calcext:value-type="string">
            <text:p>0x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IsmaireCC</text:p>
          </table:table-cell>
          <table:table-cell table:formula="of:=HEX2DEC(MID([.H42]; 3; LEN([.H42])))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smaireCC</text:p>
          </table:table-cell>
          <table:table-cell office:value-type="string" calcext:value-type="string">
            <text:p>0x2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HaydenCC</text:p>
          </table:table-cell>
          <table:table-cell table:formula="of:=HEX2DEC(MID([.H43]; 3; LEN([.H43])))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aydenCC</text:p>
          </table:table-cell>
          <table:table-cell office:value-type="string" calcext:value-type="string">
            <text:p>0x2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LyonSummon</text:p>
          </table:table-cell>
          <table:table-cell table:formula="of:=HEX2DEC(MID([.H44]; 3; LEN([.H44]))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yonSummon</text:p>
          </table:table-cell>
          <table:table-cell office:value-type="string" calcext:value-type="string">
            <text:p>0x3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nollSummon</text:p>
          </table:table-cell>
          <table:table-cell table:formula="of:=HEX2DEC(MID([.H45]; 3; LEN([.H45]))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nollSummon</text:p>
          </table:table-cell>
          <table:table-cell office:value-type="string" calcext:value-type="string">
            <text:p>0x3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vanSummon</text:p>
          </table:table-cell>
          <table:table-cell table:formula="of:=HEX2DEC(MID([.H46]; 3; LEN([.H46])))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vanSummon</text:p>
          </table:table-cell>
          <table:table-cell office:value-type="string" calcext:value-type="string">
            <text:p>0x3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Lyon_Ch17</text:p>
          </table:table-cell>
          <table:table-cell table:formula="of:=HEX2DEC(MID([.H47]; 3; LEN([.H47])))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yon_Ch17</text:p>
          </table:table-cell>
          <table:table-cell office:value-type="string" calcext:value-type="string">
            <text:p>0x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orva_Ch20</text:p>
          </table:table-cell>
          <table:table-cell table:formula="of:=HEX2DEC(MID([.H48]; 3; LEN([.H48]))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orva_Ch20</text:p>
          </table:table-cell>
          <table:table-cell office:value-type="string" calcext:value-type="string">
            <text:p>0x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Orson_Ch5x</text:p>
          </table:table-cell>
          <table:table-cell table:formula="of:=HEX2DEC(MID([.H49]; 3; LEN([.H49]))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rson_Ch5x</text:p>
          </table:table-cell>
          <table:table-cell office:value-type="string" calcext:value-type="string">
            <text:p>0x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Valter_Ch15_</text:p>
          </table:table-cell>
          <table:table-cell table:formula="of:=HEX2DEC(MID([.H50]; 3; LEN([.H50]))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alter_Ch15_</text:p>
          </table:table-cell>
          <table:table-cell office:value-type="string" calcext:value-type="string">
            <text:p>0x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Valter_Ch15</text:p>
          </table:table-cell>
          <table:table-cell table:formula="of:=HEX2DEC(MID([.H51]; 3; LEN([.H51]))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alter_Ch15</text:p>
          </table:table-cell>
          <table:table-cell office:value-type="string" calcext:value-type="string">
            <text:p>0x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Selena_Ch10B_and_13B</text:p>
          </table:table-cell>
          <table:table-cell table:formula="of:=HEX2DEC(MID([.H52]; 3; LEN([.H52]))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elena_Ch10B_and_13B</text:p>
          </table:table-cell>
          <table:table-cell office:value-type="string" calcext:value-type="string">
            <text:p>0x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Valter_Prologue</text:p>
          </table:table-cell>
          <table:table-cell table:formula="of:=HEX2DEC(MID([.H53]; 3; LEN([.H53]))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alter_Prologue</text:p>
          </table:table-cell>
          <table:table-cell office:value-type="string" calcext:value-type="string">
            <text:p>0x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reguet</text:p>
          </table:table-cell>
          <table:table-cell table:formula="of:=HEX2DEC(MID([.H54]; 3; LEN([.H54]))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reguet</text:p>
          </table:table-cell>
          <table:table-cell office:value-type="string" calcext:value-type="string">
            <text:p>0x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one</text:p>
          </table:table-cell>
          <table:table-cell table:formula="of:=HEX2DEC(MID([.H55]; 3; LEN([.H55])))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0x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azba</text:p>
          </table:table-cell>
          <table:table-cell table:formula="of:=HEX2DEC(MID([.H56]; 3; LEN([.H56])))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azba</text:p>
          </table:table-cell>
          <table:table-cell office:value-type="string" calcext:value-type="string">
            <text:p>0x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ntombed_boss</text:p>
          </table:table-cell>
          <table:table-cell table:formula="of:=HEX2DEC(MID([.H57]; 3; LEN([.H57])))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Entombed_boss</text:p>
          </table:table-cell>
          <table:table-cell office:value-type="string" calcext:value-type="string">
            <text:p>0x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Saar</text:p>
          </table:table-cell>
          <table:table-cell table:formula="of:=HEX2DEC(MID([.H58]; 3; LEN([.H58]))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aar</text:p>
          </table:table-cell>
          <table:table-cell office:value-type="string" calcext:value-type="string">
            <text:p>0x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Novala</text:p>
          </table:table-cell>
          <table:table-cell table:formula="of:=HEX2DEC(MID([.H59]; 3; LEN([.H59])))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Novala</text:p>
          </table:table-cell>
          <table:table-cell office:value-type="string" calcext:value-type="string">
            <text:p>0x4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urray</text:p>
          </table:table-cell>
          <table:table-cell table:formula="of:=HEX2DEC(MID([.H60]; 3; LEN([.H60])))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0x4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irado</text:p>
          </table:table-cell>
          <table:table-cell table:formula="of:=HEX2DEC(MID([.H61]; 3; LEN([.H61]))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0x4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inks</text:p>
          </table:table-cell>
          <table:table-cell table:formula="of:=HEX2DEC(MID([.H62]; 3; LEN([.H62])))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inks</text:p>
          </table:table-cell>
          <table:table-cell office:value-type="string" calcext:value-type="string">
            <text:p>0x4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Pablo</text:p>
          </table:table-cell>
          <table:table-cell table:formula="of:=HEX2DEC(MID([.H63]; 3; LEN([.H63])))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0x4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acdaire</text:p>
          </table:table-cell>
          <table:table-cell table:formula="of:=HEX2DEC(MID([.H64]; 3; LEN([.H64]))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cdaire</text:p>
          </table:table-cell>
          <table:table-cell office:value-type="string" calcext:value-type="string">
            <text:p>0x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aelduin_boss</text:p>
          </table:table-cell>
          <table:table-cell table:formula="of:=HEX2DEC(MID([.H65]; 3; LEN([.H65])))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elduin_boss</text:p>
          </table:table-cell>
          <table:table-cell office:value-type="string" calcext:value-type="string">
            <text:p>0x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ias</text:p>
          </table:table-cell>
          <table:table-cell table:formula="of:=HEX2DEC(MID([.H66]; 3; LEN([.H66])))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Aias</text:p>
          </table:table-cell>
          <table:table-cell office:value-type="string" calcext:value-type="string">
            <text:p>0x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arlyle</text:p>
          </table:table-cell>
          <table:table-cell table:formula="of:=HEX2DEC(MID([.H67]; 3; LEN([.H67])))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arlyle</text:p>
          </table:table-cell>
          <table:table-cell office:value-type="string" calcext:value-type="string">
            <text:p>0x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aellach</text:p>
          </table:table-cell>
          <table:table-cell table:formula="of:=HEX2DEC(MID([.H68]; 3; LEN([.H68])))"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aellach</text:p>
          </table:table-cell>
          <table:table-cell office:value-type="string" calcext:value-type="string">
            <text:p>0x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Pablo_2</text:p>
          </table:table-cell>
          <table:table-cell table:formula="of:=HEX2DEC(MID([.H69]; 3; LEN([.H69])))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ablo_2</text:p>
          </table:table-cell>
          <table:table-cell office:value-type="string" calcext:value-type="string">
            <text:p>0x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orgon_boss</text:p>
          </table:table-cell>
          <table:table-cell table:formula="of:=HEX2DEC(MID([.H70]; 3; LEN([.H70]))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orgon_boss</text:p>
          </table:table-cell>
          <table:table-cell office:value-type="string" calcext:value-type="string">
            <text:p>0x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iev</text:p>
          </table:table-cell>
          <table:table-cell table:formula="of:=HEX2DEC(MID([.H71]; 3; LEN([.H71])))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ev</text:p>
          </table:table-cell>
          <table:table-cell office:value-type="string" calcext:value-type="string">
            <text:p>0x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heb</text:p>
          </table:table-cell>
          <table:table-cell table:formula="of:=HEX2DEC(MID([.H72]; 3; LEN([.H72])))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heb</text:p>
          </table:table-cell>
          <table:table-cell office:value-type="string" calcext:value-type="string">
            <text:p>0x5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eran</text:p>
          </table:table-cell>
          <table:table-cell table:formula="of:=HEX2DEC(MID([.H73]; 3; LEN([.H73])))"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eran</text:p>
          </table:table-cell>
          <table:table-cell office:value-type="string" calcext:value-type="string">
            <text:p>0x5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yclops_boss</text:p>
          </table:table-cell>
          <table:table-cell table:formula="of:=HEX2DEC(MID([.H74]; 3; LEN([.H74])))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Cyclops_boss</text:p>
          </table:table-cell>
          <table:table-cell office:value-type="string" calcext:value-type="string">
            <text:p>0x5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Wight_boss</text:p>
          </table:table-cell>
          <table:table-cell table:formula="of:=HEX2DEC(MID([.H75]; 3; LEN([.H75])))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ight_boss</text:p>
          </table:table-cell>
          <table:table-cell office:value-type="string" calcext:value-type="string">
            <text:p>0x5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eathgoyle_boss</text:p>
          </table:table-cell>
          <table:table-cell table:formula="of:=HEX2DEC(MID([.H76]; 3; LEN([.H76])))"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eathgoyle_boss</text:p>
          </table:table-cell>
          <table:table-cell office:value-type="string" calcext:value-type="string">
            <text:p>0x5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andit</text:p>
          </table:table-cell>
          <table:table-cell table:formula="of:=HEX2DEC(MID([.H77]; 3; LEN([.H77])))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0x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ONeill</text:p>
          </table:table-cell>
          <table:table-cell table:formula="of:=HEX2DEC(MID([.H78]; 3; LEN([.H78])))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0x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len</text:p>
          </table:table-cell>
          <table:table-cell table:formula="of:=HEX2DEC(MID([.H79]; 3; LEN([.H79])))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0x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Zonta</text:p>
          </table:table-cell>
          <table:table-cell table:formula="of:=HEX2DEC(MID([.H80]; 3; LEN([.H80])))"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Zonta</text:p>
          </table:table-cell>
          <table:table-cell office:value-type="string" calcext:value-type="string">
            <text:p>0x6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Vigarde</text:p>
          </table:table-cell>
          <table:table-cell table:formula="of:=HEX2DEC(MID([.H81]; 3; LEN([.H81])))"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Vigarde</text:p>
          </table:table-cell>
          <table:table-cell office:value-type="string" calcext:value-type="string">
            <text:p>0x6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Lyon_Final</text:p>
          </table:table-cell>
          <table:table-cell table:formula="of:=HEX2DEC(MID([.H82]; 3; LEN([.H82])))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Lyon_Final</text:p>
          </table:table-cell>
          <table:table-cell office:value-type="string" calcext:value-type="string">
            <text:p>0x6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Orson_Boss</text:p>
          </table:table-cell>
          <table:table-cell table:formula="of:=HEX2DEC(MID([.H83]; 3; LEN([.H83])))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rson_Boss</text:p>
          </table:table-cell>
          <table:table-cell office:value-type="string" calcext:value-type="string">
            <text:p>0x6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omortiis</text:p>
          </table:table-cell>
          <table:table-cell table:formula="of:=HEX2DEC(MID([.H84]; 3; LEN([.H84])))"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omortiis</text:p>
          </table:table-cell>
          <table:table-cell office:value-type="string" calcext:value-type="string">
            <text:p>0x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ado</text:p>
          </table:table-cell>
          <table:table-cell table:formula="of:=HEX2DEC(MID([.H85]; 3; LEN([.H85])))"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Fado</text:p>
          </table:table-cell>
          <table:table-cell office:value-type="string" calcext:value-type="string">
            <text:p>0xC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Hayden</text:p>
          </table:table-cell>
          <table:table-cell table:formula="of:=HEX2DEC(MID([.H86]; 3; LEN([.H86])))"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0x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Mansel</text:p>
          </table:table-cell>
          <table:table-cell table:formula="of:=HEX2DEC(MID([.H87]; 3; LEN([.H87])))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Mansel</text:p>
          </table:table-cell>
          <table:table-cell office:value-type="string" calcext:value-type="string">
            <text:p>0x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limt</text:p>
          </table:table-cell>
          <table:table-cell table:formula="of:=HEX2DEC(MID([.H88]; 3; LEN([.H88])))"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Klimt</text:p>
          </table:table-cell>
          <table:table-cell office:value-type="string" calcext:value-type="string">
            <text:p>0xC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ara</text:p>
          </table:table-cell>
          <table:table-cell table:formula="of:=HEX2DEC(MID([.H89]; 3; LEN([.H89])))"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0x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Ismaire</text:p>
          </table:table-cell>
          <table:table-cell table:formula="of:=HEX2DEC(MID([.H90]; 3; LEN([.H90])))"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Ismaire</text:p>
          </table:table-cell>
          <table:table-cell office:value-type="string" calcext:value-type="string">
            <text:p>0xC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PegasusMessenger</text:p>
          </table:table-cell>
          <table:table-cell table:formula="of:=HEX2DEC(MID([.H91]; 3; LEN([.H91])))"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PegasusMessenger</text:p>
          </table:table-cell>
          <table:table-cell office:value-type="string" calcext:value-type="string">
            <text:p>0x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iverFolkChild_F</text:p>
          </table:table-cell>
          <table:table-cell table:formula="of:=HEX2DEC(MID([.H92]; 3; LEN([.H92])))"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verFolkChild_F</text:p>
          </table:table-cell>
          <table:table-cell office:value-type="string" calcext:value-type="string">
            <text:p>0xF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iverFolk_F</text:p>
          </table:table-cell>
          <table:table-cell table:formula="of:=HEX2DEC(MID([.H93]; 3; LEN([.H93])))"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verFolk_F</text:p>
          </table:table-cell>
          <table:table-cell office:value-type="string" calcext:value-type="string">
            <text:p>0xF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iverFolk</text:p>
          </table:table-cell>
          <table:table-cell table:formula="of:=HEX2DEC(MID([.H94]; 3; LEN([.H94])))"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verFolk</text:p>
          </table:table-cell>
          <table:table-cell office:value-type="string" calcext:value-type="string">
            <text:p>0xF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iverFolk_F_2</text:p>
          </table:table-cell>
          <table:table-cell table:formula="of:=HEX2DEC(MID([.H95]; 3; LEN([.H95])))"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verFolk_F_2</text:p>
          </table:table-cell>
          <table:table-cell office:value-type="string" calcext:value-type="string">
            <text:p>0xF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iverFolkChild</text:p>
          </table:table-cell>
          <table:table-cell table:formula="of:=HEX2DEC(MID([.H96]; 3; LEN([.H96])))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iverFolkChild</text:p>
          </table:table-cell>
          <table:table-cell office:value-type="string" calcext:value-type="string">
            <text:p>0x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enaisCivilianChild_F</text:p>
          </table:table-cell>
          <table:table-cell table:formula="of:=HEX2DEC(MID([.H97]; 3; LEN([.H97])))"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naisCivilianChild_F</text:p>
          </table:table-cell>
          <table:table-cell office:value-type="string" calcext:value-type="string">
            <text:p>0xF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enaisCivilian</text:p>
          </table:table-cell>
          <table:table-cell table:formula="of:=HEX2DEC(MID([.H98]; 3; LEN([.H98])))"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naisCivilian</text:p>
          </table:table-cell>
          <table:table-cell office:value-type="string" calcext:value-type="string">
            <text:p>0xF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enaisCivilian_F</text:p>
          </table:table-cell>
          <table:table-cell table:formula="of:=HEX2DEC(MID([.H99]; 3; LEN([.H99])))"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RenaisCivilian_F</text:p>
          </table:table-cell>
          <table:table-cell office:value-type="string" calcext:value-type="string">
            <text:p>0xF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OldCivilian</text:p>
          </table:table-cell>
          <table:table-cell table:formula="of:=HEX2DEC(MID([.H100]; 3; LEN([.H100])))"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OldCivilian</text:p>
          </table:table-cell>
          <table:table-cell office:value-type="string" calcext:value-type="string">
            <text:p>0xF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Wall</text:p>
          </table:table-cell>
          <table:table-cell table:formula="of:=HEX2DEC(MID([.H101]; 3; LEN([.H101])))"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0x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Snag</text:p>
          </table:table-cell>
          <table:table-cell table:formula="of:=HEX2DEC(MID([.H102]; 3; LEN([.H102])))"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#define</text:p>
          </table:table-cell>
          <table:table-cell office:value-type="string" calcext:value-type="string">
            <text:p>Snag</text:p>
          </table:table-cell>
          <table:table-cell office:value-type="string" calcext:value-type="string">
            <text:p>0xFF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HEX2DEC(MID([.H103]; 3; LEN([.H10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04]; 3; LEN([.H10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05]; 3; LEN([.H10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06]; 3; LEN([.H10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07]; 3; LEN([.H10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08]; 3; LEN([.H10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09]; 3; LEN([.H10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0]; 3; LEN([.H11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1]; 3; LEN([.H11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2]; 3; LEN([.H11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3]; 3; LEN([.H11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4]; 3; LEN([.H11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5]; 3; LEN([.H11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6]; 3; LEN([.H11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7]; 3; LEN([.H11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8]; 3; LEN([.H11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19]; 3; LEN([.H11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0]; 3; LEN([.H12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1]; 3; LEN([.H12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2]; 3; LEN([.H12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3]; 3; LEN([.H12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4]; 3; LEN([.H12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5]; 3; LEN([.H12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6]; 3; LEN([.H12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7]; 3; LEN([.H12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8]; 3; LEN([.H12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29]; 3; LEN([.H12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0]; 3; LEN([.H13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1]; 3; LEN([.H13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2]; 3; LEN([.H13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3]; 3; LEN([.H13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4]; 3; LEN([.H13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5]; 3; LEN([.H13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6]; 3; LEN([.H13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7]; 3; LEN([.H13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8]; 3; LEN([.H13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39]; 3; LEN([.H13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0]; 3; LEN([.H14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1]; 3; LEN([.H14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2]; 3; LEN([.H14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3]; 3; LEN([.H14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4]; 3; LEN([.H14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5]; 3; LEN([.H14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6]; 3; LEN([.H14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7]; 3; LEN([.H14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8]; 3; LEN([.H14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49]; 3; LEN([.H14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0]; 3; LEN([.H15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1]; 3; LEN([.H15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2]; 3; LEN([.H15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3]; 3; LEN([.H15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4]; 3; LEN([.H15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5]; 3; LEN([.H15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6]; 3; LEN([.H15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7]; 3; LEN([.H15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8]; 3; LEN([.H15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59]; 3; LEN([.H15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0]; 3; LEN([.H16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1]; 3; LEN([.H16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2]; 3; LEN([.H16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3]; 3; LEN([.H16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4]; 3; LEN([.H16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5]; 3; LEN([.H16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6]; 3; LEN([.H16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7]; 3; LEN([.H16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8]; 3; LEN([.H16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69]; 3; LEN([.H16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0]; 3; LEN([.H17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1]; 3; LEN([.H17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2]; 3; LEN([.H17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3]; 3; LEN([.H17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4]; 3; LEN([.H17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5]; 3; LEN([.H17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6]; 3; LEN([.H17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7]; 3; LEN([.H17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8]; 3; LEN([.H17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79]; 3; LEN([.H17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0]; 3; LEN([.H18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1]; 3; LEN([.H18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2]; 3; LEN([.H18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3]; 3; LEN([.H18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4]; 3; LEN([.H18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5]; 3; LEN([.H18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6]; 3; LEN([.H18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7]; 3; LEN([.H18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8]; 3; LEN([.H18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89]; 3; LEN([.H18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0]; 3; LEN([.H19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1]; 3; LEN([.H19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2]; 3; LEN([.H19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3]; 3; LEN([.H19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4]; 3; LEN([.H19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5]; 3; LEN([.H19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6]; 3; LEN([.H19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7]; 3; LEN([.H19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8]; 3; LEN([.H19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199]; 3; LEN([.H19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0]; 3; LEN([.H20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1]; 3; LEN([.H20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2]; 3; LEN([.H20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3]; 3; LEN([.H20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4]; 3; LEN([.H20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5]; 3; LEN([.H20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6]; 3; LEN([.H20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7]; 3; LEN([.H20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8]; 3; LEN([.H20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09]; 3; LEN([.H20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0]; 3; LEN([.H21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1]; 3; LEN([.H21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2]; 3; LEN([.H21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3]; 3; LEN([.H21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4]; 3; LEN([.H21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5]; 3; LEN([.H21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6]; 3; LEN([.H21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7]; 3; LEN([.H21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8]; 3; LEN([.H21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19]; 3; LEN([.H21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0]; 3; LEN([.H22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1]; 3; LEN([.H22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2]; 3; LEN([.H22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3]; 3; LEN([.H22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4]; 3; LEN([.H22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5]; 3; LEN([.H22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6]; 3; LEN([.H22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7]; 3; LEN([.H22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8]; 3; LEN([.H22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29]; 3; LEN([.H22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0]; 3; LEN([.H23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1]; 3; LEN([.H23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2]; 3; LEN([.H23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3]; 3; LEN([.H23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4]; 3; LEN([.H23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5]; 3; LEN([.H23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6]; 3; LEN([.H23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7]; 3; LEN([.H23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8]; 3; LEN([.H23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39]; 3; LEN([.H23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0]; 3; LEN([.H24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1]; 3; LEN([.H24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2]; 3; LEN([.H24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3]; 3; LEN([.H24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4]; 3; LEN([.H24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5]; 3; LEN([.H24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6]; 3; LEN([.H24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7]; 3; LEN([.H24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8]; 3; LEN([.H24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49]; 3; LEN([.H24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0]; 3; LEN([.H25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1]; 3; LEN([.H25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2]; 3; LEN([.H25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3]; 3; LEN([.H25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4]; 3; LEN([.H25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5]; 3; LEN([.H25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6]; 3; LEN([.H25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7]; 3; LEN([.H25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8]; 3; LEN([.H25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59]; 3; LEN([.H25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0]; 3; LEN([.H26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1]; 3; LEN([.H26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2]; 3; LEN([.H26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3]; 3; LEN([.H26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4]; 3; LEN([.H26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5]; 3; LEN([.H26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6]; 3; LEN([.H26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7]; 3; LEN([.H26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8]; 3; LEN([.H26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69]; 3; LEN([.H26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0]; 3; LEN([.H27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1]; 3; LEN([.H27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2]; 3; LEN([.H27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3]; 3; LEN([.H27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4]; 3; LEN([.H27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5]; 3; LEN([.H27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6]; 3; LEN([.H27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7]; 3; LEN([.H27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8]; 3; LEN([.H27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79]; 3; LEN([.H27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0]; 3; LEN([.H28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1]; 3; LEN([.H28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2]; 3; LEN([.H28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3]; 3; LEN([.H28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4]; 3; LEN([.H28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5]; 3; LEN([.H28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6]; 3; LEN([.H28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7]; 3; LEN([.H28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8]; 3; LEN([.H28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89]; 3; LEN([.H289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0]; 3; LEN([.H290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1]; 3; LEN([.H291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2]; 3; LEN([.H292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3]; 3; LEN([.H293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4]; 3; LEN([.H294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5]; 3; LEN([.H295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6]; 3; LEN([.H296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7]; 3; LEN([.H297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8]; 3; LEN([.H298])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HEX2DEC(MID([.H299]; 3; LEN([.H299])))" office:value-type="float" office:value="0" calcext:value-type="float">
            <text:p>0</text:p>
          </table:table-cell>
          <table:table-cell table:number-columns-repeated="9"/>
        </table:table-row>
      </table:table>
      <table:table table:name="MtDefs" table:style-name="ta1">
        <office:forms form:automatic-focus="false" form:apply-design-mode="false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1Debuff_M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2Debuff_M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1Phys_M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2Phys_M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3Phys_M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1Spec_M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2Spec_M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T3Spec_M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9]+1" office:value-type="float" office:value="2" calcext:value-type="float">
            <text:p>2</text:p>
          </table:table-cell>
          <table:table-cell table:formula="of:=[.C9]+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0]+1" office:value-type="float" office:value="3" calcext:value-type="float">
            <text:p>3</text:p>
          </table:table-cell>
          <table:table-cell table:formula="of:=[.C10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1]+1" office:value-type="float" office:value="4" calcext:value-type="float">
            <text:p>4</text:p>
          </table:table-cell>
          <table:table-cell table:formula="of:=[.C11]+1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12]+1" office:value-type="float" office:value="5" calcext:value-type="float">
            <text:p>5</text:p>
          </table:table-cell>
          <table:table-cell table:formula="of:=[.C12]+1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13]+1" office:value-type="float" office:value="6" calcext:value-type="float">
            <text:p>6</text:p>
          </table:table-cell>
          <table:table-cell table:formula="of:=[.C13]+1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4]+1" office:value-type="float" office:value="7" calcext:value-type="float">
            <text:p>7</text:p>
          </table:table-cell>
          <table:table-cell table:formula="of:=[.C14]+1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15]+1" office:value-type="float" office:value="8" calcext:value-type="float">
            <text:p>8</text:p>
          </table:table-cell>
          <table:table-cell table:formula="of:=[.C15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6]+1" office:value-type="float" office:value="9" calcext:value-type="float">
            <text:p>9</text:p>
          </table:table-cell>
          <table:table-cell table:formula="of:=[.C16]+1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.B17]+1" office:value-type="float" office:value="10" calcext:value-type="float">
            <text:p>10</text:p>
          </table:table-cell>
          <table:table-cell table:formula="of:=[.C17]+1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18]+1" office:value-type="float" office:value="11" calcext:value-type="float">
            <text:p>11</text:p>
          </table:table-cell>
          <table:table-cell table:formula="of:=[.C18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19]+1" office:value-type="float" office:value="12" calcext:value-type="float">
            <text:p>12</text:p>
          </table:table-cell>
          <table:table-cell table:formula="of:=[.C19]+1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20]+1" office:value-type="float" office:value="13" calcext:value-type="float">
            <text:p>13</text:p>
          </table:table-cell>
          <table:table-cell table:formula="of:=[.C20]+1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21]+1" office:value-type="float" office:value="14" calcext:value-type="float">
            <text:p>14</text:p>
          </table:table-cell>
          <table:table-cell table:formula="of:=[.C21]+1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22]+1" office:value-type="float" office:value="15" calcext:value-type="float">
            <text:p>15</text:p>
          </table:table-cell>
          <table:table-cell table:formula="of:=[.C22]+1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[.B23]+1" office:value-type="float" office:value="16" calcext:value-type="float">
            <text:p>16</text:p>
          </table:table-cell>
          <table:table-cell table:formula="of:=[.C23]+1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24]+1" office:value-type="float" office:value="17" calcext:value-type="float">
            <text:p>17</text:p>
          </table:table-cell>
          <table:table-cell table:formula="of:=[.C24]+1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25]+1" office:value-type="float" office:value="18" calcext:value-type="float">
            <text:p>18</text:p>
          </table:table-cell>
          <table:table-cell table:formula="of:=[.C25]+1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26]+1" office:value-type="float" office:value="19" calcext:value-type="float">
            <text:p>19</text:p>
          </table:table-cell>
          <table:table-cell table:formula="of:=[.C26]+1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B27]+1" office:value-type="float" office:value="20" calcext:value-type="float">
            <text:p>20</text:p>
          </table:table-cell>
          <table:table-cell table:formula="of:=[.C27]+1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8]+1" office:value-type="float" office:value="21" calcext:value-type="float">
            <text:p>21</text:p>
          </table:table-cell>
          <table:table-cell table:formula="of:=[.C28]+1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29]+1" office:value-type="float" office:value="22" calcext:value-type="float">
            <text:p>22</text:p>
          </table:table-cell>
          <table:table-cell table:formula="of:=[.C29]+1"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.B30]+1" office:value-type="float" office:value="23" calcext:value-type="float">
            <text:p>23</text:p>
          </table:table-cell>
          <table:table-cell table:formula="of:=[.C30]+1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.B31]+1" office:value-type="float" office:value="24" calcext:value-type="float">
            <text:p>24</text:p>
          </table:table-cell>
          <table:table-cell table:formula="of:=[.C31]+1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32]+1" office:value-type="float" office:value="25" calcext:value-type="float">
            <text:p>25</text:p>
          </table:table-cell>
          <table:table-cell table:formula="of:=[.C32]+1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33]+1" office:value-type="float" office:value="26" calcext:value-type="float">
            <text:p>26</text:p>
          </table:table-cell>
          <table:table-cell table:formula="of:=[.C33]+1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34]+1" office:value-type="float" office:value="27" calcext:value-type="float">
            <text:p>27</text:p>
          </table:table-cell>
          <table:table-cell table:formula="of:=[.C34]+1"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B35]+1" office:value-type="float" office:value="28" calcext:value-type="float">
            <text:p>28</text:p>
          </table:table-cell>
          <table:table-cell table:formula="of:=[.C35]+1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36]+1" office:value-type="float" office:value="29" calcext:value-type="float">
            <text:p>29</text:p>
          </table:table-cell>
          <table:table-cell table:formula="of:=[.C36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37]+1" office:value-type="float" office:value="30" calcext:value-type="float">
            <text:p>30</text:p>
          </table:table-cell>
          <table:table-cell table:formula="of:=[.C37]+1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8]+1" office:value-type="float" office:value="31" calcext:value-type="float">
            <text:p>31</text:p>
          </table:table-cell>
          <table:table-cell table:formula="of:=[.C38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39]+1" office:value-type="float" office:value="32" calcext:value-type="float">
            <text:p>32</text:p>
          </table:table-cell>
          <table:table-cell table:formula="of:=[.C39]+1"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40]+1" office:value-type="float" office:value="33" calcext:value-type="float">
            <text:p>33</text:p>
          </table:table-cell>
          <table:table-cell table:formula="of:=[.C40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41]+1" office:value-type="float" office:value="34" calcext:value-type="float">
            <text:p>34</text:p>
          </table:table-cell>
          <table:table-cell table:formula="of:=[.C41]+1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42]+1" office:value-type="float" office:value="35" calcext:value-type="float">
            <text:p>35</text:p>
          </table:table-cell>
          <table:table-cell table:formula="of:=[.C42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3]+1" office:value-type="float" office:value="36" calcext:value-type="float">
            <text:p>36</text:p>
          </table:table-cell>
          <table:table-cell table:formula="of:=[.C43]+1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.B44]+1" office:value-type="float" office:value="37" calcext:value-type="float">
            <text:p>37</text:p>
          </table:table-cell>
          <table:table-cell table:formula="of:=[.C44]+1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45]+1" office:value-type="float" office:value="38" calcext:value-type="float">
            <text:p>38</text:p>
          </table:table-cell>
          <table:table-cell table:formula="of:=[.C45]+1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.B46]+1" office:value-type="float" office:value="39" calcext:value-type="float">
            <text:p>39</text:p>
          </table:table-cell>
          <table:table-cell table:formula="of:=[.C46]+1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B47]+1" office:value-type="float" office:value="40" calcext:value-type="float">
            <text:p>40</text:p>
          </table:table-cell>
          <table:table-cell table:formula="of:=[.C47]+1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48]+1" office:value-type="float" office:value="41" calcext:value-type="float">
            <text:p>41</text:p>
          </table:table-cell>
          <table:table-cell table:formula="of:=[.C48]+1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.B49]+1" office:value-type="float" office:value="42" calcext:value-type="float">
            <text:p>42</text:p>
          </table:table-cell>
          <table:table-cell table:formula="of:=[.C49]+1"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[.B50]+1" office:value-type="float" office:value="43" calcext:value-type="float">
            <text:p>43</text:p>
          </table:table-cell>
          <table:table-cell table:formula="of:=[.C50]+1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.B51]+1" office:value-type="float" office:value="44" calcext:value-type="float">
            <text:p>44</text:p>
          </table:table-cell>
          <table:table-cell table:formula="of:=[.C51]+1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.B52]+1" office:value-type="float" office:value="45" calcext:value-type="float">
            <text:p>45</text:p>
          </table:table-cell>
          <table:table-cell table:formula="of:=[.C52]+1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[.B53]+1" office:value-type="float" office:value="46" calcext:value-type="float">
            <text:p>46</text:p>
          </table:table-cell>
          <table:table-cell table:formula="of:=[.C53]+1" office:value-type="float" office:value="46" calcext:value-type="float">
            <text:p>46</text:p>
          </table:table-cell>
        </table:table-row>
        <table:table-row table:style-name="ro1">
          <table:table-cell/>
          <table:table-cell table:formula="of:=[.B54]+1" office:value-type="float" office:value="47" calcext:value-type="float">
            <text:p>47</text:p>
          </table:table-cell>
          <table:table-cell table:formula="of:=[.C54]+1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.B55]+1" office:value-type="float" office:value="48" calcext:value-type="float">
            <text:p>48</text:p>
          </table:table-cell>
          <table:table-cell table:formula="of:=[.C55]+1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.B56]+1" office:value-type="float" office:value="49" calcext:value-type="float">
            <text:p>49</text:p>
          </table:table-cell>
          <table:table-cell table:formula="of:=[.C56]+1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.B57]+1" office:value-type="float" office:value="50" calcext:value-type="float">
            <text:p>50</text:p>
          </table:table-cell>
          <table:table-cell table:formula="of:=[.C57]+1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58]+1" office:value-type="float" office:value="51" calcext:value-type="float">
            <text:p>51</text:p>
          </table:table-cell>
          <table:table-cell table:formula="of:=[.C58]+1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.B59]+1" office:value-type="float" office:value="52" calcext:value-type="float">
            <text:p>52</text:p>
          </table:table-cell>
          <table:table-cell table:formula="of:=[.C59]+1"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[.B60]+1" office:value-type="float" office:value="53" calcext:value-type="float">
            <text:p>53</text:p>
          </table:table-cell>
          <table:table-cell table:formula="of:=[.C60]+1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.B61]+1" office:value-type="float" office:value="54" calcext:value-type="float">
            <text:p>54</text:p>
          </table:table-cell>
          <table:table-cell table:formula="of:=[.C61]+1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.B62]+1" office:value-type="float" office:value="55" calcext:value-type="float">
            <text:p>55</text:p>
          </table:table-cell>
          <table:table-cell table:formula="of:=[.C62]+1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.B63]+1" office:value-type="float" office:value="56" calcext:value-type="float">
            <text:p>56</text:p>
          </table:table-cell>
          <table:table-cell table:formula="of:=[.C63]+1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.B64]+1" office:value-type="float" office:value="57" calcext:value-type="float">
            <text:p>57</text:p>
          </table:table-cell>
          <table:table-cell table:formula="of:=[.C64]+1"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[.B65]+1" office:value-type="float" office:value="58" calcext:value-type="float">
            <text:p>58</text:p>
          </table:table-cell>
          <table:table-cell table:formula="of:=[.C65]+1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.B66]+1" office:value-type="float" office:value="59" calcext:value-type="float">
            <text:p>59</text:p>
          </table:table-cell>
          <table:table-cell table:formula="of:=[.C66]+1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[.B67]+1" office:value-type="float" office:value="60" calcext:value-type="float">
            <text:p>60</text:p>
          </table:table-cell>
          <table:table-cell table:formula="of:=[.C67]+1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68]+1" office:value-type="float" office:value="61" calcext:value-type="float">
            <text:p>61</text:p>
          </table:table-cell>
          <table:table-cell table:formula="of:=[.C68]+1" office:value-type="float" office:value="61" calcext:value-type="float">
            <text:p>61</text:p>
          </table:table-cell>
        </table:table-row>
        <table:table-row table:style-name="ro1">
          <table:table-cell/>
          <table:table-cell table:formula="of:=[.B69]+1" office:value-type="float" office:value="62" calcext:value-type="float">
            <text:p>62</text:p>
          </table:table-cell>
          <table:table-cell table:formula="of:=[.C69]+1" office:value-type="float" office:value="62" calcext:value-type="float">
            <text:p>62</text:p>
          </table:table-cell>
        </table:table-row>
        <table:table-row table:style-name="ro1">
          <table:table-cell/>
          <table:table-cell table:formula="of:=[.B70]+1" office:value-type="float" office:value="63" calcext:value-type="float">
            <text:p>63</text:p>
          </table:table-cell>
          <table:table-cell table:formula="of:=[.C70]+1" office:value-type="float" office:value="63" calcext:value-type="float">
            <text:p>63</text:p>
          </table:table-cell>
        </table:table-row>
        <table:table-row table:style-name="ro1">
          <table:table-cell/>
          <table:table-cell table:formula="of:=[.B71]+1" office:value-type="float" office:value="64" calcext:value-type="float">
            <text:p>64</text:p>
          </table:table-cell>
          <table:table-cell table:formula="of:=[.C71]+1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72]+1" office:value-type="float" office:value="65" calcext:value-type="float">
            <text:p>65</text:p>
          </table:table-cell>
          <table:table-cell table:formula="of:=[.C72]+1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73]+1" office:value-type="float" office:value="66" calcext:value-type="float">
            <text:p>66</text:p>
          </table:table-cell>
          <table:table-cell table:formula="of:=[.C73]+1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.B74]+1" office:value-type="float" office:value="67" calcext:value-type="float">
            <text:p>67</text:p>
          </table:table-cell>
          <table:table-cell table:formula="of:=[.C74]+1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75]+1" office:value-type="float" office:value="68" calcext:value-type="float">
            <text:p>68</text:p>
          </table:table-cell>
          <table:table-cell table:formula="of:=[.C75]+1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76]+1" office:value-type="float" office:value="69" calcext:value-type="float">
            <text:p>69</text:p>
          </table:table-cell>
          <table:table-cell table:formula="of:=[.C76]+1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77]+1" office:value-type="float" office:value="70" calcext:value-type="float">
            <text:p>70</text:p>
          </table:table-cell>
          <table:table-cell table:formula="of:=[.C77]+1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78]+1" office:value-type="float" office:value="71" calcext:value-type="float">
            <text:p>71</text:p>
          </table:table-cell>
          <table:table-cell table:formula="of:=[.C78]+1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79]+1" office:value-type="float" office:value="72" calcext:value-type="float">
            <text:p>72</text:p>
          </table:table-cell>
          <table:table-cell table:formula="of:=[.C79]+1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80]+1" office:value-type="float" office:value="73" calcext:value-type="float">
            <text:p>73</text:p>
          </table:table-cell>
          <table:table-cell table:formula="of:=[.C80]+1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81]+1" office:value-type="float" office:value="74" calcext:value-type="float">
            <text:p>74</text:p>
          </table:table-cell>
          <table:table-cell table:formula="of:=[.C81]+1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82]+1" office:value-type="float" office:value="75" calcext:value-type="float">
            <text:p>75</text:p>
          </table:table-cell>
          <table:table-cell table:formula="of:=[.C82]+1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83]+1" office:value-type="float" office:value="76" calcext:value-type="float">
            <text:p>76</text:p>
          </table:table-cell>
          <table:table-cell table:formula="of:=[.C83]+1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84]+1" office:value-type="float" office:value="77" calcext:value-type="float">
            <text:p>77</text:p>
          </table:table-cell>
          <table:table-cell table:formula="of:=[.C84]+1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85]+1" office:value-type="float" office:value="78" calcext:value-type="float">
            <text:p>78</text:p>
          </table:table-cell>
          <table:table-cell table:formula="of:=[.C85]+1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86]+1" office:value-type="float" office:value="79" calcext:value-type="float">
            <text:p>79</text:p>
          </table:table-cell>
          <table:table-cell table:formula="of:=[.C86]+1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87]+1" office:value-type="float" office:value="80" calcext:value-type="float">
            <text:p>80</text:p>
          </table:table-cell>
          <table:table-cell table:formula="of:=[.C87]+1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88]+1" office:value-type="float" office:value="81" calcext:value-type="float">
            <text:p>81</text:p>
          </table:table-cell>
          <table:table-cell table:formula="of:=[.C88]+1"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[.B89]+1" office:value-type="float" office:value="82" calcext:value-type="float">
            <text:p>82</text:p>
          </table:table-cell>
          <table:table-cell table:formula="of:=[.C89]+1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90]+1" office:value-type="float" office:value="83" calcext:value-type="float">
            <text:p>83</text:p>
          </table:table-cell>
          <table:table-cell table:formula="of:=[.C90]+1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.B91]+1" office:value-type="float" office:value="84" calcext:value-type="float">
            <text:p>84</text:p>
          </table:table-cell>
          <table:table-cell table:formula="of:=[.C91]+1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92]+1" office:value-type="float" office:value="85" calcext:value-type="float">
            <text:p>85</text:p>
          </table:table-cell>
          <table:table-cell table:formula="of:=[.C92]+1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93]+1" office:value-type="float" office:value="86" calcext:value-type="float">
            <text:p>86</text:p>
          </table:table-cell>
          <table:table-cell table:formula="of:=[.C93]+1"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[.B94]+1" office:value-type="float" office:value="87" calcext:value-type="float">
            <text:p>87</text:p>
          </table:table-cell>
          <table:table-cell table:formula="of:=[.C94]+1" office:value-type="float" office:value="87" calcext:value-type="float">
            <text:p>87</text:p>
          </table:table-cell>
        </table:table-row>
        <table:table-row table:style-name="ro1">
          <table:table-cell/>
          <table:table-cell table:formula="of:=[.B95]+1" office:value-type="float" office:value="88" calcext:value-type="float">
            <text:p>88</text:p>
          </table:table-cell>
          <table:table-cell table:formula="of:=[.C95]+1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[.B96]+1" office:value-type="float" office:value="89" calcext:value-type="float">
            <text:p>89</text:p>
          </table:table-cell>
          <table:table-cell table:formula="of:=[.C96]+1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97]+1" office:value-type="float" office:value="90" calcext:value-type="float">
            <text:p>90</text:p>
          </table:table-cell>
          <table:table-cell table:formula="of:=[.C97]+1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98]+1" office:value-type="float" office:value="91" calcext:value-type="float">
            <text:p>91</text:p>
          </table:table-cell>
          <table:table-cell table:formula="of:=[.C98]+1"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[.B99]+1" office:value-type="float" office:value="92" calcext:value-type="float">
            <text:p>92</text:p>
          </table:table-cell>
          <table:table-cell table:formula="of:=[.C99]+1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B100]+1" office:value-type="float" office:value="93" calcext:value-type="float">
            <text:p>93</text:p>
          </table:table-cell>
          <table:table-cell table:formula="of:=[.C100]+1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01]+1" office:value-type="float" office:value="94" calcext:value-type="float">
            <text:p>94</text:p>
          </table:table-cell>
          <table:table-cell table:formula="of:=[.C101]+1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02]+1" office:value-type="float" office:value="95" calcext:value-type="float">
            <text:p>95</text:p>
          </table:table-cell>
          <table:table-cell table:formula="of:=[.C102]+1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03]+1" office:value-type="float" office:value="96" calcext:value-type="float">
            <text:p>96</text:p>
          </table:table-cell>
          <table:table-cell table:formula="of:=[.C103]+1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]+1" office:value-type="float" office:value="97" calcext:value-type="float">
            <text:p>97</text:p>
          </table:table-cell>
          <table:table-cell table:formula="of:=[.C104]+1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05]+1" office:value-type="float" office:value="98" calcext:value-type="float">
            <text:p>98</text:p>
          </table:table-cell>
          <table:table-cell table:formula="of:=[.C105]+1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106]+1" office:value-type="float" office:value="99" calcext:value-type="float">
            <text:p>99</text:p>
          </table:table-cell>
          <table:table-cell table:formula="of:=[.C106]+1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07]+1" office:value-type="float" office:value="100" calcext:value-type="float">
            <text:p>100</text:p>
          </table:table-cell>
          <table:table-cell table:formula="of:=[.C107]+1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8]+1" office:value-type="float" office:value="101" calcext:value-type="float">
            <text:p>101</text:p>
          </table:table-cell>
          <table:table-cell table:formula="of:=[.C108]+1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09]+1" office:value-type="float" office:value="102" calcext:value-type="float">
            <text:p>102</text:p>
          </table:table-cell>
          <table:table-cell table:formula="of:=[.C109]+1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10]+1" office:value-type="float" office:value="103" calcext:value-type="float">
            <text:p>103</text:p>
          </table:table-cell>
          <table:table-cell table:formula="of:=[.C110]+1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.B111]+1" office:value-type="float" office:value="104" calcext:value-type="float">
            <text:p>104</text:p>
          </table:table-cell>
          <table:table-cell table:formula="of:=[.C111]+1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12]+1" office:value-type="float" office:value="105" calcext:value-type="float">
            <text:p>105</text:p>
          </table:table-cell>
          <table:table-cell table:formula="of:=[.C112]+1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13]+1" office:value-type="float" office:value="106" calcext:value-type="float">
            <text:p>106</text:p>
          </table:table-cell>
          <table:table-cell table:formula="of:=[.C113]+1" office:value-type="float" office:value="106" calcext:value-type="float">
            <text:p>106</text:p>
          </table:table-cell>
        </table:table-row>
        <table:table-row table:style-name="ro1">
          <table:table-cell/>
          <table:table-cell table:formula="of:=[.B114]+1" office:value-type="float" office:value="107" calcext:value-type="float">
            <text:p>107</text:p>
          </table:table-cell>
          <table:table-cell table:formula="of:=[.C114]+1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15]+1" office:value-type="float" office:value="108" calcext:value-type="float">
            <text:p>108</text:p>
          </table:table-cell>
          <table:table-cell table:formula="of:=[.C115]+1" office:value-type="float" office:value="108" calcext:value-type="float">
            <text:p>108</text:p>
          </table:table-cell>
        </table:table-row>
        <table:table-row table:style-name="ro1">
          <table:table-cell/>
          <table:table-cell table:formula="of:=[.B116]+1" office:value-type="float" office:value="109" calcext:value-type="float">
            <text:p>109</text:p>
          </table:table-cell>
          <table:table-cell table:formula="of:=[.C116]+1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17]+1" office:value-type="float" office:value="110" calcext:value-type="float">
            <text:p>110</text:p>
          </table:table-cell>
          <table:table-cell table:formula="of:=[.C117]+1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18]+1" office:value-type="float" office:value="111" calcext:value-type="float">
            <text:p>111</text:p>
          </table:table-cell>
          <table:table-cell table:formula="of:=[.C118]+1"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119]+1" office:value-type="float" office:value="112" calcext:value-type="float">
            <text:p>112</text:p>
          </table:table-cell>
          <table:table-cell table:formula="of:=[.C119]+1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120]+1" office:value-type="float" office:value="113" calcext:value-type="float">
            <text:p>113</text:p>
          </table:table-cell>
          <table:table-cell table:formula="of:=[.C120]+1" office:value-type="float" office:value="113" calcext:value-type="float">
            <text:p>113</text:p>
          </table:table-cell>
        </table:table-row>
        <table:table-row table:style-name="ro1">
          <table:table-cell/>
          <table:table-cell table:formula="of:=[.B121]+1" office:value-type="float" office:value="114" calcext:value-type="float">
            <text:p>114</text:p>
          </table:table-cell>
          <table:table-cell table:formula="of:=[.C121]+1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22]+1" office:value-type="float" office:value="115" calcext:value-type="float">
            <text:p>115</text:p>
          </table:table-cell>
          <table:table-cell table:formula="of:=[.C122]+1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23]+1" office:value-type="float" office:value="116" calcext:value-type="float">
            <text:p>116</text:p>
          </table:table-cell>
          <table:table-cell table:formula="of:=[.C123]+1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124]+1" office:value-type="float" office:value="117" calcext:value-type="float">
            <text:p>117</text:p>
          </table:table-cell>
          <table:table-cell table:formula="of:=[.C124]+1"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125]+1" office:value-type="float" office:value="118" calcext:value-type="float">
            <text:p>118</text:p>
          </table:table-cell>
          <table:table-cell table:formula="of:=[.C125]+1" office:value-type="float" office:value="118" calcext:value-type="float">
            <text:p>118</text:p>
          </table:table-cell>
        </table:table-row>
        <table:table-row table:style-name="ro1">
          <table:table-cell/>
          <table:table-cell table:formula="of:=[.B126]+1" office:value-type="float" office:value="119" calcext:value-type="float">
            <text:p>119</text:p>
          </table:table-cell>
          <table:table-cell table:formula="of:=[.C126]+1" office:value-type="float" office:value="119" calcext:value-type="float">
            <text:p>119</text:p>
          </table:table-cell>
        </table:table-row>
        <table:table-row table:style-name="ro1">
          <table:table-cell/>
          <table:table-cell table:formula="of:=[.B127]+1" office:value-type="float" office:value="120" calcext:value-type="float">
            <text:p>120</text:p>
          </table:table-cell>
          <table:table-cell table:formula="of:=[.C127]+1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28]+1" office:value-type="float" office:value="121" calcext:value-type="float">
            <text:p>121</text:p>
          </table:table-cell>
          <table:table-cell table:formula="of:=[.C128]+1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29]+1" office:value-type="float" office:value="122" calcext:value-type="float">
            <text:p>122</text:p>
          </table:table-cell>
          <table:table-cell table:formula="of:=[.C129]+1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30]+1" office:value-type="float" office:value="123" calcext:value-type="float">
            <text:p>123</text:p>
          </table:table-cell>
          <table:table-cell table:formula="of:=[.C130]+1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31]+1" office:value-type="float" office:value="124" calcext:value-type="float">
            <text:p>124</text:p>
          </table:table-cell>
          <table:table-cell table:formula="of:=[.C131]+1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2]+1" office:value-type="float" office:value="125" calcext:value-type="float">
            <text:p>125</text:p>
          </table:table-cell>
          <table:table-cell table:formula="of:=[.C132]+1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3]+1" office:value-type="float" office:value="126" calcext:value-type="float">
            <text:p>126</text:p>
          </table:table-cell>
          <table:table-cell table:formula="of:=[.C133]+1" office:value-type="float" office:value="126" calcext:value-type="float">
            <text:p>126</text:p>
          </table:table-cell>
        </table:table-row>
        <table:table-row table:style-name="ro1">
          <table:table-cell/>
          <table:table-cell table:formula="of:=[.B134]+1" office:value-type="float" office:value="127" calcext:value-type="float">
            <text:p>127</text:p>
          </table:table-cell>
          <table:table-cell table:formula="of:=[.C134]+1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35]+1" office:value-type="float" office:value="128" calcext:value-type="float">
            <text:p>128</text:p>
          </table:table-cell>
          <table:table-cell table:formula="of:=[.C135]+1" office:value-type="float" office:value="128" calcext:value-type="float">
            <text:p>128</text:p>
          </table:table-cell>
        </table:table-row>
        <table:table-row table:style-name="ro1">
          <table:table-cell/>
          <table:table-cell table:formula="of:=[.B136]+1" office:value-type="float" office:value="129" calcext:value-type="float">
            <text:p>129</text:p>
          </table:table-cell>
          <table:table-cell table:formula="of:=[.C136]+1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137]+1" office:value-type="float" office:value="130" calcext:value-type="float">
            <text:p>130</text:p>
          </table:table-cell>
          <table:table-cell table:formula="of:=[.C137]+1" office:value-type="float" office:value="130" calcext:value-type="float">
            <text:p>130</text:p>
          </table:table-cell>
        </table:table-row>
        <table:table-row table:style-name="ro1">
          <table:table-cell/>
          <table:table-cell table:formula="of:=[.B138]+1" office:value-type="float" office:value="131" calcext:value-type="float">
            <text:p>131</text:p>
          </table:table-cell>
          <table:table-cell table:formula="of:=[.C138]+1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9]+1" office:value-type="float" office:value="132" calcext:value-type="float">
            <text:p>132</text:p>
          </table:table-cell>
          <table:table-cell table:formula="of:=[.C139]+1" office:value-type="float" office:value="132" calcext:value-type="float">
            <text:p>132</text:p>
          </table:table-cell>
        </table:table-row>
        <table:table-row table:style-name="ro1">
          <table:table-cell/>
          <table:table-cell table:formula="of:=[.B140]+1" office:value-type="float" office:value="133" calcext:value-type="float">
            <text:p>133</text:p>
          </table:table-cell>
          <table:table-cell table:formula="of:=[.C140]+1" office:value-type="float" office:value="133" calcext:value-type="float">
            <text:p>133</text:p>
          </table:table-cell>
        </table:table-row>
        <table:table-row table:style-name="ro1">
          <table:table-cell/>
          <table:table-cell table:formula="of:=[.B141]+1" office:value-type="float" office:value="134" calcext:value-type="float">
            <text:p>134</text:p>
          </table:table-cell>
          <table:table-cell table:formula="of:=[.C141]+1" office:value-type="float" office:value="134" calcext:value-type="float">
            <text:p>134</text:p>
          </table:table-cell>
        </table:table-row>
        <table:table-row table:style-name="ro1">
          <table:table-cell/>
          <table:table-cell table:formula="of:=[.B142]+1" office:value-type="float" office:value="135" calcext:value-type="float">
            <text:p>135</text:p>
          </table:table-cell>
          <table:table-cell table:formula="of:=[.C142]+1" office:value-type="float" office:value="135" calcext:value-type="float">
            <text:p>135</text:p>
          </table:table-cell>
        </table:table-row>
        <table:table-row table:style-name="ro1">
          <table:table-cell/>
          <table:table-cell table:formula="of:=[.B143]+1" office:value-type="float" office:value="136" calcext:value-type="float">
            <text:p>136</text:p>
          </table:table-cell>
          <table:table-cell table:formula="of:=[.C143]+1" office:value-type="float" office:value="136" calcext:value-type="float">
            <text:p>136</text:p>
          </table:table-cell>
        </table:table-row>
        <table:table-row table:style-name="ro1">
          <table:table-cell/>
          <table:table-cell table:formula="of:=[.B144]+1" office:value-type="float" office:value="137" calcext:value-type="float">
            <text:p>137</text:p>
          </table:table-cell>
          <table:table-cell table:formula="of:=[.C144]+1"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[.B145]+1" office:value-type="float" office:value="138" calcext:value-type="float">
            <text:p>138</text:p>
          </table:table-cell>
          <table:table-cell table:formula="of:=[.C145]+1" office:value-type="float" office:value="138" calcext:value-type="float">
            <text:p>138</text:p>
          </table:table-cell>
        </table:table-row>
        <table:table-row table:style-name="ro1">
          <table:table-cell/>
          <table:table-cell table:formula="of:=[.B146]+1" office:value-type="float" office:value="139" calcext:value-type="float">
            <text:p>139</text:p>
          </table:table-cell>
          <table:table-cell table:formula="of:=[.C146]+1" office:value-type="float" office:value="139" calcext:value-type="float">
            <text:p>139</text:p>
          </table:table-cell>
        </table:table-row>
        <table:table-row table:style-name="ro1">
          <table:table-cell/>
          <table:table-cell table:formula="of:=[.B147]+1" office:value-type="float" office:value="140" calcext:value-type="float">
            <text:p>140</text:p>
          </table:table-cell>
          <table:table-cell table:formula="of:=[.C147]+1"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[.B148]+1" office:value-type="float" office:value="141" calcext:value-type="float">
            <text:p>141</text:p>
          </table:table-cell>
          <table:table-cell table:formula="of:=[.C148]+1" office:value-type="float" office:value="141" calcext:value-type="float">
            <text:p>141</text:p>
          </table:table-cell>
        </table:table-row>
        <table:table-row table:style-name="ro1">
          <table:table-cell/>
          <table:table-cell table:formula="of:=[.B149]+1" office:value-type="float" office:value="142" calcext:value-type="float">
            <text:p>142</text:p>
          </table:table-cell>
          <table:table-cell table:formula="of:=[.C149]+1" office:value-type="float" office:value="142" calcext:value-type="float">
            <text:p>142</text:p>
          </table:table-cell>
        </table:table-row>
        <table:table-row table:style-name="ro1">
          <table:table-cell/>
          <table:table-cell table:formula="of:=[.B150]+1" office:value-type="float" office:value="143" calcext:value-type="float">
            <text:p>143</text:p>
          </table:table-cell>
          <table:table-cell table:formula="of:=[.C150]+1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51]+1" office:value-type="float" office:value="144" calcext:value-type="float">
            <text:p>144</text:p>
          </table:table-cell>
          <table:table-cell table:formula="of:=[.C151]+1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152]+1" office:value-type="float" office:value="145" calcext:value-type="float">
            <text:p>145</text:p>
          </table:table-cell>
          <table:table-cell table:formula="of:=[.C152]+1" office:value-type="float" office:value="145" calcext:value-type="float">
            <text:p>145</text:p>
          </table:table-cell>
        </table:table-row>
        <table:table-row table:style-name="ro1">
          <table:table-cell/>
          <table:table-cell table:formula="of:=[.B153]+1" office:value-type="float" office:value="146" calcext:value-type="float">
            <text:p>146</text:p>
          </table:table-cell>
          <table:table-cell table:formula="of:=[.C153]+1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54]+1" office:value-type="float" office:value="147" calcext:value-type="float">
            <text:p>147</text:p>
          </table:table-cell>
          <table:table-cell table:formula="of:=[.C154]+1" office:value-type="float" office:value="147" calcext:value-type="float">
            <text:p>147</text:p>
          </table:table-cell>
        </table:table-row>
        <table:table-row table:style-name="ro1">
          <table:table-cell/>
          <table:table-cell table:formula="of:=[.B155]+1" office:value-type="float" office:value="148" calcext:value-type="float">
            <text:p>148</text:p>
          </table:table-cell>
          <table:table-cell table:formula="of:=[.C155]+1" office:value-type="float" office:value="148" calcext:value-type="float">
            <text:p>148</text:p>
          </table:table-cell>
        </table:table-row>
        <table:table-row table:style-name="ro1">
          <table:table-cell/>
          <table:table-cell table:formula="of:=[.B156]+1" office:value-type="float" office:value="149" calcext:value-type="float">
            <text:p>149</text:p>
          </table:table-cell>
          <table:table-cell table:formula="of:=[.C156]+1" office:value-type="float" office:value="149" calcext:value-type="float">
            <text:p>149</text:p>
          </table:table-cell>
        </table:table-row>
        <table:table-row table:style-name="ro1">
          <table:table-cell/>
          <table:table-cell table:formula="of:=[.B157]+1" office:value-type="float" office:value="150" calcext:value-type="float">
            <text:p>150</text:p>
          </table:table-cell>
          <table:table-cell table:formula="of:=[.C157]+1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158]+1" office:value-type="float" office:value="151" calcext:value-type="float">
            <text:p>151</text:p>
          </table:table-cell>
          <table:table-cell table:formula="of:=[.C158]+1"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[.B159]+1" office:value-type="float" office:value="152" calcext:value-type="float">
            <text:p>152</text:p>
          </table:table-cell>
          <table:table-cell table:formula="of:=[.C159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160]+1" office:value-type="float" office:value="153" calcext:value-type="float">
            <text:p>153</text:p>
          </table:table-cell>
          <table:table-cell table:formula="of:=[.C160]+1" office:value-type="float" office:value="153" calcext:value-type="float">
            <text:p>153</text:p>
          </table:table-cell>
        </table:table-row>
        <table:table-row table:style-name="ro1">
          <table:table-cell/>
          <table:table-cell table:formula="of:=[.B161]+1" office:value-type="float" office:value="154" calcext:value-type="float">
            <text:p>154</text:p>
          </table:table-cell>
          <table:table-cell table:formula="of:=[.C161]+1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162]+1" office:value-type="float" office:value="155" calcext:value-type="float">
            <text:p>155</text:p>
          </table:table-cell>
          <table:table-cell table:formula="of:=[.C162]+1" office:value-type="float" office:value="155" calcext:value-type="float">
            <text:p>155</text:p>
          </table:table-cell>
        </table:table-row>
        <table:table-row table:style-name="ro1">
          <table:table-cell/>
          <table:table-cell table:formula="of:=[.B163]+1" office:value-type="float" office:value="156" calcext:value-type="float">
            <text:p>156</text:p>
          </table:table-cell>
          <table:table-cell table:formula="of:=[.C163]+1" office:value-type="float" office:value="156" calcext:value-type="float">
            <text:p>156</text:p>
          </table:table-cell>
        </table:table-row>
        <table:table-row table:style-name="ro1">
          <table:table-cell/>
          <table:table-cell table:formula="of:=[.B164]+1" office:value-type="float" office:value="157" calcext:value-type="float">
            <text:p>157</text:p>
          </table:table-cell>
          <table:table-cell table:formula="of:=[.C164]+1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65]+1" office:value-type="float" office:value="158" calcext:value-type="float">
            <text:p>158</text:p>
          </table:table-cell>
          <table:table-cell table:formula="of:=[.C165]+1" office:value-type="float" office:value="158" calcext:value-type="float">
            <text:p>158</text:p>
          </table:table-cell>
        </table:table-row>
        <table:table-row table:style-name="ro1">
          <table:table-cell/>
          <table:table-cell table:formula="of:=[.B166]+1" office:value-type="float" office:value="159" calcext:value-type="float">
            <text:p>159</text:p>
          </table:table-cell>
          <table:table-cell table:formula="of:=[.C166]+1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67]+1" office:value-type="float" office:value="160" calcext:value-type="float">
            <text:p>160</text:p>
          </table:table-cell>
          <table:table-cell table:formula="of:=[.C167]+1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68]+1" office:value-type="float" office:value="161" calcext:value-type="float">
            <text:p>161</text:p>
          </table:table-cell>
          <table:table-cell table:formula="of:=[.C168]+1" office:value-type="float" office:value="161" calcext:value-type="float">
            <text:p>161</text:p>
          </table:table-cell>
        </table:table-row>
        <table:table-row table:style-name="ro1">
          <table:table-cell/>
          <table:table-cell table:formula="of:=[.B169]+1" office:value-type="float" office:value="162" calcext:value-type="float">
            <text:p>162</text:p>
          </table:table-cell>
          <table:table-cell table:formula="of:=[.C169]+1" office:value-type="float" office:value="162" calcext:value-type="float">
            <text:p>162</text:p>
          </table:table-cell>
        </table:table-row>
        <table:table-row table:style-name="ro1">
          <table:table-cell/>
          <table:table-cell table:formula="of:=[.B170]+1" office:value-type="float" office:value="163" calcext:value-type="float">
            <text:p>163</text:p>
          </table:table-cell>
          <table:table-cell table:formula="of:=[.C170]+1" office:value-type="float" office:value="163" calcext:value-type="float">
            <text:p>163</text:p>
          </table:table-cell>
        </table:table-row>
        <table:table-row table:style-name="ro1">
          <table:table-cell/>
          <table:table-cell table:formula="of:=[.B171]+1" office:value-type="float" office:value="164" calcext:value-type="float">
            <text:p>164</text:p>
          </table:table-cell>
          <table:table-cell table:formula="of:=[.C171]+1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72]+1" office:value-type="float" office:value="165" calcext:value-type="float">
            <text:p>165</text:p>
          </table:table-cell>
          <table:table-cell table:formula="of:=[.C172]+1" office:value-type="float" office:value="165" calcext:value-type="float">
            <text:p>165</text:p>
          </table:table-cell>
        </table:table-row>
        <table:table-row table:style-name="ro1">
          <table:table-cell/>
          <table:table-cell table:formula="of:=[.B173]+1" office:value-type="float" office:value="166" calcext:value-type="float">
            <text:p>166</text:p>
          </table:table-cell>
          <table:table-cell table:formula="of:=[.C173]+1" office:value-type="float" office:value="166" calcext:value-type="float">
            <text:p>166</text:p>
          </table:table-cell>
        </table:table-row>
        <table:table-row table:style-name="ro1">
          <table:table-cell/>
          <table:table-cell table:formula="of:=[.B174]+1" office:value-type="float" office:value="167" calcext:value-type="float">
            <text:p>167</text:p>
          </table:table-cell>
          <table:table-cell table:formula="of:=[.C174]+1" office:value-type="float" office:value="167" calcext:value-type="float">
            <text:p>167</text:p>
          </table:table-cell>
        </table:table-row>
        <table:table-row table:style-name="ro1">
          <table:table-cell/>
          <table:table-cell table:formula="of:=[.B175]+1" office:value-type="float" office:value="168" calcext:value-type="float">
            <text:p>168</text:p>
          </table:table-cell>
          <table:table-cell table:formula="of:=[.C175]+1" office:value-type="float" office:value="168" calcext:value-type="float">
            <text:p>168</text:p>
          </table:table-cell>
        </table:table-row>
        <table:table-row table:style-name="ro1">
          <table:table-cell/>
          <table:table-cell table:formula="of:=[.B176]+1" office:value-type="float" office:value="169" calcext:value-type="float">
            <text:p>169</text:p>
          </table:table-cell>
          <table:table-cell table:formula="of:=[.C176]+1" office:value-type="float" office:value="169" calcext:value-type="float">
            <text:p>169</text:p>
          </table:table-cell>
        </table:table-row>
        <table:table-row table:style-name="ro1">
          <table:table-cell/>
          <table:table-cell table:formula="of:=[.B177]+1" office:value-type="float" office:value="170" calcext:value-type="float">
            <text:p>170</text:p>
          </table:table-cell>
          <table:table-cell table:formula="of:=[.C177]+1" office:value-type="float" office:value="170" calcext:value-type="float">
            <text:p>170</text:p>
          </table:table-cell>
        </table:table-row>
        <table:table-row table:style-name="ro1">
          <table:table-cell/>
          <table:table-cell table:formula="of:=[.B178]+1" office:value-type="float" office:value="171" calcext:value-type="float">
            <text:p>171</text:p>
          </table:table-cell>
          <table:table-cell table:formula="of:=[.C178]+1" office:value-type="float" office:value="171" calcext:value-type="float">
            <text:p>171</text:p>
          </table:table-cell>
        </table:table-row>
        <table:table-row table:style-name="ro1">
          <table:table-cell/>
          <table:table-cell table:formula="of:=[.B179]+1" office:value-type="float" office:value="172" calcext:value-type="float">
            <text:p>172</text:p>
          </table:table-cell>
          <table:table-cell table:formula="of:=[.C179]+1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80]+1" office:value-type="float" office:value="173" calcext:value-type="float">
            <text:p>173</text:p>
          </table:table-cell>
          <table:table-cell table:formula="of:=[.C180]+1" office:value-type="float" office:value="173" calcext:value-type="float">
            <text:p>173</text:p>
          </table:table-cell>
        </table:table-row>
        <table:table-row table:style-name="ro1">
          <table:table-cell/>
          <table:table-cell table:formula="of:=[.B181]+1" office:value-type="float" office:value="174" calcext:value-type="float">
            <text:p>174</text:p>
          </table:table-cell>
          <table:table-cell table:formula="of:=[.C181]+1" office:value-type="float" office:value="174" calcext:value-type="float">
            <text:p>174</text:p>
          </table:table-cell>
        </table:table-row>
        <table:table-row table:style-name="ro1">
          <table:table-cell/>
          <table:table-cell table:formula="of:=[.B182]+1" office:value-type="float" office:value="175" calcext:value-type="float">
            <text:p>175</text:p>
          </table:table-cell>
          <table:table-cell table:formula="of:=[.C182]+1" office:value-type="float" office:value="175" calcext:value-type="float">
            <text:p>175</text:p>
          </table:table-cell>
        </table:table-row>
        <table:table-row table:style-name="ro1">
          <table:table-cell/>
          <table:table-cell table:formula="of:=[.B183]+1" office:value-type="float" office:value="176" calcext:value-type="float">
            <text:p>176</text:p>
          </table:table-cell>
          <table:table-cell table:formula="of:=[.C183]+1" office:value-type="float" office:value="176" calcext:value-type="float">
            <text:p>176</text:p>
          </table:table-cell>
        </table:table-row>
        <table:table-row table:style-name="ro1">
          <table:table-cell/>
          <table:table-cell table:formula="of:=[.B184]+1" office:value-type="float" office:value="177" calcext:value-type="float">
            <text:p>177</text:p>
          </table:table-cell>
          <table:table-cell table:formula="of:=[.C184]+1" office:value-type="float" office:value="177" calcext:value-type="float">
            <text:p>177</text:p>
          </table:table-cell>
        </table:table-row>
        <table:table-row table:style-name="ro1">
          <table:table-cell/>
          <table:table-cell table:formula="of:=[.B185]+1" office:value-type="float" office:value="178" calcext:value-type="float">
            <text:p>178</text:p>
          </table:table-cell>
          <table:table-cell table:formula="of:=[.C185]+1" office:value-type="float" office:value="178" calcext:value-type="float">
            <text:p>178</text:p>
          </table:table-cell>
        </table:table-row>
        <table:table-row table:style-name="ro1">
          <table:table-cell/>
          <table:table-cell table:formula="of:=[.B186]+1" office:value-type="float" office:value="179" calcext:value-type="float">
            <text:p>179</text:p>
          </table:table-cell>
          <table:table-cell table:formula="of:=[.C186]+1" office:value-type="float" office:value="179" calcext:value-type="float">
            <text:p>179</text:p>
          </table:table-cell>
        </table:table-row>
        <table:table-row table:style-name="ro1">
          <table:table-cell/>
          <table:table-cell table:formula="of:=[.B187]+1" office:value-type="float" office:value="180" calcext:value-type="float">
            <text:p>180</text:p>
          </table:table-cell>
          <table:table-cell table:formula="of:=[.C187]+1" office:value-type="float" office:value="180" calcext:value-type="float">
            <text:p>180</text:p>
          </table:table-cell>
        </table:table-row>
        <table:table-row table:style-name="ro1">
          <table:table-cell/>
          <table:table-cell table:formula="of:=[.B188]+1" office:value-type="float" office:value="181" calcext:value-type="float">
            <text:p>181</text:p>
          </table:table-cell>
          <table:table-cell table:formula="of:=[.C188]+1" office:value-type="float" office:value="181" calcext:value-type="float">
            <text:p>181</text:p>
          </table:table-cell>
        </table:table-row>
        <table:table-row table:style-name="ro1">
          <table:table-cell/>
          <table:table-cell table:formula="of:=[.B189]+1" office:value-type="float" office:value="182" calcext:value-type="float">
            <text:p>182</text:p>
          </table:table-cell>
          <table:table-cell table:formula="of:=[.C189]+1" office:value-type="float" office:value="182" calcext:value-type="float">
            <text:p>182</text:p>
          </table:table-cell>
        </table:table-row>
        <table:table-row table:style-name="ro1">
          <table:table-cell/>
          <table:table-cell table:formula="of:=[.B190]+1" office:value-type="float" office:value="183" calcext:value-type="float">
            <text:p>183</text:p>
          </table:table-cell>
          <table:table-cell table:formula="of:=[.C190]+1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91]+1" office:value-type="float" office:value="184" calcext:value-type="float">
            <text:p>184</text:p>
          </table:table-cell>
          <table:table-cell table:formula="of:=[.C191]+1" office:value-type="float" office:value="184" calcext:value-type="float">
            <text:p>184</text:p>
          </table:table-cell>
        </table:table-row>
        <table:table-row table:style-name="ro1">
          <table:table-cell/>
          <table:table-cell table:formula="of:=[.B192]+1" office:value-type="float" office:value="185" calcext:value-type="float">
            <text:p>185</text:p>
          </table:table-cell>
          <table:table-cell table:formula="of:=[.C192]+1" office:value-type="float" office:value="185" calcext:value-type="float">
            <text:p>185</text:p>
          </table:table-cell>
        </table:table-row>
        <table:table-row table:style-name="ro1">
          <table:table-cell/>
          <table:table-cell table:formula="of:=[.B193]+1" office:value-type="float" office:value="186" calcext:value-type="float">
            <text:p>186</text:p>
          </table:table-cell>
          <table:table-cell table:formula="of:=[.C193]+1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94]+1" office:value-type="float" office:value="187" calcext:value-type="float">
            <text:p>187</text:p>
          </table:table-cell>
          <table:table-cell table:formula="of:=[.C194]+1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95]+1" office:value-type="float" office:value="188" calcext:value-type="float">
            <text:p>188</text:p>
          </table:table-cell>
          <table:table-cell table:formula="of:=[.C195]+1" office:value-type="float" office:value="188" calcext:value-type="float">
            <text:p>188</text:p>
          </table:table-cell>
        </table:table-row>
        <table:table-row table:style-name="ro1">
          <table:table-cell/>
          <table:table-cell table:formula="of:=[.B196]+1" office:value-type="float" office:value="189" calcext:value-type="float">
            <text:p>189</text:p>
          </table:table-cell>
          <table:table-cell table:formula="of:=[.C196]+1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97]+1" office:value-type="float" office:value="190" calcext:value-type="float">
            <text:p>190</text:p>
          </table:table-cell>
          <table:table-cell table:formula="of:=[.C197]+1" office:value-type="float" office:value="190" calcext:value-type="float">
            <text:p>190</text:p>
          </table:table-cell>
        </table:table-row>
        <table:table-row table:style-name="ro1">
          <table:table-cell/>
          <table:table-cell table:formula="of:=[.B198]+1" office:value-type="float" office:value="191" calcext:value-type="float">
            <text:p>191</text:p>
          </table:table-cell>
          <table:table-cell table:formula="of:=[.C198]+1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99]+1" office:value-type="float" office:value="192" calcext:value-type="float">
            <text:p>192</text:p>
          </table:table-cell>
          <table:table-cell table:formula="of:=[.C199]+1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200]+1" office:value-type="float" office:value="193" calcext:value-type="float">
            <text:p>193</text:p>
          </table:table-cell>
          <table:table-cell table:formula="of:=[.C200]+1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201]+1" office:value-type="float" office:value="194" calcext:value-type="float">
            <text:p>194</text:p>
          </table:table-cell>
          <table:table-cell table:formula="of:=[.C201]+1" office:value-type="float" office:value="194" calcext:value-type="float">
            <text:p>194</text:p>
          </table:table-cell>
        </table:table-row>
        <table:table-row table:style-name="ro1">
          <table:table-cell/>
          <table:table-cell table:formula="of:=[.B202]+1" office:value-type="float" office:value="195" calcext:value-type="float">
            <text:p>195</text:p>
          </table:table-cell>
          <table:table-cell table:formula="of:=[.C202]+1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203]+1" office:value-type="float" office:value="196" calcext:value-type="float">
            <text:p>196</text:p>
          </table:table-cell>
          <table:table-cell table:formula="of:=[.C203]+1" office:value-type="float" office:value="196" calcext:value-type="float">
            <text:p>196</text:p>
          </table:table-cell>
        </table:table-row>
        <table:table-row table:style-name="ro1">
          <table:table-cell/>
          <table:table-cell table:formula="of:=[.B204]+1" office:value-type="float" office:value="197" calcext:value-type="float">
            <text:p>197</text:p>
          </table:table-cell>
          <table:table-cell table:formula="of:=[.C204]+1" office:value-type="float" office:value="197" calcext:value-type="float">
            <text:p>197</text:p>
          </table:table-cell>
        </table:table-row>
        <table:table-row table:style-name="ro1">
          <table:table-cell/>
          <table:table-cell table:formula="of:=[.B205]+1" office:value-type="float" office:value="198" calcext:value-type="float">
            <text:p>198</text:p>
          </table:table-cell>
          <table:table-cell table:formula="of:=[.C205]+1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206]+1" office:value-type="float" office:value="199" calcext:value-type="float">
            <text:p>199</text:p>
          </table:table-cell>
          <table:table-cell table:formula="of:=[.C206]+1" office:value-type="float" office:value="199" calcext:value-type="float">
            <text:p>199</text:p>
          </table:table-cell>
        </table:table-row>
        <table:table-row table:style-name="ro1">
          <table:table-cell/>
          <table:table-cell table:formula="of:=[.B207]+1" office:value-type="float" office:value="200" calcext:value-type="float">
            <text:p>200</text:p>
          </table:table-cell>
          <table:table-cell table:formula="of:=[.C207]+1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208]+1" office:value-type="float" office:value="201" calcext:value-type="float">
            <text:p>201</text:p>
          </table:table-cell>
          <table:table-cell table:formula="of:=[.C208]+1" office:value-type="float" office:value="201" calcext:value-type="float">
            <text:p>201</text:p>
          </table:table-cell>
        </table:table-row>
        <table:table-row table:style-name="ro1">
          <table:table-cell/>
          <table:table-cell table:formula="of:=[.B209]+1" office:value-type="float" office:value="202" calcext:value-type="float">
            <text:p>202</text:p>
          </table:table-cell>
          <table:table-cell table:formula="of:=[.C209]+1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210]+1" office:value-type="float" office:value="203" calcext:value-type="float">
            <text:p>203</text:p>
          </table:table-cell>
          <table:table-cell table:formula="of:=[.C210]+1" office:value-type="float" office:value="203" calcext:value-type="float">
            <text:p>203</text:p>
          </table:table-cell>
        </table:table-row>
        <table:table-row table:style-name="ro1">
          <table:table-cell/>
          <table:table-cell table:formula="of:=[.B211]+1" office:value-type="float" office:value="204" calcext:value-type="float">
            <text:p>204</text:p>
          </table:table-cell>
          <table:table-cell table:formula="of:=[.C211]+1" office:value-type="float" office:value="204" calcext:value-type="float">
            <text:p>204</text:p>
          </table:table-cell>
        </table:table-row>
        <table:table-row table:style-name="ro1">
          <table:table-cell/>
          <table:table-cell table:formula="of:=[.B212]+1" office:value-type="float" office:value="205" calcext:value-type="float">
            <text:p>205</text:p>
          </table:table-cell>
          <table:table-cell table:formula="of:=[.C212]+1" office:value-type="float" office:value="205" calcext:value-type="float">
            <text:p>205</text:p>
          </table:table-cell>
        </table:table-row>
        <table:table-row table:style-name="ro1">
          <table:table-cell/>
          <table:table-cell table:formula="of:=[.B213]+1" office:value-type="float" office:value="206" calcext:value-type="float">
            <text:p>206</text:p>
          </table:table-cell>
          <table:table-cell table:formula="of:=[.C213]+1" office:value-type="float" office:value="206" calcext:value-type="float">
            <text:p>206</text:p>
          </table:table-cell>
        </table:table-row>
        <table:table-row table:style-name="ro1">
          <table:table-cell/>
          <table:table-cell table:formula="of:=[.B214]+1" office:value-type="float" office:value="207" calcext:value-type="float">
            <text:p>207</text:p>
          </table:table-cell>
          <table:table-cell table:formula="of:=[.C214]+1" office:value-type="float" office:value="207" calcext:value-type="float">
            <text:p>207</text:p>
          </table:table-cell>
        </table:table-row>
        <table:table-row table:style-name="ro1">
          <table:table-cell/>
          <table:table-cell table:formula="of:=[.B215]+1" office:value-type="float" office:value="208" calcext:value-type="float">
            <text:p>208</text:p>
          </table:table-cell>
          <table:table-cell table:formula="of:=[.C215]+1" office:value-type="float" office:value="208" calcext:value-type="float">
            <text:p>208</text:p>
          </table:table-cell>
        </table:table-row>
        <table:table-row table:style-name="ro1">
          <table:table-cell/>
          <table:table-cell table:formula="of:=[.B216]+1" office:value-type="float" office:value="209" calcext:value-type="float">
            <text:p>209</text:p>
          </table:table-cell>
          <table:table-cell table:formula="of:=[.C216]+1" office:value-type="float" office:value="209" calcext:value-type="float">
            <text:p>209</text:p>
          </table:table-cell>
        </table:table-row>
        <table:table-row table:style-name="ro1">
          <table:table-cell/>
          <table:table-cell table:formula="of:=[.B217]+1" office:value-type="float" office:value="210" calcext:value-type="float">
            <text:p>210</text:p>
          </table:table-cell>
          <table:table-cell table:formula="of:=[.C217]+1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218]+1" office:value-type="float" office:value="211" calcext:value-type="float">
            <text:p>211</text:p>
          </table:table-cell>
          <table:table-cell table:formula="of:=[.C218]+1" office:value-type="float" office:value="211" calcext:value-type="float">
            <text:p>211</text:p>
          </table:table-cell>
        </table:table-row>
        <table:table-row table:style-name="ro1">
          <table:table-cell/>
          <table:table-cell table:formula="of:=[.B219]+1" office:value-type="float" office:value="212" calcext:value-type="float">
            <text:p>212</text:p>
          </table:table-cell>
          <table:table-cell table:formula="of:=[.C219]+1" office:value-type="float" office:value="212" calcext:value-type="float">
            <text:p>212</text:p>
          </table:table-cell>
        </table:table-row>
        <table:table-row table:style-name="ro1">
          <table:table-cell/>
          <table:table-cell table:formula="of:=[.B220]+1" office:value-type="float" office:value="213" calcext:value-type="float">
            <text:p>213</text:p>
          </table:table-cell>
          <table:table-cell table:formula="of:=[.C220]+1" office:value-type="float" office:value="213" calcext:value-type="float">
            <text:p>213</text:p>
          </table:table-cell>
        </table:table-row>
        <table:table-row table:style-name="ro1">
          <table:table-cell/>
          <table:table-cell table:formula="of:=[.B221]+1" office:value-type="float" office:value="214" calcext:value-type="float">
            <text:p>214</text:p>
          </table:table-cell>
          <table:table-cell table:formula="of:=[.C221]+1" office:value-type="float" office:value="214" calcext:value-type="float">
            <text:p>214</text:p>
          </table:table-cell>
        </table:table-row>
        <table:table-row table:style-name="ro1">
          <table:table-cell/>
          <table:table-cell table:formula="of:=[.B222]+1" office:value-type="float" office:value="215" calcext:value-type="float">
            <text:p>215</text:p>
          </table:table-cell>
          <table:table-cell table:formula="of:=[.C222]+1" office:value-type="float" office:value="215" calcext:value-type="float">
            <text:p>215</text:p>
          </table:table-cell>
        </table:table-row>
        <table:table-row table:style-name="ro1">
          <table:table-cell/>
          <table:table-cell table:formula="of:=[.B223]+1" office:value-type="float" office:value="216" calcext:value-type="float">
            <text:p>216</text:p>
          </table:table-cell>
          <table:table-cell table:formula="of:=[.C223]+1" office:value-type="float" office:value="216" calcext:value-type="float">
            <text:p>216</text:p>
          </table:table-cell>
        </table:table-row>
        <table:table-row table:style-name="ro1">
          <table:table-cell/>
          <table:table-cell table:formula="of:=[.B224]+1" office:value-type="float" office:value="217" calcext:value-type="float">
            <text:p>217</text:p>
          </table:table-cell>
          <table:table-cell table:formula="of:=[.C224]+1" office:value-type="float" office:value="217" calcext:value-type="float">
            <text:p>217</text:p>
          </table:table-cell>
        </table:table-row>
        <table:table-row table:style-name="ro1">
          <table:table-cell/>
          <table:table-cell table:formula="of:=[.B225]+1" office:value-type="float" office:value="218" calcext:value-type="float">
            <text:p>218</text:p>
          </table:table-cell>
          <table:table-cell table:formula="of:=[.C225]+1" office:value-type="float" office:value="218" calcext:value-type="float">
            <text:p>218</text:p>
          </table:table-cell>
        </table:table-row>
        <table:table-row table:style-name="ro1">
          <table:table-cell/>
          <table:table-cell table:formula="of:=[.B226]+1" office:value-type="float" office:value="219" calcext:value-type="float">
            <text:p>219</text:p>
          </table:table-cell>
          <table:table-cell table:formula="of:=[.C226]+1" office:value-type="float" office:value="219" calcext:value-type="float">
            <text:p>219</text:p>
          </table:table-cell>
        </table:table-row>
        <table:table-row table:style-name="ro1">
          <table:table-cell/>
          <table:table-cell table:formula="of:=[.B227]+1" office:value-type="float" office:value="220" calcext:value-type="float">
            <text:p>220</text:p>
          </table:table-cell>
          <table:table-cell table:formula="of:=[.C227]+1" office:value-type="float" office:value="220" calcext:value-type="float">
            <text:p>220</text:p>
          </table:table-cell>
        </table:table-row>
        <table:table-row table:style-name="ro1">
          <table:table-cell/>
          <table:table-cell table:formula="of:=[.B228]+1" office:value-type="float" office:value="221" calcext:value-type="float">
            <text:p>221</text:p>
          </table:table-cell>
          <table:table-cell table:formula="of:=[.C228]+1" office:value-type="float" office:value="221" calcext:value-type="float">
            <text:p>221</text:p>
          </table:table-cell>
        </table:table-row>
        <table:table-row table:style-name="ro1">
          <table:table-cell/>
          <table:table-cell table:formula="of:=[.B229]+1" office:value-type="float" office:value="222" calcext:value-type="float">
            <text:p>222</text:p>
          </table:table-cell>
          <table:table-cell table:formula="of:=[.C229]+1" office:value-type="float" office:value="222" calcext:value-type="float">
            <text:p>222</text:p>
          </table:table-cell>
        </table:table-row>
        <table:table-row table:style-name="ro1">
          <table:table-cell/>
          <table:table-cell table:formula="of:=[.B230]+1" office:value-type="float" office:value="223" calcext:value-type="float">
            <text:p>223</text:p>
          </table:table-cell>
          <table:table-cell table:formula="of:=[.C230]+1" office:value-type="float" office:value="223" calcext:value-type="float">
            <text:p>223</text:p>
          </table:table-cell>
        </table:table-row>
        <table:table-row table:style-name="ro1">
          <table:table-cell/>
          <table:table-cell table:formula="of:=[.B231]+1" office:value-type="float" office:value="224" calcext:value-type="float">
            <text:p>224</text:p>
          </table:table-cell>
          <table:table-cell table:formula="of:=[.C231]+1" office:value-type="float" office:value="224" calcext:value-type="float">
            <text:p>224</text:p>
          </table:table-cell>
        </table:table-row>
        <table:table-row table:style-name="ro1">
          <table:table-cell/>
          <table:table-cell table:formula="of:=[.B232]+1" office:value-type="float" office:value="225" calcext:value-type="float">
            <text:p>225</text:p>
          </table:table-cell>
          <table:table-cell table:formula="of:=[.C232]+1" office:value-type="float" office:value="225" calcext:value-type="float">
            <text:p>225</text:p>
          </table:table-cell>
        </table:table-row>
        <table:table-row table:style-name="ro1">
          <table:table-cell/>
          <table:table-cell table:formula="of:=[.B233]+1" office:value-type="float" office:value="226" calcext:value-type="float">
            <text:p>226</text:p>
          </table:table-cell>
          <table:table-cell table:formula="of:=[.C233]+1" office:value-type="float" office:value="226" calcext:value-type="float">
            <text:p>226</text:p>
          </table:table-cell>
        </table:table-row>
        <table:table-row table:style-name="ro1">
          <table:table-cell/>
          <table:table-cell table:formula="of:=[.B234]+1" office:value-type="float" office:value="227" calcext:value-type="float">
            <text:p>227</text:p>
          </table:table-cell>
          <table:table-cell table:formula="of:=[.C234]+1" office:value-type="float" office:value="227" calcext:value-type="float">
            <text:p>227</text:p>
          </table:table-cell>
        </table:table-row>
        <table:table-row table:style-name="ro1">
          <table:table-cell/>
          <table:table-cell table:formula="of:=[.B235]+1" office:value-type="float" office:value="228" calcext:value-type="float">
            <text:p>228</text:p>
          </table:table-cell>
          <table:table-cell table:formula="of:=[.C235]+1" office:value-type="float" office:value="228" calcext:value-type="float">
            <text:p>228</text:p>
          </table:table-cell>
        </table:table-row>
        <table:table-row table:style-name="ro1">
          <table:table-cell/>
          <table:table-cell table:formula="of:=[.B236]+1" office:value-type="float" office:value="229" calcext:value-type="float">
            <text:p>229</text:p>
          </table:table-cell>
          <table:table-cell table:formula="of:=[.C236]+1" office:value-type="float" office:value="229" calcext:value-type="float">
            <text:p>229</text:p>
          </table:table-cell>
        </table:table-row>
        <table:table-row table:style-name="ro1">
          <table:table-cell/>
          <table:table-cell table:formula="of:=[.B237]+1" office:value-type="float" office:value="230" calcext:value-type="float">
            <text:p>230</text:p>
          </table:table-cell>
          <table:table-cell table:formula="of:=[.C237]+1" office:value-type="float" office:value="230" calcext:value-type="float">
            <text:p>230</text:p>
          </table:table-cell>
        </table:table-row>
        <table:table-row table:style-name="ro1">
          <table:table-cell/>
          <table:table-cell table:formula="of:=[.B238]+1" office:value-type="float" office:value="231" calcext:value-type="float">
            <text:p>231</text:p>
          </table:table-cell>
          <table:table-cell table:formula="of:=[.C238]+1" office:value-type="float" office:value="231" calcext:value-type="float">
            <text:p>231</text:p>
          </table:table-cell>
        </table:table-row>
        <table:table-row table:style-name="ro1">
          <table:table-cell/>
          <table:table-cell table:formula="of:=[.B239]+1" office:value-type="float" office:value="232" calcext:value-type="float">
            <text:p>232</text:p>
          </table:table-cell>
          <table:table-cell table:formula="of:=[.C239]+1" office:value-type="float" office:value="232" calcext:value-type="float">
            <text:p>232</text:p>
          </table:table-cell>
        </table:table-row>
        <table:table-row table:style-name="ro1">
          <table:table-cell/>
          <table:table-cell table:formula="of:=[.B240]+1" office:value-type="float" office:value="233" calcext:value-type="float">
            <text:p>233</text:p>
          </table:table-cell>
          <table:table-cell table:formula="of:=[.C240]+1" office:value-type="float" office:value="233" calcext:value-type="float">
            <text:p>233</text:p>
          </table:table-cell>
        </table:table-row>
        <table:table-row table:style-name="ro1">
          <table:table-cell/>
          <table:table-cell table:formula="of:=[.B241]+1" office:value-type="float" office:value="234" calcext:value-type="float">
            <text:p>234</text:p>
          </table:table-cell>
          <table:table-cell table:formula="of:=[.C241]+1" office:value-type="float" office:value="234" calcext:value-type="float">
            <text:p>234</text:p>
          </table:table-cell>
        </table:table-row>
        <table:table-row table:style-name="ro1">
          <table:table-cell/>
          <table:table-cell table:formula="of:=[.B242]+1" office:value-type="float" office:value="235" calcext:value-type="float">
            <text:p>235</text:p>
          </table:table-cell>
          <table:table-cell table:formula="of:=[.C242]+1" office:value-type="float" office:value="235" calcext:value-type="float">
            <text:p>235</text:p>
          </table:table-cell>
        </table:table-row>
        <table:table-row table:style-name="ro1">
          <table:table-cell/>
          <table:table-cell table:formula="of:=[.B243]+1" office:value-type="float" office:value="236" calcext:value-type="float">
            <text:p>236</text:p>
          </table:table-cell>
          <table:table-cell table:formula="of:=[.C243]+1" office:value-type="float" office:value="236" calcext:value-type="float">
            <text:p>236</text:p>
          </table:table-cell>
        </table:table-row>
        <table:table-row table:style-name="ro1">
          <table:table-cell/>
          <table:table-cell table:formula="of:=[.B244]+1" office:value-type="float" office:value="237" calcext:value-type="float">
            <text:p>237</text:p>
          </table:table-cell>
          <table:table-cell table:formula="of:=[.C244]+1" office:value-type="float" office:value="237" calcext:value-type="float">
            <text:p>237</text:p>
          </table:table-cell>
        </table:table-row>
        <table:table-row table:style-name="ro1">
          <table:table-cell/>
          <table:table-cell table:formula="of:=[.B245]+1" office:value-type="float" office:value="238" calcext:value-type="float">
            <text:p>238</text:p>
          </table:table-cell>
          <table:table-cell table:formula="of:=[.C245]+1" office:value-type="float" office:value="238" calcext:value-type="float">
            <text:p>238</text:p>
          </table:table-cell>
        </table:table-row>
        <table:table-row table:style-name="ro1">
          <table:table-cell/>
          <table:table-cell table:formula="of:=[.B246]+1" office:value-type="float" office:value="239" calcext:value-type="float">
            <text:p>239</text:p>
          </table:table-cell>
          <table:table-cell table:formula="of:=[.C246]+1" office:value-type="float" office:value="239" calcext:value-type="float">
            <text:p>239</text:p>
          </table:table-cell>
        </table:table-row>
        <table:table-row table:style-name="ro1">
          <table:table-cell/>
          <table:table-cell table:formula="of:=[.B247]+1" office:value-type="float" office:value="240" calcext:value-type="float">
            <text:p>240</text:p>
          </table:table-cell>
          <table:table-cell table:formula="of:=[.C247]+1" office:value-type="float" office:value="240" calcext:value-type="float">
            <text:p>240</text:p>
          </table:table-cell>
        </table:table-row>
        <table:table-row table:style-name="ro1">
          <table:table-cell/>
          <table:table-cell table:formula="of:=[.B248]+1" office:value-type="float" office:value="241" calcext:value-type="float">
            <text:p>241</text:p>
          </table:table-cell>
          <table:table-cell table:formula="of:=[.C248]+1" office:value-type="float" office:value="241" calcext:value-type="float">
            <text:p>241</text:p>
          </table:table-cell>
        </table:table-row>
        <table:table-row table:style-name="ro1">
          <table:table-cell/>
          <table:table-cell table:formula="of:=[.B249]+1" office:value-type="float" office:value="242" calcext:value-type="float">
            <text:p>242</text:p>
          </table:table-cell>
          <table:table-cell table:formula="of:=[.C249]+1" office:value-type="float" office:value="242" calcext:value-type="float">
            <text:p>242</text:p>
          </table:table-cell>
        </table:table-row>
        <table:table-row table:style-name="ro1">
          <table:table-cell/>
          <table:table-cell table:formula="of:=[.B250]+1" office:value-type="float" office:value="243" calcext:value-type="float">
            <text:p>243</text:p>
          </table:table-cell>
          <table:table-cell table:formula="of:=[.C250]+1" office:value-type="float" office:value="243" calcext:value-type="float">
            <text:p>243</text:p>
          </table:table-cell>
        </table:table-row>
        <table:table-row table:style-name="ro1">
          <table:table-cell/>
          <table:table-cell table:formula="of:=[.B251]+1" office:value-type="float" office:value="244" calcext:value-type="float">
            <text:p>244</text:p>
          </table:table-cell>
          <table:table-cell table:formula="of:=[.C251]+1" office:value-type="float" office:value="244" calcext:value-type="float">
            <text:p>244</text:p>
          </table:table-cell>
        </table:table-row>
        <table:table-row table:style-name="ro1">
          <table:table-cell/>
          <table:table-cell table:formula="of:=[.B252]+1" office:value-type="float" office:value="245" calcext:value-type="float">
            <text:p>245</text:p>
          </table:table-cell>
          <table:table-cell table:formula="of:=[.C252]+1" office:value-type="float" office:value="245" calcext:value-type="float">
            <text:p>245</text:p>
          </table:table-cell>
        </table:table-row>
        <table:table-row table:style-name="ro1">
          <table:table-cell/>
          <table:table-cell table:formula="of:=[.B253]+1" office:value-type="float" office:value="246" calcext:value-type="float">
            <text:p>246</text:p>
          </table:table-cell>
          <table:table-cell table:formula="of:=[.C253]+1" office:value-type="float" office:value="246" calcext:value-type="float">
            <text:p>246</text:p>
          </table:table-cell>
        </table:table-row>
        <table:table-row table:style-name="ro1">
          <table:table-cell/>
          <table:table-cell table:formula="of:=[.B254]+1" office:value-type="float" office:value="247" calcext:value-type="float">
            <text:p>247</text:p>
          </table:table-cell>
          <table:table-cell table:formula="of:=[.C254]+1" office:value-type="float" office:value="247" calcext:value-type="float">
            <text:p>247</text:p>
          </table:table-cell>
        </table:table-row>
        <table:table-row table:style-name="ro1">
          <table:table-cell/>
          <table:table-cell table:formula="of:=[.B255]+1" office:value-type="float" office:value="248" calcext:value-type="float">
            <text:p>248</text:p>
          </table:table-cell>
          <table:table-cell table:formula="of:=[.C255]+1" office:value-type="float" office:value="248" calcext:value-type="float">
            <text:p>248</text:p>
          </table:table-cell>
        </table:table-row>
        <table:table-row table:style-name="ro1">
          <table:table-cell/>
          <table:table-cell table:formula="of:=[.B256]+1" office:value-type="float" office:value="249" calcext:value-type="float">
            <text:p>249</text:p>
          </table:table-cell>
          <table:table-cell table:formula="of:=[.C256]+1" office:value-type="float" office:value="249" calcext:value-type="float">
            <text:p>249</text:p>
          </table:table-cell>
        </table:table-row>
        <table:table-row table:style-name="ro1">
          <table:table-cell/>
          <table:table-cell table:formula="of:=[.B257]+1" office:value-type="float" office:value="250" calcext:value-type="float">
            <text:p>250</text:p>
          </table:table-cell>
          <table:table-cell table:formula="of:=[.C257]+1" office:value-type="float" office:value="250" calcext:value-type="float">
            <text:p>250</text:p>
          </table:table-cell>
        </table:table-row>
        <table:table-row table:style-name="ro1">
          <table:table-cell/>
          <table:table-cell table:formula="of:=[.B258]+1" office:value-type="float" office:value="251" calcext:value-type="float">
            <text:p>251</text:p>
          </table:table-cell>
          <table:table-cell table:formula="of:=[.C258]+1" office:value-type="float" office:value="251" calcext:value-type="float">
            <text:p>251</text:p>
          </table:table-cell>
        </table:table-row>
        <table:table-row table:style-name="ro1">
          <table:table-cell/>
          <table:table-cell table:formula="of:=[.B259]+1" office:value-type="float" office:value="252" calcext:value-type="float">
            <text:p>252</text:p>
          </table:table-cell>
          <table:table-cell table:formula="of:=[.C259]+1" office:value-type="float" office:value="252" calcext:value-type="float">
            <text:p>252</text:p>
          </table:table-cell>
        </table:table-row>
        <table:table-row table:style-name="ro1">
          <table:table-cell/>
          <table:table-cell table:formula="of:=[.B260]+1" office:value-type="float" office:value="253" calcext:value-type="float">
            <text:p>253</text:p>
          </table:table-cell>
          <table:table-cell table:formula="of:=[.C260]+1" office:value-type="float" office:value="253" calcext:value-type="float">
            <text:p>253</text:p>
          </table:table-cell>
        </table:table-row>
        <table:table-row table:style-name="ro1">
          <table:table-cell/>
          <table:table-cell table:formula="of:=[.B261]+1" office:value-type="float" office:value="254" calcext:value-type="float">
            <text:p>254</text:p>
          </table:table-cell>
          <table:table-cell table:formula="of:=[.C261]+1" office:value-type="float" office:value="254" calcext:value-type="float">
            <text:p>254</text:p>
          </table:table-cell>
        </table:table-row>
        <table:table-row table:style-name="ro1">
          <table:table-cell/>
          <table:table-cell table:formula="of:=[.B262]+1" office:value-type="float" office:value="255" calcext:value-type="float">
            <text:p>255</text:p>
          </table:table-cell>
          <table:table-cell table:formula="of:=[.C262]+1" office:value-type="float" office:value="255" calcext:value-type="float">
            <text:p>255</text:p>
          </table:table-cell>
        </table:table-row>
        <table:table-row table:style-name="ro1">
          <table:table-cell/>
          <table:table-cell table:formula="of:=[.B263]+1" office:value-type="float" office:value="256" calcext:value-type="float">
            <text:p>256</text:p>
          </table:table-cell>
          <table:table-cell table:formula="of:=[.C263]+1" office:value-type="float" office:value="256" calcext:value-type="float">
            <text:p>256</text:p>
          </table:table-cell>
        </table:table-row>
        <table:table-row table:style-name="ro1">
          <table:table-cell/>
          <table:table-cell table:formula="of:=[.B264]+1" office:value-type="float" office:value="257" calcext:value-type="float">
            <text:p>257</text:p>
          </table:table-cell>
          <table:table-cell table:formula="of:=[.C264]+1" office:value-type="float" office:value="257" calcext:value-type="float">
            <text:p>257</text:p>
          </table:table-cell>
        </table:table-row>
        <table:table-row table:style-name="ro1">
          <table:table-cell/>
          <table:table-cell table:formula="of:=[.B265]+1" office:value-type="float" office:value="258" calcext:value-type="float">
            <text:p>258</text:p>
          </table:table-cell>
          <table:table-cell table:formula="of:=[.C265]+1" office:value-type="float" office:value="258" calcext:value-type="float">
            <text:p>258</text:p>
          </table:table-cell>
        </table:table-row>
        <table:table-row table:style-name="ro1">
          <table:table-cell/>
          <table:table-cell table:formula="of:=[.B266]+1" office:value-type="float" office:value="259" calcext:value-type="float">
            <text:p>259</text:p>
          </table:table-cell>
          <table:table-cell table:formula="of:=[.C266]+1" office:value-type="float" office:value="259" calcext:value-type="float">
            <text:p>259</text:p>
          </table:table-cell>
        </table:table-row>
        <table:table-row table:style-name="ro1">
          <table:table-cell/>
          <table:table-cell table:formula="of:=[.B267]+1" office:value-type="float" office:value="260" calcext:value-type="float">
            <text:p>260</text:p>
          </table:table-cell>
          <table:table-cell table:formula="of:=[.C267]+1" office:value-type="float" office:value="260" calcext:value-type="float">
            <text:p>260</text:p>
          </table:table-cell>
        </table:table-row>
        <table:table-row table:style-name="ro1">
          <table:table-cell/>
          <table:table-cell table:formula="of:=[.B268]+1" office:value-type="float" office:value="261" calcext:value-type="float">
            <text:p>261</text:p>
          </table:table-cell>
          <table:table-cell table:formula="of:=[.C268]+1" office:value-type="float" office:value="261" calcext:value-type="float">
            <text:p>261</text:p>
          </table:table-cell>
        </table:table-row>
        <table:table-row table:style-name="ro1">
          <table:table-cell/>
          <table:table-cell table:formula="of:=[.B269]+1" office:value-type="float" office:value="262" calcext:value-type="float">
            <text:p>262</text:p>
          </table:table-cell>
          <table:table-cell table:formula="of:=[.C269]+1" office:value-type="float" office:value="262" calcext:value-type="float">
            <text:p>262</text:p>
          </table:table-cell>
        </table:table-row>
        <table:table-row table:style-name="ro1">
          <table:table-cell/>
          <table:table-cell table:formula="of:=[.B270]+1" office:value-type="float" office:value="263" calcext:value-type="float">
            <text:p>263</text:p>
          </table:table-cell>
          <table:table-cell table:formula="of:=[.C270]+1" office:value-type="float" office:value="263" calcext:value-type="float">
            <text:p>263</text:p>
          </table:table-cell>
        </table:table-row>
        <table:table-row table:style-name="ro1">
          <table:table-cell/>
          <table:table-cell table:formula="of:=[.B271]+1" office:value-type="float" office:value="264" calcext:value-type="float">
            <text:p>264</text:p>
          </table:table-cell>
          <table:table-cell table:formula="of:=[.C271]+1" office:value-type="float" office:value="264" calcext:value-type="float">
            <text:p>264</text:p>
          </table:table-cell>
        </table:table-row>
        <table:table-row table:style-name="ro1">
          <table:table-cell/>
          <table:table-cell table:formula="of:=[.B272]+1" office:value-type="float" office:value="265" calcext:value-type="float">
            <text:p>265</text:p>
          </table:table-cell>
          <table:table-cell table:formula="of:=[.C272]+1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273]+1" office:value-type="float" office:value="266" calcext:value-type="float">
            <text:p>266</text:p>
          </table:table-cell>
          <table:table-cell table:formula="of:=[.C273]+1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274]+1" office:value-type="float" office:value="267" calcext:value-type="float">
            <text:p>267</text:p>
          </table:table-cell>
          <table:table-cell table:formula="of:=[.C274]+1" office:value-type="float" office:value="267" calcext:value-type="float">
            <text:p>267</text:p>
          </table:table-cell>
        </table:table-row>
        <table:table-row table:style-name="ro1">
          <table:table-cell/>
          <table:table-cell table:formula="of:=[.B275]+1" office:value-type="float" office:value="268" calcext:value-type="float">
            <text:p>268</text:p>
          </table:table-cell>
          <table:table-cell table:formula="of:=[.C275]+1" office:value-type="float" office:value="268" calcext:value-type="float">
            <text:p>268</text:p>
          </table:table-cell>
        </table:table-row>
        <table:table-row table:style-name="ro1">
          <table:table-cell/>
          <table:table-cell table:formula="of:=[.B276]+1" office:value-type="float" office:value="269" calcext:value-type="float">
            <text:p>269</text:p>
          </table:table-cell>
          <table:table-cell table:formula="of:=[.C276]+1" office:value-type="float" office:value="269" calcext:value-type="float">
            <text:p>269</text:p>
          </table:table-cell>
        </table:table-row>
        <table:table-row table:style-name="ro1">
          <table:table-cell/>
          <table:table-cell table:formula="of:=[.B277]+1" office:value-type="float" office:value="270" calcext:value-type="float">
            <text:p>270</text:p>
          </table:table-cell>
          <table:table-cell table:formula="of:=[.C277]+1" office:value-type="float" office:value="270" calcext:value-type="float">
            <text:p>270</text:p>
          </table:table-cell>
        </table:table-row>
        <table:table-row table:style-name="ro1">
          <table:table-cell/>
          <table:table-cell table:formula="of:=[.B278]+1" office:value-type="float" office:value="271" calcext:value-type="float">
            <text:p>271</text:p>
          </table:table-cell>
          <table:table-cell table:formula="of:=[.C278]+1" office:value-type="float" office:value="271" calcext:value-type="float">
            <text:p>271</text:p>
          </table:table-cell>
        </table:table-row>
        <table:table-row table:style-name="ro1">
          <table:table-cell/>
          <table:table-cell table:formula="of:=[.B279]+1" office:value-type="float" office:value="272" calcext:value-type="float">
            <text:p>272</text:p>
          </table:table-cell>
          <table:table-cell table:formula="of:=[.C279]+1" office:value-type="float" office:value="272" calcext:value-type="float">
            <text:p>272</text:p>
          </table:table-cell>
        </table:table-row>
        <table:table-row table:style-name="ro1">
          <table:table-cell/>
          <table:table-cell table:formula="of:=[.B280]+1" office:value-type="float" office:value="273" calcext:value-type="float">
            <text:p>273</text:p>
          </table:table-cell>
          <table:table-cell table:formula="of:=[.C280]+1" office:value-type="float" office:value="273" calcext:value-type="float">
            <text:p>273</text:p>
          </table:table-cell>
        </table:table-row>
        <table:table-row table:style-name="ro1">
          <table:table-cell/>
          <table:table-cell table:formula="of:=[.B281]+1" office:value-type="float" office:value="274" calcext:value-type="float">
            <text:p>274</text:p>
          </table:table-cell>
          <table:table-cell table:formula="of:=[.C281]+1" office:value-type="float" office:value="274" calcext:value-type="float">
            <text:p>274</text:p>
          </table:table-cell>
        </table:table-row>
        <table:table-row table:style-name="ro1">
          <table:table-cell/>
          <table:table-cell table:formula="of:=[.B282]+1" office:value-type="float" office:value="275" calcext:value-type="float">
            <text:p>275</text:p>
          </table:table-cell>
          <table:table-cell table:formula="of:=[.C282]+1" office:value-type="float" office:value="275" calcext:value-type="float">
            <text:p>275</text:p>
          </table:table-cell>
        </table:table-row>
        <table:table-row table:style-name="ro1">
          <table:table-cell/>
          <table:table-cell table:formula="of:=[.B283]+1" office:value-type="float" office:value="276" calcext:value-type="float">
            <text:p>276</text:p>
          </table:table-cell>
          <table:table-cell table:formula="of:=[.C283]+1" office:value-type="float" office:value="276" calcext:value-type="float">
            <text:p>276</text:p>
          </table:table-cell>
        </table:table-row>
        <table:table-row table:style-name="ro1">
          <table:table-cell/>
          <table:table-cell table:formula="of:=[.B284]+1" office:value-type="float" office:value="277" calcext:value-type="float">
            <text:p>277</text:p>
          </table:table-cell>
          <table:table-cell table:formula="of:=[.C284]+1" office:value-type="float" office:value="277" calcext:value-type="float">
            <text:p>277</text:p>
          </table:table-cell>
        </table:table-row>
        <table:table-row table:style-name="ro1">
          <table:table-cell/>
          <table:table-cell table:formula="of:=[.B285]+1" office:value-type="float" office:value="278" calcext:value-type="float">
            <text:p>278</text:p>
          </table:table-cell>
          <table:table-cell table:formula="of:=[.C285]+1" office:value-type="float" office:value="278" calcext:value-type="float">
            <text:p>278</text:p>
          </table:table-cell>
        </table:table-row>
        <table:table-row table:style-name="ro1">
          <table:table-cell/>
          <table:table-cell table:formula="of:=[.B286]+1" office:value-type="float" office:value="279" calcext:value-type="float">
            <text:p>279</text:p>
          </table:table-cell>
          <table:table-cell table:formula="of:=[.C286]+1" office:value-type="float" office:value="279" calcext:value-type="float">
            <text:p>279</text:p>
          </table:table-cell>
        </table:table-row>
        <table:table-row table:style-name="ro1">
          <table:table-cell/>
          <table:table-cell table:formula="of:=[.B287]+1" office:value-type="float" office:value="280" calcext:value-type="float">
            <text:p>280</text:p>
          </table:table-cell>
          <table:table-cell table:formula="of:=[.C287]+1" office:value-type="float" office:value="280" calcext:value-type="float">
            <text:p>280</text:p>
          </table:table-cell>
        </table:table-row>
        <table:table-row table:style-name="ro1">
          <table:table-cell/>
          <table:table-cell table:formula="of:=[.B288]+1" office:value-type="float" office:value="281" calcext:value-type="float">
            <text:p>281</text:p>
          </table:table-cell>
          <table:table-cell table:formula="of:=[.C288]+1" office:value-type="float" office:value="281" calcext:value-type="float">
            <text:p>281</text:p>
          </table:table-cell>
        </table:table-row>
        <table:table-row table:style-name="ro1">
          <table:table-cell/>
          <table:table-cell table:formula="of:=[.B289]+1" office:value-type="float" office:value="282" calcext:value-type="float">
            <text:p>282</text:p>
          </table:table-cell>
          <table:table-cell table:formula="of:=[.C289]+1" office:value-type="float" office:value="282" calcext:value-type="float">
            <text:p>282</text:p>
          </table:table-cell>
        </table:table-row>
        <table:table-row table:style-name="ro1">
          <table:table-cell/>
          <table:table-cell table:formula="of:=[.B290]+1" office:value-type="float" office:value="283" calcext:value-type="float">
            <text:p>283</text:p>
          </table:table-cell>
          <table:table-cell table:formula="of:=[.C290]+1" office:value-type="float" office:value="283" calcext:value-type="float">
            <text:p>283</text:p>
          </table:table-cell>
        </table:table-row>
        <table:table-row table:style-name="ro1">
          <table:table-cell/>
          <table:table-cell table:formula="of:=[.B291]+1" office:value-type="float" office:value="284" calcext:value-type="float">
            <text:p>284</text:p>
          </table:table-cell>
          <table:table-cell table:formula="of:=[.C291]+1" office:value-type="float" office:value="284" calcext:value-type="float">
            <text:p>284</text:p>
          </table:table-cell>
        </table:table-row>
        <table:table-row table:style-name="ro1">
          <table:table-cell/>
          <table:table-cell table:formula="of:=[.B292]+1" office:value-type="float" office:value="285" calcext:value-type="float">
            <text:p>285</text:p>
          </table:table-cell>
          <table:table-cell table:formula="of:=[.C292]+1" office:value-type="float" office:value="285" calcext:value-type="float">
            <text:p>285</text:p>
          </table:table-cell>
        </table:table-row>
        <table:table-row table:style-name="ro1">
          <table:table-cell/>
          <table:table-cell table:formula="of:=[.B293]+1" office:value-type="float" office:value="286" calcext:value-type="float">
            <text:p>286</text:p>
          </table:table-cell>
          <table:table-cell table:formula="of:=[.C293]+1" office:value-type="float" office:value="286" calcext:value-type="float">
            <text:p>286</text:p>
          </table:table-cell>
        </table:table-row>
        <table:table-row table:style-name="ro1">
          <table:table-cell/>
          <table:table-cell table:formula="of:=[.B294]+1" office:value-type="float" office:value="287" calcext:value-type="float">
            <text:p>287</text:p>
          </table:table-cell>
          <table:table-cell table:formula="of:=[.C294]+1" office:value-type="float" office:value="287" calcext:value-type="float">
            <text:p>287</text:p>
          </table:table-cell>
        </table:table-row>
        <table:table-row table:style-name="ro1">
          <table:table-cell/>
          <table:table-cell table:formula="of:=[.B295]+1" office:value-type="float" office:value="288" calcext:value-type="float">
            <text:p>288</text:p>
          </table:table-cell>
          <table:table-cell table:formula="of:=[.C295]+1" office:value-type="float" office:value="288" calcext:value-type="float">
            <text:p>288</text:p>
          </table:table-cell>
        </table:table-row>
        <table:table-row table:style-name="ro1">
          <table:table-cell/>
          <table:table-cell table:formula="of:=[.B296]+1" office:value-type="float" office:value="289" calcext:value-type="float">
            <text:p>289</text:p>
          </table:table-cell>
          <table:table-cell table:formula="of:=[.C296]+1" office:value-type="float" office:value="289" calcext:value-type="float">
            <text:p>289</text:p>
          </table:table-cell>
        </table:table-row>
        <table:table-row table:style-name="ro1">
          <table:table-cell/>
          <table:table-cell table:formula="of:=[.B297]+1" office:value-type="float" office:value="290" calcext:value-type="float">
            <text:p>290</text:p>
          </table:table-cell>
          <table:table-cell table:formula="of:=[.C297]+1" office:value-type="float" office:value="290" calcext:value-type="float">
            <text:p>290</text:p>
          </table:table-cell>
        </table:table-row>
        <table:table-row table:style-name="ro1">
          <table:table-cell/>
          <table:table-cell table:formula="of:=[.B298]+1" office:value-type="float" office:value="291" calcext:value-type="float">
            <text:p>291</text:p>
          </table:table-cell>
          <table:table-cell table:formula="of:=[.C298]+1" office:value-type="float" office:value="291" calcext:value-type="float">
            <text:p>291</text:p>
          </table:table-cell>
        </table:table-row>
        <table:table-row table:style-name="ro1">
          <table:table-cell/>
          <table:table-cell table:formula="of:=[.B299]+1" office:value-type="float" office:value="292" calcext:value-type="float">
            <text:p>292</text:p>
          </table:table-cell>
          <table:table-cell table:formula="of:=[.C299]+1" office:value-type="float" office:value="292" calcext:value-type="float">
            <text:p>292</text:p>
          </table:table-cell>
        </table:table-row>
        <table:table-row table:style-name="ro1">
          <table:table-cell/>
          <table:table-cell table:formula="of:=[.B300]+1" office:value-type="float" office:value="293" calcext:value-type="float">
            <text:p>293</text:p>
          </table:table-cell>
          <table:table-cell table:formula="of:=[.C300]+1" office:value-type="float" office:value="293" calcext:value-type="float">
            <text:p>293</text:p>
          </table:table-cell>
        </table:table-row>
        <table:table-row table:style-name="ro1">
          <table:table-cell/>
          <table:table-cell table:formula="of:=[.B301]+1" office:value-type="float" office:value="294" calcext:value-type="float">
            <text:p>294</text:p>
          </table:table-cell>
          <table:table-cell table:formula="of:=[.C301]+1" office:value-type="float" office:value="294" calcext:value-type="float">
            <text:p>294</text:p>
          </table:table-cell>
        </table:table-row>
        <table:table-row table:style-name="ro1">
          <table:table-cell/>
          <table:table-cell table:formula="of:=[.B302]+1" office:value-type="float" office:value="295" calcext:value-type="float">
            <text:p>295</text:p>
          </table:table-cell>
          <table:table-cell table:formula="of:=[.C302]+1" office:value-type="float" office:value="295" calcext:value-type="float">
            <text:p>295</text:p>
          </table:table-cell>
        </table:table-row>
        <table:table-row table:style-name="ro1">
          <table:table-cell/>
          <table:table-cell table:formula="of:=[.B303]+1" office:value-type="float" office:value="296" calcext:value-type="float">
            <text:p>296</text:p>
          </table:table-cell>
          <table:table-cell table:formula="of:=[.C303]+1" office:value-type="float" office:value="296" calcext:value-type="float">
            <text:p>296</text:p>
          </table:table-cell>
        </table:table-row>
      </table:table>
      <table:table table:name="Classes" table:style-name="ta1">
        <office:forms form:automatic-focus="false" form:apply-design-mode="false"/>
        <table:table-column table:style-name="co4" table:number-columns-repeated="55" table:default-cell-style-name="Default"/>
        <table:table-row table:style-name="ro1">
          <table:table-cell office:value-type="string" calcext:value-type="string">
            <table:cell-range-source table:name="CSV_all" xlink:type="simple" xlink:href="../Tables/NightmareModules/CharactersClasses/ClassTable.csv" table:filter-name="Text - txt - csv (StarCalc)" table:filter-options="9/44,34,21,1,,0,false,false,true,false,false" table:last-column-spanned="55" table:last-row-spanned="129"/>
            <text:p>0x8071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fault Class Promoted From/To</text:p>
          </table:table-cell>
          <table:table-cell office:value-type="string" calcext:value-type="string">
            <text:p>Standing Map Anims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Generic Mu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Con Cap</text:p>
          </table:table-cell>
          <table:table-cell office:value-type="string" calcext:value-type="string">
            <text:p>Class Relative Power</text:p>
          </table:table-cell>
          <table:table-cell office:value-type="string" calcext:value-type="string">
            <text:p>HP Growth</text:p>
          </table:table-cell>
          <table:table-cell office:value-type="string" calcext:value-type="string">
            <text:p>Atk Growth</text:p>
          </table:table-cell>
          <table:table-cell office:value-type="string" calcext:value-type="string">
            <text:p>Skl Growth</text:p>
          </table:table-cell>
          <table:table-cell office:value-type="string" calcext:value-type="string">
            <text:p>Spd Growth</text:p>
          </table:table-cell>
          <table:table-cell office:value-type="string" calcext:value-type="string">
            <text:p>Def Growth</text:p>
          </table:table-cell>
          <table:table-cell office:value-type="string" calcext:value-type="string">
            <text:p>Res Growth</text:p>
          </table:table-cell>
          <table:table-cell office:value-type="string" calcext:value-type="string">
            <text:p>Luck Growth</text:p>
          </table:table-cell>
          <table:table-cell office:value-type="string" calcext:value-type="string">
            <text:p>HP Promo Gain</text:p>
          </table:table-cell>
          <table:table-cell office:value-type="string" calcext:value-type="string">
            <text:p>Atk Promo Gain</text:p>
          </table:table-cell>
          <table:table-cell office:value-type="string" calcext:value-type="string">
            <text:p>Skl Promo Gain</text:p>
          </table:table-cell>
          <table:table-cell office:value-type="string" calcext:value-type="string">
            <text:p>Spd Promo Gain</text:p>
          </table:table-cell>
          <table:table-cell office:value-type="string" calcext:value-type="string">
            <text:p>Def Promo Gain</text:p>
          </table:table-cell>
          <table:table-cell office:value-type="string" calcext:value-type="string">
            <text:p>Res Promo Gain</text:p>
          </table:table-cell>
          <table:table-cell office:value-type="string" calcext:value-type="string">
            <text:p>CharClassAbilit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ttle Anims</text:p>
          </table:table-cell>
          <table:table-cell office:value-type="string" calcext:value-type="string">
            <text:p>Move Costs</text:p>
          </table:table-cell>
          <table:table-cell office:value-type="string" calcext:value-type="string">
            <text:p>Rain Move Costs</text:p>
          </table:table-cell>
          <table:table-cell office:value-type="string" calcext:value-type="string">
            <text:p>Snow Move Costs</text:p>
          </table:table-cell>
          <table:table-cell office:value-type="string" calcext:value-type="string">
            <text:p>Avo Bonus</text:p>
          </table:table-cell>
          <table:table-cell office:value-type="string" calcext:value-type="string">
            <text:p>Def Bonus</text:p>
          </table:table-cell>
          <table:table-cell office:value-type="string" calcext:value-type="string">
            <text:p>Res Bonus</text:p>
          </table:table-cell>
          <table:table-cell office:value-type="string" calcext:value-type="string">
            <text:p>Class Typ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8" office:value-type="string" calcext:value-type="string">
            <text:p>0x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0002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31e143c</text:p>
          </table:table-cell>
          <table:table-cell office:value-type="string" calcext:value-type="string">
            <text:p>0x190f0f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string" calcext:value-type="string">
            <text:p>0x2bf</text:p>
          </table:table-cell>
          <table:table-cell office:value-type="string" calcext:value-type="string">
            <text:p>0x309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3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able:cell-range-source table:name="CSV_all" xlink:type="simple" xlink:href="../Tables/NightmareModules/CharactersClasses/ClassTable.csv" table:filter-name="Text - txt - csv (StarCalc)" table:filter-options="9/44,34,21,1,,0,false,false,true,false,false" table:last-column-spanned="55" table:last-row-spanned="129"/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nlockEphraim|IsLord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efd8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irika Lord</text:p>
          </table:table-cell>
          <table:table-cell office:value-type="string" calcext:value-type="string">
            <text:p>0x2bf</text:p>
          </table:table-cell>
          <table:table-cell office:value-type="string" calcext:value-type="string">
            <text:p>0x30a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Lord|SwordmasterUnlock|UnlockEirika</text:p>
          </table:table-cell>
          <table:table-cell office:value-type="string" calcext:value-type="string">
            <text:p>E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efe4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Ephraim Master Lord</text:p>
          </table:table-cell>
          <table:table-cell office:value-type="string" calcext:value-type="string">
            <text:p>0x2c0</text:p>
          </table:table-cell>
          <table:table-cell office:value-type="string" calcext:value-type="string">
            <text:p>0x30b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Promoted|UnlockEphraim|IsLord|MountedAid|HasCanto|HorseIcon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eff0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Eirika Master Lord</text:p>
          </table:table-cell>
          <table:table-cell office:value-type="string" calcext:value-type="string">
            <text:p>0x2c0</text:p>
          </table:table-cell>
          <table:table-cell office:value-type="string" calcext:value-type="string">
            <text:p>0x30c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Promoted|UnlockEirika|IsLord|MountedAid|HasCanto|HorseIcon|SwordmasterUnlock</text:p>
          </table:table-cell>
          <table:table-cell office:value-type="string" calcext:value-type="string">
            <text:p>C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effc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|SwordType</text:p>
          </table:table-cell>
        </table:table-row>
        <table:table-row table:style-name="ro1">
          <table:table-cell office:value-type="string" calcext:value-type="string">
            <text:p>Cavalier</text:p>
          </table:table-cell>
          <table:table-cell office:value-type="string" calcext:value-type="string">
            <text:p>0x2c1</text:p>
          </table:table-cell>
          <table:table-cell office:value-type="string" calcext:value-type="string">
            <text:p>0x30d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ountedAid|HasCanto|HorseIcon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008</text:p>
          </table:table-cell>
          <table:table-cell office:value-type="string" calcext:value-type="string">
            <text:p>0x880ba92</text:p>
          </table:table-cell>
          <table:table-cell office:value-type="string" calcext:value-type="string">
            <text:p>0x880bee3</text:p>
          </table:table-cell>
          <table:table-cell office:value-type="string" calcext:value-type="string">
            <text:p>0x880c2f3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Cavalier (F)</text:p>
          </table:table-cell>
          <table:table-cell office:value-type="string" calcext:value-type="string">
            <text:p>0x2c1</text:p>
          </table:table-cell>
          <table:table-cell office:value-type="string" calcext:value-type="string">
            <text:p>0x30d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edAid|HasCanto|HorseIcon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018</text:p>
          </table:table-cell>
          <table:table-cell office:value-type="string" calcext:value-type="string">
            <text:p>0x880ba92</text:p>
          </table:table-cell>
          <table:table-cell office:value-type="string" calcext:value-type="string">
            <text:p>0x880bee3</text:p>
          </table:table-cell>
          <table:table-cell office:value-type="string" calcext:value-type="string">
            <text:p>0x880c2f3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0x2c2</text:p>
          </table:table-cell>
          <table:table-cell office:value-type="string" calcext:value-type="string">
            <text:p>0x30e</text:p>
          </table:table-cell>
          <table:table-cell office:value-type="string" calcext:value-type="string">
            <text:p>0x7</text:p>
          </table:table-cell>
          <table:table-cell table:number-columns-repeated="2"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edAid|HasCanto|HorseIcon|IsPromoted</text:p>
          </table:table-cell>
          <table:table-cell table:number-columns-repeated="2"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028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Paladin (F)</text:p>
          </table:table-cell>
          <table:table-cell office:value-type="string" calcext:value-type="string">
            <text:p>0x2c2</text:p>
          </table:table-cell>
          <table:table-cell office:value-type="string" calcext:value-type="string">
            <text:p>0x30e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edAid|HasCanto|HorseIcon|IsPromoted</text:p>
          </table:table-cell>
          <table:table-cell table:number-columns-repeated="2"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038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Armour Knight</text:p>
          </table:table-cell>
          <table:table-cell office:value-type="string" calcext:value-type="string">
            <text:p>0x2c3</text:p>
          </table:table-cell>
          <table:table-cell office:value-type="string" calcext:value-type="string">
            <text:p>0x30f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c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048</text:p>
          </table:table-cell>
          <table:table-cell office:value-type="string" calcext:value-type="string">
            <text:p>0x880b88a</text:p>
          </table:table-cell>
          <table:table-cell office:value-type="string" calcext:value-type="string">
            <text:p>0x880bcdb</text:p>
          </table:table-cell>
          <table:table-cell office:value-type="string" calcext:value-type="string">
            <text:p>0x880c0eb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ArmorType</text:p>
          </table:table-cell>
        </table:table-row>
        <table:table-row table:style-name="ro1">
          <table:table-cell office:value-type="string" calcext:value-type="string">
            <text:p>Armour Knight (F)</text:p>
          </table:table-cell>
          <table:table-cell office:value-type="string" calcext:value-type="string">
            <text:p>0x2c3</text:p>
          </table:table-cell>
          <table:table-cell office:value-type="string" calcext:value-type="string">
            <text:p>0x30f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054</text:p>
          </table:table-cell>
          <table:table-cell office:value-type="string" calcext:value-type="string">
            <text:p>0x880b88a</text:p>
          </table:table-cell>
          <table:table-cell office:value-type="string" calcext:value-type="string">
            <text:p>0x880bcdb</text:p>
          </table:table-cell>
          <table:table-cell office:value-type="string" calcext:value-type="string">
            <text:p>0x880c0eb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ArmorType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0x2c4</text:p>
          </table:table-cell>
          <table:table-cell office:value-type="string" calcext:value-type="string">
            <text:p>0x31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d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Promoted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E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060</text:p>
          </table:table-cell>
          <table:table-cell office:value-type="string" calcext:value-type="string">
            <text:p>0x880b88a</text:p>
          </table:table-cell>
          <table:table-cell office:value-type="string" calcext:value-type="string">
            <text:p>0x880bcdb</text:p>
          </table:table-cell>
          <table:table-cell office:value-type="string" calcext:value-type="string">
            <text:p>0x880c0eb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ArmorType</text:p>
          </table:table-cell>
        </table:table-row>
        <table:table-row table:style-name="ro1">
          <table:table-cell office:value-type="string" calcext:value-type="string">
            <text:p>General (F)</text:p>
          </table:table-cell>
          <table:table-cell office:value-type="string" calcext:value-type="string">
            <text:p>0x2c4</text:p>
          </table:table-cell>
          <table:table-cell office:value-type="string" calcext:value-type="string">
            <text:p>0x31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Promoted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E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080</text:p>
          </table:table-cell>
          <table:table-cell office:value-type="string" calcext:value-type="string">
            <text:p>0x880b88a</text:p>
          </table:table-cell>
          <table:table-cell office:value-type="string" calcext:value-type="string">
            <text:p>0x880bcdb</text:p>
          </table:table-cell>
          <table:table-cell office:value-type="string" calcext:value-type="string">
            <text:p>0x880c0eb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ArmorType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0x2c5</text:p>
          </table:table-cell>
          <table:table-cell office:value-type="string" calcext:value-type="string">
            <text:p>0x31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teal|CanUseLockpick</text:p>
          </table:table-cell>
          <table:table-cell office:value-type="string" calcext:value-type="string">
            <text:p>E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0a0</text:p>
          </table:table-cell>
          <table:table-cell office:value-type="string" calcext:value-type="string">
            <text:p>0x880b9cf</text:p>
          </table:table-cell>
          <table:table-cell office:value-type="string" calcext:value-type="string">
            <text:p>0x880be20</text:p>
          </table:table-cell>
          <table:table-cell office:value-type="string" calcext:value-type="string">
            <text:p>0x880c23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Manakete</text:p>
          </table:table-cell>
          <table:table-cell office:value-type="string" calcext:value-type="string">
            <text:p>0x2d7</text:p>
          </table:table-cell>
          <table:table-cell office:value-type="string" calcext:value-type="string">
            <text:p>0x323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1f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0ac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office:value-type="string" calcext:value-type="string">
            <text:p>0x2c6</text:p>
          </table:table-cell>
          <table:table-cell office:value-type="string" calcext:value-type="string">
            <text:p>0x312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0b8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Mercenary (F)</text:p>
          </table:table-cell>
          <table:table-cell office:value-type="string" calcext:value-type="string">
            <text:p>0x2c6</text:p>
          </table:table-cell>
          <table:table-cell office:value-type="string" calcext:value-type="string">
            <text:p>0x31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0c4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0x2c7</text:p>
          </table:table-cell>
          <table:table-cell office:value-type="string" calcext:value-type="string">
            <text:p>0x313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IsPromoted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0d0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Hero (F)</text:p>
          </table:table-cell>
          <table:table-cell office:value-type="string" calcext:value-type="string">
            <text:p>0x2c7</text:p>
          </table:table-cell>
          <table:table-cell office:value-type="string" calcext:value-type="string">
            <text:p>0x313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0ec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Myrmidon</text:p>
          </table:table-cell>
          <table:table-cell office:value-type="string" calcext:value-type="string">
            <text:p>0x2c8</text:p>
          </table:table-cell>
          <table:table-cell office:value-type="string" calcext:value-type="string">
            <text:p>0x31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wordmasterUnlock</text:p>
          </table:table-cell>
          <table:table-cell office:value-type="string" calcext:value-type="string">
            <text:p>D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108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Myrmidon (F)</text:p>
          </table:table-cell>
          <table:table-cell office:value-type="string" calcext:value-type="string">
            <text:p>0x2c8</text:p>
          </table:table-cell>
          <table:table-cell office:value-type="string" calcext:value-type="string">
            <text:p>0x31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wordmasterUnlock</text:p>
          </table:table-cell>
          <table:table-cell office:value-type="string" calcext:value-type="string">
            <text:p>D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114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Swordmaster</text:p>
          </table:table-cell>
          <table:table-cell office:value-type="string" calcext:value-type="string">
            <text:p>0x2c9</text:p>
          </table:table-cell>
          <table:table-cell office:value-type="string" calcext:value-type="string">
            <text:p>0x31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masterUnlock|IsPromoted|CritBoost</text:p>
          </table:table-cell>
          <table:table-cell office:value-type="string" calcext:value-type="string">
            <text:p>C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120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Swordmaster (F)</text:p>
          </table:table-cell>
          <table:table-cell office:value-type="string" calcext:value-type="string">
            <text:p>0x2c9</text:p>
          </table:table-cell>
          <table:table-cell office:value-type="string" calcext:value-type="string">
            <text:p>0x315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masterUnlock|IsPromoted|CritBoost</text:p>
          </table:table-cell>
          <table:table-cell office:value-type="string" calcext:value-type="string">
            <text:p>C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12c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0x2ca</text:p>
          </table:table-cell>
          <table:table-cell office:value-type="string" calcext:value-type="string">
            <text:p>0x316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nUseLockpick|IsPromoted|SwordmasterUnlock|Lethality</text:p>
          </table:table-cell>
          <table:table-cell office:value-type="string" calcext:value-type="string">
            <text:p>D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138</text:p>
          </table:table-cell>
          <table:table-cell office:value-type="string" calcext:value-type="string">
            <text:p>0x880b9cf</text:p>
          </table:table-cell>
          <table:table-cell office:value-type="string" calcext:value-type="string">
            <text:p>0x880be20</text:p>
          </table:table-cell>
          <table:table-cell office:value-type="string" calcext:value-type="string">
            <text:p>0x880c23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Assassin (F)</text:p>
          </table:table-cell>
          <table:table-cell office:value-type="string" calcext:value-type="string">
            <text:p>0x2ca</text:p>
          </table:table-cell>
          <table:table-cell office:value-type="string" calcext:value-type="string">
            <text:p>0x316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UseLockpick|IsPromoted|SwordmasterUnlock|Lethality</text:p>
          </table:table-cell>
          <table:table-cell office:value-type="string" calcext:value-type="string">
            <text:p>D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144</text:p>
          </table:table-cell>
          <table:table-cell office:value-type="string" calcext:value-type="string">
            <text:p>0x880b9cf</text:p>
          </table:table-cell>
          <table:table-cell office:value-type="string" calcext:value-type="string">
            <text:p>0x880be20</text:p>
          </table:table-cell>
          <table:table-cell office:value-type="string" calcext:value-type="string">
            <text:p>0x880c23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0x2cb</text:p>
          </table:table-cell>
          <table:table-cell office:value-type="string" calcext:value-type="string">
            <text:p>0x317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Ballista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150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rcher (F)</text:p>
          </table:table-cell>
          <table:table-cell office:value-type="string" calcext:value-type="string">
            <text:p>0x2cb</text:p>
          </table:table-cell>
          <table:table-cell office:value-type="string" calcext:value-type="string">
            <text:p>0x317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Ballista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168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0x2cc</text:p>
          </table:table-cell>
          <table:table-cell office:value-type="string" calcext:value-type="string">
            <text:p>0x318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b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Promoted|UseBallista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180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niper (F)</text:p>
          </table:table-cell>
          <table:table-cell office:value-type="string" calcext:value-type="string">
            <text:p>0x2cc</text:p>
          </table:table-cell>
          <table:table-cell office:value-type="string" calcext:value-type="string">
            <text:p>0x318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sPromoted|UseBallista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198</text:p>
          </table:table-cell>
          <table:table-cell office:value-type="string" calcext:value-type="string">
            <text:p>0x880b808</text:p>
          </table:table-cell>
          <table:table-cell office:value-type="string" calcext:value-type="string">
            <text:p>0x880bc59</text:p>
          </table:table-cell>
          <table:table-cell office:value-type="string" calcext:value-type="string">
            <text:p>0x880c069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0x2cd</text:p>
          </table:table-cell>
          <table:table-cell office:value-type="string" calcext:value-type="string">
            <text:p>0x31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0xc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rseIcon|IsPromoted|MountedAid|HasCanto</text:p>
          </table:table-cell>
          <table:table-cell office:value-type="string" calcext:value-type="string">
            <text:p>D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1b0</text:p>
          </table:table-cell>
          <table:table-cell office:value-type="string" calcext:value-type="string">
            <text:p>0x880bb55</text:p>
          </table:table-cell>
          <table:table-cell office:value-type="string" calcext:value-type="string">
            <text:p>0x880bfa6</text:p>
          </table:table-cell>
          <table:table-cell office:value-type="string" calcext:value-type="string">
            <text:p>0x880c3b6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Ranger (F)</text:p>
          </table:table-cell>
          <table:table-cell office:value-type="string" calcext:value-type="string">
            <text:p>0x2cd</text:p>
          </table:table-cell>
          <table:table-cell office:value-type="string" calcext:value-type="string">
            <text:p>0x319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0xc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rseIcon|IsPromoted|MountedAid|HasCanto</text:p>
          </table:table-cell>
          <table:table-cell office:value-type="string" calcext:value-type="string">
            <text:p>D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1c0</text:p>
          </table:table-cell>
          <table:table-cell office:value-type="string" calcext:value-type="string">
            <text:p>0x880bb55</text:p>
          </table:table-cell>
          <table:table-cell office:value-type="string" calcext:value-type="string">
            <text:p>0x880bfa6</text:p>
          </table:table-cell>
          <table:table-cell office:value-type="string" calcext:value-type="string">
            <text:p>0x880c3b6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Wyvern Rider</text:p>
          </table:table-cell>
          <table:table-cell office:value-type="string" calcext:value-type="string">
            <text:p>0x2ce</text:p>
          </table:table-cell>
          <table:table-cell office:value-type="string" calcext:value-type="string">
            <text:p>0x31a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ountedAid|HasCanto|DragonIcon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1d0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|FlierType</text:p>
          </table:table-cell>
        </table:table-row>
        <table:table-row table:style-name="ro1">
          <table:table-cell office:value-type="string" calcext:value-type="string">
            <text:p>Wyvern Rider (F)</text:p>
          </table:table-cell>
          <table:table-cell office:value-type="string" calcext:value-type="string">
            <text:p>0x2ce</text:p>
          </table:table-cell>
          <table:table-cell office:value-type="string" calcext:value-type="string">
            <text:p>0x31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d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ountedAid|HasCanto|DragonIcon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1dc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|FlierType</text:p>
          </table:table-cell>
        </table:table-row>
        <table:table-row table:style-name="ro1">
          <table:table-cell office:value-type="string" calcext:value-type="string">
            <text:p>Wyvern Lord</text:p>
          </table:table-cell>
          <table:table-cell office:value-type="string" calcext:value-type="string">
            <text:p>0x2cf</text:p>
          </table:table-cell>
          <table:table-cell office:value-type="string" calcext:value-type="string">
            <text:p>0x31b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ntedAid|HasCanto|DragonIcon|IsPromoted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1e8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|FlierType</text:p>
          </table:table-cell>
        </table:table-row>
        <table:table-row table:style-name="ro1">
          <table:table-cell office:value-type="string" calcext:value-type="string">
            <text:p>Wyvern Lord (F)</text:p>
          </table:table-cell>
          <table:table-cell office:value-type="string" calcext:value-type="string">
            <text:p>0x2cf</text:p>
          </table:table-cell>
          <table:table-cell office:value-type="string" calcext:value-type="string">
            <text:p>0x31b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e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ountedAid|HasCanto|DragonIcon|IsPromoted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1f8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|FlierType</text:p>
          </table:table-cell>
        </table:table-row>
        <table:table-row table:style-name="ro1">
          <table:table-cell office:value-type="string" calcext:value-type="string">
            <text:p>Wyvern Knight</text:p>
          </table:table-cell>
          <table:table-cell office:value-type="string" calcext:value-type="string">
            <text:p>0x2d0</text:p>
          </table:table-cell>
          <table:table-cell office:value-type="string" calcext:value-type="string">
            <text:p>0x31c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f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edAid|HasCanto|DragonIcon|IsPromoted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208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|FlierType</text:p>
          </table:table-cell>
        </table:table-row>
        <table:table-row table:style-name="ro1">
          <table:table-cell office:value-type="string" calcext:value-type="string">
            <text:p>Wyvern Knight (F)</text:p>
          </table:table-cell>
          <table:table-cell office:value-type="string" calcext:value-type="string">
            <text:p>0x2d0</text:p>
          </table:table-cell>
          <table:table-cell office:value-type="string" calcext:value-type="string">
            <text:p>0x31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f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untedAid|HasCanto|DragonIcon|IsPromoted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214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|FlierType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0x2d1</text:p>
          </table:table-cell>
          <table:table-cell office:value-type="string" calcext:value-type="string">
            <text:p>0x31d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0x88af22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age (F)</text:p>
          </table:table-cell>
          <table:table-cell office:value-type="string" calcext:value-type="string">
            <text:p>0x2d1</text:p>
          </table:table-cell>
          <table:table-cell office:value-type="string" calcext:value-type="string">
            <text:p>0x31d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0x88af234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0x2d2</text:p>
          </table:table-cell>
          <table:table-cell office:value-type="string" calcext:value-type="string">
            <text:p>0x31e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af248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age (F)</text:p>
          </table:table-cell>
          <table:table-cell office:value-type="string" calcext:value-type="string">
            <text:p>0x2d2</text:p>
          </table:table-cell>
          <table:table-cell office:value-type="string" calcext:value-type="string">
            <text:p>0x31e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af26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age Knight</text:p>
          </table:table-cell>
          <table:table-cell office:value-type="string" calcext:value-type="string">
            <text:p>0x2d3</text:p>
          </table:table-cell>
          <table:table-cell office:value-type="string" calcext:value-type="string">
            <text:p>0x31f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rseIcon|IsPromoted|MountedAid|HasCanto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0x88af278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Mage Knight (F)</text:p>
          </table:table-cell>
          <table:table-cell office:value-type="string" calcext:value-type="string">
            <text:p>0x2d3</text:p>
          </table:table-cell>
          <table:table-cell office:value-type="string" calcext:value-type="string">
            <text:p>0x31f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rseIcon|IsPromoted|MountedAid|HasCanto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0x88af290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0x2d4</text:p>
          </table:table-cell>
          <table:table-cell office:value-type="string" calcext:value-type="string">
            <text:p>0x320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af2a8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ishop (F)</text:p>
          </table:table-cell>
          <table:table-cell office:value-type="string" calcext:value-type="string">
            <text:p>0x2d4</text:p>
          </table:table-cell>
          <table:table-cell office:value-type="string" calcext:value-type="string">
            <text:p>0x320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af2c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aman</text:p>
          </table:table-cell>
          <table:table-cell office:value-type="string" calcext:value-type="string">
            <text:p>0x2e1</text:p>
          </table:table-cell>
          <table:table-cell office:value-type="string" calcext:value-type="string">
            <text:p>0x32c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1b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88af2d8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aman (F)</text:p>
          </table:table-cell>
          <table:table-cell office:value-type="string" calcext:value-type="string">
            <text:p>0x2e1</text:p>
          </table:table-cell>
          <table:table-cell office:value-type="string" calcext:value-type="string">
            <text:p>0x32c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1b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88af2ec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0x2e2</text:p>
          </table:table-cell>
          <table:table-cell office:value-type="string" calcext:value-type="string">
            <text:p>0x32d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1c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88af30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ruid (F)</text:p>
          </table:table-cell>
          <table:table-cell office:value-type="string" calcext:value-type="string">
            <text:p>0x2e2</text:p>
          </table:table-cell>
          <table:table-cell office:value-type="string" calcext:value-type="string">
            <text:p>0x32d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1c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88af318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string" calcext:value-type="string">
            <text:p>0x2e3</text:p>
          </table:table-cell>
          <table:table-cell office:value-type="string" calcext:value-type="string">
            <text:p>0x32e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1d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ing|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88af33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ummoner (F)</text:p>
          </table:table-cell>
          <table:table-cell office:value-type="string" calcext:value-type="string">
            <text:p>0x2e3</text:p>
          </table:table-cell>
          <table:table-cell office:value-type="string" calcext:value-type="string">
            <text:p>0x32e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1d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ummoning|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88af348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0x2db</text:p>
          </table:table-cell>
          <table:table-cell office:value-type="string" calcext:value-type="string">
            <text:p>0x326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sPromoted|CanUseLockpick|Steal</text:p>
          </table:table-cell>
          <table:table-cell office:value-type="string" calcext:value-type="string">
            <text:p>ERank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0x88af360</text:p>
          </table:table-cell>
          <table:table-cell office:value-type="string" calcext:value-type="string">
            <text:p>0x880b9cf</text:p>
          </table:table-cell>
          <table:table-cell office:value-type="string" calcext:value-type="string">
            <text:p>0x880be20</text:p>
          </table:table-cell>
          <table:table-cell office:value-type="string" calcext:value-type="string">
            <text:p>0x880c23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SwordType</text:p>
          </table:table-cell>
        </table:table-row>
        <table:table-row table:style-name="ro1">
          <table:table-cell office:value-type="string" calcext:value-type="string">
            <text:p>Gorgon Egg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34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Great Knight</text:p>
          </table:table-cell>
          <table:table-cell office:value-type="string" calcext:value-type="string">
            <text:p>0x2e0</text:p>
          </table:table-cell>
          <table:table-cell office:value-type="string" calcext:value-type="string">
            <text:p>0x32b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Icon|IsPromoted|MountedAid|HasCanto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36c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Great Knight (F)</text:p>
          </table:table-cell>
          <table:table-cell office:value-type="string" calcext:value-type="string">
            <text:p>0x2e0</text:p>
          </table:table-cell>
          <table:table-cell office:value-type="string" calcext:value-type="string">
            <text:p>0x32b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orseIcon|IsPromoted|MountedAid|HasCanto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38c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Recruit (2)</text:p>
          </table:table-cell>
          <table:table-cell office:value-type="string" calcext:value-type="string">
            <text:p>0x2da</text:p>
          </table:table-cell>
          <table:table-cell office:value-type="string" calcext:value-type="string">
            <text:p>0x332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2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3ac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Journeyman (3)</text:p>
          </table:table-cell>
          <table:table-cell office:value-type="string" calcext:value-type="string">
            <text:p>0x2d8</text:p>
          </table:table-cell>
          <table:table-cell office:value-type="string" calcext:value-type="string">
            <text:p>0x324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2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ritBoost|IsPromoted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3b8</text:p>
          </table:table-cell>
          <table:table-cell office:value-type="string" calcext:value-type="string">
            <text:p>0x880b8cb</text:p>
          </table:table-cell>
          <table:table-cell office:value-type="string" calcext:value-type="string">
            <text:p>0x880bd1c</text:p>
          </table:table-cell>
          <table:table-cell office:value-type="string" calcext:value-type="string">
            <text:p>0x880c12c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upil (3)</text:p>
          </table:table-cell>
          <table:table-cell office:value-type="string" calcext:value-type="string">
            <text:p>0x2d9</text:p>
          </table:table-cell>
          <table:table-cell office:value-type="string" calcext:value-type="string">
            <text:p>0x325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2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Promoted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88af3d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cruit (3)</text:p>
          </table:table-cell>
          <table:table-cell office:value-type="string" calcext:value-type="string">
            <text:p>0x2da</text:p>
          </table:table-cell>
          <table:table-cell office:value-type="string" calcext:value-type="string">
            <text:p>0x332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romoted|CritBoost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3e4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anakete</text:p>
          </table:table-cell>
          <table:table-cell office:value-type="string" calcext:value-type="string">
            <text:p>0x2d7</text:p>
          </table:table-cell>
          <table:table-cell office:value-type="string" calcext:value-type="string">
            <text:p>0x323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1f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3f0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</text:p>
          </table:table-cell>
        </table:table-row>
        <table:table-row table:style-name="ro1">
          <table:table-cell office:value-type="string" calcext:value-type="string">
            <text:p>Manakete (F)</text:p>
          </table:table-cell>
          <table:table-cell office:value-type="string" calcext:value-type="string">
            <text:p>0x2d7</text:p>
          </table:table-cell>
          <table:table-cell office:value-type="string" calcext:value-type="string">
            <text:p>0x32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1f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3fc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DragonType</text:p>
          </table:table-cell>
        </table:table-row>
        <table:table-row table:style-name="ro1">
          <table:table-cell office:value-type="string" calcext:value-type="string">
            <text:p>Journeyman (1)</text:p>
          </table:table-cell>
          <table:table-cell office:value-type="string" calcext:value-type="string">
            <text:p>0x2d8</text:p>
          </table:table-cell>
          <table:table-cell office:value-type="string" calcext:value-type="string">
            <text:p>0x324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aineeLevelCap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408</text:p>
          </table:table-cell>
          <table:table-cell office:value-type="string" calcext:value-type="string">
            <text:p>0x880b8cb</text:p>
          </table:table-cell>
          <table:table-cell office:value-type="string" calcext:value-type="string">
            <text:p>0x880bd1c</text:p>
          </table:table-cell>
          <table:table-cell office:value-type="string" calcext:value-type="string">
            <text:p>0x880c12c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upil (1)</text:p>
          </table:table-cell>
          <table:table-cell office:value-type="string" calcext:value-type="string">
            <text:p>0x2d9</text:p>
          </table:table-cell>
          <table:table-cell office:value-type="string" calcext:value-type="string">
            <text:p>0x325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aineeLevelCap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0x88af42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0x2dc</text:p>
          </table:table-cell>
          <table:table-cell office:value-type="string" calcext:value-type="string">
            <text:p>0x327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434</text:p>
          </table:table-cell>
          <table:table-cell office:value-type="string" calcext:value-type="string">
            <text:p>0x880b8cb</text:p>
          </table:table-cell>
          <table:table-cell office:value-type="string" calcext:value-type="string">
            <text:p>0x880bd1c</text:p>
          </table:table-cell>
          <table:table-cell office:value-type="string" calcext:value-type="string">
            <text:p>0x880c12c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0x2dd</text:p>
          </table:table-cell>
          <table:table-cell office:value-type="string" calcext:value-type="string">
            <text:p>0x328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2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Promoted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E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44c</text:p>
          </table:table-cell>
          <table:table-cell office:value-type="string" calcext:value-type="string">
            <text:p>0x880b8cb</text:p>
          </table:table-cell>
          <table:table-cell office:value-type="string" calcext:value-type="string">
            <text:p>0x880bd1c</text:p>
          </table:table-cell>
          <table:table-cell office:value-type="string" calcext:value-type="string">
            <text:p>0x880c12c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string" calcext:value-type="string">
            <text:p>0x2de</text:p>
          </table:table-cell>
          <table:table-cell office:value-type="string" calcext:value-type="string">
            <text:p>0x329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468</text:p>
          </table:table-cell>
          <table:table-cell office:value-type="string" calcext:value-type="string">
            <text:p>0x880b94d</text:p>
          </table:table-cell>
          <table:table-cell office:value-type="string" calcext:value-type="string">
            <text:p>0x880bd9e</text:p>
          </table:table-cell>
          <table:table-cell office:value-type="string" calcext:value-type="string">
            <text:p>0x880c1ae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string" calcext:value-type="string">
            <text:p>0x2ee</text:p>
          </table:table-cell>
          <table:table-cell office:value-type="string" calcext:value-type="string">
            <text:p>0x33a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480</text:p>
          </table:table-cell>
          <table:table-cell office:value-type="string" calcext:value-type="string">
            <text:p>0x880b98e</text:p>
          </table:table-cell>
          <table:table-cell office:value-type="string" calcext:value-type="string">
            <text:p>0x880bddf</text:p>
          </table:table-cell>
          <table:table-cell office:value-type="string" calcext:value-type="string">
            <text:p>0x880c1ef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0x2df</text:p>
          </table:table-cell>
          <table:table-cell office:value-type="string" calcext:value-type="string">
            <text:p>0x32a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sPromoted|CritBoost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498</text:p>
          </table:table-cell>
          <table:table-cell office:value-type="string" calcext:value-type="string">
            <text:p>0x880b90c</text:p>
          </table:table-cell>
          <table:table-cell office:value-type="string" calcext:value-type="string">
            <text:p>0x880bd5d</text:p>
          </table:table-cell>
          <table:table-cell office:value-type="string" calcext:value-type="string">
            <text:p>0x880c16d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string" calcext:value-type="string">
            <text:p>0x2e4</text:p>
          </table:table-cell>
          <table:table-cell office:value-type="string" calcext:value-type="string">
            <text:p>0x32f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af4b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string" calcext:value-type="string">
            <text:p>0x2e6</text:p>
          </table:table-cell>
          <table:table-cell office:value-type="string" calcext:value-type="string">
            <text:p>0x33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0x88af4c4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0x2e5</text:p>
          </table:table-cell>
          <table:table-cell office:value-type="string" calcext:value-type="string">
            <text:p>0x33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anPlay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cruit (1)</text:p>
          </table:table-cell>
          <table:table-cell office:value-type="string" calcext:value-type="string">
            <text:p>0x2da</text:p>
          </table:table-cell>
          <table:table-cell office:value-type="string" calcext:value-type="string">
            <text:p>0x332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aineeLevelCap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4d0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egasus Knight</text:p>
          </table:table-cell>
          <table:table-cell office:value-type="string" calcext:value-type="string">
            <text:p>0x2e7</text:p>
          </table:table-cell>
          <table:table-cell office:value-type="string" calcext:value-type="string">
            <text:p>0x333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ountedAid|HasCanto|PegIcon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4dc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FlierType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string" calcext:value-type="string">
            <text:p>0x2e8</text:p>
          </table:table-cell>
          <table:table-cell office:value-type="string" calcext:value-type="string">
            <text:p>0x334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ountedAid|HasCanto|PegIcon|IsPromoted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4e8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FlierType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0x2e9</text:p>
          </table:table-cell>
          <table:table-cell office:value-type="string" calcext:value-type="string">
            <text:p>0x335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0x88af4f8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0x2ea</text:p>
          </table:table-cell>
          <table:table-cell office:value-type="string" calcext:value-type="string">
            <text:p>0x336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x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ountedAid|HasCanto|HorseIcon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0x88af504</text:p>
          </table:table-cell>
          <table:table-cell office:value-type="string" calcext:value-type="string">
            <text:p>0x880ba92</text:p>
          </table:table-cell>
          <table:table-cell office:value-type="string" calcext:value-type="string">
            <text:p>0x880bee3</text:p>
          </table:table-cell>
          <table:table-cell office:value-type="string" calcext:value-type="string">
            <text:p>0x880c2f3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string" calcext:value-type="string">
            <text:p>0x2eb</text:p>
          </table:table-cell>
          <table:table-cell office:value-type="string" calcext:value-type="string">
            <text:p>0x337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1a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edAid|HasCanto|HorseIcon|IsPromoted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af510</text:p>
          </table:table-cell>
          <table:table-cell office:value-type="string" calcext:value-type="string">
            <text:p>0x880bad3</text:p>
          </table:table-cell>
          <table:table-cell office:value-type="string" calcext:value-type="string">
            <text:p>0x880bf24</text:p>
          </table:table-cell>
          <table:table-cell office:value-type="string" calcext:value-type="string">
            <text:p>0x880c334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HorseType</text:p>
          </table:table-cell>
        </table:table-row>
        <table:table-row table:style-name="ro1">
          <table:table-cell office:value-type="string" calcext:value-type="string">
            <text:p>Dancer</text:p>
          </table:table-cell>
          <table:table-cell office:value-type="string" calcext:value-type="string">
            <text:p>0x2ec</text:p>
          </table:table-cell>
          <table:table-cell office:value-type="string" calcext:value-type="string">
            <text:p>0x338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2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anDance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528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0x2ed</text:p>
          </table:table-cell>
          <table:table-cell office:value-type="string" calcext:value-type="string">
            <text:p>0x339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53c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Necromancer</text:p>
          </table:table-cell>
          <table:table-cell office:value-type="string" calcext:value-type="string">
            <text:p>0x2ef</text:p>
          </table:table-cell>
          <table:table-cell office:value-type="string" calcext:value-type="string">
            <text:p>0x33b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2b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|Summoning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88af548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leet</text:p>
          </table:table-cell>
          <table:table-cell office:value-type="string" calcext:value-type="string">
            <text:p>0x2f0</text:p>
          </table:table-cell>
          <table:table-cell office:value-type="string" calcext:value-type="string">
            <text:p>0x33c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98e</text:p>
          </table:table-cell>
          <table:table-cell office:value-type="string" calcext:value-type="string">
            <text:p>0x880bddf</text:p>
          </table:table-cell>
          <table:table-cell office:value-type="string" calcext:value-type="string">
            <text:p>0x880c1ef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office:value-type="string" calcext:value-type="string">
            <text:p>0x2f1</text:p>
          </table:table-cell>
          <table:table-cell office:value-type="string" calcext:value-type="string">
            <text:p>0x33d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0x2f2</text:p>
          </table:table-cell>
          <table:table-cell office:value-type="string" calcext:value-type="string">
            <text:p>0x33e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560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Entombed</text:p>
          </table:table-cell>
          <table:table-cell office:value-type="string" calcext:value-type="string">
            <text:p>0x2f3</text:p>
          </table:table-cell>
          <table:table-cell office:value-type="string" calcext:value-type="string">
            <text:p>0x33f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56c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Bonewalker</text:p>
          </table:table-cell>
          <table:table-cell office:value-type="string" calcext:value-type="string">
            <text:p>0x2f4</text:p>
          </table:table-cell>
          <table:table-cell office:value-type="string" calcext:value-type="string">
            <text:p>0x34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wordmasterUnlock</text:p>
          </table:table-cell>
          <table:table-cell table:number-columns-repeated="2"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578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Bonewalker (Bow)</text:p>
          </table:table-cell>
          <table:table-cell office:value-type="string" calcext:value-type="string">
            <text:p>0x2f4</text:p>
          </table:table-cell>
          <table:table-cell office:value-type="string" calcext:value-type="string">
            <text:p>0x340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588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0x2f5</text:p>
          </table:table-cell>
          <table:table-cell office:value-type="string" calcext:value-type="string">
            <text:p>0x341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SwordmasterUnlock|IsPromoted</text:p>
          </table:table-cell>
          <table:table-cell table:number-columns-repeated="2"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594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Wight (Bow)</text:p>
          </table:table-cell>
          <table:table-cell office:value-type="string" calcext:value-type="string">
            <text:p>0x2f5</text:p>
          </table:table-cell>
          <table:table-cell office:value-type="string" calcext:value-type="string">
            <text:p>0x341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5a4</text:p>
          </table:table-cell>
          <table:table-cell office:value-type="string" calcext:value-type="string">
            <text:p>0x880b849</text:p>
          </table:table-cell>
          <table:table-cell office:value-type="string" calcext:value-type="string">
            <text:p>0x880bc9a</text:p>
          </table:table-cell>
          <table:table-cell office:value-type="string" calcext:value-type="string">
            <text:p>0x880c0aa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Bael</text:p>
          </table:table-cell>
          <table:table-cell office:value-type="string" calcext:value-type="string">
            <text:p>0x2f6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5b0</text:p>
          </table:table-cell>
          <table:table-cell office:value-type="string" calcext:value-type="string">
            <text:p>0x880b94d</text:p>
          </table:table-cell>
          <table:table-cell office:value-type="string" calcext:value-type="string">
            <text:p>0x880bd9e</text:p>
          </table:table-cell>
          <table:table-cell office:value-type="string" calcext:value-type="string">
            <text:p>0x880c1ae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Elder Bael</text:p>
          </table:table-cell>
          <table:table-cell office:value-type="string" calcext:value-type="string">
            <text:p>0x2f7</text:p>
          </table:table-cell>
          <table:table-cell office:value-type="string" calcext:value-type="string">
            <text:p>0x343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5bc</text:p>
          </table:table-cell>
          <table:table-cell office:value-type="string" calcext:value-type="string">
            <text:p>0x880b94d</text:p>
          </table:table-cell>
          <table:table-cell office:value-type="string" calcext:value-type="string">
            <text:p>0x880bd9e</text:p>
          </table:table-cell>
          <table:table-cell office:value-type="string" calcext:value-type="string">
            <text:p>0x880c1ae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Cyclops</text:p>
          </table:table-cell>
          <table:table-cell office:value-type="string" calcext:value-type="string">
            <text:p>0x2f8</text:p>
          </table:table-cell>
          <table:table-cell office:value-type="string" calcext:value-type="string">
            <text:p>0x344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x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5c8</text:p>
          </table:table-cell>
          <table:table-cell office:value-type="string" calcext:value-type="string">
            <text:p>0x880b8cb</text:p>
          </table:table-cell>
          <table:table-cell office:value-type="string" calcext:value-type="string">
            <text:p>0x880bd1c</text:p>
          </table:table-cell>
          <table:table-cell office:value-type="string" calcext:value-type="string">
            <text:p>0x880c12c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Mauthe Doog</text:p>
          </table:table-cell>
          <table:table-cell office:value-type="string" calcext:value-type="string">
            <text:p>0x2f9</text:p>
          </table:table-cell>
          <table:table-cell office:value-type="string" calcext:value-type="string">
            <text:p>0x345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5e0</text:p>
          </table:table-cell>
          <table:table-cell office:value-type="string" calcext:value-type="string">
            <text:p>0x880bb14</text:p>
          </table:table-cell>
          <table:table-cell office:value-type="string" calcext:value-type="string">
            <text:p>0x880bf65</text:p>
          </table:table-cell>
          <table:table-cell office:value-type="string" calcext:value-type="string">
            <text:p>0x880c375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Gwyllgi</text:p>
          </table:table-cell>
          <table:table-cell office:value-type="string" calcext:value-type="string">
            <text:p>0x2fa</text:p>
          </table:table-cell>
          <table:table-cell office:value-type="string" calcext:value-type="string">
            <text:p>0x346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0x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5ec</text:p>
          </table:table-cell>
          <table:table-cell office:value-type="string" calcext:value-type="string">
            <text:p>0x880bb55</text:p>
          </table:table-cell>
          <table:table-cell office:value-type="string" calcext:value-type="string">
            <text:p>0x880bfa6</text:p>
          </table:table-cell>
          <table:table-cell office:value-type="string" calcext:value-type="string">
            <text:p>0x880c3b6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Tarvos</text:p>
          </table:table-cell>
          <table:table-cell office:value-type="string" calcext:value-type="string">
            <text:p>0x2fb</text:p>
          </table:table-cell>
          <table:table-cell office:value-type="string" calcext:value-type="string">
            <text:p>0x347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5f8</text:p>
          </table:table-cell>
          <table:table-cell office:value-type="string" calcext:value-type="string">
            <text:p>0x880bb14</text:p>
          </table:table-cell>
          <table:table-cell office:value-type="string" calcext:value-type="string">
            <text:p>0x880bf65</text:p>
          </table:table-cell>
          <table:table-cell office:value-type="string" calcext:value-type="string">
            <text:p>0x880c375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Maelduin</text:p>
          </table:table-cell>
          <table:table-cell office:value-type="string" calcext:value-type="string">
            <text:p>0x2fc</text:p>
          </table:table-cell>
          <table:table-cell office:value-type="string" calcext:value-type="string">
            <text:p>0x348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x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</text:p>
          </table:table-cell>
          <table:table-cell table:number-columns-repeated="2" office:value-type="string" calcext:value-type="string">
            <text:p>NoRank</text:p>
          </table:table-cell>
          <table:table-cell table:number-columns-repeated="2" office:value-type="string" calcext:value-type="string">
            <text:p>ARank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0x88af610</text:p>
          </table:table-cell>
          <table:table-cell office:value-type="string" calcext:value-type="string">
            <text:p>0x880bb55</text:p>
          </table:table-cell>
          <table:table-cell office:value-type="string" calcext:value-type="string">
            <text:p>0x880bfa6</text:p>
          </table:table-cell>
          <table:table-cell office:value-type="string" calcext:value-type="string">
            <text:p>0x880c3b6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Mogall</text:p>
          </table:table-cell>
          <table:table-cell office:value-type="string" calcext:value-type="string">
            <text:p>0x2fd</text:p>
          </table:table-cell>
          <table:table-cell office:value-type="string" calcext:value-type="string">
            <text:p>0x349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88af62c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Arch Mogall</text:p>
          </table:table-cell>
          <table:table-cell office:value-type="string" calcext:value-type="string">
            <text:p>0x2fe</text:p>
          </table:table-cell>
          <table:table-cell office:value-type="string" calcext:value-type="string">
            <text:p>0x34a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0x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88af640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string" calcext:value-type="string">
            <text:p>0x2ff</text:p>
          </table:table-cell>
          <table:table-cell office:value-type="string" calcext:value-type="string">
            <text:p>0x34b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88af654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Gorgon Egg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34c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0x301</text:p>
          </table:table-cell>
          <table:table-cell office:value-type="string" calcext:value-type="string">
            <text:p>0x34d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0x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668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Deathgoyle</text:p>
          </table:table-cell>
          <table:table-cell office:value-type="string" calcext:value-type="string">
            <text:p>0x302</text:p>
          </table:table-cell>
          <table:table-cell office:value-type="string" calcext:value-type="string">
            <text:p>0x34e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0x88af674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Dracozombie</text:p>
          </table:table-cell>
          <table:table-cell office:value-type="string" calcext:value-type="string">
            <text:p>0x303</text:p>
          </table:table-cell>
          <table:table-cell office:value-type="string" calcext:value-type="string">
            <text:p>0x34f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680</text:p>
          </table:table-cell>
          <table:table-cell office:value-type="string" calcext:value-type="string">
            <text:p>0x880bb96</text:p>
          </table:table-cell>
          <table:table-cell office:value-type="string" calcext:value-type="string">
            <text:p>0x880bfe7</text:p>
          </table:table-cell>
          <table:table-cell office:value-type="string" calcext:value-type="string">
            <text:p>0x880c3f7</text:p>
          </table:table-cell>
          <table:table-cell office:value-type="string" calcext:value-type="string">
            <text:p>0x880c53c</text:p>
          </table:table-cell>
          <table:table-cell office:value-type="string" calcext:value-type="string">
            <text:p>0x880c57d</text:p>
          </table:table-cell>
          <table:table-cell office:value-type="string" calcext:value-type="string">
            <text:p>0x880c5be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Demon King</text:p>
          </table:table-cell>
          <table:table-cell office:value-type="string" calcext:value-type="string">
            <text:p>0x304</text:p>
          </table:table-cell>
          <table:table-cell office:value-type="string" calcext:value-type="string">
            <text:p>0x35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68c</text:p>
          </table:table-cell>
          <table:table-cell table:number-columns-repeated="3" office:value-type="string" calcext:value-type="string">
            <text:p>0x880bbd7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Archer on Ballista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8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rcher on Iron Ballista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9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rcher on Killer Ballista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a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allista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b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ron Ballista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c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Killer Ballista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d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ivilian</text:p>
          </table:table-cell>
          <table:table-cell office:value-type="string" calcext:value-type="string">
            <text:p>0x305</text:p>
          </table:table-cell>
          <table:table-cell office:value-type="string" calcext:value-type="string">
            <text:p>0x351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ivilian (F)</text:p>
          </table:table-cell>
          <table:table-cell office:value-type="string" calcext:value-type="string">
            <text:p>0x305</text:p>
          </table:table-cell>
          <table:table-cell office:value-type="string" calcext:value-type="string">
            <text:p>0x351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ivilian</text:p>
          </table:table-cell>
          <table:table-cell office:value-type="string" calcext:value-type="string">
            <text:p>0x305</text:p>
          </table:table-cell>
          <table:table-cell office:value-type="string" calcext:value-type="string">
            <text:p>0x35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ivilian (F)</text:p>
          </table:table-cell>
          <table:table-cell office:value-type="string" calcext:value-type="string">
            <text:p>0x305</text:p>
          </table:table-cell>
          <table:table-cell office:value-type="string" calcext:value-type="string">
            <text:p>0x351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ivilian</text:p>
          </table:table-cell>
          <table:table-cell office:value-type="string" calcext:value-type="string">
            <text:p>0x305</text:p>
          </table:table-cell>
          <table:table-cell office:value-type="string" calcext:value-type="string">
            <text:p>0x35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ivilian (F)</text:p>
          </table:table-cell>
          <table:table-cell office:value-type="string" calcext:value-type="string">
            <text:p>0x305</text:p>
          </table:table-cell>
          <table:table-cell office:value-type="string" calcext:value-type="string">
            <text:p>0x351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2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0x307</text:p>
          </table:table-cell>
          <table:table-cell office:value-type="string" calcext:value-type="string">
            <text:p>0x353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3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4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0x307</text:p>
          </table:table-cell>
          <table:table-cell office:value-type="string" calcext:value-type="string">
            <text:p>0x353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5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6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4" office:value-type="string" calcext:value-type="string">
            <text:p>0x0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allen Prince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7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8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annotControl|IsSupply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ontifex</text:p>
          </table:table-cell>
          <table:table-cell office:value-type="string" calcext:value-type="string">
            <text:p>0x306</text:p>
          </table:table-cell>
          <table:table-cell office:value-type="string" calcext:value-type="string">
            <text:p>0x352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9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ead Peer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a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0ba51</text:p>
          </table:table-cell>
          <table:table-cell office:value-type="string" calcext:value-type="string">
            <text:p>0x880bea2</text:p>
          </table:table-cell>
          <table:table-cell office:value-type="string" calcext:value-type="string">
            <text:p>0x880c2b2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yclops</text:p>
          </table:table-cell>
          <table:table-cell office:value-type="string" calcext:value-type="string">
            <text:p>0x2f8</text:p>
          </table:table-cell>
          <table:table-cell office:value-type="string" calcext:value-type="string">
            <text:p>0x344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x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IsPromoted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6a4</text:p>
          </table:table-cell>
          <table:table-cell office:value-type="string" calcext:value-type="string">
            <text:p>0x880b8cb</text:p>
          </table:table-cell>
          <table:table-cell office:value-type="string" calcext:value-type="string">
            <text:p>0x880bd1c</text:p>
          </table:table-cell>
          <table:table-cell office:value-type="string" calcext:value-type="string">
            <text:p>0x880c12c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Elder Bael</text:p>
          </table:table-cell>
          <table:table-cell office:value-type="string" calcext:value-type="string">
            <text:p>0x2f7</text:p>
          </table:table-cell>
          <table:table-cell office:value-type="string" calcext:value-type="string">
            <text:p>0x343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UseMonsterWeapons|IsPromoted</text:p>
          </table:table-cell>
          <table:table-cell table:number-columns-repeated="8" office:value-type="string" calcext:value-type="string">
            <text:p>NoRank</text:p>
          </table:table-cell>
          <table:table-cell office:value-type="string" calcext:value-type="string">
            <text:p>0x88af6bc</text:p>
          </table:table-cell>
          <table:table-cell office:value-type="string" calcext:value-type="string">
            <text:p>0x880b94d</text:p>
          </table:table-cell>
          <table:table-cell office:value-type="string" calcext:value-type="string">
            <text:p>0x880bd9e</text:p>
          </table:table-cell>
          <table:table-cell office:value-type="string" calcext:value-type="string">
            <text:p>0x880c1ae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MonsterType</text:p>
          </table:table-cell>
        </table:table-row>
        <table:table-row table:style-name="ro1">
          <table:table-cell office:value-type="string" calcext:value-type="string">
            <text:p>Journeyman (2)</text:p>
          </table:table-cell>
          <table:table-cell office:value-type="string" calcext:value-type="string">
            <text:p>0x2d8</text:p>
          </table:table-cell>
          <table:table-cell office:value-type="string" calcext:value-type="string">
            <text:p>0x324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2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0x88af6c8</text:p>
          </table:table-cell>
          <table:table-cell office:value-type="string" calcext:value-type="string">
            <text:p>0x880b8cb</text:p>
          </table:table-cell>
          <table:table-cell office:value-type="string" calcext:value-type="string">
            <text:p>0x880bd1c</text:p>
          </table:table-cell>
          <table:table-cell office:value-type="string" calcext:value-type="string">
            <text:p>0x880c12c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upil (2)</text:p>
          </table:table-cell>
          <table:table-cell office:value-type="string" calcext:value-type="string">
            <text:p>0x2d9</text:p>
          </table:table-cell>
          <table:table-cell office:value-type="string" calcext:value-type="string">
            <text:p>0x325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0x88af6e0</text:p>
          </table:table-cell>
          <table:table-cell office:value-type="string" calcext:value-type="string">
            <text:p>0x880ba10</text:p>
          </table:table-cell>
          <table:table-cell office:value-type="string" calcext:value-type="string">
            <text:p>0x880be61</text:p>
          </table:table-cell>
          <table:table-cell office:value-type="string" calcext:value-type="string">
            <text:p>0x880c271</text:p>
          </table:table-cell>
          <table:table-cell office:value-type="string" calcext:value-type="string">
            <text:p>0x880c479</text:p>
          </table:table-cell>
          <table:table-cell office:value-type="string" calcext:value-type="string">
            <text:p>0x880c4ba</text:p>
          </table:table-cell>
          <table:table-cell office:value-type="string" calcext:value-type="string">
            <text:p>0x880c4fb</text:p>
          </table:table-cell>
          <table:table-cell office:value-type="string" calcext:value-type="string">
            <text:p>0x0</text:p>
          </table:table-cell>
        </table:table-row>
      </table:table>
      <table:table table:name="Items" table:style-name="ta1">
        <office:forms form:automatic-focus="false" form:apply-design-mode="false"/>
        <table:table-column table:style-name="co4" table:number-columns-repeated="24" table:default-cell-style-name="Default"/>
        <table:table-row table:style-name="ro1">
          <table:table-cell office:value-type="string" calcext:value-type="string">
            <table:cell-range-source table:name="CSV_all" xlink:type="simple" xlink:href="../Tables/NightmareModules/Items/ItemTable.csv" table:filter-name="Text - txt - csv (StarCalc)" table:filter-options="9/44,34,21,1,,0,false,false,true,false,false" table:last-column-spanned="24" table:last-row-spanned="207"/>
            <text:p>0x809B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 Des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temAbility</text:p>
          </table:table-cell>
          <table:table-cell office:value-type="string" calcext:value-type="string">
            <text:p>Stat Boosts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rice Per Use</text:p>
          </table:table-cell>
          <table:table-cell office:value-type="string" calcext:value-type="string">
            <text:p>Weapon Level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Use Effect</text:p>
          </table:table-cell>
          <table:table-cell office:value-type="string" calcext:value-type="string">
            <text:p>Weapon Effect</text:p>
          </table:table-cell>
          <table:table-cell office:value-type="string" calcext:value-type="string">
            <text:p>Weapon EXP</text:p>
          </table:table-cell>
          <table:table-cell office:value-type="string" calcext:value-type="string">
            <text:p>Debuff Type</text:p>
          </table:table-cell>
          <table:table-cell office:value-type="string" calcext:value-type="string">
            <text:p>IER Byte</text:p>
          </table:table-cell>
          <table:table-cell office:value-type="string" calcext:value-type="string">
            <text:p>Item Skill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table:number-columns-repeated="8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ron Sword</text:p>
          </table:table-cell>
          <table:table-cell office:value-type="string" calcext:value-type="string">
            <text:p>0x354</text:p>
          </table:table-cell>
          <table:table-cell office:value-type="string" calcext:value-type="string">
            <text:p>0x40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lim Sword</text:p>
          </table:table-cell>
          <table:table-cell office:value-type="string" calcext:value-type="string">
            <text:p>0x355</text:p>
          </table:table-cell>
          <table:table-cell office:value-type="string" calcext:value-type="string">
            <text:p>0x40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teel Sword</text:p>
          </table:table-cell>
          <table:table-cell office:value-type="string" calcext:value-type="string">
            <text:p>0x356</text:p>
          </table:table-cell>
          <table:table-cell office:value-type="string" calcext:value-type="string">
            <text:p>0x40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lver Sword</text:p>
          </table:table-cell>
          <table:table-cell office:value-type="string" calcext:value-type="string">
            <text:p>0x357</text:p>
          </table:table-cell>
          <table:table-cell office:value-type="string" calcext:value-type="string">
            <text:p>0x40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ron Blade</text:p>
          </table:table-cell>
          <table:table-cell office:value-type="string" calcext:value-type="string">
            <text:p>0x358</text:p>
          </table:table-cell>
          <table:table-cell office:value-type="string" calcext:value-type="string">
            <text:p>0x40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teel Blade</text:p>
          </table:table-cell>
          <table:table-cell office:value-type="string" calcext:value-type="string">
            <text:p>0x359</text:p>
          </table:table-cell>
          <table:table-cell office:value-type="string" calcext:value-type="string">
            <text:p>0x40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lver Blade</text:p>
          </table:table-cell>
          <table:table-cell office:value-type="string" calcext:value-type="string">
            <text:p>0x35a</text:p>
          </table:table-cell>
          <table:table-cell office:value-type="string" calcext:value-type="string">
            <text:p>0x40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20" calcext:value-type="float">
            <table:cell-range-source table:name="CSV_all" xlink:type="simple" xlink:href="../Tables/NightmareModules/Items/ItemTable.csv" table:filter-name="Text - txt - csv (StarCalc)" table:filter-options="9/44,34,21,1,,0,false,false,true,false,false" table:last-column-spanned="9" table:last-row-spanned="199"/>
            <text:p>12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oison Sword</text:p>
          </table:table-cell>
          <table:table-cell office:value-type="string" calcext:value-type="string">
            <text:p>0x35b</text:p>
          </table:table-cell>
          <table:table-cell office:value-type="string" calcext:value-type="string">
            <text:p>0x4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oison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0x35c</text:p>
          </table:table-cell>
          <table:table-cell office:value-type="string" calcext:value-type="string">
            <text:p>0x40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Unsellable|EirikaLoc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ordWeaponEffectiveness|IsPointer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ani Katti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WeaponLock3|Unsellabl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dec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rave Sword</text:p>
          </table:table-cell>
          <table:table-cell office:value-type="string" calcext:value-type="string">
            <text:p>0x35d</text:p>
          </table:table-cell>
          <table:table-cell office:value-type="string" calcext:value-type="string">
            <text:p>0x40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IsBrav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amshir</text:p>
          </table:table-cell>
          <table:table-cell office:value-type="string" calcext:value-type="string">
            <text:p>0x35e</text:p>
          </table:table-cell>
          <table:table-cell office:value-type="string" calcext:value-type="string">
            <text:p>0x40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SwordmasterLock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x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Killing Edge</text:p>
          </table:table-cell>
          <table:table-cell office:value-type="string" calcext:value-type="string">
            <text:p>0x35f</text:p>
          </table:table-cell>
          <table:table-cell office:value-type="string" calcext:value-type="string">
            <text:p>0x40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rmorslayer</text:p>
          </table:table-cell>
          <table:table-cell office:value-type="string" calcext:value-type="string">
            <text:p>0x360</text:p>
          </table:table-cell>
          <table:table-cell office:value-type="string" calcext:value-type="string">
            <text:p>0x4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rmorEffectiveness|IsPoint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Wyrmslayer</text:p>
          </table:table-cell>
          <table:table-cell office:value-type="string" calcext:value-type="string">
            <text:p>0x361</text:p>
          </table:table-cell>
          <table:table-cell office:value-type="string" calcext:value-type="string">
            <text:p>0x41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rag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ight Brand</text:p>
          </table:table-cell>
          <table:table-cell office:value-type="string" calcext:value-type="string">
            <text:p>0x362</text:p>
          </table:table-cell>
          <table:table-cell office:value-type="string" calcext:value-type="string">
            <text:p>0x4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MagicDamag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unesword</text:p>
          </table:table-cell>
          <table:table-cell office:value-type="string" calcext:value-type="string">
            <text:p>0x363</text:p>
          </table:table-cell>
          <table:table-cell office:value-type="string" calcext:value-type="string">
            <text:p>0x4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MagicDamag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sferatu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ancereaver</text:p>
          </table:table-cell>
          <table:table-cell office:value-type="string" calcext:value-type="string">
            <text:p>0x364</text:p>
          </table:table-cell>
          <table:table-cell office:value-type="string" calcext:value-type="string">
            <text:p>0x4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ReverseTriang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Zanbato</text:p>
          </table:table-cell>
          <table:table-cell office:value-type="string" calcext:value-type="string">
            <text:p>0x365</text:p>
          </table:table-cell>
          <table:table-cell office:value-type="string" calcext:value-type="string">
            <text:p>0x41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HorseEffectiveness|IsPointe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ron Lance</text:p>
          </table:table-cell>
          <table:table-cell office:value-type="string" calcext:value-type="string">
            <text:p>0x369</text:p>
          </table:table-cell>
          <table:table-cell office:value-type="string" calcext:value-type="string">
            <text:p>0x41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lim Lance</text:p>
          </table:table-cell>
          <table:table-cell office:value-type="string" calcext:value-type="string">
            <text:p>0x36a</text:p>
          </table:table-cell>
          <table:table-cell office:value-type="string" calcext:value-type="string">
            <text:p>0x41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teel Lance</text:p>
          </table:table-cell>
          <table:table-cell office:value-type="string" calcext:value-type="string">
            <text:p>0x36b</text:p>
          </table:table-cell>
          <table:table-cell office:value-type="string" calcext:value-type="string">
            <text:p>0x41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lver Lance</text:p>
          </table:table-cell>
          <table:table-cell office:value-type="string" calcext:value-type="string">
            <text:p>0x36c</text:p>
          </table:table-cell>
          <table:table-cell office:value-type="string" calcext:value-type="string">
            <text:p>0x41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oxin Lance</text:p>
          </table:table-cell>
          <table:table-cell office:value-type="string" calcext:value-type="string">
            <text:p>0x36d</text:p>
          </table:table-cell>
          <table:table-cell office:value-type="string" calcext:value-type="string">
            <text:p>0x4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oison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rave Lance</text:p>
          </table:table-cell>
          <table:table-cell office:value-type="string" calcext:value-type="string">
            <text:p>0x36e</text:p>
          </table:table-cell>
          <table:table-cell office:value-type="string" calcext:value-type="string">
            <text:p>0x41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|IsBrav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Killer Lance</text:p>
          </table:table-cell>
          <table:table-cell office:value-type="string" calcext:value-type="string">
            <text:p>0x36f</text:p>
          </table:table-cell>
          <table:table-cell office:value-type="string" calcext:value-type="string">
            <text:p>0x41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orseslayer</text:p>
          </table:table-cell>
          <table:table-cell office:value-type="string" calcext:value-type="string">
            <text:p>0x370</text:p>
          </table:table-cell>
          <table:table-cell office:value-type="string" calcext:value-type="string">
            <text:p>0x4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HorseEffectiveness|IsPointer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0x371</text:p>
          </table:table-cell>
          <table:table-cell office:value-type="string" calcext:value-type="string">
            <text:p>0x42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pear</text:p>
          </table:table-cell>
          <table:table-cell office:value-type="string" calcext:value-type="string">
            <text:p>0x372</text:p>
          </table:table-cell>
          <table:table-cell office:value-type="string" calcext:value-type="string">
            <text:p>0x4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xereaver</text:p>
          </table:table-cell>
          <table:table-cell office:value-type="string" calcext:value-type="string">
            <text:p>0x373</text:p>
          </table:table-cell>
          <table:table-cell office:value-type="string" calcext:value-type="string">
            <text:p>0x42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|ReverseTriang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ron Axe</text:p>
          </table:table-cell>
          <table:table-cell office:value-type="string" calcext:value-type="string">
            <text:p>0x37a</text:p>
          </table:table-cell>
          <table:table-cell office:value-type="string" calcext:value-type="string">
            <text:p>0x42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teel Axe</text:p>
          </table:table-cell>
          <table:table-cell office:value-type="string" calcext:value-type="string">
            <text:p>0x37b</text:p>
          </table:table-cell>
          <table:table-cell office:value-type="string" calcext:value-type="string">
            <text:p>0x42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lver Axe</text:p>
          </table:table-cell>
          <table:table-cell office:value-type="string" calcext:value-type="string">
            <text:p>0x37c</text:p>
          </table:table-cell>
          <table:table-cell office:value-type="string" calcext:value-type="string">
            <text:p>0x42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oison Axe</text:p>
          </table:table-cell>
          <table:table-cell office:value-type="string" calcext:value-type="string">
            <text:p>0x37d</text:p>
          </table:table-cell>
          <table:table-cell office:value-type="string" calcext:value-type="string">
            <text:p>0x4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oison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rave Axe</text:p>
          </table:table-cell>
          <table:table-cell office:value-type="string" calcext:value-type="string">
            <text:p>0x37e</text:p>
          </table:table-cell>
          <table:table-cell office:value-type="string" calcext:value-type="string">
            <text:p>0x42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|IsBrav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Killer Axe</text:p>
          </table:table-cell>
          <table:table-cell office:value-type="string" calcext:value-type="string">
            <text:p>0x37f</text:p>
          </table:table-cell>
          <table:table-cell office:value-type="string" calcext:value-type="string">
            <text:p>0x42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alberd</text:p>
          </table:table-cell>
          <table:table-cell office:value-type="string" calcext:value-type="string">
            <text:p>0x380</text:p>
          </table:table-cell>
          <table:table-cell office:value-type="string" calcext:value-type="string">
            <text:p>0x4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HorseEffectiveness|IsPoint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0x381</text:p>
          </table:table-cell>
          <table:table-cell office:value-type="string" calcext:value-type="string">
            <text:p>0x4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rmorEffectiveness|IsPointe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evil Axe</text:p>
          </table:table-cell>
          <table:table-cell office:value-type="string" calcext:value-type="string">
            <text:p>0x382</text:p>
          </table:table-cell>
          <table:table-cell office:value-type="string" calcext:value-type="string">
            <text:p>0x43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evilEffect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and Axe</text:p>
          </table:table-cell>
          <table:table-cell office:value-type="string" calcext:value-type="string">
            <text:p>0x383</text:p>
          </table:table-cell>
          <table:table-cell office:value-type="string" calcext:value-type="string">
            <text:p>0x43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omahawk</text:p>
          </table:table-cell>
          <table:table-cell office:value-type="string" calcext:value-type="string">
            <text:p>0x384</text:p>
          </table:table-cell>
          <table:table-cell office:value-type="string" calcext:value-type="string">
            <text:p>0x4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wordreaver</text:p>
          </table:table-cell>
          <table:table-cell office:value-type="string" calcext:value-type="string">
            <text:p>0x385</text:p>
          </table:table-cell>
          <table:table-cell office:value-type="string" calcext:value-type="string">
            <text:p>0x43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|ReverseTriang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wordslayer</text:p>
          </table:table-cell>
          <table:table-cell office:value-type="string" calcext:value-type="string">
            <text:p>0x386</text:p>
          </table:table-cell>
          <table:table-cell office:value-type="string" calcext:value-type="string">
            <text:p>0x4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|ReverseTriangl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wordEffectiveness|IsPointer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atchet</text:p>
          </table:table-cell>
          <table:table-cell office:value-type="string" calcext:value-type="string">
            <text:p>0x38a</text:p>
          </table:table-cell>
          <table:table-cell office:value-type="string" calcext:value-type="string">
            <text:p>0x43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ron Bow</text:p>
          </table:table-cell>
          <table:table-cell office:value-type="string" calcext:value-type="string">
            <text:p>0x38b</text:p>
          </table:table-cell>
          <table:table-cell office:value-type="string" calcext:value-type="string">
            <text:p>0x43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teel Bow</text:p>
          </table:table-cell>
          <table:table-cell office:value-type="string" calcext:value-type="string">
            <text:p>0x38c</text:p>
          </table:table-cell>
          <table:table-cell office:value-type="string" calcext:value-type="string">
            <text:p>0x43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lver Bow</text:p>
          </table:table-cell>
          <table:table-cell office:value-type="string" calcext:value-type="string">
            <text:p>0x38d</text:p>
          </table:table-cell>
          <table:table-cell office:value-type="string" calcext:value-type="string">
            <text:p>0x43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oison Bow</text:p>
          </table:table-cell>
          <table:table-cell office:value-type="string" calcext:value-type="string">
            <text:p>0x38e</text:p>
          </table:table-cell>
          <table:table-cell office:value-type="string" calcext:value-type="string">
            <text:p>0x43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oison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Killer Bow</text:p>
          </table:table-cell>
          <table:table-cell office:value-type="string" calcext:value-type="string">
            <text:p>0x38f</text:p>
          </table:table-cell>
          <table:table-cell office:value-type="string" calcext:value-type="string">
            <text:p>0x4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rave Bow</text:p>
          </table:table-cell>
          <table:table-cell office:value-type="string" calcext:value-type="string">
            <text:p>0x390</text:p>
          </table:table-cell>
          <table:table-cell office:value-type="string" calcext:value-type="string">
            <text:p>0x44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|IsBrav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ort Bow</text:p>
          </table:table-cell>
          <table:table-cell office:value-type="string" calcext:value-type="string">
            <text:p>0x391</text:p>
          </table:table-cell>
          <table:table-cell office:value-type="string" calcext:value-type="string">
            <text:p>0x4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ongbow</text:p>
          </table:table-cell>
          <table:table-cell office:value-type="string" calcext:value-type="string">
            <text:p>0x392</text:p>
          </table:table-cell>
          <table:table-cell office:value-type="string" calcext:value-type="string">
            <text:p>0x44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allista</text:p>
          </table:table-cell>
          <table:table-cell office:value-type="string" calcext:value-type="string">
            <text:p>0x393</text:p>
          </table:table-cell>
          <table:table-cell office:value-type="string" calcext:value-type="string">
            <text:p>0x44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|Uncounterabl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ron Ballista</text:p>
          </table:table-cell>
          <table:table-cell office:value-type="string" calcext:value-type="string">
            <text:p>0x394</text:p>
          </table:table-cell>
          <table:table-cell office:value-type="string" calcext:value-type="string">
            <text:p>0x44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|Uncounterabl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Killer Ballista</text:p>
          </table:table-cell>
          <table:table-cell office:value-type="string" calcext:value-type="string">
            <text:p>0x395</text:p>
          </table:table-cell>
          <table:table-cell office:value-type="string" calcext:value-type="string">
            <text:p>0x44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|Uncounterabl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0x3a9</text:p>
          </table:table-cell>
          <table:table-cell office:value-type="string" calcext:value-type="string">
            <text:p>0x45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0x3aa</text:p>
          </table:table-cell>
          <table:table-cell office:value-type="string" calcext:value-type="string">
            <text:p>0x45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lfire</text:p>
          </table:table-cell>
          <table:table-cell office:value-type="string" calcext:value-type="string">
            <text:p>0x3ab</text:p>
          </table:table-cell>
          <table:table-cell office:value-type="string" calcext:value-type="string">
            <text:p>0x45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olting</text:p>
          </table:table-cell>
          <table:table-cell office:value-type="string" calcext:value-type="string">
            <text:p>0x3ad</text:p>
          </table:table-cell>
          <table:table-cell office:value-type="string" calcext:value-type="string">
            <text:p>0x45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|Uncounter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notDouble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imbulvetr</text:p>
          </table:table-cell>
          <table:table-cell office:value-type="string" calcext:value-type="string">
            <text:p>0x3ae</text:p>
          </table:table-cell>
          <table:table-cell office:value-type="string" calcext:value-type="string">
            <text:p>0x45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orblaze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xcalibur</text:p>
          </table:table-cell>
          <table:table-cell office:value-type="string" calcext:value-type="string">
            <text:p>0x3af</text:p>
          </table:table-cell>
          <table:table-cell office:value-type="string" calcext:value-type="string">
            <text:p>0x45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|Unsellable</text:p>
          </table:table-cell>
          <table:table-cell office:value-type="string" calcext:value-type="string">
            <text:p>0x88aeec4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0x3b0</text:p>
          </table:table-cell>
          <table:table-cell office:value-type="string" calcext:value-type="string">
            <text:p>0x45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office:value-type="string" calcext:value-type="string">
            <text:p>0x3b1</text:p>
          </table:table-cell>
          <table:table-cell office:value-type="string" calcext:value-type="string">
            <text:p>0x4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x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0x3b2</text:p>
          </table:table-cell>
          <table:table-cell office:value-type="string" calcext:value-type="string">
            <text:p>0x46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0x3b3</text:p>
          </table:table-cell>
          <table:table-cell office:value-type="string" calcext:value-type="string">
            <text:p>0x46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|Uncounter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notDoubleEff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ura</text:p>
          </table:table-cell>
          <table:table-cell office:value-type="string" calcext:value-type="string">
            <text:p>0x3b4</text:p>
          </table:table-cell>
          <table:table-cell office:value-type="string" calcext:value-type="string">
            <text:p>0x46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1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uce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0x3b6</text:p>
          </table:table-cell>
          <table:table-cell office:value-type="string" calcext:value-type="string">
            <text:p>0x46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0x3b7</text:p>
          </table:table-cell>
          <table:table-cell office:value-type="string" calcext:value-type="string">
            <text:p>0x46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NegateDef|Uncounter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Nosferatu</text:p>
          </table:table-cell>
          <table:table-cell office:value-type="string" calcext:value-type="string">
            <text:p>0x3b8</text:p>
          </table:table-cell>
          <table:table-cell office:value-type="string" calcext:value-type="string">
            <text:p>0x4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sferatu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0x3b9</text:p>
          </table:table-cell>
          <table:table-cell office:value-type="string" calcext:value-type="string">
            <text:p>0x4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Uncounter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EclipseEffect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enrir</text:p>
          </table:table-cell>
          <table:table-cell office:value-type="string" calcext:value-type="string">
            <text:p>0x3ba</text:p>
          </table:table-cell>
          <table:table-cell office:value-type="string" calcext:value-type="string">
            <text:p>0x46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Gleipnir</text:p>
          </table:table-cell>
          <table:table-cell office:value-type="string" calcext:value-type="string">
            <text:p>0x3bb</text:p>
          </table:table-cell>
          <table:table-cell office:value-type="string" calcext:value-type="string">
            <text:p>0x46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Unsellable</text:p>
          </table:table-cell>
          <table:table-cell office:value-type="string" calcext:value-type="string">
            <text:p>0x88aeed0</text:p>
          </table:table-cell>
          <table:table-cell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0x3c2</text:p>
          </table:table-cell>
          <table:table-cell office:value-type="string" calcext:value-type="string">
            <text:p>0x471</text:p>
          </table:table-cell>
          <table:table-cell office:value-type="string" calcext:value-type="string">
            <text:p>0x4af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end</text:p>
          </table:table-cell>
          <table:table-cell office:value-type="string" calcext:value-type="string">
            <text:p>0x3c3</text:p>
          </table:table-cell>
          <table:table-cell office:value-type="string" calcext:value-type="string">
            <text:p>0x472</text:p>
          </table:table-cell>
          <table:table-cell office:value-type="string" calcext:value-type="string">
            <text:p>0x4b0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NoEff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0x3c4</text:p>
          </table:table-cell>
          <table:table-cell office:value-type="string" calcext:value-type="string">
            <text:p>0x473</text:p>
          </table:table-cell>
          <table:table-cell office:value-type="string" calcext:value-type="string">
            <text:p>0x4b1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Eff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hysic</text:p>
          </table:table-cell>
          <table:table-cell office:value-type="string" calcext:value-type="string">
            <text:p>0x3c5</text:p>
          </table:table-cell>
          <table:table-cell office:value-type="string" calcext:value-type="string">
            <text:p>0x474</text:p>
          </table:table-cell>
          <table:table-cell office:value-type="string" calcext:value-type="string">
            <text:p>0x4b2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NoEff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ortify</text:p>
          </table:table-cell>
          <table:table-cell office:value-type="string" calcext:value-type="string">
            <text:p>0x3c6</text:p>
          </table:table-cell>
          <table:table-cell office:value-type="string" calcext:value-type="string">
            <text:p>0x475</text:p>
          </table:table-cell>
          <table:table-cell office:value-type="string" calcext:value-type="string">
            <text:p>0x4b3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Effec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0x3c7</text:p>
          </table:table-cell>
          <table:table-cell office:value-type="string" calcext:value-type="string">
            <text:p>0x476</text:p>
          </table:table-cell>
          <table:table-cell office:value-type="string" calcext:value-type="string">
            <text:p>0x4b4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Eff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office:value-type="string" calcext:value-type="string">
            <text:p>0x3c8</text:p>
          </table:table-cell>
          <table:table-cell office:value-type="string" calcext:value-type="string">
            <text:p>0x477</text:p>
          </table:table-cell>
          <table:table-cell office:value-type="string" calcext:value-type="string">
            <text:p>0x4b5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NoEffe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SilenceStatusID,5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0x3c9</text:p>
          </table:table-cell>
          <table:table-cell office:value-type="string" calcext:value-type="string">
            <text:p>0x478</text:p>
          </table:table-cell>
          <table:table-cell office:value-type="string" calcext:value-type="string">
            <text:p>0x4b6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NoEffe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SleepStatusID,5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erserk</text:p>
          </table:table-cell>
          <table:table-cell office:value-type="string" calcext:value-type="string">
            <text:p>0x3ca</text:p>
          </table:table-cell>
          <table:table-cell office:value-type="string" calcext:value-type="string">
            <text:p>0x479</text:p>
          </table:table-cell>
          <table:table-cell office:value-type="string" calcext:value-type="string">
            <text:p>0x4b7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NoEffe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BerserkStatusID,5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0x3cb</text:p>
          </table:table-cell>
          <table:table-cell office:value-type="string" calcext:value-type="string">
            <text:p>0x47a</text:p>
          </table:table-cell>
          <table:table-cell office:value-type="string" calcext:value-type="string">
            <text:p>0x4b8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NoEffect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0x3cc</text:p>
          </table:table-cell>
          <table:table-cell office:value-type="string" calcext:value-type="string">
            <text:p>0x47b</text:p>
          </table:table-cell>
          <table:table-cell office:value-type="string" calcext:value-type="string">
            <text:p>0x4b9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NoEffect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office:value-type="string" calcext:value-type="string">
            <text:p>0x3cd</text:p>
          </table:table-cell>
          <table:table-cell office:value-type="string" calcext:value-type="string">
            <text:p>0x47c</text:p>
          </table:table-cell>
          <table:table-cell office:value-type="string" calcext:value-type="string">
            <text:p>0x4ba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NoEffec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ammerne</text:p>
          </table:table-cell>
          <table:table-cell office:value-type="string" calcext:value-type="string">
            <text:p>0x3ce</text:p>
          </table:table-cell>
          <table:table-cell office:value-type="string" calcext:value-type="string">
            <text:p>0x47d</text:p>
          </table:table-cell>
          <table:table-cell office:value-type="string" calcext:value-type="string">
            <text:p>0x4bb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|CannotRepair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NoEffect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0x3cf</text:p>
          </table:table-cell>
          <table:table-cell office:value-type="string" calcext:value-type="string">
            <text:p>0x47e</text:p>
          </table:table-cell>
          <table:table-cell office:value-type="string" calcext:value-type="string">
            <text:p>0x4b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NoEffec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0x3d0</text:p>
          </table:table-cell>
          <table:table-cell office:value-type="string" calcext:value-type="string">
            <text:p>0x47f</text:p>
          </table:table-cell>
          <table:table-cell office:value-type="string" calcext:value-type="string">
            <text:p>0x4bd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NoEffec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ragon Axe</text:p>
          </table:table-cell>
          <table:table-cell office:value-type="string" calcext:value-type="string">
            <text:p>0x387</text:p>
          </table:table-cell>
          <table:table-cell office:value-type="string" calcext:value-type="string">
            <text:p>0x43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rag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ngelic Robe</text:p>
          </table:table-cell>
          <table:table-cell office:value-type="string" calcext:value-type="string">
            <text:p>0x3d4</text:p>
          </table:table-cell>
          <table:table-cell office:value-type="string" calcext:value-type="string">
            <text:p>0x483</text:p>
          </table:table-cell>
          <table:table-cell office:value-type="string" calcext:value-type="string">
            <text:p>0x4c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edc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nergy Ring</text:p>
          </table:table-cell>
          <table:table-cell office:value-type="string" calcext:value-type="string">
            <text:p>0x3d5</text:p>
          </table:table-cell>
          <table:table-cell office:value-type="string" calcext:value-type="string">
            <text:p>0x484</text:p>
          </table:table-cell>
          <table:table-cell office:value-type="string" calcext:value-type="string">
            <text:p>0x4c2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ee8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ecret Book</text:p>
          </table:table-cell>
          <table:table-cell office:value-type="string" calcext:value-type="string">
            <text:p>0x3d6</text:p>
          </table:table-cell>
          <table:table-cell office:value-type="string" calcext:value-type="string">
            <text:p>0x485</text:p>
          </table:table-cell>
          <table:table-cell office:value-type="string" calcext:value-type="string">
            <text:p>0x4c3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ef4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peedwings</text:p>
          </table:table-cell>
          <table:table-cell office:value-type="string" calcext:value-type="string">
            <text:p>0x3d7</text:p>
          </table:table-cell>
          <table:table-cell office:value-type="string" calcext:value-type="string">
            <text:p>0x486</text:p>
          </table:table-cell>
          <table:table-cell office:value-type="string" calcext:value-type="string">
            <text:p>0x4c4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f0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Goddess Icon</text:p>
          </table:table-cell>
          <table:table-cell office:value-type="string" calcext:value-type="string">
            <text:p>0x3d8</text:p>
          </table:table-cell>
          <table:table-cell office:value-type="string" calcext:value-type="string">
            <text:p>0x487</text:p>
          </table:table-cell>
          <table:table-cell office:value-type="string" calcext:value-type="string">
            <text:p>0x4c5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f0c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ragonshield</text:p>
          </table:table-cell>
          <table:table-cell office:value-type="string" calcext:value-type="string">
            <text:p>0x3d9</text:p>
          </table:table-cell>
          <table:table-cell office:value-type="string" calcext:value-type="string">
            <text:p>0x488</text:p>
          </table:table-cell>
          <table:table-cell office:value-type="string" calcext:value-type="string">
            <text:p>0x4c6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f18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alisman</text:p>
          </table:table-cell>
          <table:table-cell office:value-type="string" calcext:value-type="string">
            <text:p>0x3da</text:p>
          </table:table-cell>
          <table:table-cell office:value-type="string" calcext:value-type="string">
            <text:p>0x489</text:p>
          </table:table-cell>
          <table:table-cell office:value-type="string" calcext:value-type="string">
            <text:p>0x4c7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f24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wiftsoles</text:p>
          </table:table-cell>
          <table:table-cell office:value-type="string" calcext:value-type="string">
            <text:p>0x3db</text:p>
          </table:table-cell>
          <table:table-cell office:value-type="string" calcext:value-type="string">
            <text:p>0x48a</text:p>
          </table:table-cell>
          <table:table-cell office:value-type="string" calcext:value-type="string">
            <text:p>0x4c8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f3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ody Ring</text:p>
          </table:table-cell>
          <table:table-cell office:value-type="string" calcext:value-type="string">
            <text:p>0x3dc</text:p>
          </table:table-cell>
          <table:table-cell office:value-type="string" calcext:value-type="string">
            <text:p>0x48b</text:p>
          </table:table-cell>
          <table:table-cell office:value-type="string" calcext:value-type="string">
            <text:p>0x4c9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8aef3c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ero Crest</text:p>
          </table:table-cell>
          <table:table-cell office:value-type="string" calcext:value-type="string">
            <text:p>0x3dd</text:p>
          </table:table-cell>
          <table:table-cell office:value-type="string" calcext:value-type="string">
            <text:p>0x48c</text:p>
          </table:table-cell>
          <table:table-cell office:value-type="string" calcext:value-type="string">
            <text:p>0x4ca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Knight Crest</text:p>
          </table:table-cell>
          <table:table-cell office:value-type="string" calcext:value-type="string">
            <text:p>0x3de</text:p>
          </table:table-cell>
          <table:table-cell office:value-type="string" calcext:value-type="string">
            <text:p>0x48d</text:p>
          </table:table-cell>
          <table:table-cell office:value-type="string" calcext:value-type="string">
            <text:p>0x4cb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Orion's Bolt</text:p>
          </table:table-cell>
          <table:table-cell office:value-type="string" calcext:value-type="string">
            <text:p>0x3df</text:p>
          </table:table-cell>
          <table:table-cell office:value-type="string" calcext:value-type="string">
            <text:p>0x48e</text:p>
          </table:table-cell>
          <table:table-cell office:value-type="string" calcext:value-type="string">
            <text:p>0x4cc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lysian Whip</text:p>
          </table:table-cell>
          <table:table-cell office:value-type="string" calcext:value-type="string">
            <text:p>0x3e0</text:p>
          </table:table-cell>
          <table:table-cell office:value-type="string" calcext:value-type="string">
            <text:p>0x48f</text:p>
          </table:table-cell>
          <table:table-cell office:value-type="string" calcext:value-type="string">
            <text:p>0x4cd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Guiding Ring</text:p>
          </table:table-cell>
          <table:table-cell office:value-type="string" calcext:value-type="string">
            <text:p>0x3e1</text:p>
          </table:table-cell>
          <table:table-cell office:value-type="string" calcext:value-type="string">
            <text:p>0x490</text:p>
          </table:table-cell>
          <table:table-cell office:value-type="string" calcext:value-type="string">
            <text:p>0x4c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hest Key</text:p>
          </table:table-cell>
          <table:table-cell office:value-type="string" calcext:value-type="string">
            <text:p>0x3e2</text:p>
          </table:table-cell>
          <table:table-cell office:value-type="string" calcext:value-type="string">
            <text:p>0x491</text:p>
          </table:table-cell>
          <table:table-cell office:value-type="string" calcext:value-type="string">
            <text:p>0x4cf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oor Key</text:p>
          </table:table-cell>
          <table:table-cell office:value-type="string" calcext:value-type="string">
            <text:p>0x3e3</text:p>
          </table:table-cell>
          <table:table-cell office:value-type="string" calcext:value-type="string">
            <text:p>0x492</text:p>
          </table:table-cell>
          <table:table-cell office:value-type="string" calcext:value-type="string">
            <text:p>0x4d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ockpick</text:p>
          </table:table-cell>
          <table:table-cell office:value-type="string" calcext:value-type="string">
            <text:p>0x3e4</text:p>
          </table:table-cell>
          <table:table-cell office:value-type="string" calcext:value-type="string">
            <text:p>0x493</text:p>
          </table:table-cell>
          <table:table-cell office:value-type="string" calcext:value-type="string">
            <text:p>0x4d1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Vulnerary</text:p>
          </table:table-cell>
          <table:table-cell office:value-type="string" calcext:value-type="string">
            <text:p>0x3e5</text:p>
          </table:table-cell>
          <table:table-cell office:value-type="string" calcext:value-type="string">
            <text:p>0x494</text:p>
          </table:table-cell>
          <table:table-cell office:value-type="string" calcext:value-type="string">
            <text:p>0x4d2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string" calcext:value-type="string">
            <text:p>0x3e6</text:p>
          </table:table-cell>
          <table:table-cell office:value-type="string" calcext:value-type="string">
            <text:p>0x495</text:p>
          </table:table-cell>
          <table:table-cell office:value-type="string" calcext:value-type="string">
            <text:p>0x4d3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ure Water</text:p>
          </table:table-cell>
          <table:table-cell office:value-type="string" calcext:value-type="string">
            <text:p>0x3e7</text:p>
          </table:table-cell>
          <table:table-cell office:value-type="string" calcext:value-type="string">
            <text:p>0x496</text:p>
          </table:table-cell>
          <table:table-cell office:value-type="string" calcext:value-type="string">
            <text:p>0x4d4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ntitoxin</text:p>
          </table:table-cell>
          <table:table-cell office:value-type="string" calcext:value-type="string">
            <text:p>0x3e8</text:p>
          </table:table-cell>
          <table:table-cell office:value-type="string" calcext:value-type="string">
            <text:p>0x497</text:p>
          </table:table-cell>
          <table:table-cell office:value-type="string" calcext:value-type="string">
            <text:p>0x4d5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office:value-type="string" calcext:value-type="string">
            <text:p>0x3e9</text:p>
          </table:table-cell>
          <table:table-cell office:value-type="string" calcext:value-type="string">
            <text:p>0x498</text:p>
          </table:table-cell>
          <table:table-cell office:value-type="string" calcext:value-type="string">
            <text:p>0x4d6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illi Shield</text:p>
          </table:table-cell>
          <table:table-cell office:value-type="string" calcext:value-type="string">
            <text:p>0x3ea</text:p>
          </table:table-cell>
          <table:table-cell office:value-type="string" calcext:value-type="string">
            <text:p>0x499</text:p>
          </table:table-cell>
          <table:table-cell office:value-type="string" calcext:value-type="string">
            <text:p>0x4d7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Indestructible|NegateFlyingEffectiveness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ember Card</text:p>
          </table:table-cell>
          <table:table-cell office:value-type="string" calcext:value-type="string">
            <text:p>0x3eb</text:p>
          </table:table-cell>
          <table:table-cell office:value-type="string" calcext:value-type="string">
            <text:p>0x49a</text:p>
          </table:table-cell>
          <table:table-cell office:value-type="string" calcext:value-type="string">
            <text:p>0x4d8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lver Card</text:p>
          </table:table-cell>
          <table:table-cell office:value-type="string" calcext:value-type="string">
            <text:p>0x3ec</text:p>
          </table:table-cell>
          <table:table-cell office:value-type="string" calcext:value-type="string">
            <text:p>0x49b</text:p>
          </table:table-cell>
          <table:table-cell office:value-type="string" calcext:value-type="string">
            <text:p>0x4d9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White Gem</text:p>
          </table:table-cell>
          <table:table-cell office:value-type="string" calcext:value-type="string">
            <text:p>0x3ef</text:p>
          </table:table-cell>
          <table:table-cell office:value-type="string" calcext:value-type="string">
            <text:p>0x49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lue Gem</text:p>
          </table:table-cell>
          <table:table-cell office:value-type="string" calcext:value-type="string">
            <text:p>0x3f0</text:p>
          </table:table-cell>
          <table:table-cell office:value-type="string" calcext:value-type="string">
            <text:p>0x49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d Gem</text:p>
          </table:table-cell>
          <table:table-cell office:value-type="string" calcext:value-type="string">
            <text:p>0x3f1</text:p>
          </table:table-cell>
          <table:table-cell office:value-type="string" calcext:value-type="string">
            <text:p>0x4a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0x3f2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eginleif</text:p>
          </table:table-cell>
          <table:table-cell office:value-type="string" calcext:value-type="string">
            <text:p>0x374</text:p>
          </table:table-cell>
          <table:table-cell office:value-type="string" calcext:value-type="string">
            <text:p>0x4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|Unsellable|EphraimLoc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ordWeaponEffectiveness|IsPointer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hest Key (5)</text:p>
          </table:table-cell>
          <table:table-cell office:value-type="string" calcext:value-type="string">
            <text:p>0x3e2</text:p>
          </table:table-cell>
          <table:table-cell office:value-type="string" calcext:value-type="string">
            <text:p>0x491</text:p>
          </table:table-cell>
          <table:table-cell office:value-type="string" calcext:value-type="string">
            <text:p>0x4cf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ine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ight Rune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oplon Guard</text:p>
          </table:table-cell>
          <table:table-cell office:value-type="string" calcext:value-type="string">
            <text:p>0x3f3</text:p>
          </table:table-cell>
          <table:table-cell office:value-type="string" calcext:value-type="string">
            <text:p>0x4a4</text:p>
          </table:table-cell>
          <table:table-cell office:value-type="string" calcext:value-type="string">
            <text:p>0x4dd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Indestructible|NegateCriticals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illa's Might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CannotRepair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AtkRingStatusID,1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Ninis's Grace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CannotRepair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DefRingStatusID,1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Thor's Ire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CannotRepair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CritRingStatusID,1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et's Litany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CannotRepair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AvoRingStatusID,1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adowkiller</text:p>
          </table:table-cell>
          <table:table-cell office:value-type="string" calcext:value-type="string">
            <text:p>0x3a4</text:p>
          </table:table-cell>
          <table:table-cell office:value-type="string" calcext:value-type="string">
            <text:p>0x45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onsterEffectiveness|IsPointer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right Lance</text:p>
          </table:table-cell>
          <table:table-cell office:value-type="string" calcext:value-type="string">
            <text:p>0x3a5</text:p>
          </table:table-cell>
          <table:table-cell office:value-type="string" calcext:value-type="string">
            <text:p>0x45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onsterEffectiveness|IsPointer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iendcleaver</text:p>
          </table:table-cell>
          <table:table-cell office:value-type="string" calcext:value-type="string">
            <text:p>0x3a6</text:p>
          </table:table-cell>
          <table:table-cell office:value-type="string" calcext:value-type="string">
            <text:p>0x45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onsterEffectiveness|IsPointer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eacon Bow</text:p>
          </table:table-cell>
          <table:table-cell office:value-type="string" calcext:value-type="string">
            <text:p>0x3a7</text:p>
          </table:table-cell>
          <table:table-cell office:value-type="string" calcext:value-type="string">
            <text:p>0x45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AndMonster1|IsPointer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x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eglinde</text:p>
          </table:table-cell>
          <table:table-cell office:value-type="string" calcext:value-type="string">
            <text:p>0x366</text:p>
          </table:table-cell>
          <table:table-cell office:value-type="string" calcext:value-type="string">
            <text:p>0x4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Unsellable|EirikaLock</text:p>
          </table:table-cell>
          <table:table-cell office:value-type="string" calcext:value-type="string">
            <text:p>0x88aef48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attle Axe</text:p>
          </table:table-cell>
          <table:table-cell office:value-type="string" calcext:value-type="string">
            <text:p>0x388</text:p>
          </table:table-cell>
          <table:table-cell office:value-type="string" calcext:value-type="string">
            <text:p>0x43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Ivaldi</text:p>
          </table:table-cell>
          <table:table-cell office:value-type="string" calcext:value-type="string">
            <text:p>0x3b5</text:p>
          </table:table-cell>
          <table:table-cell office:value-type="string" calcext:value-type="string">
            <text:p>0x46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|Unsellable</text:p>
          </table:table-cell>
          <table:table-cell office:value-type="string" calcext:value-type="string">
            <text:p>0x88aef54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aster Seal</text:p>
          </table:table-cell>
          <table:table-cell office:value-type="string" calcext:value-type="string">
            <text:p>0x3f4</text:p>
          </table:table-cell>
          <table:table-cell office:value-type="string" calcext:value-type="string">
            <text:p>0x4a5</text:p>
          </table:table-cell>
          <table:table-cell office:value-type="string" calcext:value-type="string">
            <text:p>0x4de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Metis's Tome</text:p>
          </table:table-cell>
          <table:table-cell office:value-type="string" calcext:value-type="string">
            <text:p>0x3f5</text:p>
          </table:table-cell>
          <table:table-cell office:value-type="string" calcext:value-type="string">
            <text:p>0x4a6</text:p>
          </table:table-cell>
          <table:table-cell office:value-type="string" calcext:value-type="string">
            <text:p>0x4df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eaven Seal (DUMMY)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arp Claw</text:p>
          </table:table-cell>
          <table:table-cell office:value-type="string" calcext:value-type="string">
            <text:p>0x39d</text:p>
          </table:table-cell>
          <table:table-cell office:value-type="string" calcext:value-type="string">
            <text:p>0x44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atona</text:p>
          </table:table-cell>
          <table:table-cell office:value-type="string" calcext:value-type="string">
            <text:p>0x3d1</text:p>
          </table:table-cell>
          <table:table-cell office:value-type="string" calcext:value-type="string">
            <text:p>0x480</text:p>
          </table:table-cell>
          <table:table-cell office:value-type="string" calcext:value-type="string">
            <text:p>0x4be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|Unsell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ragonspear</text:p>
          </table:table-cell>
          <table:table-cell office:value-type="string" calcext:value-type="string">
            <text:p>0x377</text:p>
          </table:table-cell>
          <table:table-cell office:value-type="string" calcext:value-type="string">
            <text:p>0x42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rag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Vidofnir</text:p>
          </table:table-cell>
          <table:table-cell office:value-type="string" calcext:value-type="string">
            <text:p>0x376</text:p>
          </table:table-cell>
          <table:table-cell office:value-type="string" calcext:value-type="string">
            <text:p>0x42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|Unsellable</text:p>
          </table:table-cell>
          <table:table-cell office:value-type="string" calcext:value-type="string">
            <text:p>0x88aef60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Naglfar</text:p>
          </table:table-cell>
          <table:table-cell office:value-type="string" calcext:value-type="string">
            <text:p>0x3bc</text:p>
          </table:table-cell>
          <table:table-cell office:value-type="string" calcext:value-type="string">
            <text:p>0x46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Indestructi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Wretched Air</text:p>
          </table:table-cell>
          <table:table-cell office:value-type="string" calcext:value-type="string">
            <text:p>0x397</text:p>
          </table:table-cell>
          <table:table-cell office:value-type="string" calcext:value-type="string">
            <text:p>0x447</text:p>
          </table:table-cell>
          <table:table-cell office:value-type="string" calcext:value-type="string">
            <text:p>0x4ac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|NegateDef</text:p>
          </table:table-cell>
          <table:table-cell office:value-type="string" calcext:value-type="string">
            <text:p>0x88aef6c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udhulma</text:p>
          </table:table-cell>
          <table:table-cell office:value-type="string" calcext:value-type="string">
            <text:p>0x367</text:p>
          </table:table-cell>
          <table:table-cell office:value-type="string" calcext:value-type="string">
            <text:p>0x4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Unsellable</text:p>
          </table:table-cell>
          <table:table-cell office:value-type="string" calcext:value-type="string">
            <text:p>0x88aef78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iegmund</text:p>
          </table:table-cell>
          <table:table-cell office:value-type="string" calcext:value-type="string">
            <text:p>0x375</text:p>
          </table:table-cell>
          <table:table-cell office:value-type="string" calcext:value-type="string">
            <text:p>0x42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|Unsellable|EphraimLock</text:p>
          </table:table-cell>
          <table:table-cell office:value-type="string" calcext:value-type="string">
            <text:p>0x88aef84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Garm</text:p>
          </table:table-cell>
          <table:table-cell office:value-type="string" calcext:value-type="string">
            <text:p>0x389</text:p>
          </table:table-cell>
          <table:table-cell office:value-type="string" calcext:value-type="string">
            <text:p>0x4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|Unsellable</text:p>
          </table:table-cell>
          <table:table-cell office:value-type="string" calcext:value-type="string">
            <text:p>0x88aef90</text:p>
          </table:table-cell>
          <table:table-cell office:value-type="string" calcext:value-type="string">
            <text:p>SacredWeaponEffectiveness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Nidhogg</text:p>
          </table:table-cell>
          <table:table-cell office:value-type="string" calcext:value-type="string">
            <text:p>0x396</text:p>
          </table:table-cell>
          <table:table-cell office:value-type="string" calcext:value-type="string">
            <text:p>0x44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|Unsellable</text:p>
          </table:table-cell>
          <table:table-cell office:value-type="string" calcext:value-type="string">
            <text:p>0x88aef9c</text:p>
          </table:table-cell>
          <table:table-cell office:value-type="string" calcext:value-type="string">
            <text:p>FlierAndMonster2|IsPointer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eavy Lance</text:p>
          </table:table-cell>
          <table:table-cell office:value-type="string" calcext:value-type="string">
            <text:p>0x378</text:p>
          </table:table-cell>
          <table:table-cell office:value-type="string" calcext:value-type="string">
            <text:p>0x42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rmorEffectiveness|IsPointer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ort Spear</text:p>
          </table:table-cell>
          <table:table-cell office:value-type="string" calcext:value-type="string">
            <text:p>0x379</text:p>
          </table:table-cell>
          <table:table-cell office:value-type="string" calcext:value-type="string">
            <text:p>0x42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Ocean Seal</text:p>
          </table:table-cell>
          <table:table-cell office:value-type="string" calcext:value-type="string">
            <text:p>0x3f6</text:p>
          </table:table-cell>
          <table:table-cell office:value-type="string" calcext:value-type="string">
            <text:p>0x4a7</text:p>
          </table:table-cell>
          <table:table-cell office:value-type="string" calcext:value-type="string">
            <text:p>0x4e0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unar Brace</text:p>
          </table:table-cell>
          <table:table-cell office:value-type="string" calcext:value-type="string">
            <text:p>0x3f7</text:p>
          </table:table-cell>
          <table:table-cell office:value-type="string" calcext:value-type="string">
            <text:p>0x4a8</text:p>
          </table:table-cell>
          <table:table-cell office:value-type="string" calcext:value-type="string">
            <text:p>0x4e1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Unsell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olar Brace</text:p>
          </table:table-cell>
          <table:table-cell office:value-type="string" calcext:value-type="string">
            <text:p>0x3f8</text:p>
          </table:table-cell>
          <table:table-cell office:value-type="string" calcext:value-type="string">
            <text:p>0x4a9</text:p>
          </table:table-cell>
          <table:table-cell office:value-type="string" calcext:value-type="string">
            <text:p>0x4e2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Unsell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1G</text:p>
          </table:table-cell>
          <table:table-cell office:value-type="string" calcext:value-type="string">
            <text:p>0x3f9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5G</text:p>
          </table:table-cell>
          <table:table-cell office:value-type="string" calcext:value-type="string">
            <text:p>0x3fa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10G</text:p>
          </table:table-cell>
          <table:table-cell office:value-type="string" calcext:value-type="string">
            <text:p>0x3fb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50G</text:p>
          </table:table-cell>
          <table:table-cell office:value-type="string" calcext:value-type="string">
            <text:p>0x3fc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100G</text:p>
          </table:table-cell>
          <table:table-cell office:value-type="string" calcext:value-type="string">
            <text:p>0x3fd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3000G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5000G</text:p>
          </table:table-cell>
          <table:table-cell office:value-type="string" calcext:value-type="string">
            <text:p>0x401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Wind Sword</text:p>
          </table:table-cell>
          <table:table-cell office:value-type="string" calcext:value-type="string">
            <text:p>0x368</text:p>
          </table:table-cell>
          <table:table-cell office:value-type="string" calcext:value-type="string">
            <text:p>0x4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|MagicDamag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Vulnerary</text:p>
          </table:table-cell>
          <table:table-cell office:value-type="string" calcext:value-type="string">
            <text:p>0x3e5</text:p>
          </table:table-cell>
          <table:table-cell office:value-type="string" calcext:value-type="string">
            <text:p>0x494</text:p>
          </table:table-cell>
          <table:table-cell office:value-type="string" calcext:value-type="string">
            <text:p>0x4d2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Vulnerary (green note)</text:p>
          </table:table-cell>
          <table:table-cell office:value-type="string" calcext:value-type="string">
            <text:p>0x3e5</text:p>
          </table:table-cell>
          <table:table-cell office:value-type="string" calcext:value-type="string">
            <text:p>0x494</text:p>
          </table:table-cell>
          <table:table-cell office:value-type="string" calcext:value-type="string">
            <text:p>0x4d2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Vulnerary (red note)</text:p>
          </table:table-cell>
          <table:table-cell office:value-type="string" calcext:value-type="string">
            <text:p>0x3e5</text:p>
          </table:table-cell>
          <table:table-cell office:value-type="string" calcext:value-type="string">
            <text:p>0x494</text:p>
          </table:table-cell>
          <table:table-cell office:value-type="string" calcext:value-type="string">
            <text:p>0x4d2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0x3d2</text:p>
          </table:table-cell>
          <table:table-cell office:value-type="string" calcext:value-type="string">
            <text:p>0x481</text:p>
          </table:table-cell>
          <table:table-cell office:value-type="string" calcext:value-type="string">
            <text:p>0x4bf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0xc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0x39c</text:p>
          </table:table-cell>
          <table:table-cell office:value-type="string" calcext:value-type="string">
            <text:p>0x44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sStaff</text:p>
          </table:table-cell>
          <table:table-cell office:value-type="string" calcext:value-type="string">
            <text:p>0x88aefa8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temStatus(SleepStatusID,5)</text:p>
          </table:table-cell>
          <table:table-cell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emon Stone (DUMMY)</text:p>
          </table:table-cell>
          <table:table-cell office:value-type="string" calcext:value-type="string">
            <text:p>0x399</text:p>
          </table:table-cell>
          <table:table-cell office:value-type="string" calcext:value-type="string">
            <text:p>0x449</text:p>
          </table:table-cell>
          <table:table-cell office:value-type="string" calcext:value-type="string">
            <text:p>0x4ae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emon Light</text:p>
          </table:table-cell>
          <table:table-cell office:value-type="string" calcext:value-type="string">
            <text:p>0x39a</text:p>
          </table:table-cell>
          <table:table-cell office:value-type="string" calcext:value-type="string">
            <text:p>0x44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office:value-type="string" calcext:value-type="string">
            <text:p>0x88aefb4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avager</text:p>
          </table:table-cell>
          <table:table-cell office:value-type="string" calcext:value-type="string">
            <text:p>0x39b</text:p>
          </table:table-cell>
          <table:table-cell office:value-type="string" calcext:value-type="string">
            <text:p>0x44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office:value-type="string" calcext:value-type="string">
            <text:p>0x88aefc0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ragonstone</text:p>
          </table:table-cell>
          <table:table-cell office:value-type="string" calcext:value-type="string">
            <text:p>0x398</text:p>
          </table:table-cell>
          <table:table-cell office:value-type="string" calcext:value-type="string">
            <text:p>0x448</text:p>
          </table:table-cell>
          <table:table-cell office:value-type="string" calcext:value-type="string">
            <text:p>0x4ad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sMagic|Indestructible|MonsterWeapon</text:p>
          </table:table-cell>
          <table:table-cell office:value-type="string" calcext:value-type="string">
            <text:p>0x88aefcc</text:p>
          </table:table-cell>
          <table:table-cell office:value-type="string" calcext:value-type="string">
            <text:p>MonsterEffectiveness|IsPointer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Demon Surge</text:p>
          </table:table-cell>
          <table:table-cell office:value-type="string" calcext:value-type="string">
            <text:p>0x3c0</text:p>
          </table:table-cell>
          <table:table-cell office:value-type="string" calcext:value-type="string">
            <text:p>0x46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Unsell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hadowshot</text:p>
          </table:table-cell>
          <table:table-cell office:value-type="string" calcext:value-type="string">
            <text:p>0x3c1</text:p>
          </table:table-cell>
          <table:table-cell office:value-type="string" calcext:value-type="string">
            <text:p>0x47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Uncountera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notDouble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Rotten Claw</text:p>
          </table:table-cell>
          <table:table-cell office:value-type="string" calcext:value-type="string">
            <text:p>0x39e</text:p>
          </table:table-cell>
          <table:table-cell office:value-type="string" calcext:value-type="string">
            <text:p>0x44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etid Claw</text:p>
          </table:table-cell>
          <table:table-cell office:value-type="string" calcext:value-type="string">
            <text:p>0x39f</text:p>
          </table:table-cell>
          <table:table-cell office:value-type="string" calcext:value-type="string">
            <text:p>0x44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Poison Claw</text:p>
          </table:table-cell>
          <table:table-cell office:value-type="string" calcext:value-type="string">
            <text:p>0x3a0</text:p>
          </table:table-cell>
          <table:table-cell office:value-type="string" calcext:value-type="string">
            <text:p>0x45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oison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Lethal Talon</text:p>
          </table:table-cell>
          <table:table-cell office:value-type="string" calcext:value-type="string">
            <text:p>0x3a1</text:p>
          </table:table-cell>
          <table:table-cell office:value-type="string" calcext:value-type="string">
            <text:p>0x45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oison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Fiery Fang</text:p>
          </table:table-cell>
          <table:table-cell office:value-type="string" calcext:value-type="string">
            <text:p>0x3a2</text:p>
          </table:table-cell>
          <table:table-cell office:value-type="string" calcext:value-type="string">
            <text:p>0x45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Hellfang</text:p>
          </table:table-cell>
          <table:table-cell office:value-type="string" calcext:value-type="string">
            <text:p>0x3a3</text:p>
          </table:table-cell>
          <table:table-cell office:value-type="string" calcext:value-type="string">
            <text:p>0x45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IsWeapon|Indestructible|Monster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Evil Eye</text:p>
          </table:table-cell>
          <table:table-cell office:value-type="string" calcext:value-type="string">
            <text:p>0x3be</text:p>
          </table:table-cell>
          <table:table-cell office:value-type="string" calcext:value-type="string">
            <text:p>0x46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Unsellable|Indestructi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Crimson Eye</text:p>
          </table:table-cell>
          <table:table-cell office:value-type="string" calcext:value-type="string">
            <text:p>0x3bf</text:p>
          </table:table-cell>
          <table:table-cell office:value-type="string" calcext:value-type="string">
            <text:p>0x46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|Unsellable|Indestructible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0x3bd</text:p>
          </table:table-cell>
          <table:table-cell office:value-type="string" calcext:value-type="string">
            <text:p>0x46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toneEffec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Aircalibur</text:p>
          </table:table-cell>
          <table:table-cell office:value-type="string" calcext:value-type="string">
            <text:p>0x3ac</text:p>
          </table:table-cell>
          <table:table-cell office:value-type="string" calcext:value-type="string">
            <text:p>0x45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IsWeapon|IsMagi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lierEffectiveness|IsPointer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Juna Fruit</text:p>
          </table:table-cell>
          <table:table-cell office:value-type="string" calcext:value-type="string">
            <text:p>0x402</text:p>
          </table:table-cell>
          <table:table-cell office:value-type="string" calcext:value-type="string">
            <text:p>0x4aa</text:p>
          </table:table-cell>
          <table:table-cell office:value-type="string" calcext:value-type="string">
            <text:p>0x4e3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150G</text:p>
          </table:table-cell>
          <table:table-cell office:value-type="string" calcext:value-type="string">
            <text:p>0x3fe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200G</text:p>
          </table:table-cell>
          <table:table-cell office:value-type="string" calcext:value-type="string">
            <text:p>0x3ff</text:p>
          </table:table-cell>
          <table:table-cell office:value-type="string" calcext:value-type="string">
            <text:p>0x4a1</text:p>
          </table:table-cell>
          <table:table-cell office:value-type="string" calcext:value-type="string">
            <text:p>0x4da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Black Gem</text:p>
          </table:table-cell>
          <table:table-cell office:value-type="string" calcext:value-type="string">
            <text:p>0x3ee</text:p>
          </table:table-cell>
          <table:table-cell office:value-type="string" calcext:value-type="string">
            <text:p>0x49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Gold Gem</text:p>
          </table:table-cell>
          <table:table-cell office:value-type="string" calcext:value-type="string">
            <text:p>0x3ed</text:p>
          </table:table-cell>
          <table:table-cell office:value-type="string" calcext:value-type="string">
            <text:p>0x49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Skill Scroll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SkillScrollDesc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sWeapon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IsWeapon|IsMagic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0x9</text:p>
          </table:table-cell>
          <table:table-cell table:number-columns-repeated="3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0x403</text:p>
          </table:table-cell>
          <table:table-cell office:value-type="string" calcext:value-type="string">
            <text:p>0x4a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c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Effec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x0</text:p>
          </table:table-cell>
        </table:table-row>
      </table:table>
      <table:table table:name="Chars" table:style-name="ta1">
        <office:forms form:automatic-focus="false" form:apply-design-mode="false"/>
        <table:table-column table:style-name="co4" table:number-columns-repeated="44" table:default-cell-style-name="Default"/>
        <table:table-row table:style-name="ro1">
          <table:table-cell office:value-type="string" calcext:value-type="string">
            <table:cell-range-source table:name="CSV_all" xlink:type="simple" xlink:href="../Tables/NightmareModules/CharactersClasses/CharacterTable.csv" table:filter-name="Text - txt - csv (StarCalc)" table:filter-options="9/44,34,21,1,,0,false,false,true,false,false" table:last-column-spanned="44" table:last-row-spanned="256"/>
            <text:p>0x803d6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upport Class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Map Portrait</text:p>
          </table:table-cell>
          <table:table-cell office:value-type="string" calcext:value-type="string">
            <text:p>Affinity</text:p>
          </table:table-cell>
          <table:table-cell office:value-type="string" calcext:value-type="string">
            <text:p>Unit Sort Orde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HP Growth</text:p>
          </table:table-cell>
          <table:table-cell office:value-type="string" calcext:value-type="string">
            <text:p>Atk Growth</text:p>
          </table:table-cell>
          <table:table-cell office:value-type="string" calcext:value-type="string">
            <text:p>Skl Growth</text:p>
          </table:table-cell>
          <table:table-cell office:value-type="string" calcext:value-type="string">
            <text:p>Spd Growth</text:p>
          </table:table-cell>
          <table:table-cell office:value-type="string" calcext:value-type="string">
            <text:p>Def Growth</text:p>
          </table:table-cell>
          <table:table-cell office:value-type="string" calcext:value-type="string">
            <text:p>Res Growth</text:p>
          </table:table-cell>
          <table:table-cell office:value-type="string" calcext:value-type="string">
            <text:p>Luck Growth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CharClassAbility</text:p>
          </table:table-cell>
          <table:table-cell office:value-type="string" calcext:value-type="string">
            <text:p>Support Data Ptr</text:p>
          </table:table-cell>
          <table:table-cell office:value-type="string" calcext:value-type="string">
            <text:p>N/A (Conversation Group)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x01 Eirika</text:p>
          </table:table-cell>
          <table:table-cell office:value-type="string" calcext:value-type="string">
            <text:p>0x212</text:p>
          </table:table-cell>
          <table:table-cell office:value-type="string" calcext:value-type="string">
            <text:p>0x26e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able:cell-range-source table:name="CSV_all" xlink:type="simple" xlink:href="../Tables/NightmareModules/CharactersClasses/CharacterTable.csv" table:filter-name="Text - txt - csv (StarCalc)" table:filter-options="9/44,34,21,1,,0,false,false,true,false,false" table:last-column-spanned="44" table:last-row-spanned="256"/>
            <text:p>0</text:p>
          </table:table-cell>
          <table:table-cell office:value-type="string" calcext:value-type="string">
            <text:p>E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bac</text:p>
          </table:table-cell>
          <table:table-cell office:value-type="string" calcext:value-type="string">
            <text:p>0x7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2 Seth</text:p>
          </table:table-cell>
          <table:table-cell office:value-type="string" calcext:value-type="string">
            <text:p>0x213</text:p>
          </table:table-cell>
          <table:table-cell office:value-type="string" calcext:value-type="string">
            <text:p>0x26f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bdc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3 Gilliam</text:p>
          </table:table-cell>
          <table:table-cell office:value-type="string" calcext:value-type="string">
            <text:p>0x214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c0c</text:p>
          </table:table-cell>
          <table:table-cell office:value-type="string" calcext:value-type="string">
            <text:p>0x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4 Franz</text:p>
          </table:table-cell>
          <table:table-cell office:value-type="string" calcext:value-type="string">
            <text:p>0x215</text:p>
          </table:table-cell>
          <table:table-cell office:value-type="string" calcext:value-type="string">
            <text:p>0x27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bf4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5 Moulder</text:p>
          </table:table-cell>
          <table:table-cell office:value-type="string" calcext:value-type="string">
            <text:p>0x216</text:p>
          </table:table-cell>
          <table:table-cell office:value-type="string" calcext:value-type="string">
            <text:p>0x272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3" office:value-type="string" calcext:value-type="string">
            <text:p>NoRank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c24</text:p>
          </table:table-cell>
          <table:table-cell office:value-type="string" calcext:value-type="string">
            <text:p>0x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6 Vanessa</text:p>
          </table:table-cell>
          <table:table-cell office:value-type="string" calcext:value-type="string">
            <text:p>0x217</text:p>
          </table:table-cell>
          <table:table-cell office:value-type="string" calcext:value-type="string">
            <text:p>0x27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TriangleAttack|IsFemale</text:p>
          </table:table-cell>
          <table:table-cell office:value-type="string" calcext:value-type="string">
            <text:p>0x88aec3c</text:p>
          </table:table-cell>
          <table:table-cell office:value-type="string" calcext:value-type="string">
            <text:p>0xa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7 Ross</text:p>
          </table:table-cell>
          <table:table-cell office:value-type="string" calcext:value-type="string">
            <text:p>0x218</text:p>
          </table:table-cell>
          <table:table-cell office:value-type="string" calcext:value-type="string">
            <text:p>0x274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c6c</text:p>
          </table:table-cell>
          <table:table-cell office:value-type="string" calcext:value-type="string">
            <text:p>0x5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8 Neimi</text:p>
          </table:table-cell>
          <table:table-cell office:value-type="string" calcext:value-type="string">
            <text:p>0x219</text:p>
          </table:table-cell>
          <table:table-cell office:value-type="string" calcext:value-type="string">
            <text:p>0x275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4" office:value-type="string" calcext:value-type="string">
            <text:p>NoRank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c9c</text:p>
          </table:table-cell>
          <table:table-cell office:value-type="string" calcext:value-type="string">
            <text:p>0x7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9 Colm</text:p>
          </table:table-cell>
          <table:table-cell office:value-type="string" calcext:value-type="string">
            <text:p>0x21a</text:p>
          </table:table-cell>
          <table:table-cell office:value-type="string" calcext:value-type="string">
            <text:p>0x276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c84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A Garcia</text:p>
          </table:table-cell>
          <table:table-cell office:value-type="string" calcext:value-type="string">
            <text:p>0x21b</text:p>
          </table:table-cell>
          <table:table-cell office:value-type="string" calcext:value-type="string">
            <text:p>0x277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c54</text:p>
          </table:table-cell>
          <table:table-cell office:value-type="string" calcext:value-type="string">
            <text:p>0x1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B Innes</text:p>
          </table:table-cell>
          <table:table-cell office:value-type="string" calcext:value-type="string">
            <text:p>0x21c</text:p>
          </table:table-cell>
          <table:table-cell office:value-type="string" calcext:value-type="string">
            <text:p>0x278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4" office:value-type="string" calcext:value-type="string">
            <text:p>NoRank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d5c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C Lute</text:p>
          </table:table-cell>
          <table:table-cell office:value-type="string" calcext:value-type="string">
            <text:p>0x21d</text:p>
          </table:table-cell>
          <table:table-cell office:value-type="string" calcext:value-type="string">
            <text:p>0x279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2" office:value-type="string" calcext:value-type="string">
            <text:p>NoRank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ccc</text:p>
          </table:table-cell>
          <table:table-cell office:value-type="string" calcext:value-type="string">
            <text:p>0x7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D Natasha</text:p>
          </table:table-cell>
          <table:table-cell office:value-type="string" calcext:value-type="string">
            <text:p>0x21e</text:p>
          </table:table-cell>
          <table:table-cell office:value-type="string" calcext:value-type="string">
            <text:p>0x27a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BRank</text:p>
          </table:table-cell>
          <table:table-cell table:number-columns-repeated="3" office:value-type="string" calcext:value-type="string">
            <text:p>NoRank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ce4</text:p>
          </table:table-cell>
          <table:table-cell office:value-type="string" calcext:value-type="string">
            <text:p>0xa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E Cormag</text:p>
          </table:table-cell>
          <table:table-cell office:value-type="string" calcext:value-type="string">
            <text:p>0x21f</text:p>
          </table:table-cell>
          <table:table-cell office:value-type="string" calcext:value-type="string">
            <text:p>0x27b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1f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e1c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0F Ephraim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27c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bc4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0 Forde</text:p>
          </table:table-cell>
          <table:table-cell office:value-type="string" calcext:value-type="string">
            <text:p>0x221</text:p>
          </table:table-cell>
          <table:table-cell office:value-type="string" calcext:value-type="string">
            <text:p>0x27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d2c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1 Kyle</text:p>
          </table:table-cell>
          <table:table-cell office:value-type="string" calcext:value-type="string">
            <text:p>0x222</text:p>
          </table:table-cell>
          <table:table-cell office:value-type="string" calcext:value-type="string">
            <text:p>0x27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d14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2 Amelia</text:p>
          </table:table-cell>
          <table:table-cell office:value-type="string" calcext:value-type="string">
            <text:p>0x223</text:p>
          </table:table-cell>
          <table:table-cell office:value-type="string" calcext:value-type="string">
            <text:p>0x27f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e34</text:p>
          </table:table-cell>
          <table:table-cell office:value-type="string" calcext:value-type="string">
            <text:p>0x7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3 Artur</text:p>
          </table:table-cell>
          <table:table-cell office:value-type="string" calcext:value-type="string">
            <text:p>0x224</text:p>
          </table:table-cell>
          <table:table-cell office:value-type="string" calcext:value-type="string">
            <text:p>0x28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office:value-type="string" calcext:value-type="string">
            <text:p>NoRank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cb4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4 Gerik</text:p>
          </table:table-cell>
          <table:table-cell office:value-type="string" calcext:value-type="string">
            <text:p>0x225</text:p>
          </table:table-cell>
          <table:table-cell office:value-type="string" calcext:value-type="string">
            <text:p>0x28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d74</text:p>
          </table:table-cell>
          <table:table-cell office:value-type="string" calcext:value-type="string">
            <text:p>0x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5 Tethys</text:p>
          </table:table-cell>
          <table:table-cell office:value-type="string" calcext:value-type="string">
            <text:p>0x226</text:p>
          </table:table-cell>
          <table:table-cell office:value-type="string" calcext:value-type="string">
            <text:p>0x28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d8c</text:p>
          </table:table-cell>
          <table:table-cell office:value-type="string" calcext:value-type="string">
            <text:p>0x7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6 Marisa</text:p>
          </table:table-cell>
          <table:table-cell office:value-type="string" calcext:value-type="string">
            <text:p>0x227</text:p>
          </table:table-cell>
          <table:table-cell office:value-type="string" calcext:value-type="string">
            <text:p>0x28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da4</text:p>
          </table:table-cell>
          <table:table-cell office:value-type="string" calcext:value-type="string">
            <text:p>0xc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7 Saleh</text:p>
          </table:table-cell>
          <table:table-cell office:value-type="string" calcext:value-type="string">
            <text:p>0x228</text:p>
          </table:table-cell>
          <table:table-cell office:value-type="string" calcext:value-type="string">
            <text:p>0x28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NoRank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dbc</text:p>
          </table:table-cell>
          <table:table-cell office:value-type="string" calcext:value-type="string">
            <text:p>0x6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8 Ewan</text:p>
          </table:table-cell>
          <table:table-cell office:value-type="string" calcext:value-type="string">
            <text:p>0x229</text:p>
          </table:table-cell>
          <table:table-cell office:value-type="string" calcext:value-type="string">
            <text:p>0x285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NoRank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dd4</text:p>
          </table:table-cell>
          <table:table-cell office:value-type="string" calcext:value-type="string">
            <text:p>0x5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9 L'Arachel</text:p>
          </table:table-cell>
          <table:table-cell office:value-type="string" calcext:value-type="string">
            <text:p>0x22a</text:p>
          </table:table-cell>
          <table:table-cell office:value-type="string" calcext:value-type="string">
            <text:p>0x286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1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3" office:value-type="string" calcext:value-type="string">
            <text:p>NoRank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dec</text:p>
          </table:table-cell>
          <table:table-cell office:value-type="string" calcext:value-type="string">
            <text:p>0xb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A Dozla</text:p>
          </table:table-cell>
          <table:table-cell office:value-type="string" calcext:value-type="string">
            <text:p>0x22b</text:p>
          </table:table-cell>
          <table:table-cell office:value-type="string" calcext:value-type="string">
            <text:p>0x287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1c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B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e04</text:p>
          </table:table-cell>
          <table:table-cell office:value-type="string" calcext:value-type="string">
            <text:p>0x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B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C Rennac</text:p>
          </table:table-cell>
          <table:table-cell office:value-type="string" calcext:value-type="string">
            <text:p>0x22d</text:p>
          </table:table-cell>
          <table:table-cell office:value-type="string" calcext:value-type="string">
            <text:p>0x288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1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e4c</text:p>
          </table:table-cell>
          <table:table-cell table:number-columns-repeated="4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D Duessel</text:p>
          </table:table-cell>
          <table:table-cell office:value-type="string" calcext:value-type="string">
            <text:p>0x22e</text:p>
          </table:table-cell>
          <table:table-cell office:value-type="string" calcext:value-type="string">
            <text:p>0x28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1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A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e64</text:p>
          </table:table-cell>
          <table:table-cell office:value-type="string" calcext:value-type="string">
            <text:p>0x4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E Myrrh</text:p>
          </table:table-cell>
          <table:table-cell office:value-type="string" calcext:value-type="string">
            <text:p>0x22f</text:p>
          </table:table-cell>
          <table:table-cell office:value-type="string" calcext:value-type="string">
            <text:p>0x28a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office:value-type="string" calcext:value-type="string">
            <text:p>0x88aee7c</text:p>
          </table:table-cell>
          <table:table-cell office:value-type="string" calcext:value-type="string">
            <text:p>0xc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1F Knoll</text:p>
          </table:table-cell>
          <table:table-cell office:value-type="string" calcext:value-type="string">
            <text:p>0x230</text:p>
          </table:table-cell>
          <table:table-cell office:value-type="string" calcext:value-type="string">
            <text:p>0x28b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e94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0 Joshua</text:p>
          </table:table-cell>
          <table:table-cell office:value-type="string" calcext:value-type="string">
            <text:p>0x231</text:p>
          </table:table-cell>
          <table:table-cell office:value-type="string" calcext:value-type="string">
            <text:p>0x28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0x0</text:p>
          </table:table-cell>
          <table:table-cell office:value-type="string" calcext:value-type="string">
            <text:p>0x88aecfc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1 Syrene</text:p>
          </table:table-cell>
          <table:table-cell office:value-type="string" calcext:value-type="string">
            <text:p>0x232</text:p>
          </table:table-cell>
          <table:table-cell office:value-type="string" calcext:value-type="string">
            <text:p>0x28d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TriangleAttack|IsFemale</text:p>
          </table:table-cell>
          <table:table-cell office:value-type="string" calcext:value-type="string">
            <text:p>0x88aeeac</text:p>
          </table:table-cell>
          <table:table-cell office:value-type="string" calcext:value-type="string">
            <text:p>0xa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2 Tana</text:p>
          </table:table-cell>
          <table:table-cell office:value-type="string" calcext:value-type="string">
            <text:p>0x233</text:p>
          </table:table-cell>
          <table:table-cell office:value-type="string" calcext:value-type="string">
            <text:p>0x28e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TriangleAttack|IsFemale</text:p>
          </table:table-cell>
          <table:table-cell office:value-type="string" calcext:value-type="string">
            <text:p>0x88aed44</text:p>
          </table:table-cell>
          <table:table-cell office:value-type="string" calcext:value-type="string">
            <text:p>0xa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3 Lyon</text:p>
          </table:table-cell>
          <table:table-cell office:value-type="string" calcext:value-type="string">
            <text:p>0x234</text:p>
          </table:table-cell>
          <table:table-cell office:value-type="string" calcext:value-type="string">
            <text:p>0x28f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4 Orson</text:p>
          </table:table-cell>
          <table:table-cell office:value-type="string" calcext:value-type="string">
            <text:p>0x236</text:p>
          </table:table-cell>
          <table:table-cell office:value-type="string" calcext:value-type="string">
            <text:p>0x291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2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5 Glen</text:p>
          </table:table-cell>
          <table:table-cell office:value-type="string" calcext:value-type="string">
            <text:p>0x24a</text:p>
          </table:table-cell>
          <table:table-cell office:value-type="string" calcext:value-type="string">
            <text:p>0x2a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2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6 Selena</text:p>
          </table:table-cell>
          <table:table-cell office:value-type="string" calcext:value-type="string">
            <text:p>0x238</text:p>
          </table:table-cell>
          <table:table-cell office:value-type="string" calcext:value-type="string">
            <text:p>0x293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2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ARank</text:p>
          </table:table-cell>
          <table:table-cell table:number-columns-repeated="2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7 Valter</text:p>
          </table:table-cell>
          <table:table-cell office:value-type="string" calcext:value-type="string">
            <text:p>0x237</text:p>
          </table:table-cell>
          <table:table-cell office:value-type="string" calcext:value-type="string">
            <text:p>0x29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2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8 Riev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2a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2b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NoRank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9 Caellach</text:p>
          </table:table-cell>
          <table:table-cell office:value-type="string" calcext:value-type="string">
            <text:p>0x244</text:p>
          </table:table-cell>
          <table:table-cell office:value-type="string" calcext:value-type="string">
            <text:p>0x29f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2a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A Fado</text:p>
          </table:table-cell>
          <table:table-cell office:value-type="string" calcext:value-type="string">
            <text:p>0x25b</text:p>
          </table:table-cell>
          <table:table-cell office:value-type="string" calcext:value-type="string">
            <text:p>0x2b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2c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A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B Ismaire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2b8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2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C Hayden</text:p>
          </table:table-cell>
          <table:table-cell office:value-type="string" calcext:value-type="string">
            <text:p>0x25c</text:p>
          </table:table-cell>
          <table:table-cell office:value-type="string" calcext:value-type="string">
            <text:p>0x2b4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2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4" office:value-type="string" calcext:value-type="string">
            <text:p>NoRank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D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E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2F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0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1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4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5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6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7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8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9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A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B Lyon's Summon</text:p>
          </table:table-cell>
          <table:table-cell office:value-type="string" calcext:value-type="string">
            <text:p>0x2f1</text:p>
          </table:table-cell>
          <table:table-cell office:value-type="string" calcext:value-type="string">
            <text:p>0x33d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C &lt;Summon&gt;</text:p>
          </table:table-cell>
          <table:table-cell office:value-type="string" calcext:value-type="string">
            <text:p>0x26d</text:p>
          </table:table-cell>
          <table:table-cell office:value-type="string" calcext:value-type="string">
            <text:p>0x32e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D &lt;'Summonern'&gt;</text:p>
          </table:table-cell>
          <table:table-cell office:value-type="string" calcext:value-type="string">
            <text:p>0x26c</text:p>
          </table:table-cell>
          <table:table-cell office:value-type="string" calcext:value-type="string">
            <text:p>0x32e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E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E Knoll's Summon</text:p>
          </table:table-cell>
          <table:table-cell office:value-type="string" calcext:value-type="string">
            <text:p>0x2f1</text:p>
          </table:table-cell>
          <table:table-cell office:value-type="string" calcext:value-type="string">
            <text:p>0x33d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3F Ewan's Summon</text:p>
          </table:table-cell>
          <table:table-cell office:value-type="string" calcext:value-type="string">
            <text:p>0x2f1</text:p>
          </table:table-cell>
          <table:table-cell office:value-type="string" calcext:value-type="string">
            <text:p>0x33d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1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0 Lyon (Ch 17)</text:p>
          </table:table-cell>
          <table:table-cell office:value-type="string" calcext:value-type="string">
            <text:p>0x234</text:p>
          </table:table-cell>
          <table:table-cell office:value-type="string" calcext:value-type="string">
            <text:p>0x28f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1 Morva (Ch 20)</text:p>
          </table:table-cell>
          <table:table-cell office:value-type="string" calcext:value-type="string">
            <text:p>0x235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2 Orson (Ch 5x)</text:p>
          </table:table-cell>
          <table:table-cell office:value-type="string" calcext:value-type="string">
            <text:p>0x236</text:p>
          </table:table-cell>
          <table:table-cell office:value-type="string" calcext:value-type="string">
            <text:p>0x29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3 Valter (Ch 15)</text:p>
          </table:table-cell>
          <table:table-cell office:value-type="string" calcext:value-type="string">
            <text:p>0x237</text:p>
          </table:table-cell>
          <table:table-cell office:value-type="string" calcext:value-type="string">
            <text:p>0x29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4 Selena (Ch 10B &amp; 13B)</text:p>
          </table:table-cell>
          <table:table-cell office:value-type="string" calcext:value-type="string">
            <text:p>0x238</text:p>
          </table:table-cell>
          <table:table-cell office:value-type="string" calcext:value-type="string">
            <text:p>0x29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ARank</text:p>
          </table:table-cell>
          <table:table-cell table:number-columns-repeated="2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|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5 Valter (Prologue)</text:p>
          </table:table-cell>
          <table:table-cell office:value-type="string" calcext:value-type="string">
            <text:p>0x237</text:p>
          </table:table-cell>
          <table:table-cell office:value-type="string" calcext:value-type="string">
            <text:p>0x29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6 Breguet (Ch 1)</text:p>
          </table:table-cell>
          <table:table-cell office:value-type="string" calcext:value-type="string">
            <text:p>0x239</text:p>
          </table:table-cell>
          <table:table-cell office:value-type="string" calcext:value-type="string">
            <text:p>0x294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7 Bone (Ch 2)</text:p>
          </table:table-cell>
          <table:table-cell office:value-type="string" calcext:value-type="string">
            <text:p>0x23a</text:p>
          </table:table-cell>
          <table:table-cell office:value-type="string" calcext:value-type="string">
            <text:p>0x295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8 Bazba (Ch 3)</text:p>
          </table:table-cell>
          <table:table-cell office:value-type="string" calcext:value-type="string">
            <text:p>0x23b</text:p>
          </table:table-cell>
          <table:table-cell office:value-type="string" calcext:value-type="string">
            <text:p>0x296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9 Entombed (Ch 4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A Saar (Ch 5)</text:p>
          </table:table-cell>
          <table:table-cell office:value-type="string" calcext:value-type="string">
            <text:p>0x23c</text:p>
          </table:table-cell>
          <table:table-cell office:value-type="string" calcext:value-type="string">
            <text:p>0x297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B Novala (Ch 6)</text:p>
          </table:table-cell>
          <table:table-cell office:value-type="string" calcext:value-type="string">
            <text:p>0x23d</text:p>
          </table:table-cell>
          <table:table-cell office:value-type="string" calcext:value-type="string">
            <text:p>0x298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C Murray (Ch 7)</text:p>
          </table:table-cell>
          <table:table-cell office:value-type="string" calcext:value-type="string">
            <text:p>0x23e</text:p>
          </table:table-cell>
          <table:table-cell office:value-type="string" calcext:value-type="string">
            <text:p>0x299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B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D Tirado (Ch 8)</text:p>
          </table:table-cell>
          <table:table-cell office:value-type="string" calcext:value-type="string">
            <text:p>0x23f</text:p>
          </table:table-cell>
          <table:table-cell office:value-type="string" calcext:value-type="string">
            <text:p>0x29a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B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E Binks (Ch 9A)</text:p>
          </table:table-cell>
          <table:table-cell office:value-type="string" calcext:value-type="string">
            <text:p>0x240</text:p>
          </table:table-cell>
          <table:table-cell office:value-type="string" calcext:value-type="string">
            <text:p>0x29b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CRank</text:p>
          </table:table-cell>
          <table:table-cell table:number-columns-repeated="4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4F Pablo (Ch 10A)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29c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0 Maelduin (Ch 12A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1 Aias (Ch 13A)</text:p>
          </table:table-cell>
          <table:table-cell office:value-type="string" calcext:value-type="string">
            <text:p>0x242</text:p>
          </table:table-cell>
          <table:table-cell office:value-type="string" calcext:value-type="string">
            <text:p>0x29d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nk</text:p>
          </table:table-cell>
          <table:table-cell table:number-columns-repeated="2" office:value-type="string" calcext:value-type="string">
            <text:p>B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2 Carlyle (Ch 14A)</text:p>
          </table:table-cell>
          <table:table-cell office:value-type="string" calcext:value-type="string">
            <text:p>0x243</text:p>
          </table:table-cell>
          <table:table-cell office:value-type="string" calcext:value-type="string">
            <text:p>0x29e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3 Caellach (Ch 15)</text:p>
          </table:table-cell>
          <table:table-cell office:value-type="string" calcext:value-type="string">
            <text:p>0x244</text:p>
          </table:table-cell>
          <table:table-cell office:value-type="string" calcext:value-type="string">
            <text:p>0x29f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4 Pablo (Ch 13A)</text:p>
          </table:table-cell>
          <table:table-cell office:value-type="string" calcext:value-type="string">
            <text:p>0x241</text:p>
          </table:table-cell>
          <table:table-cell office:value-type="string" calcext:value-type="string">
            <text:p>0x29c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CRank</text:p>
          </table:table-cell>
          <table:table-cell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5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6 Gorgon (Ch 18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7 Riev (Ch 19 &amp; 20)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2a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NoRank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8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9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A Gheb (Ch 9B)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2a1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DRank</text:p>
          </table:table-cell>
          <table:table-cell table:number-columns-repeated="4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B Beran (Ch 10B)</text:p>
          </table:table-cell>
          <table:table-cell office:value-type="string" calcext:value-type="string">
            <text:p>0x248</text:p>
          </table:table-cell>
          <table:table-cell office:value-type="string" calcext:value-type="string">
            <text:p>0x2a2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4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C Cyclops (Ch 12B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D Wight (Ch 11A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E Deathgoyle (Ch 11B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5F Entombed (Monster Boss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0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1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4 Hunter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2ac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5 Bandit (Carcino?)</text:p>
          </table:table-cell>
          <table:table-cell office:value-type="string" calcext:value-type="string">
            <text:p>0x24f</text:p>
          </table:table-cell>
          <table:table-cell office:value-type="string" calcext:value-type="string">
            <text:p>0x2ad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6 Brigand</text:p>
          </table:table-cell>
          <table:table-cell office:value-type="string" calcext:value-type="string">
            <text:p>0x24f</text:p>
          </table:table-cell>
          <table:table-cell office:value-type="string" calcext:value-type="string">
            <text:p>0x2ad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Thunder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7 Bandit (Unused?)</text:p>
          </table:table-cell>
          <table:table-cell office:value-type="string" calcext:value-type="string">
            <text:p>0x24f</text:p>
          </table:table-cell>
          <table:table-cell office:value-type="string" calcext:value-type="string">
            <text:p>0x2ad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8 O'Neill (Prologue)</text:p>
          </table:table-cell>
          <table:table-cell office:value-type="string" calcext:value-type="string">
            <text:p>0x249</text:p>
          </table:table-cell>
          <table:table-cell office:value-type="string" calcext:value-type="string">
            <text:p>0x2a3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C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9 Glen (Cutscene)</text:p>
          </table:table-cell>
          <table:table-cell office:value-type="string" calcext:value-type="string">
            <text:p>0x24a</text:p>
          </table:table-cell>
          <table:table-cell office:value-type="string" calcext:value-type="string">
            <text:p>0x2a4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k</text:p>
          </table:table-cell>
          <table:table-cell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A Zonta (Ch 5x)</text:p>
          </table:table-cell>
          <table:table-cell office:value-type="string" calcext:value-type="string">
            <text:p>0x24b</text:p>
          </table:table-cell>
          <table:table-cell office:value-type="string" calcext:value-type="string">
            <text:p>0x2a5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B Vigarde (Ch 14B)</text:p>
          </table:table-cell>
          <table:table-cell office:value-type="string" calcext:value-type="string">
            <text:p>0x24c</text:p>
          </table:table-cell>
          <table:table-cell office:value-type="string" calcext:value-type="string">
            <text:p>0x2a6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nk</text:p>
          </table:table-cell>
          <table:table-cell office:value-type="string" calcext:value-type="string">
            <text:p>SRank</text:p>
          </table:table-cell>
          <table:table-cell office:value-type="string" calcext:value-type="string">
            <text:p>ARank</text:p>
          </table:table-cell>
          <table:table-cell table:number-columns-repeated="5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C Lyon (Ch Final)</text:p>
          </table:table-cell>
          <table:table-cell office:value-type="string" calcext:value-type="string">
            <text:p>0x234</text:p>
          </table:table-cell>
          <table:table-cell office:value-type="string" calcext:value-type="string">
            <text:p>0x2a7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IceAffinity</text:p>
          </table:table-cell>
          <table:table-cell office:value-type="string" calcext:value-type="string">
            <text:p>0x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Rank</text:p>
          </table:table-cell>
          <table:table-cell office:value-type="string" calcext:value-type="string">
            <text:p>ARank</text:p>
          </table:table-cell>
          <table:table-cell table:number-columns-repeated="2" office:value-type="string" calcext:value-type="string">
            <text:p>NoRank</text:p>
          </table:table-cell>
          <table:table-cell office:value-type="string" calcext:value-type="string">
            <text:p>S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D Orson (Ch 16)</text:p>
          </table:table-cell>
          <table:table-cell office:value-type="string" calcext:value-type="string">
            <text:p>0x236</text:p>
          </table:table-cell>
          <table:table-cell office:value-type="string" calcext:value-type="string">
            <text:p>0x2a8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E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6F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0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1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4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5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6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7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8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9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A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B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C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D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E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7F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0 Grado Soldier (Main)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1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2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3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4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5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6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7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8 -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9 Grado (Duessel's)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A Grado (Duessel's)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B Grado (Duessel's)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C Grado</text:p>
          </table:table-cell>
          <table:table-cell office:value-type="string" calcext:value-type="string">
            <text:p>0x24d</text:p>
          </table:table-cell>
          <table:table-cell office:value-type="string" calcext:value-type="string">
            <text:p>0x2a9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D Grado Remnant (Main)</text:p>
          </table:table-cell>
          <table:table-cell office:value-type="string" calcext:value-type="string">
            <text:p>0x24e</text:p>
          </table:table-cell>
          <table:table-cell office:value-type="string" calcext:value-type="string">
            <text:p>0x2aa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E Cutthroat</text:p>
          </table:table-cell>
          <table:table-cell office:value-type="string" calcext:value-type="string">
            <text:p>0x254</text:p>
          </table:table-cell>
          <table:table-cell office:value-type="string" calcext:value-type="string">
            <text:p>0x2ae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8F Grado Remnant (Cutscene/C16)</text:p>
          </table:table-cell>
          <table:table-cell office:value-type="string" calcext:value-type="string">
            <text:p>0x24e</text:p>
          </table:table-cell>
          <table:table-cell office:value-type="string" calcext:value-type="string">
            <text:p>0x2aa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0 Grado Remnant (C16)</text:p>
          </table:table-cell>
          <table:table-cell office:value-type="string" calcext:value-type="string">
            <text:p>0x24e</text:p>
          </table:table-cell>
          <table:table-cell office:value-type="string" calcext:value-type="string">
            <text:p>0x2aa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1 Grado Remnant (C16)</text:p>
          </table:table-cell>
          <table:table-cell office:value-type="string" calcext:value-type="string">
            <text:p>0x24e</text:p>
          </table:table-cell>
          <table:table-cell office:value-type="string" calcext:value-type="string">
            <text:p>0x2aa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2 Wraith (Sage)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3 Wraith (Swords)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4 Wraith (Axes)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5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6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7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8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9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A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B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C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D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E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9F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0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1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4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5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6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7 Mercenary (Ch 9A)</text:p>
          </table:table-cell>
          <table:table-cell office:value-type="string" calcext:value-type="string">
            <text:p>0x253</text:p>
          </table:table-cell>
          <table:table-cell office:value-type="string" calcext:value-type="string">
            <text:p>0x2ab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8 Mercenary (Ch 10A)</text:p>
          </table:table-cell>
          <table:table-cell office:value-type="string" calcext:value-type="string">
            <text:p>0x251</text:p>
          </table:table-cell>
          <table:table-cell office:value-type="string" calcext:value-type="string">
            <text:p>0x2af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9 Remnant/Merc (Ch 13A)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0x2b0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A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B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C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D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E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AF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0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1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2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3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4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5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6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7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8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9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A Monster (Gorgon Egg?)</text:p>
          </table:table-cell>
          <table:table-cell office:value-type="string" calcext:value-type="string">
            <text:p>0x256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B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C Monster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D Monster (Dracozombie?)</text:p>
          </table:table-cell>
          <table:table-cell office:value-type="string" calcext:value-type="string">
            <text:p>0x255</text:p>
          </table:table-cell>
          <table:table-cell office:value-type="string" calcext:value-type="string">
            <text:p>0x2b1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E Demon King</text:p>
          </table:table-cell>
          <table:table-cell office:value-type="string" calcext:value-type="string">
            <text:p>0x25a</text:p>
          </table:table-cell>
          <table:table-cell office:value-type="string" calcext:value-type="string">
            <text:p>0x2b2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Boss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BF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0 Frelian</text:p>
          </table:table-cell>
          <table:table-cell office:value-type="string" calcext:value-type="string">
            <text:p>0x262</text:p>
          </table:table-cell>
          <table:table-cell office:value-type="string" calcext:value-type="string">
            <text:p>0x2ba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1 Frelian</text:p>
          </table:table-cell>
          <table:table-cell office:value-type="string" calcext:value-type="string">
            <text:p>0x262</text:p>
          </table:table-cell>
          <table:table-cell office:value-type="string" calcext:value-type="string">
            <text:p>0x2ba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4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5 Fado (Renais)</text:p>
          </table:table-cell>
          <table:table-cell office:value-type="string" calcext:value-type="string">
            <text:p>0x25b</text:p>
          </table:table-cell>
          <table:table-cell office:value-type="string" calcext:value-type="string">
            <text:p>0x2b3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FireAffinity</text:p>
          </table:table-cell>
          <table:table-cell office:value-type="string" calcext:value-type="string">
            <text:p>0x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6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7 Hayden (Frelia)</text:p>
          </table:table-cell>
          <table:table-cell office:value-type="string" calcext:value-type="string">
            <text:p>0x25c</text:p>
          </table:table-cell>
          <table:table-cell office:value-type="string" calcext:value-type="string">
            <text:p>0x2b4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8 Mansel (Rausten)</text:p>
          </table:table-cell>
          <table:table-cell office:value-type="string" calcext:value-type="string">
            <text:p>0x25e</text:p>
          </table:table-cell>
          <table:table-cell office:value-type="string" calcext:value-type="string">
            <text:p>0x2b5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LightAffinity</text:p>
          </table:table-cell>
          <table:table-cell office:value-type="string" calcext:value-type="string">
            <text:p>0x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9 Klimt (Carcino)</text:p>
          </table:table-cell>
          <table:table-cell office:value-type="string" calcext:value-type="string">
            <text:p>0x25d</text:p>
          </table:table-cell>
          <table:table-cell office:value-type="string" calcext:value-type="string">
            <text:p>0x2b6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ima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A Dara (Caer Pelyn)</text:p>
          </table:table-cell>
          <table:table-cell office:value-type="string" calcext:value-type="string">
            <text:p>0x25f</text:p>
          </table:table-cell>
          <table:table-cell office:value-type="string" calcext:value-type="string">
            <text:p>0x2b7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Dark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B Ismaire (Jehanna)</text:p>
          </table:table-cell>
          <table:table-cell office:value-type="string" calcext:value-type="string">
            <text:p>0x260</text:p>
          </table:table-cell>
          <table:table-cell office:value-type="string" calcext:value-type="string">
            <text:p>0x2b8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nk</text:p>
          </table:table-cell>
          <table:table-cell table:number-columns-repeated="7" office:value-type="string" calcext:value-type="string">
            <text:p>NoRank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C Pegasus Messenger</text:p>
          </table:table-cell>
          <table:table-cell office:value-type="string" calcext:value-type="string">
            <text:p>0x261</text:p>
          </table:table-cell>
          <table:table-cell office:value-type="string" calcext:value-type="string">
            <text:p>0x2b9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Wind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nk</text:p>
          </table:table-cell>
          <table:table-cell office:value-type="string" calcext:value-type="string">
            <text:p>DRank</text:p>
          </table:table-cell>
          <table:table-cell table:number-columns-repeated="6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D Rausten Knight</text:p>
          </table:table-cell>
          <table:table-cell office:value-type="string" calcext:value-type="string">
            <text:p>0x263</text:p>
          </table:table-cell>
          <table:table-cell office:value-type="string" calcext:value-type="string">
            <text:p>0x2b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E Rausten Knight</text:p>
          </table:table-cell>
          <table:table-cell office:value-type="string" calcext:value-type="string">
            <text:p>0x263</text:p>
          </table:table-cell>
          <table:table-cell office:value-type="string" calcext:value-type="string">
            <text:p>0x2bb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CF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0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1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4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5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6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7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8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9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A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B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C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D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E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DF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0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1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4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5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6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7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8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9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A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B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C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D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E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EF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0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1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2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3 -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4 River Folk Child (F)</text:p>
          </table:table-cell>
          <table:table-cell office:value-type="string" calcext:value-type="string">
            <text:p>0x266</text:p>
          </table:table-cell>
          <table:table-cell office:value-type="string" calcext:value-type="string">
            <text:p>0x2bd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5 River Folk (F)</text:p>
          </table:table-cell>
          <table:table-cell office:value-type="string" calcext:value-type="string">
            <text:p>0x266</text:p>
          </table:table-cell>
          <table:table-cell office:value-type="string" calcext:value-type="string">
            <text:p>0x2bd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6 River Folk (M)</text:p>
          </table:table-cell>
          <table:table-cell office:value-type="string" calcext:value-type="string">
            <text:p>0x266</text:p>
          </table:table-cell>
          <table:table-cell office:value-type="string" calcext:value-type="string">
            <text:p>0x2bd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7 River Folk (F)</text:p>
          </table:table-cell>
          <table:table-cell office:value-type="string" calcext:value-type="string">
            <text:p>0x266</text:p>
          </table:table-cell>
          <table:table-cell office:value-type="string" calcext:value-type="string">
            <text:p>0x2bd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8 River Folk Child</text:p>
          </table:table-cell>
          <table:table-cell office:value-type="string" calcext:value-type="string">
            <text:p>0x266</text:p>
          </table:table-cell>
          <table:table-cell office:value-type="string" calcext:value-type="string">
            <text:p>0x2bd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9 Renais Citizen 1 (Child)</text:p>
          </table:table-cell>
          <table:table-cell office:value-type="string" calcext:value-type="string">
            <text:p>0x265</text:p>
          </table:table-cell>
          <table:table-cell office:value-type="string" calcext:value-type="string">
            <text:p>0x2bc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A Renais Citizen 2</text:p>
          </table:table-cell>
          <table:table-cell office:value-type="string" calcext:value-type="string">
            <text:p>0x265</text:p>
          </table:table-cell>
          <table:table-cell office:value-type="string" calcext:value-type="string">
            <text:p>0x2bc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B Renais Citizen 3</text:p>
          </table:table-cell>
          <table:table-cell office:value-type="string" calcext:value-type="string">
            <text:p>0x265</text:p>
          </table:table-cell>
          <table:table-cell office:value-type="string" calcext:value-type="string">
            <text:p>0x2bc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0x0</text:p>
          </table:table-cell>
          <table:table-cell office:value-type="string" calcext:value-type="string">
            <text:p>IsFemale</text:p>
          </table:table-cell>
          <table:table-cell table:number-columns-repeated="5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C Old 'Citizen'</text:p>
          </table:table-cell>
          <table:table-cell office:value-type="string" calcext:value-type="string">
            <text:p>0x26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number-columns-repeated="3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D Enemy (Arena)</text:p>
          </table:table-cell>
          <table:table-cell office:value-type="string" calcext:value-type="string">
            <text:p>0x26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E Wall</text:p>
          </table:table-cell>
          <table:table-cell office:value-type="string" calcext:value-type="string">
            <text:p>0x26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  <table:table-row table:style-name="ro1">
          <table:table-cell office:value-type="string" calcext:value-type="string">
            <text:p>0xFF Snag</text:p>
          </table:table-cell>
          <table:table-cell office:value-type="string" calcext:value-type="string">
            <text:p>0x26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NoAffinity</text:p>
          </table:table-cell>
          <table:table-cell office:value-type="string" calcext:value-type="string">
            <text:p>0x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string" calcext:value-type="string">
            <text:p>NoR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 office:value-type="string" calcext:value-type="string">
            <text:p>0x0</text:p>
          </table:table-cell>
        </table:table-row>
      </table:table>
      <table:table table:name="MagClass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office:value-type="string" calcext:value-type="string">
            <table:cell-range-source table:name="CSV_all" xlink:type="simple" xlink:href="../Tables/NightmareModules/CharactersClasses/MagClassEditor.csv" table:filter-name="Text - txt - csv (StarCalc)" table:filter-options="9/44,34,21,1,,0,false,false,true,false,false" table:last-column-spanned="5" table:last-row-spanned="257"/>
            <text:p>INLINE MagClassTable</text:p>
          </table:table-cell>
          <table:table-cell office:value-type="string" calcext:value-type="string">
            <text:p>Base Magic</text:p>
          </table:table-cell>
          <table:table-cell office:value-type="string" calcext:value-type="string">
            <text:p>Magic Growth</text:p>
          </table:table-cell>
          <table:table-cell office:value-type="string" calcext:value-type="string">
            <text:p>Magic Cap</text:p>
          </table:table-cell>
          <table:table-cell office:value-type="string" calcext:value-type="string">
            <text:p>Magic Promotion Bonu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rika Lord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Master Lor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rika Master Lor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val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ier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adi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adin (F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our Kn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our Knight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ke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nary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o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rmid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rmidon (F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ordmast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rdmaster (F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ssin (F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iper (F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ger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Ri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Rider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Lo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Lord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vern Knigh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vern Knight (F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(F)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e (F)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e Knight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e Knight (F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shop (F)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ma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an (F)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id (F)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oner (F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u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rgon Eg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Kn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Knight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ruit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neyman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pil (3)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ruit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ke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kete (F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neyman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pil (1)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ruit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Knigh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cer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cromancer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n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omb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walk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walker (Bow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ht (Bow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Ba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the Do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wyll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v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eld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gall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 Mogall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on Eg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goy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cozombi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 King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on Bal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on Iron Bal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on Killer Bal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 Bal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ler Bal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ian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ian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vilian (F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en Pri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tif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d Pe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Ba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neyman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pil (2)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hraim L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gChar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able:cell-range-source table:name="CSV_all" xlink:type="simple" xlink:href="../Tables/NightmareModules/CharactersClasses/MagCharEditor.csv" table:filter-name="Text - txt - csv (StarCalc)" table:filter-options="9/44,34,21,1,,0,false,false,true,false,false" table:last-column-spanned="3" table:last-row-spanned="257"/>
            <text:p>INLINE MagCharTable</text:p>
          </table:table-cell>
          <table:table-cell office:value-type="string" calcext:value-type="string">
            <text:p>Base Magic</text:p>
          </table:table-cell>
          <table:table-cell office:value-type="string" calcext:value-type="string">
            <text:p>Magic Growth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rik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lli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z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ulder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imi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c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n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te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rma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phrai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rd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eri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thy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s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leh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wan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'Arachel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ozl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nnac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uess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rrh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noll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yren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n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rs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l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t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ev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ella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d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ma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yde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keEirik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on's Summ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ll's Summ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wan's Summ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on (Ch 17)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rva (Ch 20)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rson (Ch 5x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ter (Ch 15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lena (Ch 10B +ACY- 13B)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ter (Prologue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guet (Ch 1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ne (Ch 2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ba (Ch 3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ntombed (Ch 4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ar (Ch 5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vala (Ch 6)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urray (Ch 7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rado (Ch 8)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inks (Ch 9A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blo (Ch 10A)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elduin (Ch 12A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ias (Ch 13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lyle (Ch 14A)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ellach (Ch 15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blo (Ch 13A)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on (Ch 18)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iev (Ch 19 +ACY- 20)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eb (Ch 9B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an (Ch 10B)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clops (Ch 12B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ght (Ch 11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athgoyle (Ch 11B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tombed (Monster Boss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er (Ch 16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+AC0-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 (Prologue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en (Cutscene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nta (Ch 5x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garde (Ch 14B)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yon (Ch Final)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rson (Ch 16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(Special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1 (Normal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10 (Duessel'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11 (Duessel'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12 (Duessel'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Soldier 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Remnant 1 (Mai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tthroa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Remnant 2 (Cutscene and C16 only?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Remnant 3 (C16 only?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o Remnant 4 (C16 only?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ith (Sage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ith (Sword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ith (Axe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nary (C9A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nary (C10A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 Remnant (C13A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 K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l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l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o (Renai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den (Frelia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sel (Rauste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mt (Carcino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a (Caer Pely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maire (Jehanna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gasus Messeng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usten Knigh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usten Knigh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Untested Beyond this point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</table:table>
      <table:table table:name="B" table:style-name="ta1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4" table:number-columns-repeated="6" table:default-cell-style-name="ce17"/>
        <table:table-column table:style-name="co10" table:default-cell-style-name="ce17"/>
        <table:table-column table:style-name="co3" table:default-cell-style-name="ce17"/>
        <table:table-column table:style-name="co4" table:number-columns-repeated="54" table:default-cell-style-name="ce17"/>
        <table:table-row table:style-name="ro1">
          <table:table-cell table:style-name="ce13" office:value-type="string" calcext:value-type="string">
            <text:p>Char</text:p>
          </table:table-cell>
          <table:table-cell table:style-name="ce13" office:value-type="string" calcext:value-type="string">
            <text:p>Item</text:p>
          </table:table-cell>
          <table:table-cell table:style-name="ce19" office:value-type="string" calcext:value-type="string">
            <text:p>Mt</text:p>
          </table:table-cell>
          <table:table-cell table:number-columns-repeated="4"/>
          <table:table-cell table:style-name="ce19" office:value-type="string" calcext:value-type="string">
            <text:p>Mt</text:p>
          </table:table-cell>
          <table:table-cell table:style-name="ce13" office:value-type="string" calcext:value-type="string">
            <text:p>Char</text:p>
          </table:table-cell>
          <table:table-cell table:style-name="ce13" office:value-type="string" calcext:value-type="string">
            <text:p>Item</text:p>
          </table:table-cell>
          <table:table-cell table:number-columns-repeated="54"/>
        </table:table-row>
        <table:table-row table:style-name="ro1">
          <table:table-cell table:style-name="ce45" table:formula="of:=INDIRECT(COM.MICROSOFT.CONCAT(&quot;CharDefs.&quot;; &quot;C&quot;; MATCH([DmgCalc.$A$2]; [CharDefs.B1:.B255]; 0)))" office:value-type="float" office:value="2" calcext:value-type="float">
            <text:p>2</text:p>
          </table:table-cell>
          <table:table-cell table:style-name="ce45" table:formula="of:=INDIRECT(COM.MICROSOFT.CONCAT(&quot;ItemDefs.&quot;; &quot;C&quot;; MATCH([DmgCalc.$B$2]; [ItemDefs.B1:.B255]; 0)))" office:value-type="float" office:value="3" calcext:value-type="float">
            <text:p>3</text:p>
          </table:table-cell>
          <table:table-cell table:formula="of:=INDIRECT(COM.MICROSOFT.CONCAT(&quot;Items.&quot;; &quot;K&quot;; [.$B$2]+2))" office:value-type="float" office:value="8" calcext:value-type="float">
            <text:p>8</text:p>
          </table:table-cell>
          <table:table-cell table:number-columns-repeated="4"/>
          <table:table-cell table:formula="of:=INDIRECT(COM.MICROSOFT.CONCAT(&quot;Items.&quot;; &quot;K&quot;; [.$J$2]+2))" office:value-type="float" office:value="8" calcext:value-type="float">
            <text:p>8</text:p>
          </table:table-cell>
          <table:table-cell table:style-name="ce45" table:formula="of:=INDIRECT(COM.MICROSOFT.CONCAT(&quot;CharDefs.&quot;; &quot;C&quot;; MATCH([DmgCalc.$I$2]; [CharDefs.B1:.B255]; 0)))" office:value-type="float" office:value="104" calcext:value-type="float">
            <text:p>104</text:p>
          </table:table-cell>
          <table:table-cell table:style-name="ce45" table:formula="of:=INDIRECT(COM.MICROSOFT.CONCAT(&quot;ItemDefs.&quot;; &quot;C&quot;; MATCH([DmgCalc.$J$2]; [ItemDefs.B1:.B255]; 0)))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 table:style-name="ce13" office:value-type="string" calcext:value-type="string">
            <text:p>Class</text:p>
          </table:table-cell>
          <table:table-cell table:style-name="ce13" office:value-type="string" calcext:value-type="string">
            <text:p>Level</text:p>
          </table:table-cell>
          <table:table-cell table:style-name="ce19" office:value-type="string" calcext:value-type="string">
            <text:p>Hit</text:p>
          </table:table-cell>
          <table:table-cell table:style-name="ce18"/>
          <table:table-cell table:number-columns-repeated="3"/>
          <table:table-cell table:style-name="ce19" office:value-type="string" calcext:value-type="string">
            <text:p>Hit</text:p>
          </table:table-cell>
          <table:table-cell table:style-name="ce13" office:value-type="string" calcext:value-type="string">
            <text:p>Class</text:p>
          </table:table-cell>
          <table:table-cell table:style-name="ce13" office:value-type="string" calcext:value-type="string">
            <text:p>Level</text:p>
          </table:table-cell>
          <table:table-cell table:number-columns-repeated="54"/>
        </table:table-row>
        <table:table-row table:style-name="ro1">
          <table:table-cell table:style-name="ce14" table:formula="of:=INDIRECT(COM.MICROSOFT.CONCAT(&quot;ClassDefs.&quot;; &quot;C&quot;; MATCH([DmgCalc.$A$4]; [ClassDefs.B1:.B255]; 0)))" office:value-type="float" office:value="7" calcext:value-type="float">
            <text:p>7</text:p>
          </table:table-cell>
          <table:table-cell table:style-name="ce14" table:formula="of:=[DmgCalc.$B$4]" office:value-type="float" office:value="1" calcext:value-type="float">
            <text:p>1</text:p>
          </table:table-cell>
          <table:table-cell table:formula="of:=INDIRECT(COM.MICROSOFT.CONCAT(&quot;Items.&quot;; &quot;L&quot;; [.$B$2]+2))" office:value-type="float" office:value="75" calcext:value-type="float">
            <text:p>75</text:p>
          </table:table-cell>
          <table:table-cell table:number-columns-repeated="4"/>
          <table:table-cell table:formula="of:=INDIRECT(COM.MICROSOFT.CONCAT(&quot;Items.&quot;; &quot;L&quot;; [.$J$2]+2))" office:value-type="float" office:value="75" calcext:value-type="float">
            <text:p>75</text:p>
          </table:table-cell>
          <table:table-cell table:style-name="ce20" table:formula="of:=INDIRECT(COM.MICROSOFT.CONCAT(&quot;ClassDefs.&quot;; &quot;C&quot;; MATCH([DmgCalc.$I$4]; [ClassDefs.B1:.B255]; 0)))" office:value-type="float" office:value="63" calcext:value-type="float">
            <text:p>63</text:p>
          </table:table-cell>
          <table:table-cell table:style-name="ce20" table:formula="of:=[DmgCalc.$J$4]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13" office:value-type="string" calcext:value-type="string">
            <text:p>Unit Growths</text:p>
          </table:table-cell>
          <table:table-cell table:style-name="ce13" office:value-type="string" calcext:value-type="string">
            <text:p>Class Growths</text:p>
          </table:table-cell>
          <table:table-cell table:style-name="Default"/>
          <table:table-cell table:number-columns-repeated="4"/>
          <table:table-cell table:style-name="Default"/>
          <table:table-cell table:style-name="ce13" office:value-type="string" calcext:value-type="string">
            <text:p>Unit Growths</text:p>
          </table:table-cell>
          <table:table-cell table:style-name="ce13" office:value-type="string" calcext:value-type="string">
            <text:p>Class Growths</text:p>
          </table:table-cell>
          <table:table-cell table:number-columns-repeated="8"/>
          <table:table-cell table:formula="of:=MATCH([.$A$7]; [MtDefs.B1:.B255]; 0)" office:value-type="string" office:string-value="" calcext:value-type="error">
            <text:p>#N/A</text:p>
          </table:table-cell>
          <table:table-cell table:formula="of:=COM.MICROSOFT.CONCAT(&quot;MtDefs.&quot;; &quot;C&quot;; MATCH([.$A$7]; [MtDefs.B1:.B255]; 0))" office:value-type="string" office:string-value="" calcext:value-type="error">
            <text:p>#N/A</text:p>
          </table:table-cell>
          <table:table-cell table:formula="of:=INDIRECT(COM.MICROSOFT.CONCAT(&quot;MtDefs.&quot;; &quot;C&quot;; MATCH([.$A$7]; [MtDefs.B1:.B255]; 0))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style-name="ce15" table:formula="of:=[DmgCalc.$A$6]" office:value-type="float" office:value="1" calcext:value-type="float">
            <text:p>1</text:p>
          </table:table-cell>
          <table:table-cell table:style-name="ce15" table:formula="of:=[DmgCalc.$B$6]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/>
          <table:table-cell table:style-name="ce20" table:formula="of:=[DmgCalc.$I$6]" office:value-type="float" office:value="0" calcext:value-type="float">
            <text:p>0</text:p>
          </table:table-cell>
          <table:table-cell table:style-name="ce20" table:formula="of:=[DmgCalc.$J$6]" office:value-type="float" office:value="1" calcext:value-type="float">
            <text:p>1</text:p>
          </table:table-cell>
          <table:table-cell table:number-columns-repeated="10"/>
          <table:table-cell table:style-name="ce18" table:formula="of:=RIGHT(INDIRECT(COM.MICROSOFT.CONCAT(&quot;MtDefs.&quot;; &quot;C&quot;; MATCH([.$A$7]; [MtDefs.B1:.B255]; 0))); FIND(&quot;0x&quot;; INDIRECT(COM.MICROSOFT.CONCAT(&quot;MtDefs.&quot;; &quot;C&quot;; MATCH([.$A$7]; [MtDefs.B1:.B255]; 0))); 1))" office:value-type="string" office:string-value="" calcext:value-type="error">
            <text:p>#N/A</text:p>
          </table:table-cell>
          <table:table-cell table:number-columns-repeated="43"/>
        </table:table-row>
        <table:table-row table:style-name="ro1">
          <table:table-cell table:style-name="ce16" table:formula="of:=LEFT(INDIRECT(COM.MICROSOFT.CONCAT(&quot;Items.&quot;; &quot;N&quot;; [.$B$2]+2)); IFERROR(FIND(&quot;-&quot;;INDIRECT(COM.MICROSOFT.CONCAT(&quot;Items.&quot;; &quot;N&quot;; [.$B$2]+2))); 10000) - 1)" office:value-type="string" office:string-value="0" calcext:value-type="string">
            <text:p>0</text:p>
          </table:table-cell>
          <table:table-cell table:style-name="ce18" table:formula="of:=MID(INDIRECT(COM.MICROSOFT.CONCAT(&quot;Items.&quot;; &quot;N&quot;; [.$B$2]+2)); FIND(&quot;-&quot;;INDIRECT(COM.MICROSOFT.CONCAT(&quot;Items.&quot;; &quot;N&quot;; [.$B$2]+2)));1000)" office:value-type="string" office:string-value="" calcext:value-type="error">
            <text:p>#VALUE!</text:p>
          </table:table-cell>
          <table:table-cell table:style-name="ce19" office:value-type="string" calcext:value-type="string">
            <text:p>Crit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>
            <text:p>Crit</text:p>
          </table:table-cell>
          <table:table-cell table:style-name="ce16" table:formula="of:=LEFT(INDIRECT(COM.MICROSOFT.CONCAT(&quot;Items.&quot;; &quot;N&quot;; [.$J$2]+2)); IFERROR(FIND(&quot;-&quot;;INDIRECT(COM.MICROSOFT.CONCAT(&quot;Items.&quot;; &quot;N&quot;; [.$J$2]+2))); 10000) - 1)" office:value-type="string" office:string-value="0" calcext:value-type="string">
            <text:p>0</text:p>
          </table:table-cell>
          <table:table-cell table:style-name="ce18" table:formula="of:=MID(INDIRECT(COM.MICROSOFT.CONCAT(&quot;Items.&quot;; &quot;N&quot;; [.$J$2]+2)); FIND(&quot;-&quot;;INDIRECT(COM.MICROSOFT.CONCAT(&quot;Items.&quot;; &quot;N&quot;; [.$J$2]+2)));1000)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table:style-name="Default"/>
          <table:table-cell table:formula="of:=MID(INDIRECT(COM.MICROSOFT.CONCAT(&quot;Items.&quot;; &quot;N&quot;; [.$B$2]+2)); FIND(&quot;+&quot;;INDIRECT(COM.MICROSOFT.CONCAT(&quot;Items.&quot;; &quot;N&quot;; [.$B$2]+2)));1000)" office:value-type="string" office:string-value="" calcext:value-type="error">
            <text:p>#VALUE!</text:p>
          </table:table-cell>
          <table:table-cell table:formula="of:=INDIRECT(COM.MICROSOFT.CONCAT(&quot;Items.&quot;; &quot;N&quot;; [.$B$2]+2)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formula="of:=INDIRECT(COM.MICROSOFT.CONCAT(&quot;Items.&quot;; &quot;N&quot;; [.$J$2]+2))" office:value-type="float" office:value="0" calcext:value-type="float">
            <text:p>0</text:p>
          </table:table-cell>
          <table:table-cell table:style-name="Default"/>
          <table:table-cell table:formula="of:=MID(INDIRECT(COM.MICROSOFT.CONCAT(&quot;Items.&quot;; &quot;N&quot;; [.$J$2]+2)); FIND(&quot;+&quot;;INDIRECT(COM.MICROSOFT.CONCAT(&quot;Items.&quot;; &quot;N&quot;; [.$J$2]+2)));1000)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table:style-name="Default"/>
          <table:table-cell/>
          <table:table-cell table:style-name="ce52" office:value-type="string" calcext:value-type="string">
            <text:p>Spd Reduct</text:p>
          </table:table-cell>
          <table:table-cell table:number-columns-repeated="4"/>
          <table:table-cell table:style-name="ce52" office:value-type="string" calcext:value-type="string">
            <text:p>Spd Reduct</text:p>
          </table:table-cell>
          <table:table-cell table:number-columns-repeated="56"/>
        </table:table-row>
        <table:table-row table:style-name="ro1">
          <table:table-cell table:number-columns-repeated="2"/>
          <table:table-cell table:formula="of:=MAX(INDIRECT(COM.MICROSOFT.CONCAT(&quot;Items.&quot;; &quot;M&quot;; [.$B$2]+2))-(INDIRECT(COM.MICROSOFT.CONCAT(&quot;Chars.&quot;; &quot;R&quot;; [.$A$2]+1))+INDIRECT(COM.MICROSOFT.CONCAT(&quot;Classes.&quot;; &quot;P&quot;; [.$A$4]+2)));0)" office:value-type="float" office:value="0" calcext:value-type="float">
            <text:p>0</text:p>
          </table:table-cell>
          <table:table-cell table:number-columns-repeated="4"/>
          <table:table-cell table:formula="of:=MAX(INDIRECT(COM.MICROSOFT.CONCAT(&quot;Items.&quot;; &quot;M&quot;; [.$J$2]+2))-(INDIRECT(COM.MICROSOFT.CONCAT(&quot;Chars.&quot;; &quot;R&quot;; [.$I$2]+1))+INDIRECT(COM.MICROSOFT.CONCAT(&quot;Classes.&quot;; &quot;P&quot;; [.$I$4]+2)));0)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Characters" table:target-range-address="CharDefs.B1:CharDefs.B255" table:on-update-keep-styles="true" table:on-update-keep-size="false" table:orientation="column"/>
        <table:database-range table:name="Classes" table:target-range-address="ClassDefs.B1:ClassDefs.B255" table:on-update-keep-styles="true" table:on-update-keep-size="false" table:orientation="column"/>
        <table:database-range table:name="Items" table:target-range-address="ItemDefs.B1:ItemDefs.B255" table:on-update-keep-styles="true" table:on-update-keep-size="false" table:orientation="column"/>
        <table:database-range table:name="Mt" table:target-range-address="MtDefs.B1:MtDefs.C300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00-00-00</text:date>, <text:time style:data-style-name="N2" text:time-value="15:40:43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1-10-21T16:07:58.048000000</dc:date>
    <meta:editing-duration>P1DT2H30M2S</meta:editing-duration>
    <meta:editing-cycles>104</meta:editing-cycles>
    <meta:document-statistic meta:table-count="11" meta:cell-count="29603" meta:object-count="0"/>
  </office:meta>
</office:document-meta>
</file>